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64623" calcext:value-type="float">
            <text:p>-0,964623</text:p>
          </table:table-cell>
          <table:table-cell office:value-type="float" office:value="-0.151942" calcext:value-type="float">
            <text:p>-0,151942</text:p>
          </table:table-cell>
          <table:table-cell office:value-type="float" office:value="-0.053498" calcext:value-type="float">
            <text:p>-0,053498</text:p>
          </table:table-cell>
          <table:table-cell office:value-type="float" office:value="-0.02187" calcext:value-type="float">
            <text:p>-0,02187</text:p>
          </table:table-cell>
          <table:table-cell office:value-type="float" office:value="-0.004558" calcext:value-type="float">
            <text:p>-0,004558</text:p>
          </table:table-cell>
          <table:table-cell office:value-type="float" office:value="0.012296" calcext:value-type="float">
            <text:p>0,012296</text:p>
          </table:table-cell>
          <table:table-cell office:value-type="float" office:value="0.04959" calcext:value-type="float">
            <text:p>0,04959</text:p>
          </table:table-cell>
          <table:table-cell office:value-type="float" office:value="0.157379" calcext:value-type="float">
            <text:p>0,157379</text:p>
          </table:table-cell>
          <table:table-cell office:value-type="float" office:value="0.277267" calcext:value-type="float">
            <text:p>0,277267</text:p>
          </table:table-cell>
          <table:table-cell office:value-type="float" office:value="-0.297723" calcext:value-type="float">
            <text:p>-0,2977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651185" calcext:value-type="float">
            <text:p>-0,651185</text:p>
          </table:table-cell>
          <table:table-cell office:value-type="float" office:value="-0.124587" calcext:value-type="float">
            <text:p>-0,124587</text:p>
          </table:table-cell>
          <table:table-cell office:value-type="float" office:value="-0.061363" calcext:value-type="float">
            <text:p>-0,061363</text:p>
          </table:table-cell>
          <table:table-cell office:value-type="float" office:value="-0.031132" calcext:value-type="float">
            <text:p>-0,031132</text:p>
          </table:table-cell>
          <table:table-cell office:value-type="float" office:value="-0.013828" calcext:value-type="float">
            <text:p>-0,013828</text:p>
          </table:table-cell>
          <table:table-cell office:value-type="float" office:value="0.000841" calcext:value-type="float">
            <text:p>0,000841</text:p>
          </table:table-cell>
          <table:table-cell office:value-type="float" office:value="0.016521" calcext:value-type="float">
            <text:p>0,016521</text:p>
          </table:table-cell>
          <table:table-cell office:value-type="float" office:value="0.041763" calcext:value-type="float">
            <text:p>0,041763</text:p>
          </table:table-cell>
          <table:table-cell office:value-type="float" office:value="0.081406" calcext:value-type="float">
            <text:p>0,081406</text:p>
          </table:table-cell>
          <table:table-cell office:value-type="float" office:value="0.172652" calcext:value-type="float">
            <text:p>0,172652</text:p>
          </table:table-cell>
          <table:table-cell office:value-type="float" office:value="0.277267" calcext:value-type="float">
            <text:p>0,277267</text:p>
          </table:table-cell>
          <table:table-cell office:value-type="float" office:value="-0.056891" calcext:value-type="float">
            <text:p>-0,0568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10684" calcext:value-type="float">
            <text:p>-0,210684</text:p>
          </table:table-cell>
          <table:table-cell office:value-type="float" office:value="-0.049827" calcext:value-type="float">
            <text:p>-0,049827</text:p>
          </table:table-cell>
          <table:table-cell office:value-type="float" office:value="-0.030151" calcext:value-type="float">
            <text:p>-0,030151</text:p>
          </table:table-cell>
          <table:table-cell office:value-type="float" office:value="-0.013247" calcext:value-type="float">
            <text:p>-0,013247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18379" calcext:value-type="float">
            <text:p>0,018379</text:p>
          </table:table-cell>
          <table:table-cell office:value-type="float" office:value="0.043934" calcext:value-type="float">
            <text:p>0,043934</text:p>
          </table:table-cell>
          <table:table-cell office:value-type="float" office:value="0.086953" calcext:value-type="float">
            <text:p>0,086953</text:p>
          </table:table-cell>
          <table:table-cell office:value-type="float" office:value="0.197123" calcext:value-type="float">
            <text:p>0,197123</text:p>
          </table:table-cell>
          <table:table-cell office:value-type="float" office:value="0.300243" calcext:value-type="float">
            <text:p>0,300243</text:p>
          </table:table-cell>
          <table:table-cell office:value-type="float" office:value="-0.095534" calcext:value-type="float">
            <text:p>-0,0955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4279" calcext:value-type="float">
            <text:p>-0,14279</text:p>
          </table:table-cell>
          <table:table-cell office:value-type="float" office:value="-0.043911" calcext:value-type="float">
            <text:p>-0,043911</text:p>
          </table:table-cell>
          <table:table-cell office:value-type="float" office:value="-0.021823" calcext:value-type="float">
            <text:p>-0,021823</text:p>
          </table:table-cell>
          <table:table-cell office:value-type="float" office:value="-0.004303" calcext:value-type="float">
            <text:p>-0,004303</text:p>
          </table:table-cell>
          <table:table-cell office:value-type="float" office:value="0.008149" calcext:value-type="float">
            <text:p>0,008149</text:p>
          </table:table-cell>
          <table:table-cell office:value-type="float" office:value="0.029468" calcext:value-type="float">
            <text:p>0,029468</text:p>
          </table:table-cell>
          <table:table-cell office:value-type="float" office:value="0.060009" calcext:value-type="float">
            <text:p>0,060009</text:p>
          </table:table-cell>
          <table:table-cell office:value-type="float" office:value="0.107312" calcext:value-type="float">
            <text:p>0,107312</text:p>
          </table:table-cell>
          <table:table-cell office:value-type="float" office:value="0.22002" calcext:value-type="float">
            <text:p>0,22002</text:p>
          </table:table-cell>
          <table:table-cell office:value-type="float" office:value="0.323341" calcext:value-type="float">
            <text:p>0,323341</text:p>
          </table:table-cell>
          <table:table-cell office:value-type="float" office:value="-0.078787" calcext:value-type="float">
            <text:p>-0,0787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634555" calcext:value-type="float">
            <text:p>-0,634555</text:p>
          </table:table-cell>
          <table:table-cell office:value-type="float" office:value="-0.086469" calcext:value-type="float">
            <text:p>-0,086469</text:p>
          </table:table-cell>
          <table:table-cell office:value-type="float" office:value="-0.030502" calcext:value-type="float">
            <text:p>-0,030502</text:p>
          </table:table-cell>
          <table:table-cell office:value-type="float" office:value="-0.012322" calcext:value-type="float">
            <text:p>-0,012322</text:p>
          </table:table-cell>
          <table:table-cell office:value-type="float" office:value="-0.000557" calcext:value-type="float">
            <text:p>-0,000557</text:p>
          </table:table-cell>
          <table:table-cell office:value-type="float" office:value="0.013825" calcext:value-type="float">
            <text:p>0,013825</text:p>
          </table:table-cell>
          <table:table-cell office:value-type="float" office:value="0.036272" calcext:value-type="float">
            <text:p>0,036272</text:p>
          </table:table-cell>
          <table:table-cell office:value-type="float" office:value="0.063598" calcext:value-type="float">
            <text:p>0,063598</text:p>
          </table:table-cell>
          <table:table-cell office:value-type="float" office:value="0.113166" calcext:value-type="float">
            <text:p>0,113166</text:p>
          </table:table-cell>
          <table:table-cell office:value-type="float" office:value="0.206056" calcext:value-type="float">
            <text:p>0,206056</text:p>
          </table:table-cell>
          <table:table-cell office:value-type="float" office:value="0.300243" calcext:value-type="float">
            <text:p>0,300243</text:p>
          </table:table-cell>
          <table:table-cell office:value-type="float" office:value="-0.033149" calcext:value-type="float">
            <text:p>-0,0331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884441" calcext:value-type="float">
            <text:p>-0,884441</text:p>
          </table:table-cell>
          <table:table-cell office:value-type="float" office:value="-0.120015" calcext:value-type="float">
            <text:p>-0,120015</text:p>
          </table:table-cell>
          <table:table-cell office:value-type="float" office:value="-0.037885" calcext:value-type="float">
            <text:p>-0,037885</text:p>
          </table:table-cell>
          <table:table-cell office:value-type="float" office:value="-0.010164" calcext:value-type="float">
            <text:p>-0,010164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17806" calcext:value-type="float">
            <text:p>0,017806</text:p>
          </table:table-cell>
          <table:table-cell office:value-type="float" office:value="0.035351" calcext:value-type="float">
            <text:p>0,035351</text:p>
          </table:table-cell>
          <table:table-cell office:value-type="float" office:value="0.064211" calcext:value-type="float">
            <text:p>0,064211</text:p>
          </table:table-cell>
          <table:table-cell office:value-type="float" office:value="0.113084" calcext:value-type="float">
            <text:p>0,113084</text:p>
          </table:table-cell>
          <table:table-cell office:value-type="float" office:value="0.214107" calcext:value-type="float">
            <text:p>0,214107</text:p>
          </table:table-cell>
          <table:table-cell office:value-type="float" office:value="0.300243" calcext:value-type="float">
            <text:p>0,300243</text:p>
          </table:table-cell>
          <table:table-cell office:value-type="float" office:value="-0.060614" calcext:value-type="float">
            <text:p>-0,0606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555683" calcext:value-type="float">
            <text:p>-0,555683</text:p>
          </table:table-cell>
          <table:table-cell office:value-type="float" office:value="-0.074653" calcext:value-type="float">
            <text:p>-0,074653</text:p>
          </table:table-cell>
          <table:table-cell office:value-type="float" office:value="-0.028981" calcext:value-type="float">
            <text:p>-0,028981</text:p>
          </table:table-cell>
          <table:table-cell office:value-type="float" office:value="-0.008525" calcext:value-type="float">
            <text:p>-0,008525</text:p>
          </table:table-cell>
          <table:table-cell office:value-type="float" office:value="0.003394" calcext:value-type="float">
            <text:p>0,003394</text:p>
          </table:table-cell>
          <table:table-cell office:value-type="float" office:value="0.021986" calcext:value-type="float">
            <text:p>0,021986</text:p>
          </table:table-cell>
          <table:table-cell office:value-type="float" office:value="0.047486" calcext:value-type="float">
            <text:p>0,047486</text:p>
          </table:table-cell>
          <table:table-cell office:value-type="float" office:value="0.085285" calcext:value-type="float">
            <text:p>0,085285</text:p>
          </table:table-cell>
          <table:table-cell office:value-type="float" office:value="0.125045" calcext:value-type="float">
            <text:p>0,125045</text:p>
          </table:table-cell>
          <table:table-cell office:value-type="float" office:value="0.230969" calcext:value-type="float">
            <text:p>0,230969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-0.015368" calcext:value-type="float">
            <text:p>-0,0153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58911" calcext:value-type="float">
            <text:p>-0,58911</text:p>
          </table:table-cell>
          <table:table-cell office:value-type="float" office:value="-0.068994" calcext:value-type="float">
            <text:p>-0,068994</text:p>
          </table:table-cell>
          <table:table-cell office:value-type="float" office:value="-0.027163" calcext:value-type="float">
            <text:p>-0,027163</text:p>
          </table:table-cell>
          <table:table-cell office:value-type="float" office:value="-0.008679" calcext:value-type="float">
            <text:p>-0,008679</text:p>
          </table:table-cell>
          <table:table-cell office:value-type="float" office:value="0.003053" calcext:value-type="float">
            <text:p>0,003053</text:p>
          </table:table-cell>
          <table:table-cell office:value-type="float" office:value="0.021793" calcext:value-type="float">
            <text:p>0,021793</text:p>
          </table:table-cell>
          <table:table-cell office:value-type="float" office:value="0.049775" calcext:value-type="float">
            <text:p>0,049775</text:p>
          </table:table-cell>
          <table:table-cell office:value-type="float" office:value="0.084155" calcext:value-type="float">
            <text:p>0,084155</text:p>
          </table:table-cell>
          <table:table-cell office:value-type="float" office:value="0.118029" calcext:value-type="float">
            <text:p>0,118029</text:p>
          </table:table-cell>
          <table:table-cell office:value-type="float" office:value="0.216068" calcext:value-type="float">
            <text:p>0,216068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-0.020107" calcext:value-type="float">
            <text:p>-0,0201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579275" calcext:value-type="float">
            <text:p>-0,579275</text:p>
          </table:table-cell>
          <table:table-cell office:value-type="float" office:value="-0.065232" calcext:value-type="float">
            <text:p>-0,065232</text:p>
          </table:table-cell>
          <table:table-cell office:value-type="float" office:value="-0.021805" calcext:value-type="float">
            <text:p>-0,021805</text:p>
          </table:table-cell>
          <table:table-cell office:value-type="float" office:value="-0.001281" calcext:value-type="float">
            <text:p>-0,001281</text:p>
          </table:table-cell>
          <table:table-cell office:value-type="float" office:value="0.018133" calcext:value-type="float">
            <text:p>0,018133</text:p>
          </table:table-cell>
          <table:table-cell office:value-type="float" office:value="0.040716" calcext:value-type="float">
            <text:p>0,040716</text:p>
          </table:table-cell>
          <table:table-cell office:value-type="float" office:value="0.068851" calcext:value-type="float">
            <text:p>0,068851</text:p>
          </table:table-cell>
          <table:table-cell office:value-type="float" office:value="0.098032" calcext:value-type="float">
            <text:p>0,098032</text:p>
          </table:table-cell>
          <table:table-cell office:value-type="float" office:value="0.139393" calcext:value-type="float">
            <text:p>0,139393</text:p>
          </table:table-cell>
          <table:table-cell office:value-type="float" office:value="0.235442" calcext:value-type="float">
            <text:p>0,235442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-0.006702" calcext:value-type="float">
            <text:p>-0,0067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758196" calcext:value-type="float">
            <text:p>-0,758196</text:p>
          </table:table-cell>
          <table:table-cell office:value-type="float" office:value="-0.083183" calcext:value-type="float">
            <text:p>-0,083183</text:p>
          </table:table-cell>
          <table:table-cell office:value-type="float" office:value="-0.025699" calcext:value-type="float">
            <text:p>-0,025699</text:p>
          </table:table-cell>
          <table:table-cell office:value-type="float" office:value="-0.006524" calcext:value-type="float">
            <text:p>-0,006524</text:p>
          </table:table-cell>
          <table:table-cell office:value-type="float" office:value="0.008213" calcext:value-type="float">
            <text:p>0,008213</text:p>
          </table:table-cell>
          <table:table-cell office:value-type="float" office:value="0.025502" calcext:value-type="float">
            <text:p>0,025502</text:p>
          </table:table-cell>
          <table:table-cell office:value-type="float" office:value="0.051461" calcext:value-type="float">
            <text:p>0,051461</text:p>
          </table:table-cell>
          <table:table-cell office:value-type="float" office:value="0.088633" calcext:value-type="float">
            <text:p>0,088633</text:p>
          </table:table-cell>
          <table:table-cell office:value-type="float" office:value="0.1303" calcext:value-type="float">
            <text:p>0,1303</text:p>
          </table:table-cell>
          <table:table-cell office:value-type="float" office:value="0.23093" calcext:value-type="float">
            <text:p>0,23093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-0.033856" calcext:value-type="float">
            <text:p>-0,0338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743262" calcext:value-type="float">
            <text:p>-0,743262</text:p>
          </table:table-cell>
          <table:table-cell office:value-type="float" office:value="-0.056436" calcext:value-type="float">
            <text:p>-0,056436</text:p>
          </table:table-cell>
          <table:table-cell office:value-type="float" office:value="-0.016841" calcext:value-type="float">
            <text:p>-0,016841</text:p>
          </table:table-cell>
          <table:table-cell office:value-type="float" office:value="-0.0015" calcext:value-type="float">
            <text:p>-0,0015</text:p>
          </table:table-cell>
          <table:table-cell office:value-type="float" office:value="0.016539" calcext:value-type="float">
            <text:p>0,016539</text:p>
          </table:table-cell>
          <table:table-cell office:value-type="float" office:value="0.036003" calcext:value-type="float">
            <text:p>0,036003</text:p>
          </table:table-cell>
          <table:table-cell office:value-type="float" office:value="0.076771" calcext:value-type="float">
            <text:p>0,076771</text:p>
          </table:table-cell>
          <table:table-cell office:value-type="float" office:value="0.103816" calcext:value-type="float">
            <text:p>0,103816</text:p>
          </table:table-cell>
          <table:table-cell office:value-type="float" office:value="0.151859" calcext:value-type="float">
            <text:p>0,151859</text:p>
          </table:table-cell>
          <table:table-cell office:value-type="float" office:value="0.229282" calcext:value-type="float">
            <text:p>0,229282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-0.020377" calcext:value-type="float">
            <text:p>-0,0203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600836" calcext:value-type="float">
            <text:p>-0,600836</text:p>
          </table:table-cell>
          <table:table-cell office:value-type="float" office:value="-0.050205" calcext:value-type="float">
            <text:p>-0,050205</text:p>
          </table:table-cell>
          <table:table-cell office:value-type="float" office:value="-0.013623" calcext:value-type="float">
            <text:p>-0,013623</text:p>
          </table:table-cell>
          <table:table-cell office:value-type="float" office:value="0.007151" calcext:value-type="float">
            <text:p>0,007151</text:p>
          </table:table-cell>
          <table:table-cell office:value-type="float" office:value="0.026888" calcext:value-type="float">
            <text:p>0,026888</text:p>
          </table:table-cell>
          <table:table-cell office:value-type="float" office:value="0.057202" calcext:value-type="float">
            <text:p>0,057202</text:p>
          </table:table-cell>
          <table:table-cell office:value-type="float" office:value="0.084355" calcext:value-type="float">
            <text:p>0,084355</text:p>
          </table:table-cell>
          <table:table-cell office:value-type="float" office:value="0.115529" calcext:value-type="float">
            <text:p>0,115529</text:p>
          </table:table-cell>
          <table:table-cell office:value-type="float" office:value="0.158687" calcext:value-type="float">
            <text:p>0,158687</text:p>
          </table:table-cell>
          <table:table-cell office:value-type="float" office:value="0.243995" calcext:value-type="float">
            <text:p>0,243995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0.002914" calcext:value-type="float">
            <text:p>0,0029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878978" calcext:value-type="float">
            <text:p>-0,878978</text:p>
          </table:table-cell>
          <table:table-cell office:value-type="float" office:value="-0.081537" calcext:value-type="float">
            <text:p>-0,081537</text:p>
          </table:table-cell>
          <table:table-cell office:value-type="float" office:value="-0.023681" calcext:value-type="float">
            <text:p>-0,023681</text:p>
          </table:table-cell>
          <table:table-cell office:value-type="float" office:value="0.000748" calcext:value-type="float">
            <text:p>0,000748</text:p>
          </table:table-cell>
          <table:table-cell office:value-type="float" office:value="0.024717" calcext:value-type="float">
            <text:p>0,024717</text:p>
          </table:table-cell>
          <table:table-cell office:value-type="float" office:value="0.067914" calcext:value-type="float">
            <text:p>0,067914</text:p>
          </table:table-cell>
          <table:table-cell office:value-type="float" office:value="0.091336" calcext:value-type="float">
            <text:p>0,091336</text:p>
          </table:table-cell>
          <table:table-cell office:value-type="float" office:value="0.120422" calcext:value-type="float">
            <text:p>0,120422</text:p>
          </table:table-cell>
          <table:table-cell office:value-type="float" office:value="0.15782" calcext:value-type="float">
            <text:p>0,15782</text:p>
          </table:table-cell>
          <table:table-cell office:value-type="float" office:value="0.246224" calcext:value-type="float">
            <text:p>0,246224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-0.027502" calcext:value-type="float">
            <text:p>-0,0275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316355" calcext:value-type="float">
            <text:p>-0,316355</text:p>
          </table:table-cell>
          <table:table-cell office:value-type="float" office:value="-0.025542" calcext:value-type="float">
            <text:p>-0,025542</text:p>
          </table:table-cell>
          <table:table-cell office:value-type="float" office:value="-0.002861" calcext:value-type="float">
            <text:p>-0,002861</text:p>
          </table:table-cell>
          <table:table-cell office:value-type="float" office:value="0.014409" calcext:value-type="float">
            <text:p>0,014409</text:p>
          </table:table-cell>
          <table:table-cell office:value-type="float" office:value="0.04311" calcext:value-type="float">
            <text:p>0,04311</text:p>
          </table:table-cell>
          <table:table-cell office:value-type="float" office:value="0.073405" calcext:value-type="float">
            <text:p>0,073405</text:p>
          </table:table-cell>
          <table:table-cell office:value-type="float" office:value="0.094098" calcext:value-type="float">
            <text:p>0,094098</text:p>
          </table:table-cell>
          <table:table-cell office:value-type="float" office:value="0.124486" calcext:value-type="float">
            <text:p>0,124486</text:p>
          </table:table-cell>
          <table:table-cell office:value-type="float" office:value="0.163051" calcext:value-type="float">
            <text:p>0,163051</text:p>
          </table:table-cell>
          <table:table-cell office:value-type="float" office:value="0.259943" calcext:value-type="float">
            <text:p>0,259943</text:p>
          </table:table-cell>
          <table:table-cell office:value-type="float" office:value="0.366299" calcext:value-type="float">
            <text:p>0,366299</text:p>
          </table:table-cell>
          <table:table-cell office:value-type="float" office:value="0.042775" calcext:value-type="float">
            <text:p>0,0427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702912" calcext:value-type="float">
            <text:p>-0,702912</text:p>
          </table:table-cell>
          <table:table-cell office:value-type="float" office:value="-0.047089" calcext:value-type="float">
            <text:p>-0,047089</text:p>
          </table:table-cell>
          <table:table-cell office:value-type="float" office:value="-0.005643" calcext:value-type="float">
            <text:p>-0,005643</text:p>
          </table:table-cell>
          <table:table-cell office:value-type="float" office:value="0.018195" calcext:value-type="float">
            <text:p>0,018195</text:p>
          </table:table-cell>
          <table:table-cell office:value-type="float" office:value="0.051" calcext:value-type="float">
            <text:p>0,051</text:p>
          </table:table-cell>
          <table:table-cell office:value-type="float" office:value="0.07397" calcext:value-type="float">
            <text:p>0,07397</text:p>
          </table:table-cell>
          <table:table-cell office:value-type="float" office:value="0.094844" calcext:value-type="float">
            <text:p>0,094844</text:p>
          </table:table-cell>
          <table:table-cell office:value-type="float" office:value="0.120391" calcext:value-type="float">
            <text:p>0,120391</text:p>
          </table:table-cell>
          <table:table-cell office:value-type="float" office:value="0.164757" calcext:value-type="float">
            <text:p>0,164757</text:p>
          </table:table-cell>
          <table:table-cell office:value-type="float" office:value="0.272337" calcext:value-type="float">
            <text:p>0,272337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0.003985" calcext:value-type="float">
            <text:p>0,0039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531145" calcext:value-type="float">
            <text:p>-0,531145</text:p>
          </table:table-cell>
          <table:table-cell office:value-type="float" office:value="-0.013945" calcext:value-type="float">
            <text:p>-0,013945</text:p>
          </table:table-cell>
          <table:table-cell office:value-type="float" office:value="0.006694" calcext:value-type="float">
            <text:p>0,006694</text:p>
          </table:table-cell>
          <table:table-cell office:value-type="float" office:value="0.037109" calcext:value-type="float">
            <text:p>0,037109</text:p>
          </table:table-cell>
          <table:table-cell office:value-type="float" office:value="0.060236" calcext:value-type="float">
            <text:p>0,060236</text:p>
          </table:table-cell>
          <table:table-cell office:value-type="float" office:value="0.076858" calcext:value-type="float">
            <text:p>0,076858</text:p>
          </table:table-cell>
          <table:table-cell office:value-type="float" office:value="0.094597" calcext:value-type="float">
            <text:p>0,094597</text:p>
          </table:table-cell>
          <table:table-cell office:value-type="float" office:value="0.131429" calcext:value-type="float">
            <text:p>0,131429</text:p>
          </table:table-cell>
          <table:table-cell office:value-type="float" office:value="0.183103" calcext:value-type="float">
            <text:p>0,183103</text:p>
          </table:table-cell>
          <table:table-cell office:value-type="float" office:value="0.269475" calcext:value-type="float">
            <text:p>0,269475</text:p>
          </table:table-cell>
          <table:table-cell office:value-type="float" office:value="0.395237" calcext:value-type="float">
            <text:p>0,395237</text:p>
          </table:table-cell>
          <table:table-cell office:value-type="float" office:value="0.031441" calcext:value-type="float">
            <text:p>0,0314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389404" calcext:value-type="float">
            <text:p>-0,389404</text:p>
          </table:table-cell>
          <table:table-cell office:value-type="float" office:value="-0.017835" calcext:value-type="float">
            <text:p>-0,017835</text:p>
          </table:table-cell>
          <table:table-cell office:value-type="float" office:value="0.012804" calcext:value-type="float">
            <text:p>0,012804</text:p>
          </table:table-cell>
          <table:table-cell office:value-type="float" office:value="0.043982" calcext:value-type="float">
            <text:p>0,043982</text:p>
          </table:table-cell>
          <table:table-cell office:value-type="float" office:value="0.070664" calcext:value-type="float">
            <text:p>0,070664</text:p>
          </table:table-cell>
          <table:table-cell office:value-type="float" office:value="0.089776" calcext:value-type="float">
            <text:p>0,089776</text:p>
          </table:table-cell>
          <table:table-cell office:value-type="float" office:value="0.125751" calcext:value-type="float">
            <text:p>0,125751</text:p>
          </table:table-cell>
          <table:table-cell office:value-type="float" office:value="0.163717" calcext:value-type="float">
            <text:p>0,163717</text:p>
          </table:table-cell>
          <table:table-cell office:value-type="float" office:value="0.198935" calcext:value-type="float">
            <text:p>0,198935</text:p>
          </table:table-cell>
          <table:table-cell office:value-type="float" office:value="0.272247" calcext:value-type="float">
            <text:p>0,272247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0.057064" calcext:value-type="float">
            <text:p>0,0570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43631" calcext:value-type="float">
            <text:p>-0,43631</text:p>
          </table:table-cell>
          <table:table-cell office:value-type="float" office:value="-0.00843" calcext:value-type="float">
            <text:p>-0,00843</text:p>
          </table:table-cell>
          <table:table-cell office:value-type="float" office:value="0.016609" calcext:value-type="float">
            <text:p>0,016609</text:p>
          </table:table-cell>
          <table:table-cell office:value-type="float" office:value="0.037806" calcext:value-type="float">
            <text:p>0,037806</text:p>
          </table:table-cell>
          <table:table-cell office:value-type="float" office:value="0.066032" calcext:value-type="float">
            <text:p>0,066032</text:p>
          </table:table-cell>
          <table:table-cell office:value-type="float" office:value="0.090123" calcext:value-type="float">
            <text:p>0,090123</text:p>
          </table:table-cell>
          <table:table-cell office:value-type="float" office:value="0.127785" calcext:value-type="float">
            <text:p>0,127785</text:p>
          </table:table-cell>
          <table:table-cell office:value-type="float" office:value="0.170934" calcext:value-type="float">
            <text:p>0,170934</text:p>
          </table:table-cell>
          <table:table-cell office:value-type="float" office:value="0.20973" calcext:value-type="float">
            <text:p>0,20973</text:p>
          </table:table-cell>
          <table:table-cell office:value-type="float" office:value="0.271773" calcext:value-type="float">
            <text:p>0,271773</text:p>
          </table:table-cell>
          <table:table-cell office:value-type="float" office:value="0.326343" calcext:value-type="float">
            <text:p>0,326343</text:p>
          </table:table-cell>
          <table:table-cell office:value-type="float" office:value="0.054605" calcext:value-type="float">
            <text:p>0,0546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389071" calcext:value-type="float">
            <text:p>-0,389071</text:p>
          </table:table-cell>
          <table:table-cell office:value-type="float" office:value="-0.000227" calcext:value-type="float">
            <text:p>-0,000227</text:p>
          </table:table-cell>
          <table:table-cell office:value-type="float" office:value="0.0238" calcext:value-type="float">
            <text:p>0,0238</text:p>
          </table:table-cell>
          <table:table-cell office:value-type="float" office:value="0.050523" calcext:value-type="float">
            <text:p>0,050523</text:p>
          </table:table-cell>
          <table:table-cell office:value-type="float" office:value="0.074395" calcext:value-type="float">
            <text:p>0,074395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127866" calcext:value-type="float">
            <text:p>0,127866</text:p>
          </table:table-cell>
          <table:table-cell office:value-type="float" office:value="0.1695" calcext:value-type="float">
            <text:p>0,1695</text:p>
          </table:table-cell>
          <table:table-cell office:value-type="float" office:value="0.205329" calcext:value-type="float">
            <text:p>0,205329</text:p>
          </table:table-cell>
          <table:table-cell office:value-type="float" office:value="0.286761" calcext:value-type="float">
            <text:p>0,286761</text:p>
          </table:table-cell>
          <table:table-cell office:value-type="float" office:value="0.433263" calcext:value-type="float">
            <text:p>0,433263</text:p>
          </table:table-cell>
          <table:table-cell office:value-type="float" office:value="0.064628" calcext:value-type="float">
            <text:p>0,06462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134251" calcext:value-type="float">
            <text:p>-0,134251</text:p>
          </table:table-cell>
          <table:table-cell office:value-type="float" office:value="0.005959" calcext:value-type="float">
            <text:p>0,005959</text:p>
          </table:table-cell>
          <table:table-cell office:value-type="float" office:value="0.02362" calcext:value-type="float">
            <text:p>0,02362</text:p>
          </table:table-cell>
          <table:table-cell office:value-type="float" office:value="0.047086" calcext:value-type="float">
            <text:p>0,047086</text:p>
          </table:table-cell>
          <table:table-cell office:value-type="float" office:value="0.082118" calcext:value-type="float">
            <text:p>0,082118</text:p>
          </table:table-cell>
          <table:table-cell office:value-type="float" office:value="0.109286" calcext:value-type="float">
            <text:p>0,109286</text:p>
          </table:table-cell>
          <table:table-cell office:value-type="float" office:value="0.153307" calcext:value-type="float">
            <text:p>0,153307</text:p>
          </table:table-cell>
          <table:table-cell office:value-type="float" office:value="0.192803" calcext:value-type="float">
            <text:p>0,192803</text:p>
          </table:table-cell>
          <table:table-cell office:value-type="float" office:value="0.228247" calcext:value-type="float">
            <text:p>0,228247</text:p>
          </table:table-cell>
          <table:table-cell office:value-type="float" office:value="0.324504" calcext:value-type="float">
            <text:p>0,324504</text:p>
          </table:table-cell>
          <table:table-cell office:value-type="float" office:value="0.433263" calcext:value-type="float">
            <text:p>0,433263</text:p>
          </table:table-cell>
          <table:table-cell office:value-type="float" office:value="0.103268" calcext:value-type="float">
            <text:p>0,1032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571082" calcext:value-type="float">
            <text:p>-0,571082</text:p>
          </table:table-cell>
          <table:table-cell office:value-type="float" office:value="-0.004727" calcext:value-type="float">
            <text:p>-0,004727</text:p>
          </table:table-cell>
          <table:table-cell office:value-type="float" office:value="0.025162" calcext:value-type="float">
            <text:p>0,025162</text:p>
          </table:table-cell>
          <table:table-cell office:value-type="float" office:value="0.048811" calcext:value-type="float">
            <text:p>0,048811</text:p>
          </table:table-cell>
          <table:table-cell office:value-type="float" office:value="0.073503" calcext:value-type="float">
            <text:p>0,073503</text:p>
          </table:table-cell>
          <table:table-cell office:value-type="float" office:value="0.098313" calcext:value-type="float">
            <text:p>0,098313</text:p>
          </table:table-cell>
          <table:table-cell office:value-type="float" office:value="0.128734" calcext:value-type="float">
            <text:p>0,128734</text:p>
          </table:table-cell>
          <table:table-cell office:value-type="float" office:value="0.179458" calcext:value-type="float">
            <text:p>0,179458</text:p>
          </table:table-cell>
          <table:table-cell office:value-type="float" office:value="0.232069" calcext:value-type="float">
            <text:p>0,232069</text:p>
          </table:table-cell>
          <table:table-cell office:value-type="float" office:value="0.320866" calcext:value-type="float">
            <text:p>0,320866</text:p>
          </table:table-cell>
          <table:table-cell office:value-type="float" office:value="0.433263" calcext:value-type="float">
            <text:p>0,433263</text:p>
          </table:table-cell>
          <table:table-cell office:value-type="float" office:value="0.053111" calcext:value-type="float">
            <text:p>0,0531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173468" calcext:value-type="float">
            <text:p>-0,173468</text:p>
          </table:table-cell>
          <table:table-cell office:value-type="float" office:value="0.004126" calcext:value-type="float">
            <text:p>0,004126</text:p>
          </table:table-cell>
          <table:table-cell office:value-type="float" office:value="0.032013" calcext:value-type="float">
            <text:p>0,032013</text:p>
          </table:table-cell>
          <table:table-cell office:value-type="float" office:value="0.056189" calcext:value-type="float">
            <text:p>0,056189</text:p>
          </table:table-cell>
          <table:table-cell office:value-type="float" office:value="0.084493" calcext:value-type="float">
            <text:p>0,084493</text:p>
          </table:table-cell>
          <table:table-cell office:value-type="float" office:value="0.11187" calcext:value-type="float">
            <text:p>0,11187</text:p>
          </table:table-cell>
          <table:table-cell office:value-type="float" office:value="0.152643" calcext:value-type="float">
            <text:p>0,152643</text:p>
          </table:table-cell>
          <table:table-cell office:value-type="float" office:value="0.195809" calcext:value-type="float">
            <text:p>0,195809</text:p>
          </table:table-cell>
          <table:table-cell office:value-type="float" office:value="0.255794" calcext:value-type="float">
            <text:p>0,255794</text:p>
          </table:table-cell>
          <table:table-cell office:value-type="float" office:value="0.333929" calcext:value-type="float">
            <text:p>0,333929</text:p>
          </table:table-cell>
          <table:table-cell office:value-type="float" office:value="0.433263" calcext:value-type="float">
            <text:p>0,433263</text:p>
          </table:table-cell>
          <table:table-cell office:value-type="float" office:value="0.10534" calcext:value-type="float">
            <text:p>0,105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265198" calcext:value-type="float">
            <text:p>-0,265198</text:p>
          </table:table-cell>
          <table:table-cell office:value-type="float" office:value="0.015364" calcext:value-type="float">
            <text:p>0,015364</text:p>
          </table:table-cell>
          <table:table-cell office:value-type="float" office:value="0.046526" calcext:value-type="float">
            <text:p>0,046526</text:p>
          </table:table-cell>
          <table:table-cell office:value-type="float" office:value="0.068253" calcext:value-type="float">
            <text:p>0,068253</text:p>
          </table:table-cell>
          <table:table-cell office:value-type="float" office:value="0.094271" calcext:value-type="float">
            <text:p>0,094271</text:p>
          </table:table-cell>
          <table:table-cell office:value-type="float" office:value="0.131947" calcext:value-type="float">
            <text:p>0,131947</text:p>
          </table:table-cell>
          <table:table-cell office:value-type="float" office:value="0.167656" calcext:value-type="float">
            <text:p>0,167656</text:p>
          </table:table-cell>
          <table:table-cell office:value-type="float" office:value="0.213238" calcext:value-type="float">
            <text:p>0,213238</text:p>
          </table:table-cell>
          <table:table-cell office:value-type="float" office:value="0.257735" calcext:value-type="float">
            <text:p>0,257735</text:p>
          </table:table-cell>
          <table:table-cell office:value-type="float" office:value="0.33715" calcext:value-type="float">
            <text:p>0,33715</text:p>
          </table:table-cell>
          <table:table-cell office:value-type="float" office:value="0.433263" calcext:value-type="float">
            <text:p>0,433263</text:p>
          </table:table-cell>
          <table:table-cell office:value-type="float" office:value="0.106694" calcext:value-type="float">
            <text:p>0,10669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470077" calcext:value-type="float">
            <text:p>-0,470077</text:p>
          </table:table-cell>
          <table:table-cell office:value-type="float" office:value="0.012068" calcext:value-type="float">
            <text:p>0,012068</text:p>
          </table:table-cell>
          <table:table-cell office:value-type="float" office:value="0.041744" calcext:value-type="float">
            <text:p>0,041744</text:p>
          </table:table-cell>
          <table:table-cell office:value-type="float" office:value="0.062915" calcext:value-type="float">
            <text:p>0,062915</text:p>
          </table:table-cell>
          <table:table-cell office:value-type="float" office:value="0.094053" calcext:value-type="float">
            <text:p>0,094053</text:p>
          </table:table-cell>
          <table:table-cell office:value-type="float" office:value="0.127842" calcext:value-type="float">
            <text:p>0,127842</text:p>
          </table:table-cell>
          <table:table-cell office:value-type="float" office:value="0.15382" calcext:value-type="float">
            <text:p>0,15382</text:p>
          </table:table-cell>
          <table:table-cell office:value-type="float" office:value="0.191349" calcext:value-type="float">
            <text:p>0,191349</text:p>
          </table:table-cell>
          <table:table-cell office:value-type="float" office:value="0.246416" calcext:value-type="float">
            <text:p>0,246416</text:p>
          </table:table-cell>
          <table:table-cell office:value-type="float" office:value="0.329055" calcext:value-type="float">
            <text:p>0,329055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078919" calcext:value-type="float">
            <text:p>0,0789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407433" calcext:value-type="float">
            <text:p>-0,407433</text:p>
          </table:table-cell>
          <table:table-cell office:value-type="float" office:value="0.02271" calcext:value-type="float">
            <text:p>0,02271</text:p>
          </table:table-cell>
          <table:table-cell office:value-type="float" office:value="0.045647" calcext:value-type="float">
            <text:p>0,045647</text:p>
          </table:table-cell>
          <table:table-cell office:value-type="float" office:value="0.068062" calcext:value-type="float">
            <text:p>0,068062</text:p>
          </table:table-cell>
          <table:table-cell office:value-type="float" office:value="0.107668" calcext:value-type="float">
            <text:p>0,107668</text:p>
          </table:table-cell>
          <table:table-cell office:value-type="float" office:value="0.139427" calcext:value-type="float">
            <text:p>0,139427</text:p>
          </table:table-cell>
          <table:table-cell office:value-type="float" office:value="0.164035" calcext:value-type="float">
            <text:p>0,164035</text:p>
          </table:table-cell>
          <table:table-cell office:value-type="float" office:value="0.19709" calcext:value-type="float">
            <text:p>0,19709</text:p>
          </table:table-cell>
          <table:table-cell office:value-type="float" office:value="0.250153" calcext:value-type="float">
            <text:p>0,250153</text:p>
          </table:table-cell>
          <table:table-cell office:value-type="float" office:value="0.349617" calcext:value-type="float">
            <text:p>0,349617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093698" calcext:value-type="float">
            <text:p>0,09369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36071" calcext:value-type="float">
            <text:p>-0,36071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054019" calcext:value-type="float">
            <text:p>0,054019</text:p>
          </table:table-cell>
          <table:table-cell office:value-type="float" office:value="0.08838" calcext:value-type="float">
            <text:p>0,08838</text:p>
          </table:table-cell>
          <table:table-cell office:value-type="float" office:value="0.126846" calcext:value-type="float">
            <text:p>0,126846</text:p>
          </table:table-cell>
          <table:table-cell office:value-type="float" office:value="0.155395" calcext:value-type="float">
            <text:p>0,155395</text:p>
          </table:table-cell>
          <table:table-cell office:value-type="float" office:value="0.191381" calcext:value-type="float">
            <text:p>0,191381</text:p>
          </table:table-cell>
          <table:table-cell office:value-type="float" office:value="0.231114" calcext:value-type="float">
            <text:p>0,231114</text:p>
          </table:table-cell>
          <table:table-cell office:value-type="float" office:value="0.276038" calcext:value-type="float">
            <text:p>0,276038</text:p>
          </table:table-cell>
          <table:table-cell office:value-type="float" office:value="0.358198" calcext:value-type="float">
            <text:p>0,358198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15032" calcext:value-type="float">
            <text:p>0,11503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058174" calcext:value-type="float">
            <text:p>-0,058174</text:p>
          </table:table-cell>
          <table:table-cell office:value-type="float" office:value="0.039432" calcext:value-type="float">
            <text:p>0,039432</text:p>
          </table:table-cell>
          <table:table-cell office:value-type="float" office:value="0.069474" calcext:value-type="float">
            <text:p>0,069474</text:p>
          </table:table-cell>
          <table:table-cell office:value-type="float" office:value="0.101452" calcext:value-type="float">
            <text:p>0,101452</text:p>
          </table:table-cell>
          <table:table-cell office:value-type="float" office:value="0.128048" calcext:value-type="float">
            <text:p>0,128048</text:p>
          </table:table-cell>
          <table:table-cell office:value-type="float" office:value="0.158252" calcext:value-type="float">
            <text:p>0,158252</text:p>
          </table:table-cell>
          <table:table-cell office:value-type="float" office:value="0.189929" calcext:value-type="float">
            <text:p>0,189929</text:p>
          </table:table-cell>
          <table:table-cell office:value-type="float" office:value="0.222671" calcext:value-type="float">
            <text:p>0,222671</text:p>
          </table:table-cell>
          <table:table-cell office:value-type="float" office:value="0.273833" calcext:value-type="float">
            <text:p>0,273833</text:p>
          </table:table-cell>
          <table:table-cell office:value-type="float" office:value="0.372391" calcext:value-type="float">
            <text:p>0,372391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49731" calcext:value-type="float">
            <text:p>0,14973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205459" calcext:value-type="float">
            <text:p>-0,205459</text:p>
          </table:table-cell>
          <table:table-cell office:value-type="float" office:value="0.038415" calcext:value-type="float">
            <text:p>0,038415</text:p>
          </table:table-cell>
          <table:table-cell office:value-type="float" office:value="0.071037" calcext:value-type="float">
            <text:p>0,071037</text:p>
          </table:table-cell>
          <table:table-cell office:value-type="float" office:value="0.094817" calcext:value-type="float">
            <text:p>0,094817</text:p>
          </table:table-cell>
          <table:table-cell office:value-type="float" office:value="0.124982" calcext:value-type="float">
            <text:p>0,124982</text:p>
          </table:table-cell>
          <table:table-cell office:value-type="float" office:value="0.1596" calcext:value-type="float">
            <text:p>0,1596</text:p>
          </table:table-cell>
          <table:table-cell office:value-type="float" office:value="0.193661" calcext:value-type="float">
            <text:p>0,193661</text:p>
          </table:table-cell>
          <table:table-cell office:value-type="float" office:value="0.228337" calcext:value-type="float">
            <text:p>0,228337</text:p>
          </table:table-cell>
          <table:table-cell office:value-type="float" office:value="0.277899" calcext:value-type="float">
            <text:p>0,277899</text:p>
          </table:table-cell>
          <table:table-cell office:value-type="float" office:value="0.376893" calcext:value-type="float">
            <text:p>0,376893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36018" calcext:value-type="float">
            <text:p>0,1360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300865" calcext:value-type="float">
            <text:p>-0,300865</text:p>
          </table:table-cell>
          <table:table-cell office:value-type="float" office:value="0.035903" calcext:value-type="float">
            <text:p>0,035903</text:p>
          </table:table-cell>
          <table:table-cell office:value-type="float" office:value="0.067642" calcext:value-type="float">
            <text:p>0,067642</text:p>
          </table:table-cell>
          <table:table-cell office:value-type="float" office:value="0.096455" calcext:value-type="float">
            <text:p>0,096455</text:p>
          </table:table-cell>
          <table:table-cell office:value-type="float" office:value="0.133638" calcext:value-type="float">
            <text:p>0,133638</text:p>
          </table:table-cell>
          <table:table-cell office:value-type="float" office:value="0.171441" calcext:value-type="float">
            <text:p>0,171441</text:p>
          </table:table-cell>
          <table:table-cell office:value-type="float" office:value="0.206794" calcext:value-type="float">
            <text:p>0,206794</text:p>
          </table:table-cell>
          <table:table-cell office:value-type="float" office:value="0.2415" calcext:value-type="float">
            <text:p>0,2415</text:p>
          </table:table-cell>
          <table:table-cell office:value-type="float" office:value="0.278338" calcext:value-type="float">
            <text:p>0,278338</text:p>
          </table:table-cell>
          <table:table-cell office:value-type="float" office:value="0.366771" calcext:value-type="float">
            <text:p>0,366771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29762" calcext:value-type="float">
            <text:p>0,12976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206371" calcext:value-type="float">
            <text:p>-0,206371</text:p>
          </table:table-cell>
          <table:table-cell office:value-type="float" office:value="0.028982" calcext:value-type="float">
            <text:p>0,028982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95595" calcext:value-type="float">
            <text:p>0,095595</text:p>
          </table:table-cell>
          <table:table-cell office:value-type="float" office:value="0.131984" calcext:value-type="float">
            <text:p>0,131984</text:p>
          </table:table-cell>
          <table:table-cell office:value-type="float" office:value="0.175052" calcext:value-type="float">
            <text:p>0,175052</text:p>
          </table:table-cell>
          <table:table-cell office:value-type="float" office:value="0.208909" calcext:value-type="float">
            <text:p>0,208909</text:p>
          </table:table-cell>
          <table:table-cell office:value-type="float" office:value="0.244885" calcext:value-type="float">
            <text:p>0,244885</text:p>
          </table:table-cell>
          <table:table-cell office:value-type="float" office:value="0.284219" calcext:value-type="float">
            <text:p>0,284219</text:p>
          </table:table-cell>
          <table:table-cell office:value-type="float" office:value="0.382618" calcext:value-type="float">
            <text:p>0,382618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40307" calcext:value-type="float">
            <text:p>0,14030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310433" calcext:value-type="float">
            <text:p>-0,310433</text:p>
          </table:table-cell>
          <table:table-cell office:value-type="float" office:value="0.031741" calcext:value-type="float">
            <text:p>0,031741</text:p>
          </table:table-cell>
          <table:table-cell office:value-type="float" office:value="0.056361" calcext:value-type="float">
            <text:p>0,056361</text:p>
          </table:table-cell>
          <table:table-cell office:value-type="float" office:value="0.083108" calcext:value-type="float">
            <text:p>0,083108</text:p>
          </table:table-cell>
          <table:table-cell office:value-type="float" office:value="0.111474" calcext:value-type="float">
            <text:p>0,111474</text:p>
          </table:table-cell>
          <table:table-cell office:value-type="float" office:value="0.153952" calcext:value-type="float">
            <text:p>0,153952</text:p>
          </table:table-cell>
          <table:table-cell office:value-type="float" office:value="0.196195" calcext:value-type="float">
            <text:p>0,196195</text:p>
          </table:table-cell>
          <table:table-cell office:value-type="float" office:value="0.236447" calcext:value-type="float">
            <text:p>0,236447</text:p>
          </table:table-cell>
          <table:table-cell office:value-type="float" office:value="0.278396" calcext:value-type="float">
            <text:p>0,278396</text:p>
          </table:table-cell>
          <table:table-cell office:value-type="float" office:value="0.358095" calcext:value-type="float">
            <text:p>0,358095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19533" calcext:value-type="float">
            <text:p>0,11953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151037" calcext:value-type="float">
            <text:p>-0,151037</text:p>
          </table:table-cell>
          <table:table-cell office:value-type="float" office:value="0.04091" calcext:value-type="float">
            <text:p>0,04091</text:p>
          </table:table-cell>
          <table:table-cell office:value-type="float" office:value="0.070031" calcext:value-type="float">
            <text:p>0,070031</text:p>
          </table:table-cell>
          <table:table-cell office:value-type="float" office:value="0.105135" calcext:value-type="float">
            <text:p>0,105135</text:p>
          </table:table-cell>
          <table:table-cell office:value-type="float" office:value="0.152668" calcext:value-type="float">
            <text:p>0,152668</text:p>
          </table:table-cell>
          <table:table-cell office:value-type="float" office:value="0.183546" calcext:value-type="float">
            <text:p>0,183546</text:p>
          </table:table-cell>
          <table:table-cell office:value-type="float" office:value="0.214749" calcext:value-type="float">
            <text:p>0,214749</text:p>
          </table:table-cell>
          <table:table-cell office:value-type="float" office:value="0.251497" calcext:value-type="float">
            <text:p>0,251497</text:p>
          </table:table-cell>
          <table:table-cell office:value-type="float" office:value="0.282431" calcext:value-type="float">
            <text:p>0,282431</text:p>
          </table:table-cell>
          <table:table-cell office:value-type="float" office:value="0.375441" calcext:value-type="float">
            <text:p>0,375441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52537" calcext:value-type="float">
            <text:p>0,15253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148586" calcext:value-type="float">
            <text:p>-0,148586</text:p>
          </table:table-cell>
          <table:table-cell office:value-type="float" office:value="0.050368" calcext:value-type="float">
            <text:p>0,050368</text:p>
          </table:table-cell>
          <table:table-cell office:value-type="float" office:value="0.087351" calcext:value-type="float">
            <text:p>0,087351</text:p>
          </table:table-cell>
          <table:table-cell office:value-type="float" office:value="0.133855" calcext:value-type="float">
            <text:p>0,133855</text:p>
          </table:table-cell>
          <table:table-cell office:value-type="float" office:value="0.170586" calcext:value-type="float">
            <text:p>0,170586</text:p>
          </table:table-cell>
          <table:table-cell office:value-type="float" office:value="0.201639" calcext:value-type="float">
            <text:p>0,201639</text:p>
          </table:table-cell>
          <table:table-cell office:value-type="float" office:value="0.237424" calcext:value-type="float">
            <text:p>0,237424</text:p>
          </table:table-cell>
          <table:table-cell office:value-type="float" office:value="0.263345" calcext:value-type="float">
            <text:p>0,263345</text:p>
          </table:table-cell>
          <table:table-cell office:value-type="float" office:value="0.319807" calcext:value-type="float">
            <text:p>0,319807</text:p>
          </table:table-cell>
          <table:table-cell office:value-type="float" office:value="0.409712" calcext:value-type="float">
            <text:p>0,409712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7255" calcext:value-type="float">
            <text:p>0,172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103247" calcext:value-type="float">
            <text:p>-0,103247</text:p>
          </table:table-cell>
          <table:table-cell office:value-type="float" office:value="0.047707" calcext:value-type="float">
            <text:p>0,047707</text:p>
          </table:table-cell>
          <table:table-cell office:value-type="float" office:value="0.094884" calcext:value-type="float">
            <text:p>0,094884</text:p>
          </table:table-cell>
          <table:table-cell office:value-type="float" office:value="0.140074" calcext:value-type="float">
            <text:p>0,140074</text:p>
          </table:table-cell>
          <table:table-cell office:value-type="float" office:value="0.167291" calcext:value-type="float">
            <text:p>0,167291</text:p>
          </table:table-cell>
          <table:table-cell office:value-type="float" office:value="0.192609" calcext:value-type="float">
            <text:p>0,192609</text:p>
          </table:table-cell>
          <table:table-cell office:value-type="float" office:value="0.223669" calcext:value-type="float">
            <text:p>0,223669</text:p>
          </table:table-cell>
          <table:table-cell office:value-type="float" office:value="0.257193" calcext:value-type="float">
            <text:p>0,257193</text:p>
          </table:table-cell>
          <table:table-cell office:value-type="float" office:value="0.298411" calcext:value-type="float">
            <text:p>0,298411</text:p>
          </table:table-cell>
          <table:table-cell office:value-type="float" office:value="0.386003" calcext:value-type="float">
            <text:p>0,386003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70459" calcext:value-type="float">
            <text:p>0,17045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356944" calcext:value-type="float">
            <text:p>-0,356944</text:p>
          </table:table-cell>
          <table:table-cell office:value-type="float" office:value="0.040045" calcext:value-type="float">
            <text:p>0,040045</text:p>
          </table:table-cell>
          <table:table-cell office:value-type="float" office:value="0.091938" calcext:value-type="float">
            <text:p>0,091938</text:p>
          </table:table-cell>
          <table:table-cell office:value-type="float" office:value="0.124354" calcext:value-type="float">
            <text:p>0,124354</text:p>
          </table:table-cell>
          <table:table-cell office:value-type="float" office:value="0.157245" calcext:value-type="float">
            <text:p>0,157245</text:p>
          </table:table-cell>
          <table:table-cell office:value-type="float" office:value="0.188314" calcext:value-type="float">
            <text:p>0,188314</text:p>
          </table:table-cell>
          <table:table-cell office:value-type="float" office:value="0.222492" calcext:value-type="float">
            <text:p>0,222492</text:p>
          </table:table-cell>
          <table:table-cell office:value-type="float" office:value="0.256689" calcext:value-type="float">
            <text:p>0,256689</text:p>
          </table:table-cell>
          <table:table-cell office:value-type="float" office:value="0.29619" calcext:value-type="float">
            <text:p>0,29619</text:p>
          </table:table-cell>
          <table:table-cell office:value-type="float" office:value="0.389671" calcext:value-type="float">
            <text:p>0,389671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40999" calcext:value-type="float">
            <text:p>0,14099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108131" calcext:value-type="float">
            <text:p>-0,108131</text:p>
          </table:table-cell>
          <table:table-cell office:value-type="float" office:value="0.04894" calcext:value-type="float">
            <text:p>0,04894</text:p>
          </table:table-cell>
          <table:table-cell office:value-type="float" office:value="0.09761" calcext:value-type="float">
            <text:p>0,09761</text:p>
          </table:table-cell>
          <table:table-cell office:value-type="float" office:value="0.1354" calcext:value-type="float">
            <text:p>0,1354</text:p>
          </table:table-cell>
          <table:table-cell office:value-type="float" office:value="0.174218" calcext:value-type="float">
            <text:p>0,174218</text:p>
          </table:table-cell>
          <table:table-cell office:value-type="float" office:value="0.202702" calcext:value-type="float">
            <text:p>0,202702</text:p>
          </table:table-cell>
          <table:table-cell office:value-type="float" office:value="0.243345" calcext:value-type="float">
            <text:p>0,243345</text:p>
          </table:table-cell>
          <table:table-cell office:value-type="float" office:value="0.273579" calcext:value-type="float">
            <text:p>0,273579</text:p>
          </table:table-cell>
          <table:table-cell office:value-type="float" office:value="0.331558" calcext:value-type="float">
            <text:p>0,331558</text:p>
          </table:table-cell>
          <table:table-cell office:value-type="float" office:value="0.403842" calcext:value-type="float">
            <text:p>0,403842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80306" calcext:value-type="float">
            <text:p>0,18030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20017" calcext:value-type="float">
            <text:p>-0,20017</text:p>
          </table:table-cell>
          <table:table-cell office:value-type="float" office:value="0.048057" calcext:value-type="float">
            <text:p>0,048057</text:p>
          </table:table-cell>
          <table:table-cell office:value-type="float" office:value="0.102274" calcext:value-type="float">
            <text:p>0,102274</text:p>
          </table:table-cell>
          <table:table-cell office:value-type="float" office:value="0.14504" calcext:value-type="float">
            <text:p>0,14504</text:p>
          </table:table-cell>
          <table:table-cell office:value-type="float" office:value="0.17984" calcext:value-type="float">
            <text:p>0,17984</text:p>
          </table:table-cell>
          <table:table-cell office:value-type="float" office:value="0.208748" calcext:value-type="float">
            <text:p>0,208748</text:p>
          </table:table-cell>
          <table:table-cell office:value-type="float" office:value="0.243349" calcext:value-type="float">
            <text:p>0,243349</text:p>
          </table:table-cell>
          <table:table-cell office:value-type="float" office:value="0.267997" calcext:value-type="float">
            <text:p>0,267997</text:p>
          </table:table-cell>
          <table:table-cell office:value-type="float" office:value="0.312123" calcext:value-type="float">
            <text:p>0,312123</text:p>
          </table:table-cell>
          <table:table-cell office:value-type="float" office:value="0.396009" calcext:value-type="float">
            <text:p>0,396009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70327" calcext:value-type="float">
            <text:p>0,17032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151455" calcext:value-type="float">
            <text:p>-0,151455</text:p>
          </table:table-cell>
          <table:table-cell office:value-type="float" office:value="0.042183" calcext:value-type="float">
            <text:p>0,042183</text:p>
          </table:table-cell>
          <table:table-cell office:value-type="float" office:value="0.103629" calcext:value-type="float">
            <text:p>0,103629</text:p>
          </table:table-cell>
          <table:table-cell office:value-type="float" office:value="0.16331" calcext:value-type="float">
            <text:p>0,16331</text:p>
          </table:table-cell>
          <table:table-cell office:value-type="float" office:value="0.195261" calcext:value-type="float">
            <text:p>0,195261</text:p>
          </table:table-cell>
          <table:table-cell office:value-type="float" office:value="0.230711" calcext:value-type="float">
            <text:p>0,230711</text:p>
          </table:table-cell>
          <table:table-cell office:value-type="float" office:value="0.254082" calcext:value-type="float">
            <text:p>0,254082</text:p>
          </table:table-cell>
          <table:table-cell office:value-type="float" office:value="0.284662" calcext:value-type="float">
            <text:p>0,284662</text:p>
          </table:table-cell>
          <table:table-cell office:value-type="float" office:value="0.333621" calcext:value-type="float">
            <text:p>0,333621</text:p>
          </table:table-cell>
          <table:table-cell office:value-type="float" office:value="0.405083" calcext:value-type="float">
            <text:p>0,405083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86109" calcext:value-type="float">
            <text:p>0,1861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77785" calcext:value-type="float">
            <text:p>-0,077785</text:p>
          </table:table-cell>
          <table:table-cell office:value-type="float" office:value="-0.001438" calcext:value-type="float">
            <text:p>-0,001438</text:p>
          </table:table-cell>
          <table:table-cell office:value-type="float" office:value="0.060147" calcext:value-type="float">
            <text:p>0,060147</text:p>
          </table:table-cell>
          <table:table-cell office:value-type="float" office:value="0.126119" calcext:value-type="float">
            <text:p>0,126119</text:p>
          </table:table-cell>
          <table:table-cell office:value-type="float" office:value="0.175886" calcext:value-type="float">
            <text:p>0,175886</text:p>
          </table:table-cell>
          <table:table-cell office:value-type="float" office:value="0.213322" calcext:value-type="float">
            <text:p>0,213322</text:p>
          </table:table-cell>
          <table:table-cell office:value-type="float" office:value="0.240748" calcext:value-type="float">
            <text:p>0,240748</text:p>
          </table:table-cell>
          <table:table-cell office:value-type="float" office:value="0.273962" calcext:value-type="float">
            <text:p>0,273962</text:p>
          </table:table-cell>
          <table:table-cell office:value-type="float" office:value="0.303282" calcext:value-type="float">
            <text:p>0,303282</text:p>
          </table:table-cell>
          <table:table-cell office:value-type="float" office:value="0.344153" calcext:value-type="float">
            <text:p>0,344153</text:p>
          </table:table-cell>
          <table:table-cell office:value-type="float" office:value="0.407787" calcext:value-type="float">
            <text:p>0,407787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214397" calcext:value-type="float">
            <text:p>0,21439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199412" calcext:value-type="float">
            <text:p>-0,199412</text:p>
          </table:table-cell>
          <table:table-cell office:value-type="float" office:value="0.080672" calcext:value-type="float">
            <text:p>0,080672</text:p>
          </table:table-cell>
          <table:table-cell office:value-type="float" office:value="0.134594" calcext:value-type="float">
            <text:p>0,134594</text:p>
          </table:table-cell>
          <table:table-cell office:value-type="float" office:value="0.173523" calcext:value-type="float">
            <text:p>0,173523</text:p>
          </table:table-cell>
          <table:table-cell office:value-type="float" office:value="0.208103" calcext:value-type="float">
            <text:p>0,208103</text:p>
          </table:table-cell>
          <table:table-cell office:value-type="float" office:value="0.246989" calcext:value-type="float">
            <text:p>0,246989</text:p>
          </table:table-cell>
          <table:table-cell office:value-type="float" office:value="0.284177" calcext:value-type="float">
            <text:p>0,284177</text:p>
          </table:table-cell>
          <table:table-cell office:value-type="float" office:value="0.306396" calcext:value-type="float">
            <text:p>0,306396</text:p>
          </table:table-cell>
          <table:table-cell office:value-type="float" office:value="0.347026" calcext:value-type="float">
            <text:p>0,347026</text:p>
          </table:table-cell>
          <table:table-cell office:value-type="float" office:value="0.409997" calcext:value-type="float">
            <text:p>0,409997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0.199207" calcext:value-type="float">
            <text:p>0,19920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081932" calcext:value-type="float">
            <text:p>-0,081932</text:p>
          </table:table-cell>
          <table:table-cell office:value-type="float" office:value="0.080542" calcext:value-type="float">
            <text:p>0,080542</text:p>
          </table:table-cell>
          <table:table-cell office:value-type="float" office:value="0.141173" calcext:value-type="float">
            <text:p>0,141173</text:p>
          </table:table-cell>
          <table:table-cell office:value-type="float" office:value="0.188826" calcext:value-type="float">
            <text:p>0,188826</text:p>
          </table:table-cell>
          <table:table-cell office:value-type="float" office:value="0.225646" calcext:value-type="float">
            <text:p>0,225646</text:p>
          </table:table-cell>
          <table:table-cell office:value-type="float" office:value="0.25744" calcext:value-type="float">
            <text:p>0,25744</text:p>
          </table:table-cell>
          <table:table-cell office:value-type="float" office:value="0.288606" calcext:value-type="float">
            <text:p>0,288606</text:p>
          </table:table-cell>
          <table:table-cell office:value-type="float" office:value="0.313282" calcext:value-type="float">
            <text:p>0,313282</text:p>
          </table:table-cell>
          <table:table-cell office:value-type="float" office:value="0.35468" calcext:value-type="float">
            <text:p>0,35468</text:p>
          </table:table-cell>
          <table:table-cell office:value-type="float" office:value="0.414556" calcext:value-type="float">
            <text:p>0,414556</text:p>
          </table:table-cell>
          <table:table-cell office:value-type="float" office:value="0.451383" calcext:value-type="float">
            <text:p>0,451383</text:p>
          </table:table-cell>
          <table:table-cell office:value-type="float" office:value="0.218282" calcext:value-type="float">
            <text:p>0,2182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073974" calcext:value-type="float">
            <text:p>-0,073974</text:p>
          </table:table-cell>
          <table:table-cell office:value-type="float" office:value="0.111012" calcext:value-type="float">
            <text:p>0,111012</text:p>
          </table:table-cell>
          <table:table-cell office:value-type="float" office:value="0.167043" calcext:value-type="float">
            <text:p>0,167043</text:p>
          </table:table-cell>
          <table:table-cell office:value-type="float" office:value="0.203608" calcext:value-type="float">
            <text:p>0,203608</text:p>
          </table:table-cell>
          <table:table-cell office:value-type="float" office:value="0.232025" calcext:value-type="float">
            <text:p>0,232025</text:p>
          </table:table-cell>
          <table:table-cell office:value-type="float" office:value="0.261625" calcext:value-type="float">
            <text:p>0,261625</text:p>
          </table:table-cell>
          <table:table-cell office:value-type="float" office:value="0.287324" calcext:value-type="float">
            <text:p>0,287324</text:p>
          </table:table-cell>
          <table:table-cell office:value-type="float" office:value="0.317682" calcext:value-type="float">
            <text:p>0,317682</text:p>
          </table:table-cell>
          <table:table-cell office:value-type="float" office:value="0.358" calcext:value-type="float">
            <text:p>0,358</text:p>
          </table:table-cell>
          <table:table-cell office:value-type="float" office:value="0.424025" calcext:value-type="float">
            <text:p>0,424025</text:p>
          </table:table-cell>
          <table:table-cell office:value-type="float" office:value="0.451383" calcext:value-type="float">
            <text:p>0,451383</text:p>
          </table:table-cell>
          <table:table-cell office:value-type="float" office:value="0.228837" calcext:value-type="float">
            <text:p>0,22883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022245" calcext:value-type="float">
            <text:p>-0,022245</text:p>
          </table:table-cell>
          <table:table-cell office:value-type="float" office:value="0.115434" calcext:value-type="float">
            <text:p>0,115434</text:p>
          </table:table-cell>
          <table:table-cell office:value-type="float" office:value="0.165304" calcext:value-type="float">
            <text:p>0,165304</text:p>
          </table:table-cell>
          <table:table-cell office:value-type="float" office:value="0.216632" calcext:value-type="float">
            <text:p>0,216632</text:p>
          </table:table-cell>
          <table:table-cell office:value-type="float" office:value="0.241445" calcext:value-type="float">
            <text:p>0,241445</text:p>
          </table:table-cell>
          <table:table-cell office:value-type="float" office:value="0.271922" calcext:value-type="float">
            <text:p>0,271922</text:p>
          </table:table-cell>
          <table:table-cell office:value-type="float" office:value="0.295586" calcext:value-type="float">
            <text:p>0,295586</text:p>
          </table:table-cell>
          <table:table-cell office:value-type="float" office:value="0.331013" calcext:value-type="float">
            <text:p>0,331013</text:p>
          </table:table-cell>
          <table:table-cell office:value-type="float" office:value="0.38926" calcext:value-type="float">
            <text:p>0,38926</text:p>
          </table:table-cell>
          <table:table-cell office:value-type="float" office:value="0.438854" calcext:value-type="float">
            <text:p>0,438854</text:p>
          </table:table-cell>
          <table:table-cell office:value-type="float" office:value="0.451383" calcext:value-type="float">
            <text:p>0,451383</text:p>
          </table:table-cell>
          <table:table-cell office:value-type="float" office:value="0.24432" calcext:value-type="float">
            <text:p>0,2443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030711" calcext:value-type="float">
            <text:p>-0,030711</text:p>
          </table:table-cell>
          <table:table-cell office:value-type="float" office:value="0.07299" calcext:value-type="float">
            <text:p>0,07299</text:p>
          </table:table-cell>
          <table:table-cell office:value-type="float" office:value="0.147121" calcext:value-type="float">
            <text:p>0,147121</text:p>
          </table:table-cell>
          <table:table-cell office:value-type="float" office:value="0.206849" calcext:value-type="float">
            <text:p>0,206849</text:p>
          </table:table-cell>
          <table:table-cell office:value-type="float" office:value="0.24642" calcext:value-type="float">
            <text:p>0,24642</text:p>
          </table:table-cell>
          <table:table-cell office:value-type="float" office:value="0.275697" calcext:value-type="float">
            <text:p>0,275697</text:p>
          </table:table-cell>
          <table:table-cell office:value-type="float" office:value="0.3017" calcext:value-type="float">
            <text:p>0,3017</text:p>
          </table:table-cell>
          <table:table-cell office:value-type="float" office:value="0.340918" calcext:value-type="float">
            <text:p>0,340918</text:p>
          </table:table-cell>
          <table:table-cell office:value-type="float" office:value="0.390933" calcext:value-type="float">
            <text:p>0,390933</text:p>
          </table:table-cell>
          <table:table-cell office:value-type="float" office:value="0.441768" calcext:value-type="float">
            <text:p>0,441768</text:p>
          </table:table-cell>
          <table:table-cell office:value-type="float" office:value="0.464511" calcext:value-type="float">
            <text:p>0,464511</text:p>
          </table:table-cell>
          <table:table-cell office:value-type="float" office:value="0.239369" calcext:value-type="float">
            <text:p>0,23936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25189" calcext:value-type="float">
            <text:p>-0,025189</text:p>
          </table:table-cell>
          <table:table-cell office:value-type="float" office:value="0.022192" calcext:value-type="float">
            <text:p>0,022192</text:p>
          </table:table-cell>
          <table:table-cell office:value-type="float" office:value="0.103737" calcext:value-type="float">
            <text:p>0,103737</text:p>
          </table:table-cell>
          <table:table-cell office:value-type="float" office:value="0.16806" calcext:value-type="float">
            <text:p>0,16806</text:p>
          </table:table-cell>
          <table:table-cell office:value-type="float" office:value="0.228173" calcext:value-type="float">
            <text:p>0,228173</text:p>
          </table:table-cell>
          <table:table-cell office:value-type="float" office:value="0.257697" calcext:value-type="float">
            <text:p>0,257697</text:p>
          </table:table-cell>
          <table:table-cell office:value-type="float" office:value="0.285589" calcext:value-type="float">
            <text:p>0,285589</text:p>
          </table:table-cell>
          <table:table-cell office:value-type="float" office:value="0.312178" calcext:value-type="float">
            <text:p>0,312178</text:p>
          </table:table-cell>
          <table:table-cell office:value-type="float" office:value="0.337037" calcext:value-type="float">
            <text:p>0,337037</text:p>
          </table:table-cell>
          <table:table-cell office:value-type="float" office:value="0.377326" calcext:value-type="float">
            <text:p>0,377326</text:p>
          </table:table-cell>
          <table:table-cell office:value-type="float" office:value="0.441" calcext:value-type="float">
            <text:p>0,441</text:p>
          </table:table-cell>
          <table:table-cell office:value-type="float" office:value="0.467179" calcext:value-type="float">
            <text:p>0,467179</text:p>
          </table:table-cell>
          <table:table-cell office:value-type="float" office:value="0.253299" calcext:value-type="float">
            <text:p>0,25329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427" calcext:value-type="float">
            <text:p>0,00427</text:p>
          </table:table-cell>
          <table:table-cell office:value-type="float" office:value="0.038374" calcext:value-type="float">
            <text:p>0,038374</text:p>
          </table:table-cell>
          <table:table-cell office:value-type="float" office:value="0.112527" calcext:value-type="float">
            <text:p>0,112527</text:p>
          </table:table-cell>
          <table:table-cell office:value-type="float" office:value="0.170185" calcext:value-type="float">
            <text:p>0,170185</text:p>
          </table:table-cell>
          <table:table-cell office:value-type="float" office:value="0.21907" calcext:value-type="float">
            <text:p>0,21907</text:p>
          </table:table-cell>
          <table:table-cell office:value-type="float" office:value="0.261575" calcext:value-type="float">
            <text:p>0,261575</text:p>
          </table:table-cell>
          <table:table-cell office:value-type="float" office:value="0.290624" calcext:value-type="float">
            <text:p>0,290624</text:p>
          </table:table-cell>
          <table:table-cell office:value-type="float" office:value="0.31287" calcext:value-type="float">
            <text:p>0,31287</text:p>
          </table:table-cell>
          <table:table-cell office:value-type="float" office:value="0.34568" calcext:value-type="float">
            <text:p>0,34568</text:p>
          </table:table-cell>
          <table:table-cell office:value-type="float" office:value="0.397298" calcext:value-type="float">
            <text:p>0,397298</text:p>
          </table:table-cell>
          <table:table-cell office:value-type="float" office:value="0.440563" calcext:value-type="float">
            <text:p>0,440563</text:p>
          </table:table-cell>
          <table:table-cell office:value-type="float" office:value="0.467179" calcext:value-type="float">
            <text:p>0,467179</text:p>
          </table:table-cell>
          <table:table-cell office:value-type="float" office:value="0.258877" calcext:value-type="float">
            <text:p>0,25887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35661" calcext:value-type="float">
            <text:p>0,035661</text:p>
          </table:table-cell>
          <table:table-cell office:value-type="float" office:value="0.126111" calcext:value-type="float">
            <text:p>0,126111</text:p>
          </table:table-cell>
          <table:table-cell office:value-type="float" office:value="0.194863" calcext:value-type="float">
            <text:p>0,194863</text:p>
          </table:table-cell>
          <table:table-cell office:value-type="float" office:value="0.23466" calcext:value-type="float">
            <text:p>0,23466</text:p>
          </table:table-cell>
          <table:table-cell office:value-type="float" office:value="0.265797" calcext:value-type="float">
            <text:p>0,265797</text:p>
          </table:table-cell>
          <table:table-cell office:value-type="float" office:value="0.28875" calcext:value-type="float">
            <text:p>0,28875</text:p>
          </table:table-cell>
          <table:table-cell office:value-type="float" office:value="0.31095" calcext:value-type="float">
            <text:p>0,31095</text:p>
          </table:table-cell>
          <table:table-cell office:value-type="float" office:value="0.344298" calcext:value-type="float">
            <text:p>0,344298</text:p>
          </table:table-cell>
          <table:table-cell office:value-type="float" office:value="0.405008" calcext:value-type="float">
            <text:p>0,405008</text:p>
          </table:table-cell>
          <table:table-cell office:value-type="float" office:value="0.439808" calcext:value-type="float">
            <text:p>0,439808</text:p>
          </table:table-cell>
          <table:table-cell office:value-type="float" office:value="0.467179" calcext:value-type="float">
            <text:p>0,467179</text:p>
          </table:table-cell>
          <table:table-cell office:value-type="float" office:value="0.264591" calcext:value-type="float">
            <text:p>0,26459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32868" calcext:value-type="float">
            <text:p>-0,032868</text:p>
          </table:table-cell>
          <table:table-cell office:value-type="float" office:value="0.024279" calcext:value-type="float">
            <text:p>0,024279</text:p>
          </table:table-cell>
          <table:table-cell office:value-type="float" office:value="0.104218" calcext:value-type="float">
            <text:p>0,104218</text:p>
          </table:table-cell>
          <table:table-cell office:value-type="float" office:value="0.190307" calcext:value-type="float">
            <text:p>0,190307</text:p>
          </table:table-cell>
          <table:table-cell office:value-type="float" office:value="0.235789" calcext:value-type="float">
            <text:p>0,235789</text:p>
          </table:table-cell>
          <table:table-cell office:value-type="float" office:value="0.270349" calcext:value-type="float">
            <text:p>0,270349</text:p>
          </table:table-cell>
          <table:table-cell office:value-type="float" office:value="0.296591" calcext:value-type="float">
            <text:p>0,296591</text:p>
          </table:table-cell>
          <table:table-cell office:value-type="float" office:value="0.319695" calcext:value-type="float">
            <text:p>0,319695</text:p>
          </table:table-cell>
          <table:table-cell office:value-type="float" office:value="0.354251" calcext:value-type="float">
            <text:p>0,354251</text:p>
          </table:table-cell>
          <table:table-cell office:value-type="float" office:value="0.410767" calcext:value-type="float">
            <text:p>0,410767</text:p>
          </table:table-cell>
          <table:table-cell office:value-type="float" office:value="0.437955" calcext:value-type="float">
            <text:p>0,437955</text:p>
          </table:table-cell>
          <table:table-cell office:value-type="float" office:value="0.467179" calcext:value-type="float">
            <text:p>0,467179</text:p>
          </table:table-cell>
          <table:table-cell office:value-type="float" office:value="0.26442" calcext:value-type="float">
            <text:p>0,2644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35171" calcext:value-type="float">
            <text:p>-0,035171</text:p>
          </table:table-cell>
          <table:table-cell office:value-type="float" office:value="0.023368" calcext:value-type="float">
            <text:p>0,023368</text:p>
          </table:table-cell>
          <table:table-cell office:value-type="float" office:value="0.114231" calcext:value-type="float">
            <text:p>0,114231</text:p>
          </table:table-cell>
          <table:table-cell office:value-type="float" office:value="0.194444" calcext:value-type="float">
            <text:p>0,194444</text:p>
          </table:table-cell>
          <table:table-cell office:value-type="float" office:value="0.242267" calcext:value-type="float">
            <text:p>0,242267</text:p>
          </table:table-cell>
          <table:table-cell office:value-type="float" office:value="0.281104" calcext:value-type="float">
            <text:p>0,281104</text:p>
          </table:table-cell>
          <table:table-cell office:value-type="float" office:value="0.312732" calcext:value-type="float">
            <text:p>0,312732</text:p>
          </table:table-cell>
          <table:table-cell office:value-type="float" office:value="0.342595" calcext:value-type="float">
            <text:p>0,342595</text:p>
          </table:table-cell>
          <table:table-cell office:value-type="float" office:value="0.381908" calcext:value-type="float">
            <text:p>0,381908</text:p>
          </table:table-cell>
          <table:table-cell office:value-type="float" office:value="0.419533" calcext:value-type="float">
            <text:p>0,419533</text:p>
          </table:table-cell>
          <table:table-cell office:value-type="float" office:value="0.443371" calcext:value-type="float">
            <text:p>0,443371</text:p>
          </table:table-cell>
          <table:table-cell office:value-type="float" office:value="0.467179" calcext:value-type="float">
            <text:p>0,467179</text:p>
          </table:table-cell>
          <table:table-cell office:value-type="float" office:value="0.275555" calcext:value-type="float">
            <text:p>0,27555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35171" calcext:value-type="float">
            <text:p>-0,035171</text:p>
          </table:table-cell>
          <table:table-cell office:value-type="float" office:value="0.02884" calcext:value-type="float">
            <text:p>0,02884</text:p>
          </table:table-cell>
          <table:table-cell office:value-type="float" office:value="0.125832" calcext:value-type="float">
            <text:p>0,125832</text:p>
          </table:table-cell>
          <table:table-cell office:value-type="float" office:value="0.193412" calcext:value-type="float">
            <text:p>0,193412</text:p>
          </table:table-cell>
          <table:table-cell office:value-type="float" office:value="0.240382" calcext:value-type="float">
            <text:p>0,240382</text:p>
          </table:table-cell>
          <table:table-cell office:value-type="float" office:value="0.285472" calcext:value-type="float">
            <text:p>0,285472</text:p>
          </table:table-cell>
          <table:table-cell office:value-type="float" office:value="0.326905" calcext:value-type="float">
            <text:p>0,326905</text:p>
          </table:table-cell>
          <table:table-cell office:value-type="float" office:value="0.360689" calcext:value-type="float">
            <text:p>0,360689</text:p>
          </table:table-cell>
          <table:table-cell office:value-type="float" office:value="0.396318" calcext:value-type="float">
            <text:p>0,396318</text:p>
          </table:table-cell>
          <table:table-cell office:value-type="float" office:value="0.421506" calcext:value-type="float">
            <text:p>0,421506</text:p>
          </table:table-cell>
          <table:table-cell office:value-type="float" office:value="0.445606" calcext:value-type="float">
            <text:p>0,445606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282496" calcext:value-type="float">
            <text:p>0,2824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676" calcext:value-type="float">
            <text:p>0,006676</text:p>
          </table:table-cell>
          <table:table-cell office:value-type="float" office:value="0.055073" calcext:value-type="float">
            <text:p>0,055073</text:p>
          </table:table-cell>
          <table:table-cell office:value-type="float" office:value="0.176322" calcext:value-type="float">
            <text:p>0,176322</text:p>
          </table:table-cell>
          <table:table-cell office:value-type="float" office:value="0.239726" calcext:value-type="float">
            <text:p>0,239726</text:p>
          </table:table-cell>
          <table:table-cell office:value-type="float" office:value="0.278871" calcext:value-type="float">
            <text:p>0,278871</text:p>
          </table:table-cell>
          <table:table-cell office:value-type="float" office:value="0.311067" calcext:value-type="float">
            <text:p>0,311067</text:p>
          </table:table-cell>
          <table:table-cell office:value-type="float" office:value="0.334809" calcext:value-type="float">
            <text:p>0,334809</text:p>
          </table:table-cell>
          <table:table-cell office:value-type="float" office:value="0.372326" calcext:value-type="float">
            <text:p>0,372326</text:p>
          </table:table-cell>
          <table:table-cell office:value-type="float" office:value="0.403866" calcext:value-type="float">
            <text:p>0,403866</text:p>
          </table:table-cell>
          <table:table-cell office:value-type="float" office:value="0.425528" calcext:value-type="float">
            <text:p>0,425528</text:p>
          </table:table-cell>
          <table:table-cell office:value-type="float" office:value="0.451069" calcext:value-type="float">
            <text:p>0,451069</text:p>
          </table:table-cell>
          <table:table-cell office:value-type="float" office:value="0.475673" calcext:value-type="float">
            <text:p>0,475673</text:p>
          </table:table-cell>
          <table:table-cell office:value-type="float" office:value="0.304866" calcext:value-type="float">
            <text:p>0,30486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4417" calcext:value-type="float">
            <text:p>0,014417</text:p>
          </table:table-cell>
          <table:table-cell office:value-type="float" office:value="0.049875" calcext:value-type="float">
            <text:p>0,049875</text:p>
          </table:table-cell>
          <table:table-cell office:value-type="float" office:value="0.158685" calcext:value-type="float">
            <text:p>0,158685</text:p>
          </table:table-cell>
          <table:table-cell office:value-type="float" office:value="0.220731" calcext:value-type="float">
            <text:p>0,220731</text:p>
          </table:table-cell>
          <table:table-cell office:value-type="float" office:value="0.255961" calcext:value-type="float">
            <text:p>0,255961</text:p>
          </table:table-cell>
          <table:table-cell office:value-type="float" office:value="0.294467" calcext:value-type="float">
            <text:p>0,294467</text:p>
          </table:table-cell>
          <table:table-cell office:value-type="float" office:value="0.329036" calcext:value-type="float">
            <text:p>0,329036</text:p>
          </table:table-cell>
          <table:table-cell office:value-type="float" office:value="0.375609" calcext:value-type="float">
            <text:p>0,375609</text:p>
          </table:table-cell>
          <table:table-cell office:value-type="float" office:value="0.410366" calcext:value-type="float">
            <text:p>0,410366</text:p>
          </table:table-cell>
          <table:table-cell office:value-type="float" office:value="0.42958" calcext:value-type="float">
            <text:p>0,42958</text:p>
          </table:table-cell>
          <table:table-cell office:value-type="float" office:value="0.452543" calcext:value-type="float">
            <text:p>0,452543</text:p>
          </table:table-cell>
          <table:table-cell office:value-type="float" office:value="0.475673" calcext:value-type="float">
            <text:p>0,475673</text:p>
          </table:table-cell>
          <table:table-cell office:value-type="float" office:value="0.297685" calcext:value-type="float">
            <text:p>0,29768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004606" calcext:value-type="float">
            <text:p>-0,004606</text:p>
          </table:table-cell>
          <table:table-cell office:value-type="float" office:value="0.164733" calcext:value-type="float">
            <text:p>0,164733</text:p>
          </table:table-cell>
          <table:table-cell office:value-type="float" office:value="0.225676" calcext:value-type="float">
            <text:p>0,225676</text:p>
          </table:table-cell>
          <table:table-cell office:value-type="float" office:value="0.260066" calcext:value-type="float">
            <text:p>0,260066</text:p>
          </table:table-cell>
          <table:table-cell office:value-type="float" office:value="0.307286" calcext:value-type="float">
            <text:p>0,307286</text:p>
          </table:table-cell>
          <table:table-cell office:value-type="float" office:value="0.341005" calcext:value-type="float">
            <text:p>0,341005</text:p>
          </table:table-cell>
          <table:table-cell office:value-type="float" office:value="0.379568" calcext:value-type="float">
            <text:p>0,379568</text:p>
          </table:table-cell>
          <table:table-cell office:value-type="float" office:value="0.410149" calcext:value-type="float">
            <text:p>0,410149</text:p>
          </table:table-cell>
          <table:table-cell office:value-type="float" office:value="0.428286" calcext:value-type="float">
            <text:p>0,428286</text:p>
          </table:table-cell>
          <table:table-cell office:value-type="float" office:value="0.451353" calcext:value-type="float">
            <text:p>0,451353</text:p>
          </table:table-cell>
          <table:table-cell office:value-type="float" office:value="0.475673" calcext:value-type="float">
            <text:p>0,475673</text:p>
          </table:table-cell>
          <table:table-cell office:value-type="float" office:value="0.296352" calcext:value-type="float">
            <text:p>0,2963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4417" calcext:value-type="float">
            <text:p>0,014417</text:p>
          </table:table-cell>
          <table:table-cell office:value-type="float" office:value="0.088349" calcext:value-type="float">
            <text:p>0,088349</text:p>
          </table:table-cell>
          <table:table-cell office:value-type="float" office:value="0.198837" calcext:value-type="float">
            <text:p>0,198837</text:p>
          </table:table-cell>
          <table:table-cell office:value-type="float" office:value="0.23429" calcext:value-type="float">
            <text:p>0,23429</text:p>
          </table:table-cell>
          <table:table-cell office:value-type="float" office:value="0.284396" calcext:value-type="float">
            <text:p>0,284396</text:p>
          </table:table-cell>
          <table:table-cell office:value-type="float" office:value="0.322263" calcext:value-type="float">
            <text:p>0,322263</text:p>
          </table:table-cell>
          <table:table-cell office:value-type="float" office:value="0.360108" calcext:value-type="float">
            <text:p>0,360108</text:p>
          </table:table-cell>
          <table:table-cell office:value-type="float" office:value="0.397847" calcext:value-type="float">
            <text:p>0,397847</text:p>
          </table:table-cell>
          <table:table-cell office:value-type="float" office:value="0.415861" calcext:value-type="float">
            <text:p>0,415861</text:p>
          </table:table-cell>
          <table:table-cell office:value-type="float" office:value="0.433712" calcext:value-type="float">
            <text:p>0,433712</text:p>
          </table:table-cell>
          <table:table-cell office:value-type="float" office:value="0.451252" calcext:value-type="float">
            <text:p>0,451252</text:p>
          </table:table-cell>
          <table:table-cell office:value-type="float" office:value="0.476136" calcext:value-type="float">
            <text:p>0,476136</text:p>
          </table:table-cell>
          <table:table-cell office:value-type="float" office:value="0.318692" calcext:value-type="float">
            <text:p>0,31869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0314" calcext:value-type="float">
            <text:p>0,020314</text:p>
          </table:table-cell>
          <table:table-cell office:value-type="float" office:value="0.119092" calcext:value-type="float">
            <text:p>0,119092</text:p>
          </table:table-cell>
          <table:table-cell office:value-type="float" office:value="0.212014" calcext:value-type="float">
            <text:p>0,212014</text:p>
          </table:table-cell>
          <table:table-cell office:value-type="float" office:value="0.239361" calcext:value-type="float">
            <text:p>0,239361</text:p>
          </table:table-cell>
          <table:table-cell office:value-type="float" office:value="0.283721" calcext:value-type="float">
            <text:p>0,283721</text:p>
          </table:table-cell>
          <table:table-cell office:value-type="float" office:value="0.319673" calcext:value-type="float">
            <text:p>0,319673</text:p>
          </table:table-cell>
          <table:table-cell office:value-type="float" office:value="0.366611" calcext:value-type="float">
            <text:p>0,366611</text:p>
          </table:table-cell>
          <table:table-cell office:value-type="float" office:value="0.395367" calcext:value-type="float">
            <text:p>0,395367</text:p>
          </table:table-cell>
          <table:table-cell office:value-type="float" office:value="0.412261" calcext:value-type="float">
            <text:p>0,412261</text:p>
          </table:table-cell>
          <table:table-cell office:value-type="float" office:value="0.431292" calcext:value-type="float">
            <text:p>0,431292</text:p>
          </table:table-cell>
          <table:table-cell office:value-type="float" office:value="0.456605" calcext:value-type="float">
            <text:p>0,456605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3236" calcext:value-type="float">
            <text:p>0,323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4417" calcext:value-type="float">
            <text:p>0,014417</text:p>
          </table:table-cell>
          <table:table-cell office:value-type="float" office:value="0.106341" calcext:value-type="float">
            <text:p>0,106341</text:p>
          </table:table-cell>
          <table:table-cell office:value-type="float" office:value="0.218283" calcext:value-type="float">
            <text:p>0,218283</text:p>
          </table:table-cell>
          <table:table-cell office:value-type="float" office:value="0.259106" calcext:value-type="float">
            <text:p>0,259106</text:p>
          </table:table-cell>
          <table:table-cell office:value-type="float" office:value="0.299612" calcext:value-type="float">
            <text:p>0,299612</text:p>
          </table:table-cell>
          <table:table-cell office:value-type="float" office:value="0.339879" calcext:value-type="float">
            <text:p>0,339879</text:p>
          </table:table-cell>
          <table:table-cell office:value-type="float" office:value="0.375986" calcext:value-type="float">
            <text:p>0,375986</text:p>
          </table:table-cell>
          <table:table-cell office:value-type="float" office:value="0.400494" calcext:value-type="float">
            <text:p>0,400494</text:p>
          </table:table-cell>
          <table:table-cell office:value-type="float" office:value="0.420236" calcext:value-type="float">
            <text:p>0,420236</text:p>
          </table:table-cell>
          <table:table-cell office:value-type="float" office:value="0.438005" calcext:value-type="float">
            <text:p>0,438005</text:p>
          </table:table-cell>
          <table:table-cell office:value-type="float" office:value="0.465952" calcext:value-type="float">
            <text:p>0,46595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2389" calcext:value-type="float">
            <text:p>0,33238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34093" calcext:value-type="float">
            <text:p>-0,034093</text:p>
          </table:table-cell>
          <table:table-cell office:value-type="float" office:value="0.035201" calcext:value-type="float">
            <text:p>0,035201</text:p>
          </table:table-cell>
          <table:table-cell office:value-type="float" office:value="0.180848" calcext:value-type="float">
            <text:p>0,180848</text:p>
          </table:table-cell>
          <table:table-cell office:value-type="float" office:value="0.239401" calcext:value-type="float">
            <text:p>0,239401</text:p>
          </table:table-cell>
          <table:table-cell office:value-type="float" office:value="0.286089" calcext:value-type="float">
            <text:p>0,286089</text:p>
          </table:table-cell>
          <table:table-cell office:value-type="float" office:value="0.311947" calcext:value-type="float">
            <text:p>0,311947</text:p>
          </table:table-cell>
          <table:table-cell office:value-type="float" office:value="0.354247" calcext:value-type="float">
            <text:p>0,354247</text:p>
          </table:table-cell>
          <table:table-cell office:value-type="float" office:value="0.389333" calcext:value-type="float">
            <text:p>0,389333</text:p>
          </table:table-cell>
          <table:table-cell office:value-type="float" office:value="0.415132" calcext:value-type="float">
            <text:p>0,415132</text:p>
          </table:table-cell>
          <table:table-cell office:value-type="float" office:value="0.43316" calcext:value-type="float">
            <text:p>0,43316</text:p>
          </table:table-cell>
          <table:table-cell office:value-type="float" office:value="0.463262" calcext:value-type="float">
            <text:p>0,46326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10862" calcext:value-type="float">
            <text:p>0,31086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1795" calcext:value-type="float">
            <text:p>0,011795</text:p>
          </table:table-cell>
          <table:table-cell office:value-type="float" office:value="0.073346" calcext:value-type="float">
            <text:p>0,073346</text:p>
          </table:table-cell>
          <table:table-cell office:value-type="float" office:value="0.195371" calcext:value-type="float">
            <text:p>0,195371</text:p>
          </table:table-cell>
          <table:table-cell office:value-type="float" office:value="0.240959" calcext:value-type="float">
            <text:p>0,240959</text:p>
          </table:table-cell>
          <table:table-cell office:value-type="float" office:value="0.288523" calcext:value-type="float">
            <text:p>0,288523</text:p>
          </table:table-cell>
          <table:table-cell office:value-type="float" office:value="0.320215" calcext:value-type="float">
            <text:p>0,320215</text:p>
          </table:table-cell>
          <table:table-cell office:value-type="float" office:value="0.362388" calcext:value-type="float">
            <text:p>0,362388</text:p>
          </table:table-cell>
          <table:table-cell office:value-type="float" office:value="0.39491" calcext:value-type="float">
            <text:p>0,39491</text:p>
          </table:table-cell>
          <table:table-cell office:value-type="float" office:value="0.41517" calcext:value-type="float">
            <text:p>0,41517</text:p>
          </table:table-cell>
          <table:table-cell office:value-type="float" office:value="0.430638" calcext:value-type="float">
            <text:p>0,430638</text:p>
          </table:table-cell>
          <table:table-cell office:value-type="float" office:value="0.45941" calcext:value-type="float">
            <text:p>0,45941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18093" calcext:value-type="float">
            <text:p>0,31809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2426" calcext:value-type="float">
            <text:p>0,012426</text:p>
          </table:table-cell>
          <table:table-cell office:value-type="float" office:value="0.058429" calcext:value-type="float">
            <text:p>0,058429</text:p>
          </table:table-cell>
          <table:table-cell office:value-type="float" office:value="0.200474" calcext:value-type="float">
            <text:p>0,200474</text:p>
          </table:table-cell>
          <table:table-cell office:value-type="float" office:value="0.263321" calcext:value-type="float">
            <text:p>0,263321</text:p>
          </table:table-cell>
          <table:table-cell office:value-type="float" office:value="0.29706" calcext:value-type="float">
            <text:p>0,29706</text:p>
          </table:table-cell>
          <table:table-cell office:value-type="float" office:value="0.330585" calcext:value-type="float">
            <text:p>0,330585</text:p>
          </table:table-cell>
          <table:table-cell office:value-type="float" office:value="0.36795" calcext:value-type="float">
            <text:p>0,36795</text:p>
          </table:table-cell>
          <table:table-cell office:value-type="float" office:value="0.397629" calcext:value-type="float">
            <text:p>0,397629</text:p>
          </table:table-cell>
          <table:table-cell office:value-type="float" office:value="0.416464" calcext:value-type="float">
            <text:p>0,416464</text:p>
          </table:table-cell>
          <table:table-cell office:value-type="float" office:value="0.433558" calcext:value-type="float">
            <text:p>0,433558</text:p>
          </table:table-cell>
          <table:table-cell office:value-type="float" office:value="0.459053" calcext:value-type="float">
            <text:p>0,459053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22452" calcext:value-type="float">
            <text:p>0,32245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1795" calcext:value-type="float">
            <text:p>0,011795</text:p>
          </table:table-cell>
          <table:table-cell office:value-type="float" office:value="0.064179" calcext:value-type="float">
            <text:p>0,064179</text:p>
          </table:table-cell>
          <table:table-cell office:value-type="float" office:value="0.208429" calcext:value-type="float">
            <text:p>0,208429</text:p>
          </table:table-cell>
          <table:table-cell office:value-type="float" office:value="0.271499" calcext:value-type="float">
            <text:p>0,271499</text:p>
          </table:table-cell>
          <table:table-cell office:value-type="float" office:value="0.30189" calcext:value-type="float">
            <text:p>0,30189</text:p>
          </table:table-cell>
          <table:table-cell office:value-type="float" office:value="0.329308" calcext:value-type="float">
            <text:p>0,329308</text:p>
          </table:table-cell>
          <table:table-cell office:value-type="float" office:value="0.374131" calcext:value-type="float">
            <text:p>0,374131</text:p>
          </table:table-cell>
          <table:table-cell office:value-type="float" office:value="0.404118" calcext:value-type="float">
            <text:p>0,404118</text:p>
          </table:table-cell>
          <table:table-cell office:value-type="float" office:value="0.419794" calcext:value-type="float">
            <text:p>0,419794</text:p>
          </table:table-cell>
          <table:table-cell office:value-type="float" office:value="0.436418" calcext:value-type="float">
            <text:p>0,436418</text:p>
          </table:table-cell>
          <table:table-cell office:value-type="float" office:value="0.460942" calcext:value-type="float">
            <text:p>0,46094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27071" calcext:value-type="float">
            <text:p>0,32707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4498" calcext:value-type="float">
            <text:p>0,014498</text:p>
          </table:table-cell>
          <table:table-cell office:value-type="float" office:value="0.081313" calcext:value-type="float">
            <text:p>0,081313</text:p>
          </table:table-cell>
          <table:table-cell office:value-type="float" office:value="0.2232" calcext:value-type="float">
            <text:p>0,2232</text:p>
          </table:table-cell>
          <table:table-cell office:value-type="float" office:value="0.284288" calcext:value-type="float">
            <text:p>0,284288</text:p>
          </table:table-cell>
          <table:table-cell office:value-type="float" office:value="0.308711" calcext:value-type="float">
            <text:p>0,308711</text:p>
          </table:table-cell>
          <table:table-cell office:value-type="float" office:value="0.331489" calcext:value-type="float">
            <text:p>0,331489</text:p>
          </table:table-cell>
          <table:table-cell office:value-type="float" office:value="0.374346" calcext:value-type="float">
            <text:p>0,374346</text:p>
          </table:table-cell>
          <table:table-cell office:value-type="float" office:value="0.404969" calcext:value-type="float">
            <text:p>0,404969</text:p>
          </table:table-cell>
          <table:table-cell office:value-type="float" office:value="0.416686" calcext:value-type="float">
            <text:p>0,416686</text:p>
          </table:table-cell>
          <table:table-cell office:value-type="float" office:value="0.432234" calcext:value-type="float">
            <text:p>0,432234</text:p>
          </table:table-cell>
          <table:table-cell office:value-type="float" office:value="0.465345" calcext:value-type="float">
            <text:p>0,465345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2258" calcext:value-type="float">
            <text:p>0,33225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4417" calcext:value-type="float">
            <text:p>0,014417</text:p>
          </table:table-cell>
          <table:table-cell office:value-type="float" office:value="0.109806" calcext:value-type="float">
            <text:p>0,109806</text:p>
          </table:table-cell>
          <table:table-cell office:value-type="float" office:value="0.229819" calcext:value-type="float">
            <text:p>0,229819</text:p>
          </table:table-cell>
          <table:table-cell office:value-type="float" office:value="0.279853" calcext:value-type="float">
            <text:p>0,279853</text:p>
          </table:table-cell>
          <table:table-cell office:value-type="float" office:value="0.303674" calcext:value-type="float">
            <text:p>0,303674</text:p>
          </table:table-cell>
          <table:table-cell office:value-type="float" office:value="0.328666" calcext:value-type="float">
            <text:p>0,328666</text:p>
          </table:table-cell>
          <table:table-cell office:value-type="float" office:value="0.371698" calcext:value-type="float">
            <text:p>0,371698</text:p>
          </table:table-cell>
          <table:table-cell office:value-type="float" office:value="0.409407" calcext:value-type="float">
            <text:p>0,409407</text:p>
          </table:table-cell>
          <table:table-cell office:value-type="float" office:value="0.422723" calcext:value-type="float">
            <text:p>0,422723</text:p>
          </table:table-cell>
          <table:table-cell office:value-type="float" office:value="0.438078" calcext:value-type="float">
            <text:p>0,438078</text:p>
          </table:table-cell>
          <table:table-cell office:value-type="float" office:value="0.469107" calcext:value-type="float">
            <text:p>0,469107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6283" calcext:value-type="float">
            <text:p>0,33628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082191" calcext:value-type="float">
            <text:p>-0,082191</text:p>
          </table:table-cell>
          <table:table-cell office:value-type="float" office:value="0.04515" calcext:value-type="float">
            <text:p>0,04515</text:p>
          </table:table-cell>
          <table:table-cell office:value-type="float" office:value="0.181775" calcext:value-type="float">
            <text:p>0,181775</text:p>
          </table:table-cell>
          <table:table-cell office:value-type="float" office:value="0.250033" calcext:value-type="float">
            <text:p>0,250033</text:p>
          </table:table-cell>
          <table:table-cell office:value-type="float" office:value="0.291088" calcext:value-type="float">
            <text:p>0,291088</text:p>
          </table:table-cell>
          <table:table-cell office:value-type="float" office:value="0.316963" calcext:value-type="float">
            <text:p>0,316963</text:p>
          </table:table-cell>
          <table:table-cell office:value-type="float" office:value="0.352894" calcext:value-type="float">
            <text:p>0,352894</text:p>
          </table:table-cell>
          <table:table-cell office:value-type="float" office:value="0.396613" calcext:value-type="float">
            <text:p>0,396613</text:p>
          </table:table-cell>
          <table:table-cell office:value-type="float" office:value="0.416952" calcext:value-type="float">
            <text:p>0,416952</text:p>
          </table:table-cell>
          <table:table-cell office:value-type="float" office:value="0.429614" calcext:value-type="float">
            <text:p>0,429614</text:p>
          </table:table-cell>
          <table:table-cell office:value-type="float" office:value="0.462378" calcext:value-type="float">
            <text:p>0,462378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14346" calcext:value-type="float">
            <text:p>0,31434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7929" calcext:value-type="float">
            <text:p>0,027929</text:p>
          </table:table-cell>
          <table:table-cell office:value-type="float" office:value="0.098344" calcext:value-type="float">
            <text:p>0,098344</text:p>
          </table:table-cell>
          <table:table-cell office:value-type="float" office:value="0.20362" calcext:value-type="float">
            <text:p>0,20362</text:p>
          </table:table-cell>
          <table:table-cell office:value-type="float" office:value="0.251239" calcext:value-type="float">
            <text:p>0,251239</text:p>
          </table:table-cell>
          <table:table-cell office:value-type="float" office:value="0.301221" calcext:value-type="float">
            <text:p>0,301221</text:p>
          </table:table-cell>
          <table:table-cell office:value-type="float" office:value="0.347833" calcext:value-type="float">
            <text:p>0,347833</text:p>
          </table:table-cell>
          <table:table-cell office:value-type="float" office:value="0.393549" calcext:value-type="float">
            <text:p>0,393549</text:p>
          </table:table-cell>
          <table:table-cell office:value-type="float" office:value="0.415422" calcext:value-type="float">
            <text:p>0,415422</text:p>
          </table:table-cell>
          <table:table-cell office:value-type="float" office:value="0.423729" calcext:value-type="float">
            <text:p>0,423729</text:p>
          </table:table-cell>
          <table:table-cell office:value-type="float" office:value="0.437427" calcext:value-type="float">
            <text:p>0,437427</text:p>
          </table:table-cell>
          <table:table-cell office:value-type="float" office:value="0.469736" calcext:value-type="float">
            <text:p>0,469736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4212" calcext:value-type="float">
            <text:p>0,3342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2007" calcext:value-type="float">
            <text:p>0,022007</text:p>
          </table:table-cell>
          <table:table-cell office:value-type="float" office:value="0.11076" calcext:value-type="float">
            <text:p>0,11076</text:p>
          </table:table-cell>
          <table:table-cell office:value-type="float" office:value="0.207356" calcext:value-type="float">
            <text:p>0,207356</text:p>
          </table:table-cell>
          <table:table-cell office:value-type="float" office:value="0.262179" calcext:value-type="float">
            <text:p>0,262179</text:p>
          </table:table-cell>
          <table:table-cell office:value-type="float" office:value="0.305966" calcext:value-type="float">
            <text:p>0,305966</text:p>
          </table:table-cell>
          <table:table-cell office:value-type="float" office:value="0.338453" calcext:value-type="float">
            <text:p>0,338453</text:p>
          </table:table-cell>
          <table:table-cell office:value-type="float" office:value="0.380003" calcext:value-type="float">
            <text:p>0,380003</text:p>
          </table:table-cell>
          <table:table-cell office:value-type="float" office:value="0.409861" calcext:value-type="float">
            <text:p>0,409861</text:p>
          </table:table-cell>
          <table:table-cell office:value-type="float" office:value="0.422864" calcext:value-type="float">
            <text:p>0,422864</text:p>
          </table:table-cell>
          <table:table-cell office:value-type="float" office:value="0.435953" calcext:value-type="float">
            <text:p>0,435953</text:p>
          </table:table-cell>
          <table:table-cell office:value-type="float" office:value="0.459452" calcext:value-type="float">
            <text:p>0,45945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3285" calcext:value-type="float">
            <text:p>0,33328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050738" calcext:value-type="float">
            <text:p>0,050738</text:p>
          </table:table-cell>
          <table:table-cell office:value-type="float" office:value="0.20792" calcext:value-type="float">
            <text:p>0,20792</text:p>
          </table:table-cell>
          <table:table-cell office:value-type="float" office:value="0.266616" calcext:value-type="float">
            <text:p>0,266616</text:p>
          </table:table-cell>
          <table:table-cell office:value-type="float" office:value="0.301498" calcext:value-type="float">
            <text:p>0,301498</text:p>
          </table:table-cell>
          <table:table-cell office:value-type="float" office:value="0.329934" calcext:value-type="float">
            <text:p>0,329934</text:p>
          </table:table-cell>
          <table:table-cell office:value-type="float" office:value="0.365084" calcext:value-type="float">
            <text:p>0,365084</text:p>
          </table:table-cell>
          <table:table-cell office:value-type="float" office:value="0.400039" calcext:value-type="float">
            <text:p>0,400039</text:p>
          </table:table-cell>
          <table:table-cell office:value-type="float" office:value="0.419096" calcext:value-type="float">
            <text:p>0,419096</text:p>
          </table:table-cell>
          <table:table-cell office:value-type="float" office:value="0.431395" calcext:value-type="float">
            <text:p>0,431395</text:p>
          </table:table-cell>
          <table:table-cell office:value-type="float" office:value="0.459147" calcext:value-type="float">
            <text:p>0,459147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23147" calcext:value-type="float">
            <text:p>0,32314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4417" calcext:value-type="float">
            <text:p>0,014417</text:p>
          </table:table-cell>
          <table:table-cell office:value-type="float" office:value="0.122578" calcext:value-type="float">
            <text:p>0,122578</text:p>
          </table:table-cell>
          <table:table-cell office:value-type="float" office:value="0.219214" calcext:value-type="float">
            <text:p>0,219214</text:p>
          </table:table-cell>
          <table:table-cell office:value-type="float" office:value="0.281678" calcext:value-type="float">
            <text:p>0,281678</text:p>
          </table:table-cell>
          <table:table-cell office:value-type="float" office:value="0.315201" calcext:value-type="float">
            <text:p>0,315201</text:p>
          </table:table-cell>
          <table:table-cell office:value-type="float" office:value="0.352139" calcext:value-type="float">
            <text:p>0,352139</text:p>
          </table:table-cell>
          <table:table-cell office:value-type="float" office:value="0.387612" calcext:value-type="float">
            <text:p>0,387612</text:p>
          </table:table-cell>
          <table:table-cell office:value-type="float" office:value="0.410631" calcext:value-type="float">
            <text:p>0,410631</text:p>
          </table:table-cell>
          <table:table-cell office:value-type="float" office:value="0.419831" calcext:value-type="float">
            <text:p>0,419831</text:p>
          </table:table-cell>
          <table:table-cell office:value-type="float" office:value="0.432478" calcext:value-type="float">
            <text:p>0,432478</text:p>
          </table:table-cell>
          <table:table-cell office:value-type="float" office:value="0.458626" calcext:value-type="float">
            <text:p>0,458626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9999" calcext:value-type="float">
            <text:p>0,33999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4855" calcext:value-type="float">
            <text:p>0,014855</text:p>
          </table:table-cell>
          <table:table-cell office:value-type="float" office:value="0.161997" calcext:value-type="float">
            <text:p>0,161997</text:p>
          </table:table-cell>
          <table:table-cell office:value-type="float" office:value="0.21898" calcext:value-type="float">
            <text:p>0,21898</text:p>
          </table:table-cell>
          <table:table-cell office:value-type="float" office:value="0.270476" calcext:value-type="float">
            <text:p>0,270476</text:p>
          </table:table-cell>
          <table:table-cell office:value-type="float" office:value="0.303497" calcext:value-type="float">
            <text:p>0,303497</text:p>
          </table:table-cell>
          <table:table-cell office:value-type="float" office:value="0.357544" calcext:value-type="float">
            <text:p>0,357544</text:p>
          </table:table-cell>
          <table:table-cell office:value-type="float" office:value="0.393995" calcext:value-type="float">
            <text:p>0,393995</text:p>
          </table:table-cell>
          <table:table-cell office:value-type="float" office:value="0.412844" calcext:value-type="float">
            <text:p>0,412844</text:p>
          </table:table-cell>
          <table:table-cell office:value-type="float" office:value="0.420759" calcext:value-type="float">
            <text:p>0,420759</text:p>
          </table:table-cell>
          <table:table-cell office:value-type="float" office:value="0.432799" calcext:value-type="float">
            <text:p>0,432799</text:p>
          </table:table-cell>
          <table:table-cell office:value-type="float" office:value="0.459286" calcext:value-type="float">
            <text:p>0,459286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43218" calcext:value-type="float">
            <text:p>0,34321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4855" calcext:value-type="float">
            <text:p>0,014855</text:p>
          </table:table-cell>
          <table:table-cell office:value-type="float" office:value="0.157078" calcext:value-type="float">
            <text:p>0,157078</text:p>
          </table:table-cell>
          <table:table-cell office:value-type="float" office:value="0.209643" calcext:value-type="float">
            <text:p>0,209643</text:p>
          </table:table-cell>
          <table:table-cell office:value-type="float" office:value="0.259845" calcext:value-type="float">
            <text:p>0,259845</text:p>
          </table:table-cell>
          <table:table-cell office:value-type="float" office:value="0.297899" calcext:value-type="float">
            <text:p>0,297899</text:p>
          </table:table-cell>
          <table:table-cell office:value-type="float" office:value="0.343493" calcext:value-type="float">
            <text:p>0,343493</text:p>
          </table:table-cell>
          <table:table-cell office:value-type="float" office:value="0.383755" calcext:value-type="float">
            <text:p>0,383755</text:p>
          </table:table-cell>
          <table:table-cell office:value-type="float" office:value="0.409807" calcext:value-type="float">
            <text:p>0,409807</text:p>
          </table:table-cell>
          <table:table-cell office:value-type="float" office:value="0.419067" calcext:value-type="float">
            <text:p>0,419067</text:p>
          </table:table-cell>
          <table:table-cell office:value-type="float" office:value="0.43378" calcext:value-type="float">
            <text:p>0,43378</text:p>
          </table:table-cell>
          <table:table-cell office:value-type="float" office:value="0.461763" calcext:value-type="float">
            <text:p>0,461763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7613" calcext:value-type="float">
            <text:p>0,33761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4855" calcext:value-type="float">
            <text:p>0,014855</text:p>
          </table:table-cell>
          <table:table-cell office:value-type="float" office:value="0.143317" calcext:value-type="float">
            <text:p>0,143317</text:p>
          </table:table-cell>
          <table:table-cell office:value-type="float" office:value="0.215213" calcext:value-type="float">
            <text:p>0,215213</text:p>
          </table:table-cell>
          <table:table-cell office:value-type="float" office:value="0.259001" calcext:value-type="float">
            <text:p>0,259001</text:p>
          </table:table-cell>
          <table:table-cell office:value-type="float" office:value="0.302345" calcext:value-type="float">
            <text:p>0,302345</text:p>
          </table:table-cell>
          <table:table-cell office:value-type="float" office:value="0.343415" calcext:value-type="float">
            <text:p>0,343415</text:p>
          </table:table-cell>
          <table:table-cell office:value-type="float" office:value="0.377092" calcext:value-type="float">
            <text:p>0,377092</text:p>
          </table:table-cell>
          <table:table-cell office:value-type="float" office:value="0.410209" calcext:value-type="float">
            <text:p>0,410209</text:p>
          </table:table-cell>
          <table:table-cell office:value-type="float" office:value="0.421569" calcext:value-type="float">
            <text:p>0,421569</text:p>
          </table:table-cell>
          <table:table-cell office:value-type="float" office:value="0.436465" calcext:value-type="float">
            <text:p>0,436465</text:p>
          </table:table-cell>
          <table:table-cell office:value-type="float" office:value="0.466426" calcext:value-type="float">
            <text:p>0,466426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7505" calcext:value-type="float">
            <text:p>0,33750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090133" calcext:value-type="float">
            <text:p>0,090133</text:p>
          </table:table-cell>
          <table:table-cell office:value-type="float" office:value="0.226658" calcext:value-type="float">
            <text:p>0,226658</text:p>
          </table:table-cell>
          <table:table-cell office:value-type="float" office:value="0.262992" calcext:value-type="float">
            <text:p>0,262992</text:p>
          </table:table-cell>
          <table:table-cell office:value-type="float" office:value="0.307909" calcext:value-type="float">
            <text:p>0,307909</text:p>
          </table:table-cell>
          <table:table-cell office:value-type="float" office:value="0.347413" calcext:value-type="float">
            <text:p>0,347413</text:p>
          </table:table-cell>
          <table:table-cell office:value-type="float" office:value="0.398421" calcext:value-type="float">
            <text:p>0,398421</text:p>
          </table:table-cell>
          <table:table-cell office:value-type="float" office:value="0.416963" calcext:value-type="float">
            <text:p>0,416963</text:p>
          </table:table-cell>
          <table:table-cell office:value-type="float" office:value="0.424558" calcext:value-type="float">
            <text:p>0,424558</text:p>
          </table:table-cell>
          <table:table-cell office:value-type="float" office:value="0.440896" calcext:value-type="float">
            <text:p>0,440896</text:p>
          </table:table-cell>
          <table:table-cell office:value-type="float" office:value="0.476202" calcext:value-type="float">
            <text:p>0,47620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39214" calcext:value-type="float">
            <text:p>0,33921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7221" calcext:value-type="float">
            <text:p>0,027221</text:p>
          </table:table-cell>
          <table:table-cell office:value-type="float" office:value="0.162801" calcext:value-type="float">
            <text:p>0,162801</text:p>
          </table:table-cell>
          <table:table-cell office:value-type="float" office:value="0.230273" calcext:value-type="float">
            <text:p>0,230273</text:p>
          </table:table-cell>
          <table:table-cell office:value-type="float" office:value="0.277505" calcext:value-type="float">
            <text:p>0,277505</text:p>
          </table:table-cell>
          <table:table-cell office:value-type="float" office:value="0.32329" calcext:value-type="float">
            <text:p>0,32329</text:p>
          </table:table-cell>
          <table:table-cell office:value-type="float" office:value="0.368603" calcext:value-type="float">
            <text:p>0,368603</text:p>
          </table:table-cell>
          <table:table-cell office:value-type="float" office:value="0.405069" calcext:value-type="float">
            <text:p>0,405069</text:p>
          </table:table-cell>
          <table:table-cell office:value-type="float" office:value="0.416186" calcext:value-type="float">
            <text:p>0,416186</text:p>
          </table:table-cell>
          <table:table-cell office:value-type="float" office:value="0.422793" calcext:value-type="float">
            <text:p>0,422793</text:p>
          </table:table-cell>
          <table:table-cell office:value-type="float" office:value="0.441603" calcext:value-type="float">
            <text:p>0,441603</text:p>
          </table:table-cell>
          <table:table-cell office:value-type="float" office:value="0.471846" calcext:value-type="float">
            <text:p>0,471846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51997" calcext:value-type="float">
            <text:p>0,35199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0662" calcext:value-type="float">
            <text:p>0,060662</text:p>
          </table:table-cell>
          <table:table-cell office:value-type="float" office:value="0.187055" calcext:value-type="float">
            <text:p>0,187055</text:p>
          </table:table-cell>
          <table:table-cell office:value-type="float" office:value="0.231325" calcext:value-type="float">
            <text:p>0,231325</text:p>
          </table:table-cell>
          <table:table-cell office:value-type="float" office:value="0.264078" calcext:value-type="float">
            <text:p>0,264078</text:p>
          </table:table-cell>
          <table:table-cell office:value-type="float" office:value="0.297604" calcext:value-type="float">
            <text:p>0,297604</text:p>
          </table:table-cell>
          <table:table-cell office:value-type="float" office:value="0.344705" calcext:value-type="float">
            <text:p>0,344705</text:p>
          </table:table-cell>
          <table:table-cell office:value-type="float" office:value="0.390949" calcext:value-type="float">
            <text:p>0,390949</text:p>
          </table:table-cell>
          <table:table-cell office:value-type="float" office:value="0.414744" calcext:value-type="float">
            <text:p>0,414744</text:p>
          </table:table-cell>
          <table:table-cell office:value-type="float" office:value="0.425267" calcext:value-type="float">
            <text:p>0,425267</text:p>
          </table:table-cell>
          <table:table-cell office:value-type="float" office:value="0.445582" calcext:value-type="float">
            <text:p>0,445582</text:p>
          </table:table-cell>
          <table:table-cell office:value-type="float" office:value="0.470412" calcext:value-type="float">
            <text:p>0,47041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47172" calcext:value-type="float">
            <text:p>0,3471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0662" calcext:value-type="float">
            <text:p>0,060662</text:p>
          </table:table-cell>
          <table:table-cell office:value-type="float" office:value="0.16476" calcext:value-type="float">
            <text:p>0,16476</text:p>
          </table:table-cell>
          <table:table-cell office:value-type="float" office:value="0.230164" calcext:value-type="float">
            <text:p>0,230164</text:p>
          </table:table-cell>
          <table:table-cell office:value-type="float" office:value="0.265685" calcext:value-type="float">
            <text:p>0,265685</text:p>
          </table:table-cell>
          <table:table-cell office:value-type="float" office:value="0.299137" calcext:value-type="float">
            <text:p>0,299137</text:p>
          </table:table-cell>
          <table:table-cell office:value-type="float" office:value="0.34251" calcext:value-type="float">
            <text:p>0,34251</text:p>
          </table:table-cell>
          <table:table-cell office:value-type="float" office:value="0.388476" calcext:value-type="float">
            <text:p>0,388476</text:p>
          </table:table-cell>
          <table:table-cell office:value-type="float" office:value="0.411386" calcext:value-type="float">
            <text:p>0,411386</text:p>
          </table:table-cell>
          <table:table-cell office:value-type="float" office:value="0.420323" calcext:value-type="float">
            <text:p>0,420323</text:p>
          </table:table-cell>
          <table:table-cell office:value-type="float" office:value="0.440407" calcext:value-type="float">
            <text:p>0,440407</text:p>
          </table:table-cell>
          <table:table-cell office:value-type="float" office:value="0.466005" calcext:value-type="float">
            <text:p>0,466005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42885" calcext:value-type="float">
            <text:p>0,34288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5555" calcext:value-type="float">
            <text:p>0,005555</text:p>
          </table:table-cell>
          <table:table-cell office:value-type="float" office:value="0.150867" calcext:value-type="float">
            <text:p>0,150867</text:p>
          </table:table-cell>
          <table:table-cell office:value-type="float" office:value="0.238622" calcext:value-type="float">
            <text:p>0,238622</text:p>
          </table:table-cell>
          <table:table-cell office:value-type="float" office:value="0.282268" calcext:value-type="float">
            <text:p>0,282268</text:p>
          </table:table-cell>
          <table:table-cell office:value-type="float" office:value="0.317329" calcext:value-type="float">
            <text:p>0,317329</text:p>
          </table:table-cell>
          <table:table-cell office:value-type="float" office:value="0.35521" calcext:value-type="float">
            <text:p>0,35521</text:p>
          </table:table-cell>
          <table:table-cell office:value-type="float" office:value="0.389005" calcext:value-type="float">
            <text:p>0,389005</text:p>
          </table:table-cell>
          <table:table-cell office:value-type="float" office:value="0.410244" calcext:value-type="float">
            <text:p>0,410244</text:p>
          </table:table-cell>
          <table:table-cell office:value-type="float" office:value="0.419437" calcext:value-type="float">
            <text:p>0,419437</text:p>
          </table:table-cell>
          <table:table-cell office:value-type="float" office:value="0.436716" calcext:value-type="float">
            <text:p>0,436716</text:p>
          </table:table-cell>
          <table:table-cell office:value-type="float" office:value="0.467472" calcext:value-type="float">
            <text:p>0,46747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46717" calcext:value-type="float">
            <text:p>0,34671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12563" calcext:value-type="float">
            <text:p>-0,012563</text:p>
          </table:table-cell>
          <table:table-cell office:value-type="float" office:value="0.138936" calcext:value-type="float">
            <text:p>0,138936</text:p>
          </table:table-cell>
          <table:table-cell office:value-type="float" office:value="0.237222" calcext:value-type="float">
            <text:p>0,237222</text:p>
          </table:table-cell>
          <table:table-cell office:value-type="float" office:value="0.282307" calcext:value-type="float">
            <text:p>0,282307</text:p>
          </table:table-cell>
          <table:table-cell office:value-type="float" office:value="0.311351" calcext:value-type="float">
            <text:p>0,311351</text:p>
          </table:table-cell>
          <table:table-cell office:value-type="float" office:value="0.359874" calcext:value-type="float">
            <text:p>0,359874</text:p>
          </table:table-cell>
          <table:table-cell office:value-type="float" office:value="0.392775" calcext:value-type="float">
            <text:p>0,392775</text:p>
          </table:table-cell>
          <table:table-cell office:value-type="float" office:value="0.412743" calcext:value-type="float">
            <text:p>0,412743</text:p>
          </table:table-cell>
          <table:table-cell office:value-type="float" office:value="0.425596" calcext:value-type="float">
            <text:p>0,425596</text:p>
          </table:table-cell>
          <table:table-cell office:value-type="float" office:value="0.451202" calcext:value-type="float">
            <text:p>0,451202</text:p>
          </table:table-cell>
          <table:table-cell office:value-type="float" office:value="0.476105" calcext:value-type="float">
            <text:p>0,476105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48811" calcext:value-type="float">
            <text:p>0,34881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12563" calcext:value-type="float">
            <text:p>-0,012563</text:p>
          </table:table-cell>
          <table:table-cell office:value-type="float" office:value="0.174266" calcext:value-type="float">
            <text:p>0,174266</text:p>
          </table:table-cell>
          <table:table-cell office:value-type="float" office:value="0.251473" calcext:value-type="float">
            <text:p>0,251473</text:p>
          </table:table-cell>
          <table:table-cell office:value-type="float" office:value="0.300476" calcext:value-type="float">
            <text:p>0,300476</text:p>
          </table:table-cell>
          <table:table-cell office:value-type="float" office:value="0.354383" calcext:value-type="float">
            <text:p>0,354383</text:p>
          </table:table-cell>
          <table:table-cell office:value-type="float" office:value="0.390038" calcext:value-type="float">
            <text:p>0,390038</text:p>
          </table:table-cell>
          <table:table-cell office:value-type="float" office:value="0.409272" calcext:value-type="float">
            <text:p>0,409272</text:p>
          </table:table-cell>
          <table:table-cell office:value-type="float" office:value="0.419761" calcext:value-type="float">
            <text:p>0,419761</text:p>
          </table:table-cell>
          <table:table-cell office:value-type="float" office:value="0.438893" calcext:value-type="float">
            <text:p>0,438893</text:p>
          </table:table-cell>
          <table:table-cell office:value-type="float" office:value="0.453901" calcext:value-type="float">
            <text:p>0,453901</text:p>
          </table:table-cell>
          <table:table-cell office:value-type="float" office:value="0.475742" calcext:value-type="float">
            <text:p>0,47574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66821" calcext:value-type="float">
            <text:p>0,36682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8226" calcext:value-type="float">
            <text:p>0,008226</text:p>
          </table:table-cell>
          <table:table-cell office:value-type="float" office:value="0.179838" calcext:value-type="float">
            <text:p>0,179838</text:p>
          </table:table-cell>
          <table:table-cell office:value-type="float" office:value="0.256389" calcext:value-type="float">
            <text:p>0,256389</text:p>
          </table:table-cell>
          <table:table-cell office:value-type="float" office:value="0.306816" calcext:value-type="float">
            <text:p>0,306816</text:p>
          </table:table-cell>
          <table:table-cell office:value-type="float" office:value="0.341746" calcext:value-type="float">
            <text:p>0,341746</text:p>
          </table:table-cell>
          <table:table-cell office:value-type="float" office:value="0.386577" calcext:value-type="float">
            <text:p>0,386577</text:p>
          </table:table-cell>
          <table:table-cell office:value-type="float" office:value="0.41014" calcext:value-type="float">
            <text:p>0,41014</text:p>
          </table:table-cell>
          <table:table-cell office:value-type="float" office:value="0.419385" calcext:value-type="float">
            <text:p>0,419385</text:p>
          </table:table-cell>
          <table:table-cell office:value-type="float" office:value="0.438186" calcext:value-type="float">
            <text:p>0,438186</text:p>
          </table:table-cell>
          <table:table-cell office:value-type="float" office:value="0.453849" calcext:value-type="float">
            <text:p>0,453849</text:p>
          </table:table-cell>
          <table:table-cell office:value-type="float" office:value="0.475429" calcext:value-type="float">
            <text:p>0,475429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66835" calcext:value-type="float">
            <text:p>0,36683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88137" calcext:value-type="float">
            <text:p>0,188137</text:p>
          </table:table-cell>
          <table:table-cell office:value-type="float" office:value="0.219601" calcext:value-type="float">
            <text:p>0,219601</text:p>
          </table:table-cell>
          <table:table-cell office:value-type="float" office:value="0.280472" calcext:value-type="float">
            <text:p>0,280472</text:p>
          </table:table-cell>
          <table:table-cell office:value-type="float" office:value="0.316971" calcext:value-type="float">
            <text:p>0,316971</text:p>
          </table:table-cell>
          <table:table-cell office:value-type="float" office:value="0.362692" calcext:value-type="float">
            <text:p>0,362692</text:p>
          </table:table-cell>
          <table:table-cell office:value-type="float" office:value="0.39728" calcext:value-type="float">
            <text:p>0,39728</text:p>
          </table:table-cell>
          <table:table-cell office:value-type="float" office:value="0.414065" calcext:value-type="float">
            <text:p>0,414065</text:p>
          </table:table-cell>
          <table:table-cell office:value-type="float" office:value="0.419683" calcext:value-type="float">
            <text:p>0,419683</text:p>
          </table:table-cell>
          <table:table-cell office:value-type="float" office:value="0.438335" calcext:value-type="float">
            <text:p>0,438335</text:p>
          </table:table-cell>
          <table:table-cell office:value-type="float" office:value="0.451108" calcext:value-type="float">
            <text:p>0,451108</text:p>
          </table:table-cell>
          <table:table-cell office:value-type="float" office:value="0.474344" calcext:value-type="float">
            <text:p>0,474344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77455" calcext:value-type="float">
            <text:p>0,3774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0521" calcext:value-type="float">
            <text:p>0,080521</text:p>
          </table:table-cell>
          <table:table-cell office:value-type="float" office:value="0.214561" calcext:value-type="float">
            <text:p>0,214561</text:p>
          </table:table-cell>
          <table:table-cell office:value-type="float" office:value="0.288976" calcext:value-type="float">
            <text:p>0,288976</text:p>
          </table:table-cell>
          <table:table-cell office:value-type="float" office:value="0.321652" calcext:value-type="float">
            <text:p>0,321652</text:p>
          </table:table-cell>
          <table:table-cell office:value-type="float" office:value="0.371197" calcext:value-type="float">
            <text:p>0,371197</text:p>
          </table:table-cell>
          <table:table-cell office:value-type="float" office:value="0.406328" calcext:value-type="float">
            <text:p>0,406328</text:p>
          </table:table-cell>
          <table:table-cell office:value-type="float" office:value="0.414632" calcext:value-type="float">
            <text:p>0,414632</text:p>
          </table:table-cell>
          <table:table-cell office:value-type="float" office:value="0.421676" calcext:value-type="float">
            <text:p>0,421676</text:p>
          </table:table-cell>
          <table:table-cell office:value-type="float" office:value="0.444011" calcext:value-type="float">
            <text:p>0,444011</text:p>
          </table:table-cell>
          <table:table-cell office:value-type="float" office:value="0.455061" calcext:value-type="float">
            <text:p>0,455061</text:p>
          </table:table-cell>
          <table:table-cell office:value-type="float" office:value="0.475412" calcext:value-type="float">
            <text:p>0,47541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8135" calcext:value-type="float">
            <text:p>0,3813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5656" calcext:value-type="float">
            <text:p>0,075656</text:p>
          </table:table-cell>
          <table:table-cell office:value-type="float" office:value="0.200733" calcext:value-type="float">
            <text:p>0,200733</text:p>
          </table:table-cell>
          <table:table-cell office:value-type="float" office:value="0.275607" calcext:value-type="float">
            <text:p>0,275607</text:p>
          </table:table-cell>
          <table:table-cell office:value-type="float" office:value="0.325377" calcext:value-type="float">
            <text:p>0,325377</text:p>
          </table:table-cell>
          <table:table-cell office:value-type="float" office:value="0.395915" calcext:value-type="float">
            <text:p>0,395915</text:p>
          </table:table-cell>
          <table:table-cell office:value-type="float" office:value="0.411825" calcext:value-type="float">
            <text:p>0,411825</text:p>
          </table:table-cell>
          <table:table-cell office:value-type="float" office:value="0.416918" calcext:value-type="float">
            <text:p>0,416918</text:p>
          </table:table-cell>
          <table:table-cell office:value-type="float" office:value="0.428881" calcext:value-type="float">
            <text:p>0,428881</text:p>
          </table:table-cell>
          <table:table-cell office:value-type="float" office:value="0.445872" calcext:value-type="float">
            <text:p>0,445872</text:p>
          </table:table-cell>
          <table:table-cell office:value-type="float" office:value="0.452517" calcext:value-type="float">
            <text:p>0,452517</text:p>
          </table:table-cell>
          <table:table-cell office:value-type="float" office:value="0.474922" calcext:value-type="float">
            <text:p>0,474922</text:p>
          </table:table-cell>
          <table:table-cell office:value-type="float" office:value="0.483384" calcext:value-type="float">
            <text:p>0,483384</text:p>
          </table:table-cell>
          <table:table-cell office:value-type="float" office:value="0.382857" calcext:value-type="float">
            <text:p>0,38285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5656" calcext:value-type="float">
            <text:p>0,075656</text:p>
          </table:table-cell>
          <table:table-cell office:value-type="float" office:value="0.183353" calcext:value-type="float">
            <text:p>0,183353</text:p>
          </table:table-cell>
          <table:table-cell office:value-type="float" office:value="0.250693" calcext:value-type="float">
            <text:p>0,250693</text:p>
          </table:table-cell>
          <table:table-cell office:value-type="float" office:value="0.320284" calcext:value-type="float">
            <text:p>0,320284</text:p>
          </table:table-cell>
          <table:table-cell office:value-type="float" office:value="0.3963" calcext:value-type="float">
            <text:p>0,3963</text:p>
          </table:table-cell>
          <table:table-cell office:value-type="float" office:value="0.413245" calcext:value-type="float">
            <text:p>0,413245</text:p>
          </table:table-cell>
          <table:table-cell office:value-type="float" office:value="0.416462" calcext:value-type="float">
            <text:p>0,416462</text:p>
          </table:table-cell>
          <table:table-cell office:value-type="float" office:value="0.429966" calcext:value-type="float">
            <text:p>0,429966</text:p>
          </table:table-cell>
          <table:table-cell office:value-type="float" office:value="0.446572" calcext:value-type="float">
            <text:p>0,446572</text:p>
          </table:table-cell>
          <table:table-cell office:value-type="float" office:value="0.458293" calcext:value-type="float">
            <text:p>0,458293</text:p>
          </table:table-cell>
          <table:table-cell office:value-type="float" office:value="0.476664" calcext:value-type="float">
            <text:p>0,476664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379183" calcext:value-type="float">
            <text:p>0,37918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20786" calcext:value-type="float">
            <text:p>-0,020786</text:p>
          </table:table-cell>
          <table:table-cell office:value-type="float" office:value="0.181145" calcext:value-type="float">
            <text:p>0,181145</text:p>
          </table:table-cell>
          <table:table-cell office:value-type="float" office:value="0.286865" calcext:value-type="float">
            <text:p>0,286865</text:p>
          </table:table-cell>
          <table:table-cell office:value-type="float" office:value="0.373994" calcext:value-type="float">
            <text:p>0,373994</text:p>
          </table:table-cell>
          <table:table-cell office:value-type="float" office:value="0.409463" calcext:value-type="float">
            <text:p>0,409463</text:p>
          </table:table-cell>
          <table:table-cell office:value-type="float" office:value="0.415531" calcext:value-type="float">
            <text:p>0,415531</text:p>
          </table:table-cell>
          <table:table-cell office:value-type="float" office:value="0.419308" calcext:value-type="float">
            <text:p>0,419308</text:p>
          </table:table-cell>
          <table:table-cell office:value-type="float" office:value="0.441446" calcext:value-type="float">
            <text:p>0,441446</text:p>
          </table:table-cell>
          <table:table-cell office:value-type="float" office:value="0.447425" calcext:value-type="float">
            <text:p>0,447425</text:p>
          </table:table-cell>
          <table:table-cell office:value-type="float" office:value="0.45872" calcext:value-type="float">
            <text:p>0,45872</text:p>
          </table:table-cell>
          <table:table-cell office:value-type="float" office:value="0.476068" calcext:value-type="float">
            <text:p>0,476068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390996" calcext:value-type="float">
            <text:p>0,39099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9306" calcext:value-type="float">
            <text:p>0,079306</text:p>
          </table:table-cell>
          <table:table-cell office:value-type="float" office:value="0.206744" calcext:value-type="float">
            <text:p>0,206744</text:p>
          </table:table-cell>
          <table:table-cell office:value-type="float" office:value="0.287572" calcext:value-type="float">
            <text:p>0,287572</text:p>
          </table:table-cell>
          <table:table-cell office:value-type="float" office:value="0.370804" calcext:value-type="float">
            <text:p>0,370804</text:p>
          </table:table-cell>
          <table:table-cell office:value-type="float" office:value="0.405987" calcext:value-type="float">
            <text:p>0,405987</text:p>
          </table:table-cell>
          <table:table-cell office:value-type="float" office:value="0.413394" calcext:value-type="float">
            <text:p>0,413394</text:p>
          </table:table-cell>
          <table:table-cell office:value-type="float" office:value="0.417085" calcext:value-type="float">
            <text:p>0,417085</text:p>
          </table:table-cell>
          <table:table-cell office:value-type="float" office:value="0.430171" calcext:value-type="float">
            <text:p>0,430171</text:p>
          </table:table-cell>
          <table:table-cell office:value-type="float" office:value="0.446966" calcext:value-type="float">
            <text:p>0,446966</text:p>
          </table:table-cell>
          <table:table-cell office:value-type="float" office:value="0.459282" calcext:value-type="float">
            <text:p>0,459282</text:p>
          </table:table-cell>
          <table:table-cell office:value-type="float" office:value="0.47643" calcext:value-type="float">
            <text:p>0,47643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391444" calcext:value-type="float">
            <text:p>0,39144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9306" calcext:value-type="float">
            <text:p>0,079306</text:p>
          </table:table-cell>
          <table:table-cell office:value-type="float" office:value="0.181657" calcext:value-type="float">
            <text:p>0,181657</text:p>
          </table:table-cell>
          <table:table-cell office:value-type="float" office:value="0.268217" calcext:value-type="float">
            <text:p>0,268217</text:p>
          </table:table-cell>
          <table:table-cell office:value-type="float" office:value="0.365954" calcext:value-type="float">
            <text:p>0,365954</text:p>
          </table:table-cell>
          <table:table-cell office:value-type="float" office:value="0.406005" calcext:value-type="float">
            <text:p>0,406005</text:p>
          </table:table-cell>
          <table:table-cell office:value-type="float" office:value="0.415801" calcext:value-type="float">
            <text:p>0,415801</text:p>
          </table:table-cell>
          <table:table-cell office:value-type="float" office:value="0.422934" calcext:value-type="float">
            <text:p>0,422934</text:p>
          </table:table-cell>
          <table:table-cell office:value-type="float" office:value="0.441346" calcext:value-type="float">
            <text:p>0,441346</text:p>
          </table:table-cell>
          <table:table-cell office:value-type="float" office:value="0.447678" calcext:value-type="float">
            <text:p>0,447678</text:p>
          </table:table-cell>
          <table:table-cell office:value-type="float" office:value="0.455275" calcext:value-type="float">
            <text:p>0,455275</text:p>
          </table:table-cell>
          <table:table-cell office:value-type="float" office:value="0.475359" calcext:value-type="float">
            <text:p>0,475359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388023" calcext:value-type="float">
            <text:p>0,38802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9306" calcext:value-type="float">
            <text:p>0,079306</text:p>
          </table:table-cell>
          <table:table-cell office:value-type="float" office:value="0.190162" calcext:value-type="float">
            <text:p>0,190162</text:p>
          </table:table-cell>
          <table:table-cell office:value-type="float" office:value="0.300536" calcext:value-type="float">
            <text:p>0,300536</text:p>
          </table:table-cell>
          <table:table-cell office:value-type="float" office:value="0.394866" calcext:value-type="float">
            <text:p>0,394866</text:p>
          </table:table-cell>
          <table:table-cell office:value-type="float" office:value="0.413394" calcext:value-type="float">
            <text:p>0,413394</text:p>
          </table:table-cell>
          <table:table-cell office:value-type="float" office:value="0.418349" calcext:value-type="float">
            <text:p>0,418349</text:p>
          </table:table-cell>
          <table:table-cell office:value-type="float" office:value="0.429891" calcext:value-type="float">
            <text:p>0,429891</text:p>
          </table:table-cell>
          <table:table-cell office:value-type="float" office:value="0.443064" calcext:value-type="float">
            <text:p>0,443064</text:p>
          </table:table-cell>
          <table:table-cell office:value-type="float" office:value="0.44733" calcext:value-type="float">
            <text:p>0,44733</text:p>
          </table:table-cell>
          <table:table-cell office:value-type="float" office:value="0.45417" calcext:value-type="float">
            <text:p>0,45417</text:p>
          </table:table-cell>
          <table:table-cell office:value-type="float" office:value="0.472635" calcext:value-type="float">
            <text:p>0,472635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39644" calcext:value-type="float">
            <text:p>0,3964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7662" calcext:value-type="float">
            <text:p>0,027662</text:p>
          </table:table-cell>
          <table:table-cell office:value-type="float" office:value="0.183075" calcext:value-type="float">
            <text:p>0,183075</text:p>
          </table:table-cell>
          <table:table-cell office:value-type="float" office:value="0.275861" calcext:value-type="float">
            <text:p>0,275861</text:p>
          </table:table-cell>
          <table:table-cell office:value-type="float" office:value="0.358306" calcext:value-type="float">
            <text:p>0,358306</text:p>
          </table:table-cell>
          <table:table-cell office:value-type="float" office:value="0.40942" calcext:value-type="float">
            <text:p>0,40942</text:p>
          </table:table-cell>
          <table:table-cell office:value-type="float" office:value="0.420709" calcext:value-type="float">
            <text:p>0,420709</text:p>
          </table:table-cell>
          <table:table-cell office:value-type="float" office:value="0.435705" calcext:value-type="float">
            <text:p>0,435705</text:p>
          </table:table-cell>
          <table:table-cell office:value-type="float" office:value="0.44494" calcext:value-type="float">
            <text:p>0,44494</text:p>
          </table:table-cell>
          <table:table-cell office:value-type="float" office:value="0.447667" calcext:value-type="float">
            <text:p>0,447667</text:p>
          </table:table-cell>
          <table:table-cell office:value-type="float" office:value="0.453654" calcext:value-type="float">
            <text:p>0,453654</text:p>
          </table:table-cell>
          <table:table-cell office:value-type="float" office:value="0.475283" calcext:value-type="float">
            <text:p>0,475283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390462" calcext:value-type="float">
            <text:p>0,39046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0807" calcext:value-type="float">
            <text:p>0,040807</text:p>
          </table:table-cell>
          <table:table-cell office:value-type="float" office:value="0.191937" calcext:value-type="float">
            <text:p>0,191937</text:p>
          </table:table-cell>
          <table:table-cell office:value-type="float" office:value="0.288352" calcext:value-type="float">
            <text:p>0,288352</text:p>
          </table:table-cell>
          <table:table-cell office:value-type="float" office:value="0.38131" calcext:value-type="float">
            <text:p>0,38131</text:p>
          </table:table-cell>
          <table:table-cell office:value-type="float" office:value="0.415287" calcext:value-type="float">
            <text:p>0,415287</text:p>
          </table:table-cell>
          <table:table-cell office:value-type="float" office:value="0.424009" calcext:value-type="float">
            <text:p>0,424009</text:p>
          </table:table-cell>
          <table:table-cell office:value-type="float" office:value="0.436998" calcext:value-type="float">
            <text:p>0,436998</text:p>
          </table:table-cell>
          <table:table-cell office:value-type="float" office:value="0.44521" calcext:value-type="float">
            <text:p>0,44521</text:p>
          </table:table-cell>
          <table:table-cell office:value-type="float" office:value="0.447705" calcext:value-type="float">
            <text:p>0,447705</text:p>
          </table:table-cell>
          <table:table-cell office:value-type="float" office:value="0.453061" calcext:value-type="float">
            <text:p>0,453061</text:p>
          </table:table-cell>
          <table:table-cell office:value-type="float" office:value="0.475452" calcext:value-type="float">
            <text:p>0,475452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395932" calcext:value-type="float">
            <text:p>0,39593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42339" calcext:value-type="float">
            <text:p>0,142339</text:p>
          </table:table-cell>
          <table:table-cell office:value-type="float" office:value="0.250226" calcext:value-type="float">
            <text:p>0,250226</text:p>
          </table:table-cell>
          <table:table-cell office:value-type="float" office:value="0.390196" calcext:value-type="float">
            <text:p>0,390196</text:p>
          </table:table-cell>
          <table:table-cell office:value-type="float" office:value="0.415622" calcext:value-type="float">
            <text:p>0,415622</text:p>
          </table:table-cell>
          <table:table-cell office:value-type="float" office:value="0.423524" calcext:value-type="float">
            <text:p>0,423524</text:p>
          </table:table-cell>
          <table:table-cell office:value-type="float" office:value="0.43448" calcext:value-type="float">
            <text:p>0,43448</text:p>
          </table:table-cell>
          <table:table-cell office:value-type="float" office:value="0.443659" calcext:value-type="float">
            <text:p>0,443659</text:p>
          </table:table-cell>
          <table:table-cell office:value-type="float" office:value="0.446278" calcext:value-type="float">
            <text:p>0,446278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53844" calcext:value-type="float">
            <text:p>0,453844</text:p>
          </table:table-cell>
          <table:table-cell office:value-type="float" office:value="0.475388" calcext:value-type="float">
            <text:p>0,475388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18093" calcext:value-type="float">
            <text:p>0,41809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6666" calcext:value-type="float">
            <text:p>0,136666</text:p>
          </table:table-cell>
          <table:table-cell office:value-type="float" office:value="0.233762" calcext:value-type="float">
            <text:p>0,233762</text:p>
          </table:table-cell>
          <table:table-cell office:value-type="float" office:value="0.388328" calcext:value-type="float">
            <text:p>0,388328</text:p>
          </table:table-cell>
          <table:table-cell office:value-type="float" office:value="0.414881" calcext:value-type="float">
            <text:p>0,414881</text:p>
          </table:table-cell>
          <table:table-cell office:value-type="float" office:value="0.428967" calcext:value-type="float">
            <text:p>0,428967</text:p>
          </table:table-cell>
          <table:table-cell office:value-type="float" office:value="0.438814" calcext:value-type="float">
            <text:p>0,438814</text:p>
          </table:table-cell>
          <table:table-cell office:value-type="float" office:value="0.445361" calcext:value-type="float">
            <text:p>0,445361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47914" calcext:value-type="float">
            <text:p>0,447914</text:p>
          </table:table-cell>
          <table:table-cell office:value-type="float" office:value="0.464485" calcext:value-type="float">
            <text:p>0,464485</text:p>
          </table:table-cell>
          <table:table-cell office:value-type="float" office:value="0.477858" calcext:value-type="float">
            <text:p>0,477858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18808" calcext:value-type="float">
            <text:p>0,4188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981" calcext:value-type="float">
            <text:p>0,10981</text:p>
          </table:table-cell>
          <table:table-cell office:value-type="float" office:value="0.211506" calcext:value-type="float">
            <text:p>0,211506</text:p>
          </table:table-cell>
          <table:table-cell office:value-type="float" office:value="0.368995" calcext:value-type="float">
            <text:p>0,368995</text:p>
          </table:table-cell>
          <table:table-cell office:value-type="float" office:value="0.412105" calcext:value-type="float">
            <text:p>0,412105</text:p>
          </table:table-cell>
          <table:table-cell office:value-type="float" office:value="0.42636" calcext:value-type="float">
            <text:p>0,42636</text:p>
          </table:table-cell>
          <table:table-cell office:value-type="float" office:value="0.438352" calcext:value-type="float">
            <text:p>0,438352</text:p>
          </table:table-cell>
          <table:table-cell office:value-type="float" office:value="0.44607" calcext:value-type="float">
            <text:p>0,44607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51016" calcext:value-type="float">
            <text:p>0,451016</text:p>
          </table:table-cell>
          <table:table-cell office:value-type="float" office:value="0.469589" calcext:value-type="float">
            <text:p>0,469589</text:p>
          </table:table-cell>
          <table:table-cell office:value-type="float" office:value="0.478726" calcext:value-type="float">
            <text:p>0,478726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15043" calcext:value-type="float">
            <text:p>0,41504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24716" calcext:value-type="float">
            <text:p>0,124716</text:p>
          </table:table-cell>
          <table:table-cell office:value-type="float" office:value="0.192377" calcext:value-type="float">
            <text:p>0,192377</text:p>
          </table:table-cell>
          <table:table-cell office:value-type="float" office:value="0.361493" calcext:value-type="float">
            <text:p>0,361493</text:p>
          </table:table-cell>
          <table:table-cell office:value-type="float" office:value="0.414676" calcext:value-type="float">
            <text:p>0,414676</text:p>
          </table:table-cell>
          <table:table-cell office:value-type="float" office:value="0.431028" calcext:value-type="float">
            <text:p>0,431028</text:p>
          </table:table-cell>
          <table:table-cell office:value-type="float" office:value="0.44147" calcext:value-type="float">
            <text:p>0,44147</text:p>
          </table:table-cell>
          <table:table-cell office:value-type="float" office:value="0.446565" calcext:value-type="float">
            <text:p>0,446565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60428" calcext:value-type="float">
            <text:p>0,460428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8537" calcext:value-type="float">
            <text:p>0,478537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14576" calcext:value-type="float">
            <text:p>0,41457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30874" calcext:value-type="float">
            <text:p>0,130874</text:p>
          </table:table-cell>
          <table:table-cell office:value-type="float" office:value="0.227048" calcext:value-type="float">
            <text:p>0,227048</text:p>
          </table:table-cell>
          <table:table-cell office:value-type="float" office:value="0.38769" calcext:value-type="float">
            <text:p>0,38769</text:p>
          </table:table-cell>
          <table:table-cell office:value-type="float" office:value="0.417591" calcext:value-type="float">
            <text:p>0,417591</text:p>
          </table:table-cell>
          <table:table-cell office:value-type="float" office:value="0.431446" calcext:value-type="float">
            <text:p>0,431446</text:p>
          </table:table-cell>
          <table:table-cell office:value-type="float" office:value="0.442173" calcext:value-type="float">
            <text:p>0,442173</text:p>
          </table:table-cell>
          <table:table-cell office:value-type="float" office:value="0.447128" calcext:value-type="float">
            <text:p>0,447128</text:p>
          </table:table-cell>
          <table:table-cell office:value-type="float" office:value="0.448096" calcext:value-type="float">
            <text:p>0,448096</text:p>
          </table:table-cell>
          <table:table-cell office:value-type="float" office:value="0.463772" calcext:value-type="float">
            <text:p>0,463772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8686" calcext:value-type="float">
            <text:p>0,478686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2151" calcext:value-type="float">
            <text:p>0,4215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21576" calcext:value-type="float">
            <text:p>0,221576</text:p>
          </table:table-cell>
          <table:table-cell office:value-type="float" office:value="0.295648" calcext:value-type="float">
            <text:p>0,295648</text:p>
          </table:table-cell>
          <table:table-cell office:value-type="float" office:value="0.403091" calcext:value-type="float">
            <text:p>0,403091</text:p>
          </table:table-cell>
          <table:table-cell office:value-type="float" office:value="0.417696" calcext:value-type="float">
            <text:p>0,417696</text:p>
          </table:table-cell>
          <table:table-cell office:value-type="float" office:value="0.427596" calcext:value-type="float">
            <text:p>0,427596</text:p>
          </table:table-cell>
          <table:table-cell office:value-type="float" office:value="0.440622" calcext:value-type="float">
            <text:p>0,440622</text:p>
          </table:table-cell>
          <table:table-cell office:value-type="float" office:value="0.446745" calcext:value-type="float">
            <text:p>0,446745</text:p>
          </table:table-cell>
          <table:table-cell office:value-type="float" office:value="0.44776" calcext:value-type="float">
            <text:p>0,44776</text:p>
          </table:table-cell>
          <table:table-cell office:value-type="float" office:value="0.459111" calcext:value-type="float">
            <text:p>0,459111</text:p>
          </table:table-cell>
          <table:table-cell office:value-type="float" office:value="0.470999" calcext:value-type="float">
            <text:p>0,470999</text:p>
          </table:table-cell>
          <table:table-cell office:value-type="float" office:value="0.476086" calcext:value-type="float">
            <text:p>0,476086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28535" calcext:value-type="float">
            <text:p>0,4285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70929" calcext:value-type="float">
            <text:p>0,170929</text:p>
          </table:table-cell>
          <table:table-cell office:value-type="float" office:value="0.34027" calcext:value-type="float">
            <text:p>0,34027</text:p>
          </table:table-cell>
          <table:table-cell office:value-type="float" office:value="0.413769" calcext:value-type="float">
            <text:p>0,413769</text:p>
          </table:table-cell>
          <table:table-cell office:value-type="float" office:value="0.419704" calcext:value-type="float">
            <text:p>0,419704</text:p>
          </table:table-cell>
          <table:table-cell office:value-type="float" office:value="0.42949" calcext:value-type="float">
            <text:p>0,42949</text:p>
          </table:table-cell>
          <table:table-cell office:value-type="float" office:value="0.442758" calcext:value-type="float">
            <text:p>0,442758</text:p>
          </table:table-cell>
          <table:table-cell office:value-type="float" office:value="0.446156" calcext:value-type="float">
            <text:p>0,446156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55103" calcext:value-type="float">
            <text:p>0,455103</text:p>
          </table:table-cell>
          <table:table-cell office:value-type="float" office:value="0.46918" calcext:value-type="float">
            <text:p>0,46918</text:p>
          </table:table-cell>
          <table:table-cell office:value-type="float" office:value="0.476651" calcext:value-type="float">
            <text:p>0,476651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34079" calcext:value-type="float">
            <text:p>0,43407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16959" calcext:value-type="float">
            <text:p>0,216959</text:p>
          </table:table-cell>
          <table:table-cell office:value-type="float" office:value="0.345539" calcext:value-type="float">
            <text:p>0,345539</text:p>
          </table:table-cell>
          <table:table-cell office:value-type="float" office:value="0.415771" calcext:value-type="float">
            <text:p>0,415771</text:p>
          </table:table-cell>
          <table:table-cell office:value-type="float" office:value="0.42446" calcext:value-type="float">
            <text:p>0,42446</text:p>
          </table:table-cell>
          <table:table-cell office:value-type="float" office:value="0.438401" calcext:value-type="float">
            <text:p>0,438401</text:p>
          </table:table-cell>
          <table:table-cell office:value-type="float" office:value="0.44528" calcext:value-type="float">
            <text:p>0,44528</text:p>
          </table:table-cell>
          <table:table-cell office:value-type="float" office:value="0.446947" calcext:value-type="float">
            <text:p>0,446947</text:p>
          </table:table-cell>
          <table:table-cell office:value-type="float" office:value="0.449629" calcext:value-type="float">
            <text:p>0,449629</text:p>
          </table:table-cell>
          <table:table-cell office:value-type="float" office:value="0.466418" calcext:value-type="float">
            <text:p>0,466418</text:p>
          </table:table-cell>
          <table:table-cell office:value-type="float" office:value="0.472463" calcext:value-type="float">
            <text:p>0,472463</text:p>
          </table:table-cell>
          <table:table-cell office:value-type="float" office:value="0.480292" calcext:value-type="float">
            <text:p>0,480292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3852" calcext:value-type="float">
            <text:p>0,438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88137" calcext:value-type="float">
            <text:p>0,188137</text:p>
          </table:table-cell>
          <table:table-cell office:value-type="float" office:value="0.336335" calcext:value-type="float">
            <text:p>0,336335</text:p>
          </table:table-cell>
          <table:table-cell office:value-type="float" office:value="0.419955" calcext:value-type="float">
            <text:p>0,419955</text:p>
          </table:table-cell>
          <table:table-cell office:value-type="float" office:value="0.441157" calcext:value-type="float">
            <text:p>0,441157</text:p>
          </table:table-cell>
          <table:table-cell office:value-type="float" office:value="0.445996" calcext:value-type="float">
            <text:p>0,445996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53416" calcext:value-type="float">
            <text:p>0,453416</text:p>
          </table:table-cell>
          <table:table-cell office:value-type="float" office:value="0.464055" calcext:value-type="float">
            <text:p>0,464055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4081" calcext:value-type="float">
            <text:p>0,474081</text:p>
          </table:table-cell>
          <table:table-cell office:value-type="float" office:value="0.481422" calcext:value-type="float">
            <text:p>0,481422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4356" calcext:value-type="float">
            <text:p>0,4435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86124" calcext:value-type="float">
            <text:p>0,186124</text:p>
          </table:table-cell>
          <table:table-cell office:value-type="float" office:value="0.250035" calcext:value-type="float">
            <text:p>0,250035</text:p>
          </table:table-cell>
          <table:table-cell office:value-type="float" office:value="0.407835" calcext:value-type="float">
            <text:p>0,407835</text:p>
          </table:table-cell>
          <table:table-cell office:value-type="float" office:value="0.434427" calcext:value-type="float">
            <text:p>0,434427</text:p>
          </table:table-cell>
          <table:table-cell office:value-type="float" office:value="0.445934" calcext:value-type="float">
            <text:p>0,445934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53959" calcext:value-type="float">
            <text:p>0,453959</text:p>
          </table:table-cell>
          <table:table-cell office:value-type="float" office:value="0.465681" calcext:value-type="float">
            <text:p>0,465681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6855" calcext:value-type="float">
            <text:p>0,476855</text:p>
          </table:table-cell>
          <table:table-cell office:value-type="float" office:value="0.481725" calcext:value-type="float">
            <text:p>0,481725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33563" calcext:value-type="float">
            <text:p>0,43356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29206" calcext:value-type="float">
            <text:p>0,129206</text:p>
          </table:table-cell>
          <table:table-cell office:value-type="float" office:value="0.228059" calcext:value-type="float">
            <text:p>0,228059</text:p>
          </table:table-cell>
          <table:table-cell office:value-type="float" office:value="0.396368" calcext:value-type="float">
            <text:p>0,396368</text:p>
          </table:table-cell>
          <table:table-cell office:value-type="float" office:value="0.430956" calcext:value-type="float">
            <text:p>0,430956</text:p>
          </table:table-cell>
          <table:table-cell office:value-type="float" office:value="0.445004" calcext:value-type="float">
            <text:p>0,445004</text:p>
          </table:table-cell>
          <table:table-cell office:value-type="float" office:value="0.447014" calcext:value-type="float">
            <text:p>0,447014</text:p>
          </table:table-cell>
          <table:table-cell office:value-type="float" office:value="0.449143" calcext:value-type="float">
            <text:p>0,449143</text:p>
          </table:table-cell>
          <table:table-cell office:value-type="float" office:value="0.456944" calcext:value-type="float">
            <text:p>0,456944</text:p>
          </table:table-cell>
          <table:table-cell office:value-type="float" office:value="0.471092" calcext:value-type="float">
            <text:p>0,471092</text:p>
          </table:table-cell>
          <table:table-cell office:value-type="float" office:value="0.47608" calcext:value-type="float">
            <text:p>0,47608</text:p>
          </table:table-cell>
          <table:table-cell office:value-type="float" office:value="0.481369" calcext:value-type="float">
            <text:p>0,481369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28203" calcext:value-type="float">
            <text:p>0,42820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8325" calcext:value-type="float">
            <text:p>0,028325</text:p>
          </table:table-cell>
          <table:table-cell office:value-type="float" office:value="0.219103" calcext:value-type="float">
            <text:p>0,219103</text:p>
          </table:table-cell>
          <table:table-cell office:value-type="float" office:value="0.40772" calcext:value-type="float">
            <text:p>0,40772</text:p>
          </table:table-cell>
          <table:table-cell office:value-type="float" office:value="0.444394" calcext:value-type="float">
            <text:p>0,444394</text:p>
          </table:table-cell>
          <table:table-cell office:value-type="float" office:value="0.446501" calcext:value-type="float">
            <text:p>0,446501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50544" calcext:value-type="float">
            <text:p>0,450544</text:p>
          </table:table-cell>
          <table:table-cell office:value-type="float" office:value="0.459359" calcext:value-type="float">
            <text:p>0,459359</text:p>
          </table:table-cell>
          <table:table-cell office:value-type="float" office:value="0.471234" calcext:value-type="float">
            <text:p>0,471234</text:p>
          </table:table-cell>
          <table:table-cell office:value-type="float" office:value="0.477259" calcext:value-type="float">
            <text:p>0,477259</text:p>
          </table:table-cell>
          <table:table-cell office:value-type="float" office:value="0.480545" calcext:value-type="float">
            <text:p>0,480545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30437" calcext:value-type="float">
            <text:p>0,4304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9206" calcext:value-type="float">
            <text:p>0,129206</text:p>
          </table:table-cell>
          <table:table-cell office:value-type="float" office:value="0.250626" calcext:value-type="float">
            <text:p>0,250626</text:p>
          </table:table-cell>
          <table:table-cell office:value-type="float" office:value="0.419448" calcext:value-type="float">
            <text:p>0,419448</text:p>
          </table:table-cell>
          <table:table-cell office:value-type="float" office:value="0.442138" calcext:value-type="float">
            <text:p>0,442138</text:p>
          </table:table-cell>
          <table:table-cell office:value-type="float" office:value="0.44601" calcext:value-type="float">
            <text:p>0,44601</text:p>
          </table:table-cell>
          <table:table-cell office:value-type="float" office:value="0.447712" calcext:value-type="float">
            <text:p>0,447712</text:p>
          </table:table-cell>
          <table:table-cell office:value-type="float" office:value="0.449328" calcext:value-type="float">
            <text:p>0,449328</text:p>
          </table:table-cell>
          <table:table-cell office:value-type="float" office:value="0.455896" calcext:value-type="float">
            <text:p>0,455896</text:p>
          </table:table-cell>
          <table:table-cell office:value-type="float" office:value="0.468359" calcext:value-type="float">
            <text:p>0,468359</text:p>
          </table:table-cell>
          <table:table-cell office:value-type="float" office:value="0.475812" calcext:value-type="float">
            <text:p>0,475812</text:p>
          </table:table-cell>
          <table:table-cell office:value-type="float" office:value="0.480453" calcext:value-type="float">
            <text:p>0,480453</text:p>
          </table:table-cell>
          <table:table-cell office:value-type="float" office:value="0.488936" calcext:value-type="float">
            <text:p>0,488936</text:p>
          </table:table-cell>
          <table:table-cell office:value-type="float" office:value="0.433578" calcext:value-type="float">
            <text:p>0,43357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006115" calcext:value-type="float">
            <text:p>-0,006115</text:p>
          </table:table-cell>
          <table:table-cell office:value-type="float" office:value="0.201331" calcext:value-type="float">
            <text:p>0,201331</text:p>
          </table:table-cell>
          <table:table-cell office:value-type="float" office:value="0.392826" calcext:value-type="float">
            <text:p>0,392826</text:p>
          </table:table-cell>
          <table:table-cell office:value-type="float" office:value="0.440587" calcext:value-type="float">
            <text:p>0,440587</text:p>
          </table:table-cell>
          <table:table-cell office:value-type="float" office:value="0.445627" calcext:value-type="float">
            <text:p>0,445627</text:p>
          </table:table-cell>
          <table:table-cell office:value-type="float" office:value="0.447306" calcext:value-type="float">
            <text:p>0,447306</text:p>
          </table:table-cell>
          <table:table-cell office:value-type="float" office:value="0.449785" calcext:value-type="float">
            <text:p>0,449785</text:p>
          </table:table-cell>
          <table:table-cell office:value-type="float" office:value="0.45786" calcext:value-type="float">
            <text:p>0,45786</text:p>
          </table:table-cell>
          <table:table-cell office:value-type="float" office:value="0.473594" calcext:value-type="float">
            <text:p>0,473594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1629" calcext:value-type="float">
            <text:p>0,481629</text:p>
          </table:table-cell>
          <table:table-cell office:value-type="float" office:value="0.492006" calcext:value-type="float">
            <text:p>0,492006</text:p>
          </table:table-cell>
          <table:table-cell office:value-type="float" office:value="0.426925" calcext:value-type="float">
            <text:p>0,42692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007153" calcext:value-type="float">
            <text:p>-0,007153</text:p>
          </table:table-cell>
          <table:table-cell office:value-type="float" office:value="0.23443" calcext:value-type="float">
            <text:p>0,23443</text:p>
          </table:table-cell>
          <table:table-cell office:value-type="float" office:value="0.407518" calcext:value-type="float">
            <text:p>0,407518</text:p>
          </table:table-cell>
          <table:table-cell office:value-type="float" office:value="0.440434" calcext:value-type="float">
            <text:p>0,440434</text:p>
          </table:table-cell>
          <table:table-cell office:value-type="float" office:value="0.445542" calcext:value-type="float">
            <text:p>0,445542</text:p>
          </table:table-cell>
          <table:table-cell office:value-type="float" office:value="0.447793" calcext:value-type="float">
            <text:p>0,447793</text:p>
          </table:table-cell>
          <table:table-cell office:value-type="float" office:value="0.454625" calcext:value-type="float">
            <text:p>0,454625</text:p>
          </table:table-cell>
          <table:table-cell office:value-type="float" office:value="0.4662" calcext:value-type="float">
            <text:p>0,4662</text:p>
          </table:table-cell>
          <table:table-cell office:value-type="float" office:value="0.475826" calcext:value-type="float">
            <text:p>0,475826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2703" calcext:value-type="float">
            <text:p>0,482703</text:p>
          </table:table-cell>
          <table:table-cell office:value-type="float" office:value="0.492006" calcext:value-type="float">
            <text:p>0,492006</text:p>
          </table:table-cell>
          <table:table-cell office:value-type="float" office:value="0.433378" calcext:value-type="float">
            <text:p>0,43337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11428" calcext:value-type="float">
            <text:p>0,111428</text:p>
          </table:table-cell>
          <table:table-cell office:value-type="float" office:value="0.249009" calcext:value-type="float">
            <text:p>0,249009</text:p>
          </table:table-cell>
          <table:table-cell office:value-type="float" office:value="0.403749" calcext:value-type="float">
            <text:p>0,403749</text:p>
          </table:table-cell>
          <table:table-cell office:value-type="float" office:value="0.438924" calcext:value-type="float">
            <text:p>0,438924</text:p>
          </table:table-cell>
          <table:table-cell office:value-type="float" office:value="0.445494" calcext:value-type="float">
            <text:p>0,445494</text:p>
          </table:table-cell>
          <table:table-cell office:value-type="float" office:value="0.448173" calcext:value-type="float">
            <text:p>0,448173</text:p>
          </table:table-cell>
          <table:table-cell office:value-type="float" office:value="0.456981" calcext:value-type="float">
            <text:p>0,456981</text:p>
          </table:table-cell>
          <table:table-cell office:value-type="float" office:value="0.471431" calcext:value-type="float">
            <text:p>0,471431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5361" calcext:value-type="float">
            <text:p>0,485361</text:p>
          </table:table-cell>
          <table:table-cell office:value-type="float" office:value="0.492006" calcext:value-type="float">
            <text:p>0,492006</text:p>
          </table:table-cell>
          <table:table-cell office:value-type="float" office:value="0.435654" calcext:value-type="float">
            <text:p>0,43565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1868" calcext:value-type="float">
            <text:p>0,001868</text:p>
          </table:table-cell>
          <table:table-cell office:value-type="float" office:value="0.233614" calcext:value-type="float">
            <text:p>0,233614</text:p>
          </table:table-cell>
          <table:table-cell office:value-type="float" office:value="0.423515" calcext:value-type="float">
            <text:p>0,423515</text:p>
          </table:table-cell>
          <table:table-cell office:value-type="float" office:value="0.444546" calcext:value-type="float">
            <text:p>0,444546</text:p>
          </table:table-cell>
          <table:table-cell office:value-type="float" office:value="0.446639" calcext:value-type="float">
            <text:p>0,446639</text:p>
          </table:table-cell>
          <table:table-cell office:value-type="float" office:value="0.449843" calcext:value-type="float">
            <text:p>0,449843</text:p>
          </table:table-cell>
          <table:table-cell office:value-type="float" office:value="0.467325" calcext:value-type="float">
            <text:p>0,467325</text:p>
          </table:table-cell>
          <table:table-cell office:value-type="float" office:value="0.473858" calcext:value-type="float">
            <text:p>0,473858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5666" calcext:value-type="float">
            <text:p>0,485666</text:p>
          </table:table-cell>
          <table:table-cell office:value-type="float" office:value="0.492006" calcext:value-type="float">
            <text:p>0,492006</text:p>
          </table:table-cell>
          <table:table-cell office:value-type="float" office:value="0.438242" calcext:value-type="float">
            <text:p>0,43824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11428" calcext:value-type="float">
            <text:p>0,111428</text:p>
          </table:table-cell>
          <table:table-cell office:value-type="float" office:value="0.250854" calcext:value-type="float">
            <text:p>0,250854</text:p>
          </table:table-cell>
          <table:table-cell office:value-type="float" office:value="0.431603" calcext:value-type="float">
            <text:p>0,431603</text:p>
          </table:table-cell>
          <table:table-cell office:value-type="float" office:value="0.445333" calcext:value-type="float">
            <text:p>0,445333</text:p>
          </table:table-cell>
          <table:table-cell office:value-type="float" office:value="0.448409" calcext:value-type="float">
            <text:p>0,448409</text:p>
          </table:table-cell>
          <table:table-cell office:value-type="float" office:value="0.45717" calcext:value-type="float">
            <text:p>0,45717</text:p>
          </table:table-cell>
          <table:table-cell office:value-type="float" office:value="0.470041" calcext:value-type="float">
            <text:p>0,470041</text:p>
          </table:table-cell>
          <table:table-cell office:value-type="float" office:value="0.472203" calcext:value-type="float">
            <text:p>0,472203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5207" calcext:value-type="float">
            <text:p>0,485207</text:p>
          </table:table-cell>
          <table:table-cell office:value-type="float" office:value="0.492006" calcext:value-type="float">
            <text:p>0,492006</text:p>
          </table:table-cell>
          <table:table-cell office:value-type="float" office:value="0.441823" calcext:value-type="float">
            <text:p>0,44182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98753" calcext:value-type="float">
            <text:p>0,198753</text:p>
          </table:table-cell>
          <table:table-cell office:value-type="float" office:value="0.32058" calcext:value-type="float">
            <text:p>0,32058</text:p>
          </table:table-cell>
          <table:table-cell office:value-type="float" office:value="0.440259" calcext:value-type="float">
            <text:p>0,440259</text:p>
          </table:table-cell>
          <table:table-cell office:value-type="float" office:value="0.447021" calcext:value-type="float">
            <text:p>0,447021</text:p>
          </table:table-cell>
          <table:table-cell office:value-type="float" office:value="0.451765" calcext:value-type="float">
            <text:p>0,451765</text:p>
          </table:table-cell>
          <table:table-cell office:value-type="float" office:value="0.462941" calcext:value-type="float">
            <text:p>0,462941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7078" calcext:value-type="float">
            <text:p>0,477078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6444" calcext:value-type="float">
            <text:p>0,486444</text:p>
          </table:table-cell>
          <table:table-cell office:value-type="float" office:value="0.492006" calcext:value-type="float">
            <text:p>0,492006</text:p>
          </table:table-cell>
          <table:table-cell office:value-type="float" office:value="0.451497" calcext:value-type="float">
            <text:p>0,45149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33566" calcext:value-type="float">
            <text:p>0,233566</text:p>
          </table:table-cell>
          <table:table-cell office:value-type="float" office:value="0.36369" calcext:value-type="float">
            <text:p>0,36369</text:p>
          </table:table-cell>
          <table:table-cell office:value-type="float" office:value="0.441364" calcext:value-type="float">
            <text:p>0,441364</text:p>
          </table:table-cell>
          <table:table-cell office:value-type="float" office:value="0.447159" calcext:value-type="float">
            <text:p>0,447159</text:p>
          </table:table-cell>
          <table:table-cell office:value-type="float" office:value="0.45369" calcext:value-type="float">
            <text:p>0,45369</text:p>
          </table:table-cell>
          <table:table-cell office:value-type="float" office:value="0.465764" calcext:value-type="float">
            <text:p>0,465764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7474" calcext:value-type="float">
            <text:p>0,477474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78759" calcext:value-type="float">
            <text:p>0,478759</text:p>
          </table:table-cell>
          <table:table-cell office:value-type="float" office:value="0.488856" calcext:value-type="float">
            <text:p>0,488856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56694" calcext:value-type="float">
            <text:p>0,45669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57325" calcext:value-type="float">
            <text:p>0,157325</text:p>
          </table:table-cell>
          <table:table-cell office:value-type="float" office:value="0.340302" calcext:value-type="float">
            <text:p>0,340302</text:p>
          </table:table-cell>
          <table:table-cell office:value-type="float" office:value="0.441816" calcext:value-type="float">
            <text:p>0,441816</text:p>
          </table:table-cell>
          <table:table-cell office:value-type="float" office:value="0.448466" calcext:value-type="float">
            <text:p>0,448466</text:p>
          </table:table-cell>
          <table:table-cell office:value-type="float" office:value="0.456953" calcext:value-type="float">
            <text:p>0,456953</text:p>
          </table:table-cell>
          <table:table-cell office:value-type="float" office:value="0.467034" calcext:value-type="float">
            <text:p>0,467034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5428" calcext:value-type="float">
            <text:p>0,475428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78992" calcext:value-type="float">
            <text:p>0,478992</text:p>
          </table:table-cell>
          <table:table-cell office:value-type="float" office:value="0.489357" calcext:value-type="float">
            <text:p>0,489357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54853" calcext:value-type="float">
            <text:p>0,45485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2164" calcext:value-type="float">
            <text:p>0,092164</text:p>
          </table:table-cell>
          <table:table-cell office:value-type="float" office:value="0.302356" calcext:value-type="float">
            <text:p>0,302356</text:p>
          </table:table-cell>
          <table:table-cell office:value-type="float" office:value="0.438817" calcext:value-type="float">
            <text:p>0,438817</text:p>
          </table:table-cell>
          <table:table-cell office:value-type="float" office:value="0.447408" calcext:value-type="float">
            <text:p>0,447408</text:p>
          </table:table-cell>
          <table:table-cell office:value-type="float" office:value="0.457179" calcext:value-type="float">
            <text:p>0,457179</text:p>
          </table:table-cell>
          <table:table-cell office:value-type="float" office:value="0.467721" calcext:value-type="float">
            <text:p>0,467721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6536" calcext:value-type="float">
            <text:p>0,476536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7227" calcext:value-type="float">
            <text:p>0,487227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50613" calcext:value-type="float">
            <text:p>0,45061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5308" calcext:value-type="float">
            <text:p>0,015308</text:p>
          </table:table-cell>
          <table:table-cell office:value-type="float" office:value="0.213516" calcext:value-type="float">
            <text:p>0,213516</text:p>
          </table:table-cell>
          <table:table-cell office:value-type="float" office:value="0.427115" calcext:value-type="float">
            <text:p>0,427115</text:p>
          </table:table-cell>
          <table:table-cell office:value-type="float" office:value="0.4454" calcext:value-type="float">
            <text:p>0,4454</text:p>
          </table:table-cell>
          <table:table-cell office:value-type="float" office:value="0.451941" calcext:value-type="float">
            <text:p>0,451941</text:p>
          </table:table-cell>
          <table:table-cell office:value-type="float" office:value="0.462649" calcext:value-type="float">
            <text:p>0,462649</text:p>
          </table:table-cell>
          <table:table-cell office:value-type="float" office:value="0.469019" calcext:value-type="float">
            <text:p>0,469019</text:p>
          </table:table-cell>
          <table:table-cell office:value-type="float" office:value="0.472038" calcext:value-type="float">
            <text:p>0,472038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3955" calcext:value-type="float">
            <text:p>0,483955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38305" calcext:value-type="float">
            <text:p>0,43830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53349" calcext:value-type="float">
            <text:p>0,153349</text:p>
          </table:table-cell>
          <table:table-cell office:value-type="float" office:value="0.233422" calcext:value-type="float">
            <text:p>0,233422</text:p>
          </table:table-cell>
          <table:table-cell office:value-type="float" office:value="0.42183" calcext:value-type="float">
            <text:p>0,42183</text:p>
          </table:table-cell>
          <table:table-cell office:value-type="float" office:value="0.445237" calcext:value-type="float">
            <text:p>0,445237</text:p>
          </table:table-cell>
          <table:table-cell office:value-type="float" office:value="0.451715" calcext:value-type="float">
            <text:p>0,451715</text:p>
          </table:table-cell>
          <table:table-cell office:value-type="float" office:value="0.462103" calcext:value-type="float">
            <text:p>0,462103</text:p>
          </table:table-cell>
          <table:table-cell office:value-type="float" office:value="0.467796" calcext:value-type="float">
            <text:p>0,467796</text:p>
          </table:table-cell>
          <table:table-cell office:value-type="float" office:value="0.471472" calcext:value-type="float">
            <text:p>0,471472</text:p>
          </table:table-cell>
          <table:table-cell office:value-type="float" office:value="0.478628" calcext:value-type="float">
            <text:p>0,478628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2854" calcext:value-type="float">
            <text:p>0,482854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39376" calcext:value-type="float">
            <text:p>0,43937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86124" calcext:value-type="float">
            <text:p>0,186124</text:p>
          </table:table-cell>
          <table:table-cell office:value-type="float" office:value="0.237277" calcext:value-type="float">
            <text:p>0,237277</text:p>
          </table:table-cell>
          <table:table-cell office:value-type="float" office:value="0.430045" calcext:value-type="float">
            <text:p>0,430045</text:p>
          </table:table-cell>
          <table:table-cell office:value-type="float" office:value="0.445893" calcext:value-type="float">
            <text:p>0,445893</text:p>
          </table:table-cell>
          <table:table-cell office:value-type="float" office:value="0.453678" calcext:value-type="float">
            <text:p>0,453678</text:p>
          </table:table-cell>
          <table:table-cell office:value-type="float" office:value="0.46462" calcext:value-type="float">
            <text:p>0,46462</text:p>
          </table:table-cell>
          <table:table-cell office:value-type="float" office:value="0.470753" calcext:value-type="float">
            <text:p>0,470753</text:p>
          </table:table-cell>
          <table:table-cell office:value-type="float" office:value="0.47491" calcext:value-type="float">
            <text:p>0,47491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4236" calcext:value-type="float">
            <text:p>0,484236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1883" calcext:value-type="float">
            <text:p>0,44188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58031" calcext:value-type="float">
            <text:p>0,158031</text:p>
          </table:table-cell>
          <table:table-cell office:value-type="float" office:value="0.244633" calcext:value-type="float">
            <text:p>0,244633</text:p>
          </table:table-cell>
          <table:table-cell office:value-type="float" office:value="0.418496" calcext:value-type="float">
            <text:p>0,418496</text:p>
          </table:table-cell>
          <table:table-cell office:value-type="float" office:value="0.443924" calcext:value-type="float">
            <text:p>0,443924</text:p>
          </table:table-cell>
          <table:table-cell office:value-type="float" office:value="0.44976" calcext:value-type="float">
            <text:p>0,44976</text:p>
          </table:table-cell>
          <table:table-cell office:value-type="float" office:value="0.461507" calcext:value-type="float">
            <text:p>0,461507</text:p>
          </table:table-cell>
          <table:table-cell office:value-type="float" office:value="0.469186" calcext:value-type="float">
            <text:p>0,469186</text:p>
          </table:table-cell>
          <table:table-cell office:value-type="float" office:value="0.472378" calcext:value-type="float">
            <text:p>0,472378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6438" calcext:value-type="float">
            <text:p>0,486438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0373" calcext:value-type="float">
            <text:p>0,44037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86124" calcext:value-type="float">
            <text:p>0,186124</text:p>
          </table:table-cell>
          <table:table-cell office:value-type="float" office:value="0.21558" calcext:value-type="float">
            <text:p>0,21558</text:p>
          </table:table-cell>
          <table:table-cell office:value-type="float" office:value="0.379065" calcext:value-type="float">
            <text:p>0,379065</text:p>
          </table:table-cell>
          <table:table-cell office:value-type="float" office:value="0.440455" calcext:value-type="float">
            <text:p>0,440455</text:p>
          </table:table-cell>
          <table:table-cell office:value-type="float" office:value="0.446366" calcext:value-type="float">
            <text:p>0,446366</text:p>
          </table:table-cell>
          <table:table-cell office:value-type="float" office:value="0.451836" calcext:value-type="float">
            <text:p>0,451836</text:p>
          </table:table-cell>
          <table:table-cell office:value-type="float" office:value="0.464139" calcext:value-type="float">
            <text:p>0,464139</text:p>
          </table:table-cell>
          <table:table-cell office:value-type="float" office:value="0.468981" calcext:value-type="float">
            <text:p>0,468981</text:p>
          </table:table-cell>
          <table:table-cell office:value-type="float" office:value="0.476952" calcext:value-type="float">
            <text:p>0,476952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3725" calcext:value-type="float">
            <text:p>0,483725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30581" calcext:value-type="float">
            <text:p>0,4305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154384" calcext:value-type="float">
            <text:p>0,154384</text:p>
          </table:table-cell>
          <table:table-cell office:value-type="float" office:value="0.376572" calcext:value-type="float">
            <text:p>0,376572</text:p>
          </table:table-cell>
          <table:table-cell office:value-type="float" office:value="0.437393" calcext:value-type="float">
            <text:p>0,437393</text:p>
          </table:table-cell>
          <table:table-cell office:value-type="float" office:value="0.446618" calcext:value-type="float">
            <text:p>0,446618</text:p>
          </table:table-cell>
          <table:table-cell office:value-type="float" office:value="0.451342" calcext:value-type="float">
            <text:p>0,451342</text:p>
          </table:table-cell>
          <table:table-cell office:value-type="float" office:value="0.461706" calcext:value-type="float">
            <text:p>0,461706</text:p>
          </table:table-cell>
          <table:table-cell office:value-type="float" office:value="0.468514" calcext:value-type="float">
            <text:p>0,468514</text:p>
          </table:table-cell>
          <table:table-cell office:value-type="float" office:value="0.47855" calcext:value-type="float">
            <text:p>0,47855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425" calcext:value-type="float">
            <text:p>0,48425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23803" calcext:value-type="float">
            <text:p>0,42380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52059" calcext:value-type="float">
            <text:p>0,152059</text:p>
          </table:table-cell>
          <table:table-cell office:value-type="float" office:value="0.222224" calcext:value-type="float">
            <text:p>0,222224</text:p>
          </table:table-cell>
          <table:table-cell office:value-type="float" office:value="0.391459" calcext:value-type="float">
            <text:p>0,391459</text:p>
          </table:table-cell>
          <table:table-cell office:value-type="float" office:value="0.435883" calcext:value-type="float">
            <text:p>0,435883</text:p>
          </table:table-cell>
          <table:table-cell office:value-type="float" office:value="0.446396" calcext:value-type="float">
            <text:p>0,446396</text:p>
          </table:table-cell>
          <table:table-cell office:value-type="float" office:value="0.451835" calcext:value-type="float">
            <text:p>0,451835</text:p>
          </table:table-cell>
          <table:table-cell office:value-type="float" office:value="0.463048" calcext:value-type="float">
            <text:p>0,463048</text:p>
          </table:table-cell>
          <table:table-cell office:value-type="float" office:value="0.467837" calcext:value-type="float">
            <text:p>0,467837</text:p>
          </table:table-cell>
          <table:table-cell office:value-type="float" office:value="0.476852" calcext:value-type="float">
            <text:p>0,476852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5536" calcext:value-type="float">
            <text:p>0,485536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31978" calcext:value-type="float">
            <text:p>0,43197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61118" calcext:value-type="float">
            <text:p>0,161118</text:p>
          </table:table-cell>
          <table:table-cell office:value-type="float" office:value="0.258865" calcext:value-type="float">
            <text:p>0,258865</text:p>
          </table:table-cell>
          <table:table-cell office:value-type="float" office:value="0.427669" calcext:value-type="float">
            <text:p>0,427669</text:p>
          </table:table-cell>
          <table:table-cell office:value-type="float" office:value="0.443635" calcext:value-type="float">
            <text:p>0,443635</text:p>
          </table:table-cell>
          <table:table-cell office:value-type="float" office:value="0.449421" calcext:value-type="float">
            <text:p>0,449421</text:p>
          </table:table-cell>
          <table:table-cell office:value-type="float" office:value="0.454934" calcext:value-type="float">
            <text:p>0,454934</text:p>
          </table:table-cell>
          <table:table-cell office:value-type="float" office:value="0.463527" calcext:value-type="float">
            <text:p>0,463527</text:p>
          </table:table-cell>
          <table:table-cell office:value-type="float" office:value="0.468033" calcext:value-type="float">
            <text:p>0,468033</text:p>
          </table:table-cell>
          <table:table-cell office:value-type="float" office:value="0.478082" calcext:value-type="float">
            <text:p>0,478082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3674" calcext:value-type="float">
            <text:p>0,483674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0655" calcext:value-type="float">
            <text:p>0,44065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61118" calcext:value-type="float">
            <text:p>0,161118</text:p>
          </table:table-cell>
          <table:table-cell office:value-type="float" office:value="0.240856" calcext:value-type="float">
            <text:p>0,240856</text:p>
          </table:table-cell>
          <table:table-cell office:value-type="float" office:value="0.408401" calcext:value-type="float">
            <text:p>0,408401</text:p>
          </table:table-cell>
          <table:table-cell office:value-type="float" office:value="0.443264" calcext:value-type="float">
            <text:p>0,443264</text:p>
          </table:table-cell>
          <table:table-cell office:value-type="float" office:value="0.449754" calcext:value-type="float">
            <text:p>0,449754</text:p>
          </table:table-cell>
          <table:table-cell office:value-type="float" office:value="0.454616" calcext:value-type="float">
            <text:p>0,454616</text:p>
          </table:table-cell>
          <table:table-cell office:value-type="float" office:value="0.463031" calcext:value-type="float">
            <text:p>0,463031</text:p>
          </table:table-cell>
          <table:table-cell office:value-type="float" office:value="0.469683" calcext:value-type="float">
            <text:p>0,469683</text:p>
          </table:table-cell>
          <table:table-cell office:value-type="float" office:value="0.478565" calcext:value-type="float">
            <text:p>0,478565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531" calcext:value-type="float">
            <text:p>0,48531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37219" calcext:value-type="float">
            <text:p>0,4372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4635" calcext:value-type="float">
            <text:p>0,14635</text:p>
          </table:table-cell>
          <table:table-cell office:value-type="float" office:value="0.246663" calcext:value-type="float">
            <text:p>0,246663</text:p>
          </table:table-cell>
          <table:table-cell office:value-type="float" office:value="0.389619" calcext:value-type="float">
            <text:p>0,389619</text:p>
          </table:table-cell>
          <table:table-cell office:value-type="float" office:value="0.436201" calcext:value-type="float">
            <text:p>0,436201</text:p>
          </table:table-cell>
          <table:table-cell office:value-type="float" office:value="0.446838" calcext:value-type="float">
            <text:p>0,446838</text:p>
          </table:table-cell>
          <table:table-cell office:value-type="float" office:value="0.454751" calcext:value-type="float">
            <text:p>0,454751</text:p>
          </table:table-cell>
          <table:table-cell office:value-type="float" office:value="0.46392" calcext:value-type="float">
            <text:p>0,46392</text:p>
          </table:table-cell>
          <table:table-cell office:value-type="float" office:value="0.469154" calcext:value-type="float">
            <text:p>0,469154</text:p>
          </table:table-cell>
          <table:table-cell office:value-type="float" office:value="0.478371" calcext:value-type="float">
            <text:p>0,478371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5907" calcext:value-type="float">
            <text:p>0,485907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35013" calcext:value-type="float">
            <text:p>0,43501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6413" calcext:value-type="float">
            <text:p>0,096413</text:p>
          </table:table-cell>
          <table:table-cell office:value-type="float" office:value="0.229542" calcext:value-type="float">
            <text:p>0,229542</text:p>
          </table:table-cell>
          <table:table-cell office:value-type="float" office:value="0.393626" calcext:value-type="float">
            <text:p>0,393626</text:p>
          </table:table-cell>
          <table:table-cell office:value-type="float" office:value="0.437569" calcext:value-type="float">
            <text:p>0,437569</text:p>
          </table:table-cell>
          <table:table-cell office:value-type="float" office:value="0.446498" calcext:value-type="float">
            <text:p>0,446498</text:p>
          </table:table-cell>
          <table:table-cell office:value-type="float" office:value="0.454689" calcext:value-type="float">
            <text:p>0,454689</text:p>
          </table:table-cell>
          <table:table-cell office:value-type="float" office:value="0.462527" calcext:value-type="float">
            <text:p>0,462527</text:p>
          </table:table-cell>
          <table:table-cell office:value-type="float" office:value="0.470882" calcext:value-type="float">
            <text:p>0,470882</text:p>
          </table:table-cell>
          <table:table-cell office:value-type="float" office:value="0.478628" calcext:value-type="float">
            <text:p>0,478628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6575" calcext:value-type="float">
            <text:p>0,486575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33924" calcext:value-type="float">
            <text:p>0,43392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89059" calcext:value-type="float">
            <text:p>0,189059</text:p>
          </table:table-cell>
          <table:table-cell office:value-type="float" office:value="0.276501" calcext:value-type="float">
            <text:p>0,276501</text:p>
          </table:table-cell>
          <table:table-cell office:value-type="float" office:value="0.428391" calcext:value-type="float">
            <text:p>0,428391</text:p>
          </table:table-cell>
          <table:table-cell office:value-type="float" office:value="0.438832" calcext:value-type="float">
            <text:p>0,438832</text:p>
          </table:table-cell>
          <table:table-cell office:value-type="float" office:value="0.446431" calcext:value-type="float">
            <text:p>0,446431</text:p>
          </table:table-cell>
          <table:table-cell office:value-type="float" office:value="0.453249" calcext:value-type="float">
            <text:p>0,453249</text:p>
          </table:table-cell>
          <table:table-cell office:value-type="float" office:value="0.461431" calcext:value-type="float">
            <text:p>0,461431</text:p>
          </table:table-cell>
          <table:table-cell office:value-type="float" office:value="0.469555" calcext:value-type="float">
            <text:p>0,469555</text:p>
          </table:table-cell>
          <table:table-cell office:value-type="float" office:value="0.477725" calcext:value-type="float">
            <text:p>0,477725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2413" calcext:value-type="float">
            <text:p>0,482413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1324" calcext:value-type="float">
            <text:p>0,44132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97317" calcext:value-type="float">
            <text:p>0,197317</text:p>
          </table:table-cell>
          <table:table-cell office:value-type="float" office:value="0.29763" calcext:value-type="float">
            <text:p>0,29763</text:p>
          </table:table-cell>
          <table:table-cell office:value-type="float" office:value="0.429032" calcext:value-type="float">
            <text:p>0,429032</text:p>
          </table:table-cell>
          <table:table-cell office:value-type="float" office:value="0.43659" calcext:value-type="float">
            <text:p>0,43659</text:p>
          </table:table-cell>
          <table:table-cell office:value-type="float" office:value="0.445579" calcext:value-type="float">
            <text:p>0,445579</text:p>
          </table:table-cell>
          <table:table-cell office:value-type="float" office:value="0.45066" calcext:value-type="float">
            <text:p>0,45066</text:p>
          </table:table-cell>
          <table:table-cell office:value-type="float" office:value="0.460725" calcext:value-type="float">
            <text:p>0,460725</text:p>
          </table:table-cell>
          <table:table-cell office:value-type="float" office:value="0.468299" calcext:value-type="float">
            <text:p>0,468299</text:p>
          </table:table-cell>
          <table:table-cell office:value-type="float" office:value="0.47747" calcext:value-type="float">
            <text:p>0,47747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1679" calcext:value-type="float">
            <text:p>0,481679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2637" calcext:value-type="float">
            <text:p>0,44263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97545" calcext:value-type="float">
            <text:p>0,197545</text:p>
          </table:table-cell>
          <table:table-cell office:value-type="float" office:value="0.311114" calcext:value-type="float">
            <text:p>0,311114</text:p>
          </table:table-cell>
          <table:table-cell office:value-type="float" office:value="0.425437" calcext:value-type="float">
            <text:p>0,425437</text:p>
          </table:table-cell>
          <table:table-cell office:value-type="float" office:value="0.435027" calcext:value-type="float">
            <text:p>0,435027</text:p>
          </table:table-cell>
          <table:table-cell office:value-type="float" office:value="0.444674" calcext:value-type="float">
            <text:p>0,444674</text:p>
          </table:table-cell>
          <table:table-cell office:value-type="float" office:value="0.447929" calcext:value-type="float">
            <text:p>0,447929</text:p>
          </table:table-cell>
          <table:table-cell office:value-type="float" office:value="0.456344" calcext:value-type="float">
            <text:p>0,456344</text:p>
          </table:table-cell>
          <table:table-cell office:value-type="float" office:value="0.466404" calcext:value-type="float">
            <text:p>0,466404</text:p>
          </table:table-cell>
          <table:table-cell office:value-type="float" office:value="0.476964" calcext:value-type="float">
            <text:p>0,476964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3319" calcext:value-type="float">
            <text:p>0,483319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2592" calcext:value-type="float">
            <text:p>0,44259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38824" calcext:value-type="float">
            <text:p>0,138824</text:p>
          </table:table-cell>
          <table:table-cell office:value-type="float" office:value="0.290796" calcext:value-type="float">
            <text:p>0,290796</text:p>
          </table:table-cell>
          <table:table-cell office:value-type="float" office:value="0.423214" calcext:value-type="float">
            <text:p>0,423214</text:p>
          </table:table-cell>
          <table:table-cell office:value-type="float" office:value="0.434945" calcext:value-type="float">
            <text:p>0,434945</text:p>
          </table:table-cell>
          <table:table-cell office:value-type="float" office:value="0.444097" calcext:value-type="float">
            <text:p>0,444097</text:p>
          </table:table-cell>
          <table:table-cell office:value-type="float" office:value="0.447834" calcext:value-type="float">
            <text:p>0,447834</text:p>
          </table:table-cell>
          <table:table-cell office:value-type="float" office:value="0.45668" calcext:value-type="float">
            <text:p>0,45668</text:p>
          </table:table-cell>
          <table:table-cell office:value-type="float" office:value="0.467804" calcext:value-type="float">
            <text:p>0,467804</text:p>
          </table:table-cell>
          <table:table-cell office:value-type="float" office:value="0.478266" calcext:value-type="float">
            <text:p>0,478266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5754" calcext:value-type="float">
            <text:p>0,485754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081" calcext:value-type="float">
            <text:p>0,4408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3823" calcext:value-type="float">
            <text:p>0,013823</text:p>
          </table:table-cell>
          <table:table-cell office:value-type="float" office:value="0.298632" calcext:value-type="float">
            <text:p>0,298632</text:p>
          </table:table-cell>
          <table:table-cell office:value-type="float" office:value="0.432067" calcext:value-type="float">
            <text:p>0,432067</text:p>
          </table:table-cell>
          <table:table-cell office:value-type="float" office:value="0.440595" calcext:value-type="float">
            <text:p>0,440595</text:p>
          </table:table-cell>
          <table:table-cell office:value-type="float" office:value="0.446923" calcext:value-type="float">
            <text:p>0,446923</text:p>
          </table:table-cell>
          <table:table-cell office:value-type="float" office:value="0.449865" calcext:value-type="float">
            <text:p>0,449865</text:p>
          </table:table-cell>
          <table:table-cell office:value-type="float" office:value="0.461816" calcext:value-type="float">
            <text:p>0,461816</text:p>
          </table:table-cell>
          <table:table-cell office:value-type="float" office:value="0.469588" calcext:value-type="float">
            <text:p>0,469588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78723" calcext:value-type="float">
            <text:p>0,478723</text:p>
          </table:table-cell>
          <table:table-cell office:value-type="float" office:value="0.48882" calcext:value-type="float">
            <text:p>0,48882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4573" calcext:value-type="float">
            <text:p>0,44457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04002" calcext:value-type="float">
            <text:p>0,104002</text:p>
          </table:table-cell>
          <table:table-cell office:value-type="float" office:value="0.271418" calcext:value-type="float">
            <text:p>0,271418</text:p>
          </table:table-cell>
          <table:table-cell office:value-type="float" office:value="0.429738" calcext:value-type="float">
            <text:p>0,429738</text:p>
          </table:table-cell>
          <table:table-cell office:value-type="float" office:value="0.444612" calcext:value-type="float">
            <text:p>0,444612</text:p>
          </table:table-cell>
          <table:table-cell office:value-type="float" office:value="0.449123" calcext:value-type="float">
            <text:p>0,449123</text:p>
          </table:table-cell>
          <table:table-cell office:value-type="float" office:value="0.458588" calcext:value-type="float">
            <text:p>0,458588</text:p>
          </table:table-cell>
          <table:table-cell office:value-type="float" office:value="0.466006" calcext:value-type="float">
            <text:p>0,466006</text:p>
          </table:table-cell>
          <table:table-cell office:value-type="float" office:value="0.473551" calcext:value-type="float">
            <text:p>0,473551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79736" calcext:value-type="float">
            <text:p>0,479736</text:p>
          </table:table-cell>
          <table:table-cell office:value-type="float" office:value="0.490503" calcext:value-type="float">
            <text:p>0,490503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4198" calcext:value-type="float">
            <text:p>0,44419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61321" calcext:value-type="float">
            <text:p>0,161321</text:p>
          </table:table-cell>
          <table:table-cell office:value-type="float" office:value="0.30503" calcext:value-type="float">
            <text:p>0,30503</text:p>
          </table:table-cell>
          <table:table-cell office:value-type="float" office:value="0.430221" calcext:value-type="float">
            <text:p>0,430221</text:p>
          </table:table-cell>
          <table:table-cell office:value-type="float" office:value="0.443466" calcext:value-type="float">
            <text:p>0,443466</text:p>
          </table:table-cell>
          <table:table-cell office:value-type="float" office:value="0.448792" calcext:value-type="float">
            <text:p>0,448792</text:p>
          </table:table-cell>
          <table:table-cell office:value-type="float" office:value="0.458624" calcext:value-type="float">
            <text:p>0,458624</text:p>
          </table:table-cell>
          <table:table-cell office:value-type="float" office:value="0.465615" calcext:value-type="float">
            <text:p>0,465615</text:p>
          </table:table-cell>
          <table:table-cell office:value-type="float" office:value="0.471853" calcext:value-type="float">
            <text:p>0,471853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0553" calcext:value-type="float">
            <text:p>0,480553</text:p>
          </table:table-cell>
          <table:table-cell office:value-type="float" office:value="0.490741" calcext:value-type="float">
            <text:p>0,490741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736" calcext:value-type="float">
            <text:p>0,4473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61321" calcext:value-type="float">
            <text:p>0,161321</text:p>
          </table:table-cell>
          <table:table-cell office:value-type="float" office:value="0.283119" calcext:value-type="float">
            <text:p>0,283119</text:p>
          </table:table-cell>
          <table:table-cell office:value-type="float" office:value="0.421953" calcext:value-type="float">
            <text:p>0,421953</text:p>
          </table:table-cell>
          <table:table-cell office:value-type="float" office:value="0.439404" calcext:value-type="float">
            <text:p>0,439404</text:p>
          </table:table-cell>
          <table:table-cell office:value-type="float" office:value="0.446269" calcext:value-type="float">
            <text:p>0,446269</text:p>
          </table:table-cell>
          <table:table-cell office:value-type="float" office:value="0.453966" calcext:value-type="float">
            <text:p>0,453966</text:p>
          </table:table-cell>
          <table:table-cell office:value-type="float" office:value="0.46501" calcext:value-type="float">
            <text:p>0,46501</text:p>
          </table:table-cell>
          <table:table-cell office:value-type="float" office:value="0.468411" calcext:value-type="float">
            <text:p>0,468411</text:p>
          </table:table-cell>
          <table:table-cell office:value-type="float" office:value="0.478504" calcext:value-type="float">
            <text:p>0,478504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89287" calcext:value-type="float">
            <text:p>0,489287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2463" calcext:value-type="float">
            <text:p>0,44246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61321" calcext:value-type="float">
            <text:p>0,161321</text:p>
          </table:table-cell>
          <table:table-cell office:value-type="float" office:value="0.315087" calcext:value-type="float">
            <text:p>0,315087</text:p>
          </table:table-cell>
          <table:table-cell office:value-type="float" office:value="0.427919" calcext:value-type="float">
            <text:p>0,427919</text:p>
          </table:table-cell>
          <table:table-cell office:value-type="float" office:value="0.444925" calcext:value-type="float">
            <text:p>0,444925</text:p>
          </table:table-cell>
          <table:table-cell office:value-type="float" office:value="0.448201" calcext:value-type="float">
            <text:p>0,448201</text:p>
          </table:table-cell>
          <table:table-cell office:value-type="float" office:value="0.457602" calcext:value-type="float">
            <text:p>0,457602</text:p>
          </table:table-cell>
          <table:table-cell office:value-type="float" office:value="0.465959" calcext:value-type="float">
            <text:p>0,465959</text:p>
          </table:table-cell>
          <table:table-cell office:value-type="float" office:value="0.473693" calcext:value-type="float">
            <text:p>0,473693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79294" calcext:value-type="float">
            <text:p>0,479294</text:p>
          </table:table-cell>
          <table:table-cell office:value-type="float" office:value="0.489656" calcext:value-type="float">
            <text:p>0,489656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8104" calcext:value-type="float">
            <text:p>0,44810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61321" calcext:value-type="float">
            <text:p>0,161321</text:p>
          </table:table-cell>
          <table:table-cell office:value-type="float" office:value="0.327621" calcext:value-type="float">
            <text:p>0,327621</text:p>
          </table:table-cell>
          <table:table-cell office:value-type="float" office:value="0.432356" calcext:value-type="float">
            <text:p>0,432356</text:p>
          </table:table-cell>
          <table:table-cell office:value-type="float" office:value="0.445418" calcext:value-type="float">
            <text:p>0,445418</text:p>
          </table:table-cell>
          <table:table-cell office:value-type="float" office:value="0.450373" calcext:value-type="float">
            <text:p>0,450373</text:p>
          </table:table-cell>
          <table:table-cell office:value-type="float" office:value="0.462517" calcext:value-type="float">
            <text:p>0,462517</text:p>
          </table:table-cell>
          <table:table-cell office:value-type="float" office:value="0.466581" calcext:value-type="float">
            <text:p>0,466581</text:p>
          </table:table-cell>
          <table:table-cell office:value-type="float" office:value="0.476622" calcext:value-type="float">
            <text:p>0,476622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6864" calcext:value-type="float">
            <text:p>0,486864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50577" calcext:value-type="float">
            <text:p>0,45057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38824" calcext:value-type="float">
            <text:p>0,138824</text:p>
          </table:table-cell>
          <table:table-cell office:value-type="float" office:value="0.296337" calcext:value-type="float">
            <text:p>0,296337</text:p>
          </table:table-cell>
          <table:table-cell office:value-type="float" office:value="0.429214" calcext:value-type="float">
            <text:p>0,429214</text:p>
          </table:table-cell>
          <table:table-cell office:value-type="float" office:value="0.445252" calcext:value-type="float">
            <text:p>0,445252</text:p>
          </table:table-cell>
          <table:table-cell office:value-type="float" office:value="0.449888" calcext:value-type="float">
            <text:p>0,449888</text:p>
          </table:table-cell>
          <table:table-cell office:value-type="float" office:value="0.462704" calcext:value-type="float">
            <text:p>0,462704</text:p>
          </table:table-cell>
          <table:table-cell office:value-type="float" office:value="0.467477" calcext:value-type="float">
            <text:p>0,467477</text:p>
          </table:table-cell>
          <table:table-cell office:value-type="float" office:value="0.478281" calcext:value-type="float">
            <text:p>0,478281</text:p>
          </table:table-cell>
          <table:table-cell office:value-type="float" office:value="0.478706" calcext:value-type="float">
            <text:p>0,478706</text:p>
          </table:table-cell>
          <table:table-cell office:value-type="float" office:value="0.478839" calcext:value-type="float">
            <text:p>0,478839</text:p>
          </table:table-cell>
          <table:table-cell office:value-type="float" office:value="0.488718" calcext:value-type="float">
            <text:p>0,488718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7542" calcext:value-type="float">
            <text:p>0,44754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38824" calcext:value-type="float">
            <text:p>0,138824</text:p>
          </table:table-cell>
          <table:table-cell office:value-type="float" office:value="0.261433" calcext:value-type="float">
            <text:p>0,261433</text:p>
          </table:table-cell>
          <table:table-cell office:value-type="float" office:value="0.42117" calcext:value-type="float">
            <text:p>0,42117</text:p>
          </table:table-cell>
          <table:table-cell office:value-type="float" office:value="0.444581" calcext:value-type="float">
            <text:p>0,444581</text:p>
          </table:table-cell>
          <table:table-cell office:value-type="float" office:value="0.447452" calcext:value-type="float">
            <text:p>0,447452</text:p>
          </table:table-cell>
          <table:table-cell office:value-type="float" office:value="0.458898" calcext:value-type="float">
            <text:p>0,458898</text:p>
          </table:table-cell>
          <table:table-cell office:value-type="float" office:value="0.466739" calcext:value-type="float">
            <text:p>0,466739</text:p>
          </table:table-cell>
          <table:table-cell office:value-type="float" office:value="0.476852" calcext:value-type="float">
            <text:p>0,476852</text:p>
          </table:table-cell>
          <table:table-cell table:number-columns-repeated="2" office:value-type="float" office:value="0.478706" calcext:value-type="float">
            <text:p>0,478706</text:p>
          </table:table-cell>
          <table:table-cell office:value-type="float" office:value="0.485957" calcext:value-type="float">
            <text:p>0,485957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2049" calcext:value-type="float">
            <text:p>0,44204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38824" calcext:value-type="float">
            <text:p>0,138824</text:p>
          </table:table-cell>
          <table:table-cell office:value-type="float" office:value="0.27951" calcext:value-type="float">
            <text:p>0,27951</text:p>
          </table:table-cell>
          <table:table-cell office:value-type="float" office:value="0.430683" calcext:value-type="float">
            <text:p>0,430683</text:p>
          </table:table-cell>
          <table:table-cell office:value-type="float" office:value="0.445576" calcext:value-type="float">
            <text:p>0,445576</text:p>
          </table:table-cell>
          <table:table-cell office:value-type="float" office:value="0.448712" calcext:value-type="float">
            <text:p>0,448712</text:p>
          </table:table-cell>
          <table:table-cell office:value-type="float" office:value="0.463753" calcext:value-type="float">
            <text:p>0,463753</text:p>
          </table:table-cell>
          <table:table-cell office:value-type="float" office:value="0.474862" calcext:value-type="float">
            <text:p>0,474862</text:p>
          </table:table-cell>
          <table:table-cell table:number-columns-repeated="3" office:value-type="float" office:value="0.478706" calcext:value-type="float">
            <text:p>0,478706</text:p>
          </table:table-cell>
          <table:table-cell office:value-type="float" office:value="0.485579" calcext:value-type="float">
            <text:p>0,485579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6479" calcext:value-type="float">
            <text:p>0,44647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0.222173" calcext:value-type="float">
            <text:p>0,222173</text:p>
          </table:table-cell>
          <table:table-cell office:value-type="float" office:value="0.423764" calcext:value-type="float">
            <text:p>0,423764</text:p>
          </table:table-cell>
          <table:table-cell office:value-type="float" office:value="0.443169" calcext:value-type="float">
            <text:p>0,443169</text:p>
          </table:table-cell>
          <table:table-cell office:value-type="float" office:value="0.448568" calcext:value-type="float">
            <text:p>0,448568</text:p>
          </table:table-cell>
          <table:table-cell office:value-type="float" office:value="0.466082" calcext:value-type="float">
            <text:p>0,466082</text:p>
          </table:table-cell>
          <table:table-cell office:value-type="float" office:value="0.478628" calcext:value-type="float">
            <text:p>0,478628</text:p>
          </table:table-cell>
          <table:table-cell table:number-columns-repeated="3" office:value-type="float" office:value="0.478706" calcext:value-type="float">
            <text:p>0,478706</text:p>
          </table:table-cell>
          <table:table-cell office:value-type="float" office:value="0.484136" calcext:value-type="float">
            <text:p>0,484136</text:p>
          </table:table-cell>
          <table:table-cell office:value-type="float" office:value="0.492041" calcext:value-type="float">
            <text:p>0,492041</text:p>
          </table:table-cell>
          <table:table-cell office:value-type="float" office:value="0.440264" calcext:value-type="float">
            <text:p>0,44026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0.248051" calcext:value-type="float">
            <text:p>0,248051</text:p>
          </table:table-cell>
          <table:table-cell office:value-type="float" office:value="0.423154" calcext:value-type="float">
            <text:p>0,423154</text:p>
          </table:table-cell>
          <table:table-cell office:value-type="float" office:value="0.445363" calcext:value-type="float">
            <text:p>0,445363</text:p>
          </table:table-cell>
          <table:table-cell office:value-type="float" office:value="0.458748" calcext:value-type="float">
            <text:p>0,458748</text:p>
          </table:table-cell>
          <table:table-cell office:value-type="float" office:value="0.472726" calcext:value-type="float">
            <text:p>0,472726</text:p>
          </table:table-cell>
          <table:table-cell table:number-columns-repeated="4" office:value-type="float" office:value="0.478706" calcext:value-type="float">
            <text:p>0,478706</text:p>
          </table:table-cell>
          <table:table-cell office:value-type="float" office:value="0.484035" calcext:value-type="float">
            <text:p>0,484035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4469" calcext:value-type="float">
            <text:p>0,4446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168448" calcext:value-type="float">
            <text:p>0,168448</text:p>
          </table:table-cell>
          <table:table-cell office:value-type="float" office:value="0.41318" calcext:value-type="float">
            <text:p>0,41318</text:p>
          </table:table-cell>
          <table:table-cell office:value-type="float" office:value="0.445451" calcext:value-type="float">
            <text:p>0,445451</text:p>
          </table:table-cell>
          <table:table-cell office:value-type="float" office:value="0.455215" calcext:value-type="float">
            <text:p>0,455215</text:p>
          </table:table-cell>
          <table:table-cell office:value-type="float" office:value="0.477396" calcext:value-type="float">
            <text:p>0,477396</text:p>
          </table:table-cell>
          <table:table-cell table:number-columns-repeated="4" office:value-type="float" office:value="0.478706" calcext:value-type="float">
            <text:p>0,478706</text:p>
          </table:table-cell>
          <table:table-cell office:value-type="float" office:value="0.484316" calcext:value-type="float">
            <text:p>0,484316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35883" calcext:value-type="float">
            <text:p>0,43588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78312" calcext:value-type="float">
            <text:p>0,178312</text:p>
          </table:table-cell>
          <table:table-cell office:value-type="float" office:value="0.315354" calcext:value-type="float">
            <text:p>0,315354</text:p>
          </table:table-cell>
          <table:table-cell office:value-type="float" office:value="0.442366" calcext:value-type="float">
            <text:p>0,442366</text:p>
          </table:table-cell>
          <table:table-cell office:value-type="float" office:value="0.447226" calcext:value-type="float">
            <text:p>0,447226</text:p>
          </table:table-cell>
          <table:table-cell office:value-type="float" office:value="0.460308" calcext:value-type="float">
            <text:p>0,460308</text:p>
          </table:table-cell>
          <table:table-cell office:value-type="float" office:value="0.477707" calcext:value-type="float">
            <text:p>0,477707</text:p>
          </table:table-cell>
          <table:table-cell table:number-columns-repeated="4" office:value-type="float" office:value="0.478706" calcext:value-type="float">
            <text:p>0,478706</text:p>
          </table:table-cell>
          <table:table-cell office:value-type="float" office:value="0.483959" calcext:value-type="float">
            <text:p>0,483959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4174" calcext:value-type="float">
            <text:p>0,45417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18397" calcext:value-type="float">
            <text:p>0,118397</text:p>
          </table:table-cell>
          <table:table-cell office:value-type="float" office:value="0.251876" calcext:value-type="float">
            <text:p>0,251876</text:p>
          </table:table-cell>
          <table:table-cell office:value-type="float" office:value="0.419095" calcext:value-type="float">
            <text:p>0,419095</text:p>
          </table:table-cell>
          <table:table-cell office:value-type="float" office:value="0.446527" calcext:value-type="float">
            <text:p>0,446527</text:p>
          </table:table-cell>
          <table:table-cell office:value-type="float" office:value="0.457764" calcext:value-type="float">
            <text:p>0,457764</text:p>
          </table:table-cell>
          <table:table-cell office:value-type="float" office:value="0.475926" calcext:value-type="float">
            <text:p>0,475926</text:p>
          </table:table-cell>
          <table:table-cell table:number-columns-repeated="4" office:value-type="float" office:value="0.478706" calcext:value-type="float">
            <text:p>0,478706</text:p>
          </table:table-cell>
          <table:table-cell office:value-type="float" office:value="0.484303" calcext:value-type="float">
            <text:p>0,484303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45032" calcext:value-type="float">
            <text:p>0,44503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0.234744" calcext:value-type="float">
            <text:p>0,234744</text:p>
          </table:table-cell>
          <table:table-cell office:value-type="float" office:value="0.432081" calcext:value-type="float">
            <text:p>0,432081</text:p>
          </table:table-cell>
          <table:table-cell office:value-type="float" office:value="0.448116" calcext:value-type="float">
            <text:p>0,448116</text:p>
          </table:table-cell>
          <table:table-cell office:value-type="float" office:value="0.463206" calcext:value-type="float">
            <text:p>0,463206</text:p>
          </table:table-cell>
          <table:table-cell office:value-type="float" office:value="0.477719" calcext:value-type="float">
            <text:p>0,477719</text:p>
          </table:table-cell>
          <table:table-cell table:number-columns-repeated="4" office:value-type="float" office:value="0.478706" calcext:value-type="float">
            <text:p>0,478706</text:p>
          </table:table-cell>
          <table:table-cell office:value-type="float" office:value="0.485402" calcext:value-type="float">
            <text:p>0,48540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4561" calcext:value-type="float">
            <text:p>0,4456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0.246028" calcext:value-type="float">
            <text:p>0,246028</text:p>
          </table:table-cell>
          <table:table-cell office:value-type="float" office:value="0.428652" calcext:value-type="float">
            <text:p>0,428652</text:p>
          </table:table-cell>
          <table:table-cell office:value-type="float" office:value="0.445129" calcext:value-type="float">
            <text:p>0,445129</text:p>
          </table:table-cell>
          <table:table-cell office:value-type="float" office:value="0.464158" calcext:value-type="float">
            <text:p>0,464158</text:p>
          </table:table-cell>
          <table:table-cell table:number-columns-repeated="5" office:value-type="float" office:value="0.478706" calcext:value-type="float">
            <text:p>0,478706</text:p>
          </table:table-cell>
          <table:table-cell office:value-type="float" office:value="0.484911" calcext:value-type="float">
            <text:p>0,48491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46241" calcext:value-type="float">
            <text:p>0,4462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38824" calcext:value-type="float">
            <text:p>0,138824</text:p>
          </table:table-cell>
          <table:table-cell office:value-type="float" office:value="0.366629" calcext:value-type="float">
            <text:p>0,366629</text:p>
          </table:table-cell>
          <table:table-cell office:value-type="float" office:value="0.443561" calcext:value-type="float">
            <text:p>0,443561</text:p>
          </table:table-cell>
          <table:table-cell office:value-type="float" office:value="0.455965" calcext:value-type="float">
            <text:p>0,455965</text:p>
          </table:table-cell>
          <table:table-cell office:value-type="float" office:value="0.470726" calcext:value-type="float">
            <text:p>0,470726</text:p>
          </table:table-cell>
          <table:table-cell table:number-columns-repeated="5" office:value-type="float" office:value="0.478706" calcext:value-type="float">
            <text:p>0,478706</text:p>
          </table:table-cell>
          <table:table-cell office:value-type="float" office:value="0.482881" calcext:value-type="float">
            <text:p>0,48288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1329" calcext:value-type="float">
            <text:p>0,46132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50731" calcext:value-type="float">
            <text:p>0,050731</text:p>
          </table:table-cell>
          <table:table-cell office:value-type="float" office:value="0.321088" calcext:value-type="float">
            <text:p>0,321088</text:p>
          </table:table-cell>
          <table:table-cell office:value-type="float" office:value="0.443048" calcext:value-type="float">
            <text:p>0,443048</text:p>
          </table:table-cell>
          <table:table-cell office:value-type="float" office:value="0.455405" calcext:value-type="float">
            <text:p>0,455405</text:p>
          </table:table-cell>
          <table:table-cell office:value-type="float" office:value="0.473885" calcext:value-type="float">
            <text:p>0,473885</text:p>
          </table:table-cell>
          <table:table-cell table:number-columns-repeated="5" office:value-type="float" office:value="0.478706" calcext:value-type="float">
            <text:p>0,478706</text:p>
          </table:table-cell>
          <table:table-cell office:value-type="float" office:value="0.484128" calcext:value-type="float">
            <text:p>0,484128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7108" calcext:value-type="float">
            <text:p>0,45710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38824" calcext:value-type="float">
            <text:p>0,138824</text:p>
          </table:table-cell>
          <table:table-cell office:value-type="float" office:value="0.334129" calcext:value-type="float">
            <text:p>0,334129</text:p>
          </table:table-cell>
          <table:table-cell office:value-type="float" office:value="0.442814" calcext:value-type="float">
            <text:p>0,442814</text:p>
          </table:table-cell>
          <table:table-cell office:value-type="float" office:value="0.453509" calcext:value-type="float">
            <text:p>0,453509</text:p>
          </table:table-cell>
          <table:table-cell office:value-type="float" office:value="0.475155" calcext:value-type="float">
            <text:p>0,475155</text:p>
          </table:table-cell>
          <table:table-cell table:number-columns-repeated="5" office:value-type="float" office:value="0.478706" calcext:value-type="float">
            <text:p>0,478706</text:p>
          </table:table-cell>
          <table:table-cell office:value-type="float" office:value="0.484011" calcext:value-type="float">
            <text:p>0,48401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8315" calcext:value-type="float">
            <text:p>0,4583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34245" calcext:value-type="float">
            <text:p>0,134245</text:p>
          </table:table-cell>
          <table:table-cell office:value-type="float" office:value="0.327488" calcext:value-type="float">
            <text:p>0,327488</text:p>
          </table:table-cell>
          <table:table-cell office:value-type="float" office:value="0.444606" calcext:value-type="float">
            <text:p>0,444606</text:p>
          </table:table-cell>
          <table:table-cell office:value-type="float" office:value="0.464501" calcext:value-type="float">
            <text:p>0,464501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3479" calcext:value-type="float">
            <text:p>0,483479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9231" calcext:value-type="float">
            <text:p>0,45923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7915" calcext:value-type="float">
            <text:p>0,07915</text:p>
          </table:table-cell>
          <table:table-cell office:value-type="float" office:value="0.318482" calcext:value-type="float">
            <text:p>0,318482</text:p>
          </table:table-cell>
          <table:table-cell office:value-type="float" office:value="0.454551" calcext:value-type="float">
            <text:p>0,454551</text:p>
          </table:table-cell>
          <table:table-cell office:value-type="float" office:value="0.473982" calcext:value-type="float">
            <text:p>0,473982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4251" calcext:value-type="float">
            <text:p>0,48425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035" calcext:value-type="float">
            <text:p>0,4603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0.274748" calcext:value-type="float">
            <text:p>0,274748</text:p>
          </table:table-cell>
          <table:table-cell office:value-type="float" office:value="0.451064" calcext:value-type="float">
            <text:p>0,451064</text:p>
          </table:table-cell>
          <table:table-cell office:value-type="float" office:value="0.473717" calcext:value-type="float">
            <text:p>0,473717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3125" calcext:value-type="float">
            <text:p>0,483125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5489" calcext:value-type="float">
            <text:p>0,45548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3706" calcext:value-type="float">
            <text:p>0,033706</text:p>
          </table:table-cell>
          <table:table-cell office:value-type="float" office:value="0.235993" calcext:value-type="float">
            <text:p>0,235993</text:p>
          </table:table-cell>
          <table:table-cell office:value-type="float" office:value="0.448143" calcext:value-type="float">
            <text:p>0,448143</text:p>
          </table:table-cell>
          <table:table-cell office:value-type="float" office:value="0.469071" calcext:value-type="float">
            <text:p>0,469071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2458" calcext:value-type="float">
            <text:p>0,482458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079" calcext:value-type="float">
            <text:p>0,4507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26461" calcext:value-type="float">
            <text:p>0,026461</text:p>
          </table:table-cell>
          <table:table-cell office:value-type="float" office:value="0.232807" calcext:value-type="float">
            <text:p>0,232807</text:p>
          </table:table-cell>
          <table:table-cell office:value-type="float" office:value="0.45146" calcext:value-type="float">
            <text:p>0,45146</text:p>
          </table:table-cell>
          <table:table-cell office:value-type="float" office:value="0.470851" calcext:value-type="float">
            <text:p>0,470851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3125" calcext:value-type="float">
            <text:p>0,483125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1048" calcext:value-type="float">
            <text:p>0,4510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9035" calcext:value-type="float">
            <text:p>0,059035</text:p>
          </table:table-cell>
          <table:table-cell office:value-type="float" office:value="0.285688" calcext:value-type="float">
            <text:p>0,285688</text:p>
          </table:table-cell>
          <table:table-cell office:value-type="float" office:value="0.449004" calcext:value-type="float">
            <text:p>0,449004</text:p>
          </table:table-cell>
          <table:table-cell office:value-type="float" office:value="0.469511" calcext:value-type="float">
            <text:p>0,469511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3554" calcext:value-type="float">
            <text:p>0,483554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5999" calcext:value-type="float">
            <text:p>0,4559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9035" calcext:value-type="float">
            <text:p>0,059035</text:p>
          </table:table-cell>
          <table:table-cell office:value-type="float" office:value="0.30197" calcext:value-type="float">
            <text:p>0,30197</text:p>
          </table:table-cell>
          <table:table-cell office:value-type="float" office:value="0.451851" calcext:value-type="float">
            <text:p>0,451851</text:p>
          </table:table-cell>
          <table:table-cell office:value-type="float" office:value="0.471423" calcext:value-type="float">
            <text:p>0,471423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3099" calcext:value-type="float">
            <text:p>0,483099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8058" calcext:value-type="float">
            <text:p>0,45805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88137" calcext:value-type="float">
            <text:p>0,188137</text:p>
          </table:table-cell>
          <table:table-cell office:value-type="float" office:value="0.405533" calcext:value-type="float">
            <text:p>0,405533</text:p>
          </table:table-cell>
          <table:table-cell office:value-type="float" office:value="0.470216" calcext:value-type="float">
            <text:p>0,470216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2799" calcext:value-type="float">
            <text:p>0,482799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949" calcext:value-type="float">
            <text:p>0,47094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0.329695" calcext:value-type="float">
            <text:p>0,329695</text:p>
          </table:table-cell>
          <table:table-cell office:value-type="float" office:value="0.460792" calcext:value-type="float">
            <text:p>0,460792</text:p>
          </table:table-cell>
          <table:table-cell office:value-type="float" office:value="0.478314" calcext:value-type="float">
            <text:p>0,478314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3699" calcext:value-type="float">
            <text:p>0,483699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2474" calcext:value-type="float">
            <text:p>0,46247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0.2666" calcext:value-type="float">
            <text:p>0,2666</text:p>
          </table:table-cell>
          <table:table-cell office:value-type="float" office:value="0.454059" calcext:value-type="float">
            <text:p>0,454059</text:p>
          </table:table-cell>
          <table:table-cell office:value-type="float" office:value="0.476199" calcext:value-type="float">
            <text:p>0,476199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511" calcext:value-type="float">
            <text:p>0,4851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542" calcext:value-type="float">
            <text:p>0,4554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41368" calcext:value-type="float">
            <text:p>0,141368</text:p>
          </table:table-cell>
          <table:table-cell office:value-type="float" office:value="0.408298" calcext:value-type="float">
            <text:p>0,408298</text:p>
          </table:table-cell>
          <table:table-cell office:value-type="float" office:value="0.468834" calcext:value-type="float">
            <text:p>0,468834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7735" calcext:value-type="float">
            <text:p>0,487735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1581" calcext:value-type="float">
            <text:p>0,47158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2503" calcext:value-type="float">
            <text:p>0,122503</text:p>
          </table:table-cell>
          <table:table-cell office:value-type="float" office:value="0.31163" calcext:value-type="float">
            <text:p>0,31163</text:p>
          </table:table-cell>
          <table:table-cell office:value-type="float" office:value="0.46248" calcext:value-type="float">
            <text:p>0,46248</text:p>
          </table:table-cell>
          <table:table-cell office:value-type="float" office:value="0.477504" calcext:value-type="float">
            <text:p>0,477504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7621" calcext:value-type="float">
            <text:p>0,48762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1147" calcext:value-type="float">
            <text:p>0,46114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22503" calcext:value-type="float">
            <text:p>0,122503</text:p>
          </table:table-cell>
          <table:table-cell office:value-type="float" office:value="0.358116" calcext:value-type="float">
            <text:p>0,358116</text:p>
          </table:table-cell>
          <table:table-cell office:value-type="float" office:value="0.466385" calcext:value-type="float">
            <text:p>0,466385</text:p>
          </table:table-cell>
          <table:table-cell office:value-type="float" office:value="0.478349" calcext:value-type="float">
            <text:p>0,478349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5412" calcext:value-type="float">
            <text:p>0,48541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605" calcext:value-type="float">
            <text:p>0,4660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34245" calcext:value-type="float">
            <text:p>0,134245</text:p>
          </table:table-cell>
          <table:table-cell office:value-type="float" office:value="0.346888" calcext:value-type="float">
            <text:p>0,346888</text:p>
          </table:table-cell>
          <table:table-cell office:value-type="float" office:value="0.463859" calcext:value-type="float">
            <text:p>0,463859</text:p>
          </table:table-cell>
          <table:table-cell office:value-type="float" office:value="0.47554" calcext:value-type="float">
            <text:p>0,47554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7292" calcext:value-type="float">
            <text:p>0,48729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4582" calcext:value-type="float">
            <text:p>0,46458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86124" calcext:value-type="float">
            <text:p>0,186124</text:p>
          </table:table-cell>
          <table:table-cell office:value-type="float" office:value="0.399421" calcext:value-type="float">
            <text:p>0,399421</text:p>
          </table:table-cell>
          <table:table-cell office:value-type="float" office:value="0.468959" calcext:value-type="float">
            <text:p>0,468959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6987" calcext:value-type="float">
            <text:p>0,48698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631" calcext:value-type="float">
            <text:p>0,47063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88536" calcext:value-type="float">
            <text:p>0,088536</text:p>
          </table:table-cell>
          <table:table-cell office:value-type="float" office:value="0.332033" calcext:value-type="float">
            <text:p>0,332033</text:p>
          </table:table-cell>
          <table:table-cell office:value-type="float" office:value="0.464996" calcext:value-type="float">
            <text:p>0,464996</text:p>
          </table:table-cell>
          <table:table-cell office:value-type="float" office:value="0.475477" calcext:value-type="float">
            <text:p>0,475477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7923" calcext:value-type="float">
            <text:p>0,487923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3267" calcext:value-type="float">
            <text:p>0,46326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8536" calcext:value-type="float">
            <text:p>0,088536</text:p>
          </table:table-cell>
          <table:table-cell office:value-type="float" office:value="0.245828" calcext:value-type="float">
            <text:p>0,245828</text:p>
          </table:table-cell>
          <table:table-cell office:value-type="float" office:value="0.46137" calcext:value-type="float">
            <text:p>0,46137</text:p>
          </table:table-cell>
          <table:table-cell office:value-type="float" office:value="0.475229" calcext:value-type="float">
            <text:p>0,475229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6916" calcext:value-type="float">
            <text:p>0,486916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4158" calcext:value-type="float">
            <text:p>0,45415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88536" calcext:value-type="float">
            <text:p>0,088536</text:p>
          </table:table-cell>
          <table:table-cell office:value-type="float" office:value="0.313395" calcext:value-type="float">
            <text:p>0,313395</text:p>
          </table:table-cell>
          <table:table-cell office:value-type="float" office:value="0.461112" calcext:value-type="float">
            <text:p>0,461112</text:p>
          </table:table-cell>
          <table:table-cell office:value-type="float" office:value="0.476133" calcext:value-type="float">
            <text:p>0,476133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6934" calcext:value-type="float">
            <text:p>0,486934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0981" calcext:value-type="float">
            <text:p>0,46098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23398" calcext:value-type="float">
            <text:p>0,123398</text:p>
          </table:table-cell>
          <table:table-cell office:value-type="float" office:value="0.303239" calcext:value-type="float">
            <text:p>0,303239</text:p>
          </table:table-cell>
          <table:table-cell office:value-type="float" office:value="0.458081" calcext:value-type="float">
            <text:p>0,458081</text:p>
          </table:table-cell>
          <table:table-cell office:value-type="float" office:value="0.474551" calcext:value-type="float">
            <text:p>0,474551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4872" calcext:value-type="float">
            <text:p>0,48487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9298" calcext:value-type="float">
            <text:p>0,45929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71936" calcext:value-type="float">
            <text:p>0,071936</text:p>
          </table:table-cell>
          <table:table-cell office:value-type="float" office:value="0.255926" calcext:value-type="float">
            <text:p>0,255926</text:p>
          </table:table-cell>
          <table:table-cell office:value-type="float" office:value="0.455068" calcext:value-type="float">
            <text:p>0,455068</text:p>
          </table:table-cell>
          <table:table-cell office:value-type="float" office:value="0.472744" calcext:value-type="float">
            <text:p>0,472744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6937" calcext:value-type="float">
            <text:p>0,48693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4291" calcext:value-type="float">
            <text:p>0,45429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34245" calcext:value-type="float">
            <text:p>0,134245</text:p>
          </table:table-cell>
          <table:table-cell office:value-type="float" office:value="0.275195" calcext:value-type="float">
            <text:p>0,275195</text:p>
          </table:table-cell>
          <table:table-cell office:value-type="float" office:value="0.463603" calcext:value-type="float">
            <text:p>0,463603</text:p>
          </table:table-cell>
          <table:table-cell office:value-type="float" office:value="0.478652" calcext:value-type="float">
            <text:p>0,478652</text:p>
          </table:table-cell>
          <table:table-cell table:number-columns-repeated="6" office:value-type="float" office:value="0.478706" calcext:value-type="float">
            <text:p>0,478706</text:p>
          </table:table-cell>
          <table:table-cell office:value-type="float" office:value="0.489073" calcext:value-type="float">
            <text:p>0,489073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7876" calcext:value-type="float">
            <text:p>0,45787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7308" calcext:value-type="float">
            <text:p>0,137308</text:p>
          </table:table-cell>
          <table:table-cell office:value-type="float" office:value="0.298748" calcext:value-type="float">
            <text:p>0,298748</text:p>
          </table:table-cell>
          <table:table-cell office:value-type="float" office:value="0.468489" calcext:value-type="float">
            <text:p>0,468489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4956" calcext:value-type="float">
            <text:p>0,484956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0314" calcext:value-type="float">
            <text:p>0,46031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7304" calcext:value-type="float">
            <text:p>0,017304</text:p>
          </table:table-cell>
          <table:table-cell office:value-type="float" office:value="0.317474" calcext:value-type="float">
            <text:p>0,317474</text:p>
          </table:table-cell>
          <table:table-cell office:value-type="float" office:value="0.466113" calcext:value-type="float">
            <text:p>0,466113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4059" calcext:value-type="float">
            <text:p>0,484059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1859" calcext:value-type="float">
            <text:p>0,46185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88536" calcext:value-type="float">
            <text:p>0,088536</text:p>
          </table:table-cell>
          <table:table-cell office:value-type="float" office:value="0.380326" calcext:value-type="float">
            <text:p>0,380326</text:p>
          </table:table-cell>
          <table:table-cell office:value-type="float" office:value="0.474911" calcext:value-type="float">
            <text:p>0,474911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555" calcext:value-type="float">
            <text:p>0,48555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9173" calcext:value-type="float">
            <text:p>0,46917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48367" calcext:value-type="float">
            <text:p>0,248367</text:p>
          </table:table-cell>
          <table:table-cell office:value-type="float" office:value="0.431578" calcext:value-type="float">
            <text:p>0,431578</text:p>
          </table:table-cell>
          <table:table-cell office:value-type="float" office:value="0.475899" calcext:value-type="float">
            <text:p>0,475899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8791" calcext:value-type="float">
            <text:p>0,48879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4721" calcext:value-type="float">
            <text:p>0,47472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62293" calcext:value-type="float">
            <text:p>0,162293</text:p>
          </table:table-cell>
          <table:table-cell office:value-type="float" office:value="0.384607" calcext:value-type="float">
            <text:p>0,384607</text:p>
          </table:table-cell>
          <table:table-cell office:value-type="float" office:value="0.471094" calcext:value-type="float">
            <text:p>0,471094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4883" calcext:value-type="float">
            <text:p>0,484883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9153" calcext:value-type="float">
            <text:p>0,46915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6897" calcext:value-type="float">
            <text:p>0,16897</text:p>
          </table:table-cell>
          <table:table-cell office:value-type="float" office:value="0.4028" calcext:value-type="float">
            <text:p>0,4028</text:p>
          </table:table-cell>
          <table:table-cell office:value-type="float" office:value="0.472876" calcext:value-type="float">
            <text:p>0,472876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2207" calcext:value-type="float">
            <text:p>0,48220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883" calcext:value-type="float">
            <text:p>0,47088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62293" calcext:value-type="float">
            <text:p>0,162293</text:p>
          </table:table-cell>
          <table:table-cell office:value-type="float" office:value="0.422268" calcext:value-type="float">
            <text:p>0,422268</text:p>
          </table:table-cell>
          <table:table-cell office:value-type="float" office:value="0.473808" calcext:value-type="float">
            <text:p>0,473808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1332" calcext:value-type="float">
            <text:p>0,48133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2835" calcext:value-type="float">
            <text:p>0,472835</text:p>
          </table:table-cell>
          <table:table-cell>
            <draw:frame draw:z-index="0" draw:style-name="gr1" draw:text-style-name="P1" svg:width="22.348cm" svg:height="12.57cm" svg:x="0.059cm" svg:y="0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37308" calcext:value-type="float">
            <text:p>0,137308</text:p>
          </table:table-cell>
          <table:table-cell office:value-type="float" office:value="0.424481" calcext:value-type="float">
            <text:p>0,424481</text:p>
          </table:table-cell>
          <table:table-cell office:value-type="float" office:value="0.478611" calcext:value-type="float">
            <text:p>0,478611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2207" calcext:value-type="float">
            <text:p>0,48220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3624" calcext:value-type="float">
            <text:p>0,47362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36306" calcext:value-type="float">
            <text:p>0,336306</text:p>
          </table:table-cell>
          <table:table-cell office:value-type="float" office:value="0.445473" calcext:value-type="float">
            <text:p>0,445473</text:p>
          </table:table-cell>
          <table:table-cell office:value-type="float" office:value="0.478677" calcext:value-type="float">
            <text:p>0,478677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3941" calcext:value-type="float">
            <text:p>0,48394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5904" calcext:value-type="float">
            <text:p>0,47590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38676" calcext:value-type="float">
            <text:p>0,438676</text:p>
          </table:table-cell>
          <table:table-cell office:value-type="float" office:value="0.462841" calcext:value-type="float">
            <text:p>0,462841</text:p>
          </table:table-cell>
          <table:table-cell office:value-type="float" office:value="0.478633" calcext:value-type="float">
            <text:p>0,478633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7287" calcext:value-type="float">
            <text:p>0,47728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88939" calcext:value-type="float">
            <text:p>0,188939</text:p>
          </table:table-cell>
          <table:table-cell office:value-type="float" office:value="0.428367" calcext:value-type="float">
            <text:p>0,428367</text:p>
          </table:table-cell>
          <table:table-cell office:value-type="float" office:value="0.478662" calcext:value-type="float">
            <text:p>0,478662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1332" calcext:value-type="float">
            <text:p>0,48133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3931" calcext:value-type="float">
            <text:p>0,47393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7308" calcext:value-type="float">
            <text:p>0,137308</text:p>
          </table:table-cell>
          <table:table-cell office:value-type="float" office:value="0.374507" calcext:value-type="float">
            <text:p>0,374507</text:p>
          </table:table-cell>
          <table:table-cell office:value-type="float" office:value="0.477239" calcext:value-type="float">
            <text:p>0,477239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2258" calcext:value-type="float">
            <text:p>0,482258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8495" calcext:value-type="float">
            <text:p>0,46849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88939" calcext:value-type="float">
            <text:p>0,188939</text:p>
          </table:table-cell>
          <table:table-cell office:value-type="float" office:value="0.362587" calcext:value-type="float">
            <text:p>0,362587</text:p>
          </table:table-cell>
          <table:table-cell office:value-type="float" office:value="0.477559" calcext:value-type="float">
            <text:p>0,477559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2258" calcext:value-type="float">
            <text:p>0,482258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7335" calcext:value-type="float">
            <text:p>0,46733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34245" calcext:value-type="float">
            <text:p>0,134245</text:p>
          </table:table-cell>
          <table:table-cell office:value-type="float" office:value="0.353434" calcext:value-type="float">
            <text:p>0,353434</text:p>
          </table:table-cell>
          <table:table-cell office:value-type="float" office:value="0.476349" calcext:value-type="float">
            <text:p>0,476349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0507" calcext:value-type="float">
            <text:p>0,48050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6123" calcext:value-type="float">
            <text:p>0,46612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34245" calcext:value-type="float">
            <text:p>0,134245</text:p>
          </table:table-cell>
          <table:table-cell office:value-type="float" office:value="0.326712" calcext:value-type="float">
            <text:p>0,326712</text:p>
          </table:table-cell>
          <table:table-cell office:value-type="float" office:value="0.476722" calcext:value-type="float">
            <text:p>0,476722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1767" calcext:value-type="float">
            <text:p>0,48176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3614" calcext:value-type="float">
            <text:p>0,4636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42967" calcext:value-type="float">
            <text:p>0,242967</text:p>
          </table:table-cell>
          <table:table-cell office:value-type="float" office:value="0.409469" calcext:value-type="float">
            <text:p>0,409469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2976" calcext:value-type="float">
            <text:p>0,482976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221" calcext:value-type="float">
            <text:p>0,4722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78946" calcext:value-type="float">
            <text:p>0,178946</text:p>
          </table:table-cell>
          <table:table-cell office:value-type="float" office:value="0.409084" calcext:value-type="float">
            <text:p>0,409084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336" calcext:value-type="float">
            <text:p>0,48336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2209" calcext:value-type="float">
            <text:p>0,47220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41511" calcext:value-type="float">
            <text:p>0,241511</text:p>
          </table:table-cell>
          <table:table-cell office:value-type="float" office:value="0.419786" calcext:value-type="float">
            <text:p>0,419786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2101" calcext:value-type="float">
            <text:p>0,48210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3154" calcext:value-type="float">
            <text:p>0,47315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42967" calcext:value-type="float">
            <text:p>0,242967</text:p>
          </table:table-cell>
          <table:table-cell office:value-type="float" office:value="0.395783" calcext:value-type="float">
            <text:p>0,395783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2101" calcext:value-type="float">
            <text:p>0,482101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753" calcext:value-type="float">
            <text:p>0,47075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88137" calcext:value-type="float">
            <text:p>0,188137</text:p>
          </table:table-cell>
          <table:table-cell office:value-type="float" office:value="0.425787" calcext:value-type="float">
            <text:p>0,425787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3589" calcext:value-type="float">
            <text:p>0,47358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82257" calcext:value-type="float">
            <text:p>0,182257</text:p>
          </table:table-cell>
          <table:table-cell office:value-type="float" office:value="0.393214" calcext:value-type="float">
            <text:p>0,393214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1332" calcext:value-type="float">
            <text:p>0,48133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42" calcext:value-type="float">
            <text:p>0,4704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88137" calcext:value-type="float">
            <text:p>0,188137</text:p>
          </table:table-cell>
          <table:table-cell office:value-type="float" office:value="0.394999" calcext:value-type="float">
            <text:p>0,394999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2207" calcext:value-type="float">
            <text:p>0,48220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686" calcext:value-type="float">
            <text:p>0,4706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85135" calcext:value-type="float">
            <text:p>0,185135</text:p>
          </table:table-cell>
          <table:table-cell office:value-type="float" office:value="0.398967" calcext:value-type="float">
            <text:p>0,398967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1332" calcext:value-type="float">
            <text:p>0,48133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995" calcext:value-type="float">
            <text:p>0,47099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88939" calcext:value-type="float">
            <text:p>0,188939</text:p>
          </table:table-cell>
          <table:table-cell office:value-type="float" office:value="0.437758" calcext:value-type="float">
            <text:p>0,437758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4787" calcext:value-type="float">
            <text:p>0,47478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88137" calcext:value-type="float">
            <text:p>0,188137</text:p>
          </table:table-cell>
          <table:table-cell office:value-type="float" office:value="0.40227" calcext:value-type="float">
            <text:p>0,40227</text:p>
          </table:table-cell>
          <table:table-cell office:value-type="float" office:value="0.477983" calcext:value-type="float">
            <text:p>0,477983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1165" calcext:value-type="float">
            <text:p>0,47116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88939" calcext:value-type="float">
            <text:p>0,188939</text:p>
          </table:table-cell>
          <table:table-cell office:value-type="float" office:value="0.396829" calcext:value-type="float">
            <text:p>0,396829</text:p>
          </table:table-cell>
          <table:table-cell office:value-type="float" office:value="0.476174" calcext:value-type="float">
            <text:p>0,476174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44" calcext:value-type="float">
            <text:p>0,4704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88137" calcext:value-type="float">
            <text:p>0,188137</text:p>
          </table:table-cell>
          <table:table-cell office:value-type="float" office:value="0.434814" calcext:value-type="float">
            <text:p>0,434814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4492" calcext:value-type="float">
            <text:p>0,47449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36306" calcext:value-type="float">
            <text:p>0,336306</text:p>
          </table:table-cell>
          <table:table-cell office:value-type="float" office:value="0.463121" calcext:value-type="float">
            <text:p>0,463121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7323" calcext:value-type="float">
            <text:p>0,47732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60956" calcext:value-type="float">
            <text:p>0,260956</text:p>
          </table:table-cell>
          <table:table-cell office:value-type="float" office:value="0.456393" calcext:value-type="float">
            <text:p>0,456393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665" calcext:value-type="float">
            <text:p>0,4766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4509" calcext:value-type="float">
            <text:p>0,24509</text:p>
          </table:table-cell>
          <table:table-cell office:value-type="float" office:value="0.446416" calcext:value-type="float">
            <text:p>0,446416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5652" calcext:value-type="float">
            <text:p>0,47565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34916" calcext:value-type="float">
            <text:p>0,234916</text:p>
          </table:table-cell>
          <table:table-cell office:value-type="float" office:value="0.393018" calcext:value-type="float">
            <text:p>0,393018</text:p>
          </table:table-cell>
          <table:table-cell table:number-columns-repeated="8" office:value-type="float" office:value="0.478706" calcext:value-type="float">
            <text:p>0,478706</text:p>
          </table:table-cell>
          <table:table-cell office:value-type="float" office:value="0.481332" calcext:value-type="float">
            <text:p>0,481332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704" calcext:value-type="float">
            <text:p>0,470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25805" calcext:value-type="float">
            <text:p>0,125805</text:p>
          </table:table-cell>
          <table:table-cell office:value-type="float" office:value="0.295948" calcext:value-type="float">
            <text:p>0,295948</text:p>
          </table:table-cell>
          <table:table-cell office:value-type="float" office:value="0.478345" calcext:value-type="float">
            <text:p>0,478345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60569" calcext:value-type="float">
            <text:p>0,46056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34245" calcext:value-type="float">
            <text:p>0,134245</text:p>
          </table:table-cell>
          <table:table-cell office:value-type="float" office:value="0.246509" calcext:value-type="float">
            <text:p>0,246509</text:p>
          </table:table-cell>
          <table:table-cell office:value-type="float" office:value="0.457616" calcext:value-type="float">
            <text:p>0,457616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3553" calcext:value-type="float">
            <text:p>0,45355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602" calcext:value-type="float">
            <text:p>0,1602</text:p>
          </table:table-cell>
          <table:table-cell office:value-type="float" office:value="0.258599" calcext:value-type="float">
            <text:p>0,258599</text:p>
          </table:table-cell>
          <table:table-cell office:value-type="float" office:value="0.458184" calcext:value-type="float">
            <text:p>0,458184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0457" calcext:value-type="float">
            <text:p>0,48045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54818" calcext:value-type="float">
            <text:p>0,45481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59035" calcext:value-type="float">
            <text:p>0,059035</text:p>
          </table:table-cell>
          <table:table-cell office:value-type="float" office:value="0.234755" calcext:value-type="float">
            <text:p>0,234755</text:p>
          </table:table-cell>
          <table:table-cell office:value-type="float" office:value="0.424207" calcext:value-type="float">
            <text:p>0,424207</text:p>
          </table:table-cell>
          <table:table-cell table:number-columns-repeated="7" office:value-type="float" office:value="0.478706" calcext:value-type="float">
            <text:p>0,478706</text:p>
          </table:table-cell>
          <table:table-cell office:value-type="float" office:value="0.482207" calcext:value-type="float">
            <text:p>0,482207</text:p>
          </table:table-cell>
          <table:table-cell office:value-type="float" office:value="0.496209" calcext:value-type="float">
            <text:p>0,496209</text:p>
          </table:table-cell>
          <table:table-cell office:value-type="float" office:value="0.449211" calcext:value-type="float">
            <text:p>0,4492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0:10:39.222397865</dc:date>
    <meta:editing-duration>PT49S</meta:editing-duration>
    <meta:editing-cycles>2</meta:editing-cycles>
    <meta:generator>LibreOffice/7.6.4.1$Linux_X86_64 LibreOffice_project/60$Build-1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201 mcc.C1:mcc.N201" chart:data-source-has-labels="both" svg:x="1.457cm" svg:y="0.251cm" svg:width="17.567cm" svg:height="11.088cm">
          <chart:coordinate-region svg:x="2.29cm" svg:y="0.45cm" svg:width="16.734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0.964623">
                <text:p>-0.964623</text:p>
                <draw:g>
                  <svg:desc>mcc.E2:mcc.E201</svg:desc>
                </draw:g>
              </table:table-cell>
              <table:table-cell office:value-type="float" office:value="-0.151942">
                <text:p>-0.151942</text:p>
                <draw:g>
                  <svg:desc>mcc.F2:mcc.F201</svg:desc>
                </draw:g>
              </table:table-cell>
              <table:table-cell office:value-type="float" office:value="-0.053498">
                <text:p>-0.053498</text:p>
                <draw:g>
                  <svg:desc>mcc.G2:mcc.G201</svg:desc>
                </draw:g>
              </table:table-cell>
              <table:table-cell office:value-type="float" office:value="-0.02187">
                <text:p>-0.02187</text:p>
                <draw:g>
                  <svg:desc>mcc.H2:mcc.H201</svg:desc>
                </draw:g>
              </table:table-cell>
              <table:table-cell office:value-type="float" office:value="-0.004558">
                <text:p>-0.004558</text:p>
                <draw:g>
                  <svg:desc>mcc.I2:mcc.I201</svg:desc>
                </draw:g>
              </table:table-cell>
              <table:table-cell office:value-type="float" office:value="0.012296">
                <text:p>0.012296</text:p>
                <draw:g>
                  <svg:desc>mcc.J2:mcc.J201</svg:desc>
                </draw:g>
              </table:table-cell>
              <table:table-cell office:value-type="float" office:value="0.04959">
                <text:p>0.04959</text:p>
                <draw:g>
                  <svg:desc>mcc.K2:mcc.K201</svg:desc>
                </draw:g>
              </table:table-cell>
              <table:table-cell office:value-type="float" office:value="0.157379">
                <text:p>0.157379</text:p>
                <draw:g>
                  <svg:desc>mcc.L2:mcc.L201</svg:desc>
                </draw:g>
              </table:table-cell>
              <table:table-cell office:value-type="float" office:value="0.277267">
                <text:p>0.277267</text:p>
                <draw:g>
                  <svg:desc>mcc.M2:mcc.M201</svg:desc>
                </draw:g>
              </table:table-cell>
              <table:table-cell office:value-type="float" office:value="-0.297723">
                <text:p>-0.297723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651185">
                <text:p>-0.651185</text:p>
              </table:table-cell>
              <table:table-cell office:value-type="float" office:value="-0.124587">
                <text:p>-0.124587</text:p>
              </table:table-cell>
              <table:table-cell office:value-type="float" office:value="-0.061363">
                <text:p>-0.061363</text:p>
              </table:table-cell>
              <table:table-cell office:value-type="float" office:value="-0.031132">
                <text:p>-0.031132</text:p>
              </table:table-cell>
              <table:table-cell office:value-type="float" office:value="-0.013828">
                <text:p>-0.013828</text:p>
              </table:table-cell>
              <table:table-cell office:value-type="float" office:value="0.000841">
                <text:p>0.000841</text:p>
              </table:table-cell>
              <table:table-cell office:value-type="float" office:value="0.016521">
                <text:p>0.016521</text:p>
              </table:table-cell>
              <table:table-cell office:value-type="float" office:value="0.041763">
                <text:p>0.041763</text:p>
              </table:table-cell>
              <table:table-cell office:value-type="float" office:value="0.081406">
                <text:p>0.081406</text:p>
              </table:table-cell>
              <table:table-cell office:value-type="float" office:value="0.172652">
                <text:p>0.172652</text:p>
              </table:table-cell>
              <table:table-cell office:value-type="float" office:value="0.277267">
                <text:p>0.277267</text:p>
              </table:table-cell>
              <table:table-cell office:value-type="float" office:value="-0.056891">
                <text:p>-0.0568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210684">
                <text:p>-0.210684</text:p>
              </table:table-cell>
              <table:table-cell office:value-type="float" office:value="-0.049827">
                <text:p>-0.049827</text:p>
              </table:table-cell>
              <table:table-cell office:value-type="float" office:value="-0.030151">
                <text:p>-0.030151</text:p>
              </table:table-cell>
              <table:table-cell office:value-type="float" office:value="-0.013247">
                <text:p>-0.013247</text:p>
              </table:table-cell>
              <table:table-cell office:value-type="float" office:value="0.00218">
                <text:p>0.00218</text:p>
              </table:table-cell>
              <table:table-cell office:value-type="float" office:value="0.018379">
                <text:p>0.018379</text:p>
              </table:table-cell>
              <table:table-cell office:value-type="float" office:value="0.043934">
                <text:p>0.043934</text:p>
              </table:table-cell>
              <table:table-cell office:value-type="float" office:value="0.086953">
                <text:p>0.086953</text:p>
              </table:table-cell>
              <table:table-cell office:value-type="float" office:value="0.197123">
                <text:p>0.197123</text:p>
              </table:table-cell>
              <table:table-cell office:value-type="float" office:value="0.300243">
                <text:p>0.300243</text:p>
              </table:table-cell>
              <table:table-cell office:value-type="float" office:value="-0.095534">
                <text:p>-0.0955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0.14279">
                <text:p>-0.14279</text:p>
              </table:table-cell>
              <table:table-cell office:value-type="float" office:value="-0.043911">
                <text:p>-0.043911</text:p>
              </table:table-cell>
              <table:table-cell office:value-type="float" office:value="-0.021823">
                <text:p>-0.021823</text:p>
              </table:table-cell>
              <table:table-cell office:value-type="float" office:value="-0.004303">
                <text:p>-0.004303</text:p>
              </table:table-cell>
              <table:table-cell office:value-type="float" office:value="0.008149">
                <text:p>0.008149</text:p>
              </table:table-cell>
              <table:table-cell office:value-type="float" office:value="0.029468">
                <text:p>0.029468</text:p>
              </table:table-cell>
              <table:table-cell office:value-type="float" office:value="0.060009">
                <text:p>0.060009</text:p>
              </table:table-cell>
              <table:table-cell office:value-type="float" office:value="0.107312">
                <text:p>0.107312</text:p>
              </table:table-cell>
              <table:table-cell office:value-type="float" office:value="0.22002">
                <text:p>0.22002</text:p>
              </table:table-cell>
              <table:table-cell office:value-type="float" office:value="0.323341">
                <text:p>0.323341</text:p>
              </table:table-cell>
              <table:table-cell office:value-type="float" office:value="-0.078787">
                <text:p>-0.0787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634555">
                <text:p>-0.634555</text:p>
              </table:table-cell>
              <table:table-cell office:value-type="float" office:value="-0.086469">
                <text:p>-0.086469</text:p>
              </table:table-cell>
              <table:table-cell office:value-type="float" office:value="-0.030502">
                <text:p>-0.030502</text:p>
              </table:table-cell>
              <table:table-cell office:value-type="float" office:value="-0.012322">
                <text:p>-0.012322</text:p>
              </table:table-cell>
              <table:table-cell office:value-type="float" office:value="-0.000557">
                <text:p>-0.000557</text:p>
              </table:table-cell>
              <table:table-cell office:value-type="float" office:value="0.013825">
                <text:p>0.013825</text:p>
              </table:table-cell>
              <table:table-cell office:value-type="float" office:value="0.036272">
                <text:p>0.036272</text:p>
              </table:table-cell>
              <table:table-cell office:value-type="float" office:value="0.063598">
                <text:p>0.063598</text:p>
              </table:table-cell>
              <table:table-cell office:value-type="float" office:value="0.113166">
                <text:p>0.113166</text:p>
              </table:table-cell>
              <table:table-cell office:value-type="float" office:value="0.206056">
                <text:p>0.206056</text:p>
              </table:table-cell>
              <table:table-cell office:value-type="float" office:value="0.300243">
                <text:p>0.300243</text:p>
              </table:table-cell>
              <table:table-cell office:value-type="float" office:value="-0.033149">
                <text:p>-0.0331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884441">
                <text:p>-0.884441</text:p>
              </table:table-cell>
              <table:table-cell office:value-type="float" office:value="-0.120015">
                <text:p>-0.120015</text:p>
              </table:table-cell>
              <table:table-cell office:value-type="float" office:value="-0.037885">
                <text:p>-0.037885</text:p>
              </table:table-cell>
              <table:table-cell office:value-type="float" office:value="-0.010164">
                <text:p>-0.010164</text:p>
              </table:table-cell>
              <table:table-cell office:value-type="float" office:value="0.00181">
                <text:p>0.00181</text:p>
              </table:table-cell>
              <table:table-cell office:value-type="float" office:value="0.017806">
                <text:p>0.017806</text:p>
              </table:table-cell>
              <table:table-cell office:value-type="float" office:value="0.035351">
                <text:p>0.035351</text:p>
              </table:table-cell>
              <table:table-cell office:value-type="float" office:value="0.064211">
                <text:p>0.064211</text:p>
              </table:table-cell>
              <table:table-cell office:value-type="float" office:value="0.113084">
                <text:p>0.113084</text:p>
              </table:table-cell>
              <table:table-cell office:value-type="float" office:value="0.214107">
                <text:p>0.214107</text:p>
              </table:table-cell>
              <table:table-cell office:value-type="float" office:value="0.300243">
                <text:p>0.300243</text:p>
              </table:table-cell>
              <table:table-cell office:value-type="float" office:value="-0.060614">
                <text:p>-0.0606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555683">
                <text:p>-0.555683</text:p>
              </table:table-cell>
              <table:table-cell office:value-type="float" office:value="-0.074653">
                <text:p>-0.074653</text:p>
              </table:table-cell>
              <table:table-cell office:value-type="float" office:value="-0.028981">
                <text:p>-0.028981</text:p>
              </table:table-cell>
              <table:table-cell office:value-type="float" office:value="-0.008525">
                <text:p>-0.008525</text:p>
              </table:table-cell>
              <table:table-cell office:value-type="float" office:value="0.003394">
                <text:p>0.003394</text:p>
              </table:table-cell>
              <table:table-cell office:value-type="float" office:value="0.021986">
                <text:p>0.021986</text:p>
              </table:table-cell>
              <table:table-cell office:value-type="float" office:value="0.047486">
                <text:p>0.047486</text:p>
              </table:table-cell>
              <table:table-cell office:value-type="float" office:value="0.085285">
                <text:p>0.085285</text:p>
              </table:table-cell>
              <table:table-cell office:value-type="float" office:value="0.125045">
                <text:p>0.125045</text:p>
              </table:table-cell>
              <table:table-cell office:value-type="float" office:value="0.230969">
                <text:p>0.230969</text:p>
              </table:table-cell>
              <table:table-cell office:value-type="float" office:value="0.326343">
                <text:p>0.326343</text:p>
              </table:table-cell>
              <table:table-cell office:value-type="float" office:value="-0.015368">
                <text:p>-0.0153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58911">
                <text:p>-0.58911</text:p>
              </table:table-cell>
              <table:table-cell office:value-type="float" office:value="-0.068994">
                <text:p>-0.068994</text:p>
              </table:table-cell>
              <table:table-cell office:value-type="float" office:value="-0.027163">
                <text:p>-0.027163</text:p>
              </table:table-cell>
              <table:table-cell office:value-type="float" office:value="-0.008679">
                <text:p>-0.008679</text:p>
              </table:table-cell>
              <table:table-cell office:value-type="float" office:value="0.003053">
                <text:p>0.003053</text:p>
              </table:table-cell>
              <table:table-cell office:value-type="float" office:value="0.021793">
                <text:p>0.021793</text:p>
              </table:table-cell>
              <table:table-cell office:value-type="float" office:value="0.049775">
                <text:p>0.049775</text:p>
              </table:table-cell>
              <table:table-cell office:value-type="float" office:value="0.084155">
                <text:p>0.084155</text:p>
              </table:table-cell>
              <table:table-cell office:value-type="float" office:value="0.118029">
                <text:p>0.118029</text:p>
              </table:table-cell>
              <table:table-cell office:value-type="float" office:value="0.216068">
                <text:p>0.216068</text:p>
              </table:table-cell>
              <table:table-cell office:value-type="float" office:value="0.326343">
                <text:p>0.326343</text:p>
              </table:table-cell>
              <table:table-cell office:value-type="float" office:value="-0.020107">
                <text:p>-0.020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579275">
                <text:p>-0.579275</text:p>
              </table:table-cell>
              <table:table-cell office:value-type="float" office:value="-0.065232">
                <text:p>-0.065232</text:p>
              </table:table-cell>
              <table:table-cell office:value-type="float" office:value="-0.021805">
                <text:p>-0.021805</text:p>
              </table:table-cell>
              <table:table-cell office:value-type="float" office:value="-0.001281">
                <text:p>-0.001281</text:p>
              </table:table-cell>
              <table:table-cell office:value-type="float" office:value="0.018133">
                <text:p>0.018133</text:p>
              </table:table-cell>
              <table:table-cell office:value-type="float" office:value="0.040716">
                <text:p>0.040716</text:p>
              </table:table-cell>
              <table:table-cell office:value-type="float" office:value="0.068851">
                <text:p>0.068851</text:p>
              </table:table-cell>
              <table:table-cell office:value-type="float" office:value="0.098032">
                <text:p>0.098032</text:p>
              </table:table-cell>
              <table:table-cell office:value-type="float" office:value="0.139393">
                <text:p>0.139393</text:p>
              </table:table-cell>
              <table:table-cell office:value-type="float" office:value="0.235442">
                <text:p>0.235442</text:p>
              </table:table-cell>
              <table:table-cell office:value-type="float" office:value="0.326343">
                <text:p>0.326343</text:p>
              </table:table-cell>
              <table:table-cell office:value-type="float" office:value="-0.006702">
                <text:p>-0.0067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58196">
                <text:p>-0.758196</text:p>
              </table:table-cell>
              <table:table-cell office:value-type="float" office:value="-0.083183">
                <text:p>-0.083183</text:p>
              </table:table-cell>
              <table:table-cell office:value-type="float" office:value="-0.025699">
                <text:p>-0.025699</text:p>
              </table:table-cell>
              <table:table-cell office:value-type="float" office:value="-0.006524">
                <text:p>-0.006524</text:p>
              </table:table-cell>
              <table:table-cell office:value-type="float" office:value="0.008213">
                <text:p>0.008213</text:p>
              </table:table-cell>
              <table:table-cell office:value-type="float" office:value="0.025502">
                <text:p>0.025502</text:p>
              </table:table-cell>
              <table:table-cell office:value-type="float" office:value="0.051461">
                <text:p>0.051461</text:p>
              </table:table-cell>
              <table:table-cell office:value-type="float" office:value="0.088633">
                <text:p>0.088633</text:p>
              </table:table-cell>
              <table:table-cell office:value-type="float" office:value="0.1303">
                <text:p>0.1303</text:p>
              </table:table-cell>
              <table:table-cell office:value-type="float" office:value="0.23093">
                <text:p>0.23093</text:p>
              </table:table-cell>
              <table:table-cell office:value-type="float" office:value="0.326343">
                <text:p>0.326343</text:p>
              </table:table-cell>
              <table:table-cell office:value-type="float" office:value="-0.033856">
                <text:p>-0.033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743262">
                <text:p>-0.743262</text:p>
              </table:table-cell>
              <table:table-cell office:value-type="float" office:value="-0.056436">
                <text:p>-0.056436</text:p>
              </table:table-cell>
              <table:table-cell office:value-type="float" office:value="-0.016841">
                <text:p>-0.016841</text:p>
              </table:table-cell>
              <table:table-cell office:value-type="float" office:value="-0.0015">
                <text:p>-0.0015</text:p>
              </table:table-cell>
              <table:table-cell office:value-type="float" office:value="0.016539">
                <text:p>0.016539</text:p>
              </table:table-cell>
              <table:table-cell office:value-type="float" office:value="0.036003">
                <text:p>0.036003</text:p>
              </table:table-cell>
              <table:table-cell office:value-type="float" office:value="0.076771">
                <text:p>0.076771</text:p>
              </table:table-cell>
              <table:table-cell office:value-type="float" office:value="0.103816">
                <text:p>0.103816</text:p>
              </table:table-cell>
              <table:table-cell office:value-type="float" office:value="0.151859">
                <text:p>0.151859</text:p>
              </table:table-cell>
              <table:table-cell office:value-type="float" office:value="0.229282">
                <text:p>0.229282</text:p>
              </table:table-cell>
              <table:table-cell office:value-type="float" office:value="0.326343">
                <text:p>0.326343</text:p>
              </table:table-cell>
              <table:table-cell office:value-type="float" office:value="-0.020377">
                <text:p>-0.0203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600836">
                <text:p>-0.600836</text:p>
              </table:table-cell>
              <table:table-cell office:value-type="float" office:value="-0.050205">
                <text:p>-0.050205</text:p>
              </table:table-cell>
              <table:table-cell office:value-type="float" office:value="-0.013623">
                <text:p>-0.013623</text:p>
              </table:table-cell>
              <table:table-cell office:value-type="float" office:value="0.007151">
                <text:p>0.007151</text:p>
              </table:table-cell>
              <table:table-cell office:value-type="float" office:value="0.026888">
                <text:p>0.026888</text:p>
              </table:table-cell>
              <table:table-cell office:value-type="float" office:value="0.057202">
                <text:p>0.057202</text:p>
              </table:table-cell>
              <table:table-cell office:value-type="float" office:value="0.084355">
                <text:p>0.084355</text:p>
              </table:table-cell>
              <table:table-cell office:value-type="float" office:value="0.115529">
                <text:p>0.115529</text:p>
              </table:table-cell>
              <table:table-cell office:value-type="float" office:value="0.158687">
                <text:p>0.158687</text:p>
              </table:table-cell>
              <table:table-cell office:value-type="float" office:value="0.243995">
                <text:p>0.243995</text:p>
              </table:table-cell>
              <table:table-cell office:value-type="float" office:value="0.326343">
                <text:p>0.326343</text:p>
              </table:table-cell>
              <table:table-cell office:value-type="float" office:value="0.002914">
                <text:p>0.0029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878978">
                <text:p>-0.878978</text:p>
              </table:table-cell>
              <table:table-cell office:value-type="float" office:value="-0.081537">
                <text:p>-0.081537</text:p>
              </table:table-cell>
              <table:table-cell office:value-type="float" office:value="-0.023681">
                <text:p>-0.023681</text:p>
              </table:table-cell>
              <table:table-cell office:value-type="float" office:value="0.000748">
                <text:p>0.000748</text:p>
              </table:table-cell>
              <table:table-cell office:value-type="float" office:value="0.024717">
                <text:p>0.024717</text:p>
              </table:table-cell>
              <table:table-cell office:value-type="float" office:value="0.067914">
                <text:p>0.067914</text:p>
              </table:table-cell>
              <table:table-cell office:value-type="float" office:value="0.091336">
                <text:p>0.091336</text:p>
              </table:table-cell>
              <table:table-cell office:value-type="float" office:value="0.120422">
                <text:p>0.120422</text:p>
              </table:table-cell>
              <table:table-cell office:value-type="float" office:value="0.15782">
                <text:p>0.15782</text:p>
              </table:table-cell>
              <table:table-cell office:value-type="float" office:value="0.246224">
                <text:p>0.246224</text:p>
              </table:table-cell>
              <table:table-cell office:value-type="float" office:value="0.326343">
                <text:p>0.326343</text:p>
              </table:table-cell>
              <table:table-cell office:value-type="float" office:value="-0.027502">
                <text:p>-0.0275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16355">
                <text:p>-0.316355</text:p>
              </table:table-cell>
              <table:table-cell office:value-type="float" office:value="-0.025542">
                <text:p>-0.025542</text:p>
              </table:table-cell>
              <table:table-cell office:value-type="float" office:value="-0.002861">
                <text:p>-0.002861</text:p>
              </table:table-cell>
              <table:table-cell office:value-type="float" office:value="0.014409">
                <text:p>0.014409</text:p>
              </table:table-cell>
              <table:table-cell office:value-type="float" office:value="0.04311">
                <text:p>0.04311</text:p>
              </table:table-cell>
              <table:table-cell office:value-type="float" office:value="0.073405">
                <text:p>0.073405</text:p>
              </table:table-cell>
              <table:table-cell office:value-type="float" office:value="0.094098">
                <text:p>0.094098</text:p>
              </table:table-cell>
              <table:table-cell office:value-type="float" office:value="0.124486">
                <text:p>0.124486</text:p>
              </table:table-cell>
              <table:table-cell office:value-type="float" office:value="0.163051">
                <text:p>0.163051</text:p>
              </table:table-cell>
              <table:table-cell office:value-type="float" office:value="0.259943">
                <text:p>0.259943</text:p>
              </table:table-cell>
              <table:table-cell office:value-type="float" office:value="0.366299">
                <text:p>0.366299</text:p>
              </table:table-cell>
              <table:table-cell office:value-type="float" office:value="0.042775">
                <text:p>0.0427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702912">
                <text:p>-0.702912</text:p>
              </table:table-cell>
              <table:table-cell office:value-type="float" office:value="-0.047089">
                <text:p>-0.047089</text:p>
              </table:table-cell>
              <table:table-cell office:value-type="float" office:value="-0.005643">
                <text:p>-0.005643</text:p>
              </table:table-cell>
              <table:table-cell office:value-type="float" office:value="0.018195">
                <text:p>0.018195</text:p>
              </table:table-cell>
              <table:table-cell office:value-type="float" office:value="0.051">
                <text:p>0.051</text:p>
              </table:table-cell>
              <table:table-cell office:value-type="float" office:value="0.07397">
                <text:p>0.07397</text:p>
              </table:table-cell>
              <table:table-cell office:value-type="float" office:value="0.094844">
                <text:p>0.094844</text:p>
              </table:table-cell>
              <table:table-cell office:value-type="float" office:value="0.120391">
                <text:p>0.120391</text:p>
              </table:table-cell>
              <table:table-cell office:value-type="float" office:value="0.164757">
                <text:p>0.164757</text:p>
              </table:table-cell>
              <table:table-cell office:value-type="float" office:value="0.272337">
                <text:p>0.27233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31145">
                <text:p>-0.531145</text:p>
              </table:table-cell>
              <table:table-cell office:value-type="float" office:value="-0.013945">
                <text:p>-0.013945</text:p>
              </table:table-cell>
              <table:table-cell office:value-type="float" office:value="0.006694">
                <text:p>0.006694</text:p>
              </table:table-cell>
              <table:table-cell office:value-type="float" office:value="0.037109">
                <text:p>0.037109</text:p>
              </table:table-cell>
              <table:table-cell office:value-type="float" office:value="0.060236">
                <text:p>0.060236</text:p>
              </table:table-cell>
              <table:table-cell office:value-type="float" office:value="0.076858">
                <text:p>0.076858</text:p>
              </table:table-cell>
              <table:table-cell office:value-type="float" office:value="0.094597">
                <text:p>0.094597</text:p>
              </table:table-cell>
              <table:table-cell office:value-type="float" office:value="0.131429">
                <text:p>0.131429</text:p>
              </table:table-cell>
              <table:table-cell office:value-type="float" office:value="0.183103">
                <text:p>0.183103</text:p>
              </table:table-cell>
              <table:table-cell office:value-type="float" office:value="0.269475">
                <text:p>0.269475</text:p>
              </table:table-cell>
              <table:table-cell office:value-type="float" office:value="0.395237">
                <text:p>0.395237</text:p>
              </table:table-cell>
              <table:table-cell office:value-type="float" office:value="0.031441">
                <text:p>0.0314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389404">
                <text:p>-0.389404</text:p>
              </table:table-cell>
              <table:table-cell office:value-type="float" office:value="-0.017835">
                <text:p>-0.017835</text:p>
              </table:table-cell>
              <table:table-cell office:value-type="float" office:value="0.012804">
                <text:p>0.012804</text:p>
              </table:table-cell>
              <table:table-cell office:value-type="float" office:value="0.043982">
                <text:p>0.043982</text:p>
              </table:table-cell>
              <table:table-cell office:value-type="float" office:value="0.070664">
                <text:p>0.070664</text:p>
              </table:table-cell>
              <table:table-cell office:value-type="float" office:value="0.089776">
                <text:p>0.089776</text:p>
              </table:table-cell>
              <table:table-cell office:value-type="float" office:value="0.125751">
                <text:p>0.125751</text:p>
              </table:table-cell>
              <table:table-cell office:value-type="float" office:value="0.163717">
                <text:p>0.163717</text:p>
              </table:table-cell>
              <table:table-cell office:value-type="float" office:value="0.198935">
                <text:p>0.198935</text:p>
              </table:table-cell>
              <table:table-cell office:value-type="float" office:value="0.272247">
                <text:p>0.272247</text:p>
              </table:table-cell>
              <table:table-cell office:value-type="float" office:value="0.326343">
                <text:p>0.326343</text:p>
              </table:table-cell>
              <table:table-cell office:value-type="float" office:value="0.057064">
                <text:p>0.0570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3631">
                <text:p>-0.43631</text:p>
              </table:table-cell>
              <table:table-cell office:value-type="float" office:value="-0.00843">
                <text:p>-0.00843</text:p>
              </table:table-cell>
              <table:table-cell office:value-type="float" office:value="0.016609">
                <text:p>0.016609</text:p>
              </table:table-cell>
              <table:table-cell office:value-type="float" office:value="0.037806">
                <text:p>0.037806</text:p>
              </table:table-cell>
              <table:table-cell office:value-type="float" office:value="0.066032">
                <text:p>0.066032</text:p>
              </table:table-cell>
              <table:table-cell office:value-type="float" office:value="0.090123">
                <text:p>0.090123</text:p>
              </table:table-cell>
              <table:table-cell office:value-type="float" office:value="0.127785">
                <text:p>0.127785</text:p>
              </table:table-cell>
              <table:table-cell office:value-type="float" office:value="0.170934">
                <text:p>0.170934</text:p>
              </table:table-cell>
              <table:table-cell office:value-type="float" office:value="0.20973">
                <text:p>0.20973</text:p>
              </table:table-cell>
              <table:table-cell office:value-type="float" office:value="0.271773">
                <text:p>0.271773</text:p>
              </table:table-cell>
              <table:table-cell office:value-type="float" office:value="0.326343">
                <text:p>0.326343</text:p>
              </table:table-cell>
              <table:table-cell office:value-type="float" office:value="0.054605">
                <text:p>0.0546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389071">
                <text:p>-0.389071</text:p>
              </table:table-cell>
              <table:table-cell office:value-type="float" office:value="-0.000227">
                <text:p>-0.000227</text:p>
              </table:table-cell>
              <table:table-cell office:value-type="float" office:value="0.0238">
                <text:p>0.0238</text:p>
              </table:table-cell>
              <table:table-cell office:value-type="float" office:value="0.050523">
                <text:p>0.050523</text:p>
              </table:table-cell>
              <table:table-cell office:value-type="float" office:value="0.074395">
                <text:p>0.074395</text:p>
              </table:table-cell>
              <table:table-cell office:value-type="float" office:value="0.0974">
                <text:p>0.0974</text:p>
              </table:table-cell>
              <table:table-cell office:value-type="float" office:value="0.127866">
                <text:p>0.127866</text:p>
              </table:table-cell>
              <table:table-cell office:value-type="float" office:value="0.1695">
                <text:p>0.1695</text:p>
              </table:table-cell>
              <table:table-cell office:value-type="float" office:value="0.205329">
                <text:p>0.205329</text:p>
              </table:table-cell>
              <table:table-cell office:value-type="float" office:value="0.286761">
                <text:p>0.286761</text:p>
              </table:table-cell>
              <table:table-cell office:value-type="float" office:value="0.433263">
                <text:p>0.433263</text:p>
              </table:table-cell>
              <table:table-cell office:value-type="float" office:value="0.064628">
                <text:p>0.0646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134251">
                <text:p>-0.134251</text:p>
              </table:table-cell>
              <table:table-cell office:value-type="float" office:value="0.005959">
                <text:p>0.005959</text:p>
              </table:table-cell>
              <table:table-cell office:value-type="float" office:value="0.02362">
                <text:p>0.02362</text:p>
              </table:table-cell>
              <table:table-cell office:value-type="float" office:value="0.047086">
                <text:p>0.047086</text:p>
              </table:table-cell>
              <table:table-cell office:value-type="float" office:value="0.082118">
                <text:p>0.082118</text:p>
              </table:table-cell>
              <table:table-cell office:value-type="float" office:value="0.109286">
                <text:p>0.109286</text:p>
              </table:table-cell>
              <table:table-cell office:value-type="float" office:value="0.153307">
                <text:p>0.153307</text:p>
              </table:table-cell>
              <table:table-cell office:value-type="float" office:value="0.192803">
                <text:p>0.192803</text:p>
              </table:table-cell>
              <table:table-cell office:value-type="float" office:value="0.228247">
                <text:p>0.228247</text:p>
              </table:table-cell>
              <table:table-cell office:value-type="float" office:value="0.324504">
                <text:p>0.324504</text:p>
              </table:table-cell>
              <table:table-cell office:value-type="float" office:value="0.433263">
                <text:p>0.433263</text:p>
              </table:table-cell>
              <table:table-cell office:value-type="float" office:value="0.103268">
                <text:p>0.1032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571082">
                <text:p>-0.571082</text:p>
              </table:table-cell>
              <table:table-cell office:value-type="float" office:value="-0.004727">
                <text:p>-0.004727</text:p>
              </table:table-cell>
              <table:table-cell office:value-type="float" office:value="0.025162">
                <text:p>0.025162</text:p>
              </table:table-cell>
              <table:table-cell office:value-type="float" office:value="0.048811">
                <text:p>0.048811</text:p>
              </table:table-cell>
              <table:table-cell office:value-type="float" office:value="0.073503">
                <text:p>0.073503</text:p>
              </table:table-cell>
              <table:table-cell office:value-type="float" office:value="0.098313">
                <text:p>0.098313</text:p>
              </table:table-cell>
              <table:table-cell office:value-type="float" office:value="0.128734">
                <text:p>0.128734</text:p>
              </table:table-cell>
              <table:table-cell office:value-type="float" office:value="0.179458">
                <text:p>0.179458</text:p>
              </table:table-cell>
              <table:table-cell office:value-type="float" office:value="0.232069">
                <text:p>0.232069</text:p>
              </table:table-cell>
              <table:table-cell office:value-type="float" office:value="0.320866">
                <text:p>0.320866</text:p>
              </table:table-cell>
              <table:table-cell office:value-type="float" office:value="0.433263">
                <text:p>0.433263</text:p>
              </table:table-cell>
              <table:table-cell office:value-type="float" office:value="0.053111">
                <text:p>0.0531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173468">
                <text:p>-0.173468</text:p>
              </table:table-cell>
              <table:table-cell office:value-type="float" office:value="0.004126">
                <text:p>0.004126</text:p>
              </table:table-cell>
              <table:table-cell office:value-type="float" office:value="0.032013">
                <text:p>0.032013</text:p>
              </table:table-cell>
              <table:table-cell office:value-type="float" office:value="0.056189">
                <text:p>0.056189</text:p>
              </table:table-cell>
              <table:table-cell office:value-type="float" office:value="0.084493">
                <text:p>0.084493</text:p>
              </table:table-cell>
              <table:table-cell office:value-type="float" office:value="0.11187">
                <text:p>0.11187</text:p>
              </table:table-cell>
              <table:table-cell office:value-type="float" office:value="0.152643">
                <text:p>0.152643</text:p>
              </table:table-cell>
              <table:table-cell office:value-type="float" office:value="0.195809">
                <text:p>0.195809</text:p>
              </table:table-cell>
              <table:table-cell office:value-type="float" office:value="0.255794">
                <text:p>0.255794</text:p>
              </table:table-cell>
              <table:table-cell office:value-type="float" office:value="0.333929">
                <text:p>0.333929</text:p>
              </table:table-cell>
              <table:table-cell office:value-type="float" office:value="0.433263">
                <text:p>0.433263</text:p>
              </table:table-cell>
              <table:table-cell office:value-type="float" office:value="0.10534">
                <text:p>0.105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265198">
                <text:p>-0.265198</text:p>
              </table:table-cell>
              <table:table-cell office:value-type="float" office:value="0.015364">
                <text:p>0.015364</text:p>
              </table:table-cell>
              <table:table-cell office:value-type="float" office:value="0.046526">
                <text:p>0.046526</text:p>
              </table:table-cell>
              <table:table-cell office:value-type="float" office:value="0.068253">
                <text:p>0.068253</text:p>
              </table:table-cell>
              <table:table-cell office:value-type="float" office:value="0.094271">
                <text:p>0.094271</text:p>
              </table:table-cell>
              <table:table-cell office:value-type="float" office:value="0.131947">
                <text:p>0.131947</text:p>
              </table:table-cell>
              <table:table-cell office:value-type="float" office:value="0.167656">
                <text:p>0.167656</text:p>
              </table:table-cell>
              <table:table-cell office:value-type="float" office:value="0.213238">
                <text:p>0.213238</text:p>
              </table:table-cell>
              <table:table-cell office:value-type="float" office:value="0.257735">
                <text:p>0.257735</text:p>
              </table:table-cell>
              <table:table-cell office:value-type="float" office:value="0.33715">
                <text:p>0.33715</text:p>
              </table:table-cell>
              <table:table-cell office:value-type="float" office:value="0.433263">
                <text:p>0.433263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70077">
                <text:p>-0.470077</text:p>
              </table:table-cell>
              <table:table-cell office:value-type="float" office:value="0.012068">
                <text:p>0.012068</text:p>
              </table:table-cell>
              <table:table-cell office:value-type="float" office:value="0.041744">
                <text:p>0.041744</text:p>
              </table:table-cell>
              <table:table-cell office:value-type="float" office:value="0.062915">
                <text:p>0.062915</text:p>
              </table:table-cell>
              <table:table-cell office:value-type="float" office:value="0.094053">
                <text:p>0.094053</text:p>
              </table:table-cell>
              <table:table-cell office:value-type="float" office:value="0.127842">
                <text:p>0.127842</text:p>
              </table:table-cell>
              <table:table-cell office:value-type="float" office:value="0.15382">
                <text:p>0.15382</text:p>
              </table:table-cell>
              <table:table-cell office:value-type="float" office:value="0.191349">
                <text:p>0.191349</text:p>
              </table:table-cell>
              <table:table-cell office:value-type="float" office:value="0.246416">
                <text:p>0.246416</text:p>
              </table:table-cell>
              <table:table-cell office:value-type="float" office:value="0.329055">
                <text:p>0.329055</text:p>
              </table:table-cell>
              <table:table-cell office:value-type="float" office:value="0.444848">
                <text:p>0.444848</text:p>
              </table:table-cell>
              <table:table-cell office:value-type="float" office:value="0.078919">
                <text:p>0.0789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407433">
                <text:p>-0.407433</text:p>
              </table:table-cell>
              <table:table-cell office:value-type="float" office:value="0.02271">
                <text:p>0.02271</text:p>
              </table:table-cell>
              <table:table-cell office:value-type="float" office:value="0.045647">
                <text:p>0.045647</text:p>
              </table:table-cell>
              <table:table-cell office:value-type="float" office:value="0.068062">
                <text:p>0.068062</text:p>
              </table:table-cell>
              <table:table-cell office:value-type="float" office:value="0.107668">
                <text:p>0.107668</text:p>
              </table:table-cell>
              <table:table-cell office:value-type="float" office:value="0.139427">
                <text:p>0.139427</text:p>
              </table:table-cell>
              <table:table-cell office:value-type="float" office:value="0.164035">
                <text:p>0.164035</text:p>
              </table:table-cell>
              <table:table-cell office:value-type="float" office:value="0.19709">
                <text:p>0.19709</text:p>
              </table:table-cell>
              <table:table-cell office:value-type="float" office:value="0.250153">
                <text:p>0.250153</text:p>
              </table:table-cell>
              <table:table-cell office:value-type="float" office:value="0.349617">
                <text:p>0.349617</text:p>
              </table:table-cell>
              <table:table-cell office:value-type="float" office:value="0.444848">
                <text:p>0.444848</text:p>
              </table:table-cell>
              <table:table-cell office:value-type="float" office:value="0.093698">
                <text:p>0.0936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6071">
                <text:p>-0.36071</text:p>
              </table:table-cell>
              <table:table-cell office:value-type="float" office:value="0.029661">
                <text:p>0.029661</text:p>
              </table:table-cell>
              <table:table-cell office:value-type="float" office:value="0.054019">
                <text:p>0.054019</text:p>
              </table:table-cell>
              <table:table-cell office:value-type="float" office:value="0.08838">
                <text:p>0.08838</text:p>
              </table:table-cell>
              <table:table-cell office:value-type="float" office:value="0.126846">
                <text:p>0.126846</text:p>
              </table:table-cell>
              <table:table-cell office:value-type="float" office:value="0.155395">
                <text:p>0.155395</text:p>
              </table:table-cell>
              <table:table-cell office:value-type="float" office:value="0.191381">
                <text:p>0.191381</text:p>
              </table:table-cell>
              <table:table-cell office:value-type="float" office:value="0.231114">
                <text:p>0.231114</text:p>
              </table:table-cell>
              <table:table-cell office:value-type="float" office:value="0.276038">
                <text:p>0.276038</text:p>
              </table:table-cell>
              <table:table-cell office:value-type="float" office:value="0.358198">
                <text:p>0.358198</text:p>
              </table:table-cell>
              <table:table-cell office:value-type="float" office:value="0.444848">
                <text:p>0.444848</text:p>
              </table:table-cell>
              <table:table-cell office:value-type="float" office:value="0.115032">
                <text:p>0.1150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58174">
                <text:p>-0.058174</text:p>
              </table:table-cell>
              <table:table-cell office:value-type="float" office:value="0.039432">
                <text:p>0.039432</text:p>
              </table:table-cell>
              <table:table-cell office:value-type="float" office:value="0.069474">
                <text:p>0.069474</text:p>
              </table:table-cell>
              <table:table-cell office:value-type="float" office:value="0.101452">
                <text:p>0.101452</text:p>
              </table:table-cell>
              <table:table-cell office:value-type="float" office:value="0.128048">
                <text:p>0.128048</text:p>
              </table:table-cell>
              <table:table-cell office:value-type="float" office:value="0.158252">
                <text:p>0.158252</text:p>
              </table:table-cell>
              <table:table-cell office:value-type="float" office:value="0.189929">
                <text:p>0.189929</text:p>
              </table:table-cell>
              <table:table-cell office:value-type="float" office:value="0.222671">
                <text:p>0.222671</text:p>
              </table:table-cell>
              <table:table-cell office:value-type="float" office:value="0.273833">
                <text:p>0.273833</text:p>
              </table:table-cell>
              <table:table-cell office:value-type="float" office:value="0.372391">
                <text:p>0.372391</text:p>
              </table:table-cell>
              <table:table-cell office:value-type="float" office:value="0.444848">
                <text:p>0.444848</text:p>
              </table:table-cell>
              <table:table-cell office:value-type="float" office:value="0.149731">
                <text:p>0.1497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205459">
                <text:p>-0.205459</text:p>
              </table:table-cell>
              <table:table-cell office:value-type="float" office:value="0.038415">
                <text:p>0.038415</text:p>
              </table:table-cell>
              <table:table-cell office:value-type="float" office:value="0.071037">
                <text:p>0.071037</text:p>
              </table:table-cell>
              <table:table-cell office:value-type="float" office:value="0.094817">
                <text:p>0.094817</text:p>
              </table:table-cell>
              <table:table-cell office:value-type="float" office:value="0.124982">
                <text:p>0.124982</text:p>
              </table:table-cell>
              <table:table-cell office:value-type="float" office:value="0.1596">
                <text:p>0.1596</text:p>
              </table:table-cell>
              <table:table-cell office:value-type="float" office:value="0.193661">
                <text:p>0.193661</text:p>
              </table:table-cell>
              <table:table-cell office:value-type="float" office:value="0.228337">
                <text:p>0.228337</text:p>
              </table:table-cell>
              <table:table-cell office:value-type="float" office:value="0.277899">
                <text:p>0.277899</text:p>
              </table:table-cell>
              <table:table-cell office:value-type="float" office:value="0.376893">
                <text:p>0.376893</text:p>
              </table:table-cell>
              <table:table-cell office:value-type="float" office:value="0.444848">
                <text:p>0.444848</text:p>
              </table:table-cell>
              <table:table-cell office:value-type="float" office:value="0.136018">
                <text:p>0.1360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00865">
                <text:p>-0.300865</text:p>
              </table:table-cell>
              <table:table-cell office:value-type="float" office:value="0.035903">
                <text:p>0.035903</text:p>
              </table:table-cell>
              <table:table-cell office:value-type="float" office:value="0.067642">
                <text:p>0.067642</text:p>
              </table:table-cell>
              <table:table-cell office:value-type="float" office:value="0.096455">
                <text:p>0.096455</text:p>
              </table:table-cell>
              <table:table-cell office:value-type="float" office:value="0.133638">
                <text:p>0.133638</text:p>
              </table:table-cell>
              <table:table-cell office:value-type="float" office:value="0.171441">
                <text:p>0.171441</text:p>
              </table:table-cell>
              <table:table-cell office:value-type="float" office:value="0.206794">
                <text:p>0.206794</text:p>
              </table:table-cell>
              <table:table-cell office:value-type="float" office:value="0.2415">
                <text:p>0.2415</text:p>
              </table:table-cell>
              <table:table-cell office:value-type="float" office:value="0.278338">
                <text:p>0.278338</text:p>
              </table:table-cell>
              <table:table-cell office:value-type="float" office:value="0.366771">
                <text:p>0.366771</text:p>
              </table:table-cell>
              <table:table-cell office:value-type="float" office:value="0.444848">
                <text:p>0.444848</text:p>
              </table:table-cell>
              <table:table-cell office:value-type="float" office:value="0.129762">
                <text:p>0.1297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206371">
                <text:p>-0.206371</text:p>
              </table:table-cell>
              <table:table-cell office:value-type="float" office:value="0.028982">
                <text:p>0.028982</text:p>
              </table:table-cell>
              <table:table-cell office:value-type="float" office:value="0.0572">
                <text:p>0.0572</text:p>
              </table:table-cell>
              <table:table-cell office:value-type="float" office:value="0.095595">
                <text:p>0.095595</text:p>
              </table:table-cell>
              <table:table-cell office:value-type="float" office:value="0.131984">
                <text:p>0.131984</text:p>
              </table:table-cell>
              <table:table-cell office:value-type="float" office:value="0.175052">
                <text:p>0.175052</text:p>
              </table:table-cell>
              <table:table-cell office:value-type="float" office:value="0.208909">
                <text:p>0.208909</text:p>
              </table:table-cell>
              <table:table-cell office:value-type="float" office:value="0.244885">
                <text:p>0.244885</text:p>
              </table:table-cell>
              <table:table-cell office:value-type="float" office:value="0.284219">
                <text:p>0.284219</text:p>
              </table:table-cell>
              <table:table-cell office:value-type="float" office:value="0.382618">
                <text:p>0.382618</text:p>
              </table:table-cell>
              <table:table-cell office:value-type="float" office:value="0.444848">
                <text:p>0.444848</text:p>
              </table:table-cell>
              <table:table-cell office:value-type="float" office:value="0.140307">
                <text:p>0.1403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10433">
                <text:p>-0.310433</text:p>
              </table:table-cell>
              <table:table-cell office:value-type="float" office:value="0.031741">
                <text:p>0.031741</text:p>
              </table:table-cell>
              <table:table-cell office:value-type="float" office:value="0.056361">
                <text:p>0.056361</text:p>
              </table:table-cell>
              <table:table-cell office:value-type="float" office:value="0.083108">
                <text:p>0.083108</text:p>
              </table:table-cell>
              <table:table-cell office:value-type="float" office:value="0.111474">
                <text:p>0.111474</text:p>
              </table:table-cell>
              <table:table-cell office:value-type="float" office:value="0.153952">
                <text:p>0.153952</text:p>
              </table:table-cell>
              <table:table-cell office:value-type="float" office:value="0.196195">
                <text:p>0.196195</text:p>
              </table:table-cell>
              <table:table-cell office:value-type="float" office:value="0.236447">
                <text:p>0.236447</text:p>
              </table:table-cell>
              <table:table-cell office:value-type="float" office:value="0.278396">
                <text:p>0.278396</text:p>
              </table:table-cell>
              <table:table-cell office:value-type="float" office:value="0.358095">
                <text:p>0.358095</text:p>
              </table:table-cell>
              <table:table-cell office:value-type="float" office:value="0.444848">
                <text:p>0.444848</text:p>
              </table:table-cell>
              <table:table-cell office:value-type="float" office:value="0.119533">
                <text:p>0.1195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51037">
                <text:p>-0.151037</text:p>
              </table:table-cell>
              <table:table-cell office:value-type="float" office:value="0.04091">
                <text:p>0.04091</text:p>
              </table:table-cell>
              <table:table-cell office:value-type="float" office:value="0.070031">
                <text:p>0.070031</text:p>
              </table:table-cell>
              <table:table-cell office:value-type="float" office:value="0.105135">
                <text:p>0.105135</text:p>
              </table:table-cell>
              <table:table-cell office:value-type="float" office:value="0.152668">
                <text:p>0.152668</text:p>
              </table:table-cell>
              <table:table-cell office:value-type="float" office:value="0.183546">
                <text:p>0.183546</text:p>
              </table:table-cell>
              <table:table-cell office:value-type="float" office:value="0.214749">
                <text:p>0.214749</text:p>
              </table:table-cell>
              <table:table-cell office:value-type="float" office:value="0.251497">
                <text:p>0.251497</text:p>
              </table:table-cell>
              <table:table-cell office:value-type="float" office:value="0.282431">
                <text:p>0.282431</text:p>
              </table:table-cell>
              <table:table-cell office:value-type="float" office:value="0.375441">
                <text:p>0.375441</text:p>
              </table:table-cell>
              <table:table-cell office:value-type="float" office:value="0.444848">
                <text:p>0.444848</text:p>
              </table:table-cell>
              <table:table-cell office:value-type="float" office:value="0.152537">
                <text:p>0.1525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48586">
                <text:p>-0.148586</text:p>
              </table:table-cell>
              <table:table-cell office:value-type="float" office:value="0.050368">
                <text:p>0.050368</text:p>
              </table:table-cell>
              <table:table-cell office:value-type="float" office:value="0.087351">
                <text:p>0.087351</text:p>
              </table:table-cell>
              <table:table-cell office:value-type="float" office:value="0.133855">
                <text:p>0.133855</text:p>
              </table:table-cell>
              <table:table-cell office:value-type="float" office:value="0.170586">
                <text:p>0.170586</text:p>
              </table:table-cell>
              <table:table-cell office:value-type="float" office:value="0.201639">
                <text:p>0.201639</text:p>
              </table:table-cell>
              <table:table-cell office:value-type="float" office:value="0.237424">
                <text:p>0.237424</text:p>
              </table:table-cell>
              <table:table-cell office:value-type="float" office:value="0.263345">
                <text:p>0.263345</text:p>
              </table:table-cell>
              <table:table-cell office:value-type="float" office:value="0.319807">
                <text:p>0.319807</text:p>
              </table:table-cell>
              <table:table-cell office:value-type="float" office:value="0.409712">
                <text:p>0.409712</text:p>
              </table:table-cell>
              <table:table-cell office:value-type="float" office:value="0.444848">
                <text:p>0.444848</text:p>
              </table:table-cell>
              <table:table-cell office:value-type="float" office:value="0.17255">
                <text:p>0.1725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103247">
                <text:p>-0.103247</text:p>
              </table:table-cell>
              <table:table-cell office:value-type="float" office:value="0.047707">
                <text:p>0.047707</text:p>
              </table:table-cell>
              <table:table-cell office:value-type="float" office:value="0.094884">
                <text:p>0.094884</text:p>
              </table:table-cell>
              <table:table-cell office:value-type="float" office:value="0.140074">
                <text:p>0.140074</text:p>
              </table:table-cell>
              <table:table-cell office:value-type="float" office:value="0.167291">
                <text:p>0.167291</text:p>
              </table:table-cell>
              <table:table-cell office:value-type="float" office:value="0.192609">
                <text:p>0.192609</text:p>
              </table:table-cell>
              <table:table-cell office:value-type="float" office:value="0.223669">
                <text:p>0.223669</text:p>
              </table:table-cell>
              <table:table-cell office:value-type="float" office:value="0.257193">
                <text:p>0.257193</text:p>
              </table:table-cell>
              <table:table-cell office:value-type="float" office:value="0.298411">
                <text:p>0.298411</text:p>
              </table:table-cell>
              <table:table-cell office:value-type="float" office:value="0.386003">
                <text:p>0.386003</text:p>
              </table:table-cell>
              <table:table-cell office:value-type="float" office:value="0.444848">
                <text:p>0.444848</text:p>
              </table:table-cell>
              <table:table-cell office:value-type="float" office:value="0.170459">
                <text:p>0.17045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356944">
                <text:p>-0.356944</text:p>
              </table:table-cell>
              <table:table-cell office:value-type="float" office:value="0.040045">
                <text:p>0.040045</text:p>
              </table:table-cell>
              <table:table-cell office:value-type="float" office:value="0.091938">
                <text:p>0.091938</text:p>
              </table:table-cell>
              <table:table-cell office:value-type="float" office:value="0.124354">
                <text:p>0.124354</text:p>
              </table:table-cell>
              <table:table-cell office:value-type="float" office:value="0.157245">
                <text:p>0.157245</text:p>
              </table:table-cell>
              <table:table-cell office:value-type="float" office:value="0.188314">
                <text:p>0.188314</text:p>
              </table:table-cell>
              <table:table-cell office:value-type="float" office:value="0.222492">
                <text:p>0.222492</text:p>
              </table:table-cell>
              <table:table-cell office:value-type="float" office:value="0.256689">
                <text:p>0.256689</text:p>
              </table:table-cell>
              <table:table-cell office:value-type="float" office:value="0.29619">
                <text:p>0.29619</text:p>
              </table:table-cell>
              <table:table-cell office:value-type="float" office:value="0.389671">
                <text:p>0.389671</text:p>
              </table:table-cell>
              <table:table-cell office:value-type="float" office:value="0.444848">
                <text:p>0.444848</text:p>
              </table:table-cell>
              <table:table-cell office:value-type="float" office:value="0.140999">
                <text:p>0.140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108131">
                <text:p>-0.108131</text:p>
              </table:table-cell>
              <table:table-cell office:value-type="float" office:value="0.04894">
                <text:p>0.04894</text:p>
              </table:table-cell>
              <table:table-cell office:value-type="float" office:value="0.09761">
                <text:p>0.09761</text:p>
              </table:table-cell>
              <table:table-cell office:value-type="float" office:value="0.1354">
                <text:p>0.1354</text:p>
              </table:table-cell>
              <table:table-cell office:value-type="float" office:value="0.174218">
                <text:p>0.174218</text:p>
              </table:table-cell>
              <table:table-cell office:value-type="float" office:value="0.202702">
                <text:p>0.202702</text:p>
              </table:table-cell>
              <table:table-cell office:value-type="float" office:value="0.243345">
                <text:p>0.243345</text:p>
              </table:table-cell>
              <table:table-cell office:value-type="float" office:value="0.273579">
                <text:p>0.273579</text:p>
              </table:table-cell>
              <table:table-cell office:value-type="float" office:value="0.331558">
                <text:p>0.331558</text:p>
              </table:table-cell>
              <table:table-cell office:value-type="float" office:value="0.403842">
                <text:p>0.403842</text:p>
              </table:table-cell>
              <table:table-cell office:value-type="float" office:value="0.444848">
                <text:p>0.444848</text:p>
              </table:table-cell>
              <table:table-cell office:value-type="float" office:value="0.180306">
                <text:p>0.1803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20017">
                <text:p>-0.20017</text:p>
              </table:table-cell>
              <table:table-cell office:value-type="float" office:value="0.048057">
                <text:p>0.048057</text:p>
              </table:table-cell>
              <table:table-cell office:value-type="float" office:value="0.102274">
                <text:p>0.102274</text:p>
              </table:table-cell>
              <table:table-cell office:value-type="float" office:value="0.14504">
                <text:p>0.14504</text:p>
              </table:table-cell>
              <table:table-cell office:value-type="float" office:value="0.17984">
                <text:p>0.17984</text:p>
              </table:table-cell>
              <table:table-cell office:value-type="float" office:value="0.208748">
                <text:p>0.208748</text:p>
              </table:table-cell>
              <table:table-cell office:value-type="float" office:value="0.243349">
                <text:p>0.243349</text:p>
              </table:table-cell>
              <table:table-cell office:value-type="float" office:value="0.267997">
                <text:p>0.267997</text:p>
              </table:table-cell>
              <table:table-cell office:value-type="float" office:value="0.312123">
                <text:p>0.312123</text:p>
              </table:table-cell>
              <table:table-cell office:value-type="float" office:value="0.396009">
                <text:p>0.396009</text:p>
              </table:table-cell>
              <table:table-cell office:value-type="float" office:value="0.444848">
                <text:p>0.444848</text:p>
              </table:table-cell>
              <table:table-cell office:value-type="float" office:value="0.170327">
                <text:p>0.17032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151455">
                <text:p>-0.151455</text:p>
              </table:table-cell>
              <table:table-cell office:value-type="float" office:value="0.042183">
                <text:p>0.042183</text:p>
              </table:table-cell>
              <table:table-cell office:value-type="float" office:value="0.103629">
                <text:p>0.103629</text:p>
              </table:table-cell>
              <table:table-cell office:value-type="float" office:value="0.16331">
                <text:p>0.16331</text:p>
              </table:table-cell>
              <table:table-cell office:value-type="float" office:value="0.195261">
                <text:p>0.195261</text:p>
              </table:table-cell>
              <table:table-cell office:value-type="float" office:value="0.230711">
                <text:p>0.230711</text:p>
              </table:table-cell>
              <table:table-cell office:value-type="float" office:value="0.254082">
                <text:p>0.254082</text:p>
              </table:table-cell>
              <table:table-cell office:value-type="float" office:value="0.284662">
                <text:p>0.284662</text:p>
              </table:table-cell>
              <table:table-cell office:value-type="float" office:value="0.333621">
                <text:p>0.333621</text:p>
              </table:table-cell>
              <table:table-cell office:value-type="float" office:value="0.405083">
                <text:p>0.405083</text:p>
              </table:table-cell>
              <table:table-cell office:value-type="float" office:value="0.444848">
                <text:p>0.444848</text:p>
              </table:table-cell>
              <table:table-cell office:value-type="float" office:value="0.186109">
                <text:p>0.1861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001438">
                <text:p>-0.001438</text:p>
              </table:table-cell>
              <table:table-cell office:value-type="float" office:value="0.060147">
                <text:p>0.060147</text:p>
              </table:table-cell>
              <table:table-cell office:value-type="float" office:value="0.126119">
                <text:p>0.126119</text:p>
              </table:table-cell>
              <table:table-cell office:value-type="float" office:value="0.175886">
                <text:p>0.175886</text:p>
              </table:table-cell>
              <table:table-cell office:value-type="float" office:value="0.213322">
                <text:p>0.213322</text:p>
              </table:table-cell>
              <table:table-cell office:value-type="float" office:value="0.240748">
                <text:p>0.240748</text:p>
              </table:table-cell>
              <table:table-cell office:value-type="float" office:value="0.273962">
                <text:p>0.273962</text:p>
              </table:table-cell>
              <table:table-cell office:value-type="float" office:value="0.303282">
                <text:p>0.303282</text:p>
              </table:table-cell>
              <table:table-cell office:value-type="float" office:value="0.344153">
                <text:p>0.344153</text:p>
              </table:table-cell>
              <table:table-cell office:value-type="float" office:value="0.407787">
                <text:p>0.407787</text:p>
              </table:table-cell>
              <table:table-cell office:value-type="float" office:value="0.444848">
                <text:p>0.444848</text:p>
              </table:table-cell>
              <table:table-cell office:value-type="float" office:value="0.214397">
                <text:p>0.21439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99412">
                <text:p>-0.199412</text:p>
              </table:table-cell>
              <table:table-cell office:value-type="float" office:value="0.080672">
                <text:p>0.080672</text:p>
              </table:table-cell>
              <table:table-cell office:value-type="float" office:value="0.134594">
                <text:p>0.134594</text:p>
              </table:table-cell>
              <table:table-cell office:value-type="float" office:value="0.173523">
                <text:p>0.173523</text:p>
              </table:table-cell>
              <table:table-cell office:value-type="float" office:value="0.208103">
                <text:p>0.208103</text:p>
              </table:table-cell>
              <table:table-cell office:value-type="float" office:value="0.246989">
                <text:p>0.246989</text:p>
              </table:table-cell>
              <table:table-cell office:value-type="float" office:value="0.284177">
                <text:p>0.284177</text:p>
              </table:table-cell>
              <table:table-cell office:value-type="float" office:value="0.306396">
                <text:p>0.306396</text:p>
              </table:table-cell>
              <table:table-cell office:value-type="float" office:value="0.347026">
                <text:p>0.347026</text:p>
              </table:table-cell>
              <table:table-cell office:value-type="float" office:value="0.409997">
                <text:p>0.409997</text:p>
              </table:table-cell>
              <table:table-cell office:value-type="float" office:value="0.444848">
                <text:p>0.444848</text:p>
              </table:table-cell>
              <table:table-cell office:value-type="float" office:value="0.199207">
                <text:p>0.1992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81932">
                <text:p>-0.081932</text:p>
              </table:table-cell>
              <table:table-cell office:value-type="float" office:value="0.080542">
                <text:p>0.080542</text:p>
              </table:table-cell>
              <table:table-cell office:value-type="float" office:value="0.141173">
                <text:p>0.141173</text:p>
              </table:table-cell>
              <table:table-cell office:value-type="float" office:value="0.188826">
                <text:p>0.188826</text:p>
              </table:table-cell>
              <table:table-cell office:value-type="float" office:value="0.225646">
                <text:p>0.225646</text:p>
              </table:table-cell>
              <table:table-cell office:value-type="float" office:value="0.25744">
                <text:p>0.25744</text:p>
              </table:table-cell>
              <table:table-cell office:value-type="float" office:value="0.288606">
                <text:p>0.288606</text:p>
              </table:table-cell>
              <table:table-cell office:value-type="float" office:value="0.313282">
                <text:p>0.313282</text:p>
              </table:table-cell>
              <table:table-cell office:value-type="float" office:value="0.35468">
                <text:p>0.35468</text:p>
              </table:table-cell>
              <table:table-cell office:value-type="float" office:value="0.414556">
                <text:p>0.414556</text:p>
              </table:table-cell>
              <table:table-cell office:value-type="float" office:value="0.451383">
                <text:p>0.451383</text:p>
              </table:table-cell>
              <table:table-cell office:value-type="float" office:value="0.218282">
                <text:p>0.21828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73974">
                <text:p>-0.073974</text:p>
              </table:table-cell>
              <table:table-cell office:value-type="float" office:value="0.111012">
                <text:p>0.111012</text:p>
              </table:table-cell>
              <table:table-cell office:value-type="float" office:value="0.167043">
                <text:p>0.167043</text:p>
              </table:table-cell>
              <table:table-cell office:value-type="float" office:value="0.203608">
                <text:p>0.203608</text:p>
              </table:table-cell>
              <table:table-cell office:value-type="float" office:value="0.232025">
                <text:p>0.232025</text:p>
              </table:table-cell>
              <table:table-cell office:value-type="float" office:value="0.261625">
                <text:p>0.261625</text:p>
              </table:table-cell>
              <table:table-cell office:value-type="float" office:value="0.287324">
                <text:p>0.287324</text:p>
              </table:table-cell>
              <table:table-cell office:value-type="float" office:value="0.317682">
                <text:p>0.317682</text:p>
              </table:table-cell>
              <table:table-cell office:value-type="float" office:value="0.358">
                <text:p>0.358</text:p>
              </table:table-cell>
              <table:table-cell office:value-type="float" office:value="0.424025">
                <text:p>0.424025</text:p>
              </table:table-cell>
              <table:table-cell office:value-type="float" office:value="0.451383">
                <text:p>0.451383</text:p>
              </table:table-cell>
              <table:table-cell office:value-type="float" office:value="0.228837">
                <text:p>0.2288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22245">
                <text:p>-0.022245</text:p>
              </table:table-cell>
              <table:table-cell office:value-type="float" office:value="0.115434">
                <text:p>0.115434</text:p>
              </table:table-cell>
              <table:table-cell office:value-type="float" office:value="0.165304">
                <text:p>0.165304</text:p>
              </table:table-cell>
              <table:table-cell office:value-type="float" office:value="0.216632">
                <text:p>0.216632</text:p>
              </table:table-cell>
              <table:table-cell office:value-type="float" office:value="0.241445">
                <text:p>0.241445</text:p>
              </table:table-cell>
              <table:table-cell office:value-type="float" office:value="0.271922">
                <text:p>0.271922</text:p>
              </table:table-cell>
              <table:table-cell office:value-type="float" office:value="0.295586">
                <text:p>0.295586</text:p>
              </table:table-cell>
              <table:table-cell office:value-type="float" office:value="0.331013">
                <text:p>0.331013</text:p>
              </table:table-cell>
              <table:table-cell office:value-type="float" office:value="0.38926">
                <text:p>0.38926</text:p>
              </table:table-cell>
              <table:table-cell office:value-type="float" office:value="0.438854">
                <text:p>0.438854</text:p>
              </table:table-cell>
              <table:table-cell office:value-type="float" office:value="0.451383">
                <text:p>0.451383</text:p>
              </table:table-cell>
              <table:table-cell office:value-type="float" office:value="0.24432">
                <text:p>0.2443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30711">
                <text:p>-0.030711</text:p>
              </table:table-cell>
              <table:table-cell office:value-type="float" office:value="0.07299">
                <text:p>0.07299</text:p>
              </table:table-cell>
              <table:table-cell office:value-type="float" office:value="0.147121">
                <text:p>0.147121</text:p>
              </table:table-cell>
              <table:table-cell office:value-type="float" office:value="0.206849">
                <text:p>0.206849</text:p>
              </table:table-cell>
              <table:table-cell office:value-type="float" office:value="0.24642">
                <text:p>0.24642</text:p>
              </table:table-cell>
              <table:table-cell office:value-type="float" office:value="0.275697">
                <text:p>0.275697</text:p>
              </table:table-cell>
              <table:table-cell office:value-type="float" office:value="0.3017">
                <text:p>0.3017</text:p>
              </table:table-cell>
              <table:table-cell office:value-type="float" office:value="0.340918">
                <text:p>0.340918</text:p>
              </table:table-cell>
              <table:table-cell office:value-type="float" office:value="0.390933">
                <text:p>0.390933</text:p>
              </table:table-cell>
              <table:table-cell office:value-type="float" office:value="0.441768">
                <text:p>0.441768</text:p>
              </table:table-cell>
              <table:table-cell office:value-type="float" office:value="0.464511">
                <text:p>0.464511</text:p>
              </table:table-cell>
              <table:table-cell office:value-type="float" office:value="0.239369">
                <text:p>0.23936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22192">
                <text:p>0.022192</text:p>
              </table:table-cell>
              <table:table-cell office:value-type="float" office:value="0.103737">
                <text:p>0.103737</text:p>
              </table:table-cell>
              <table:table-cell office:value-type="float" office:value="0.16806">
                <text:p>0.16806</text:p>
              </table:table-cell>
              <table:table-cell office:value-type="float" office:value="0.228173">
                <text:p>0.228173</text:p>
              </table:table-cell>
              <table:table-cell office:value-type="float" office:value="0.257697">
                <text:p>0.257697</text:p>
              </table:table-cell>
              <table:table-cell office:value-type="float" office:value="0.285589">
                <text:p>0.285589</text:p>
              </table:table-cell>
              <table:table-cell office:value-type="float" office:value="0.312178">
                <text:p>0.312178</text:p>
              </table:table-cell>
              <table:table-cell office:value-type="float" office:value="0.337037">
                <text:p>0.337037</text:p>
              </table:table-cell>
              <table:table-cell office:value-type="float" office:value="0.377326">
                <text:p>0.377326</text:p>
              </table:table-cell>
              <table:table-cell office:value-type="float" office:value="0.441">
                <text:p>0.441</text:p>
              </table:table-cell>
              <table:table-cell office:value-type="float" office:value="0.467179">
                <text:p>0.467179</text:p>
              </table:table-cell>
              <table:table-cell office:value-type="float" office:value="0.253299">
                <text:p>0.2532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38374">
                <text:p>0.038374</text:p>
              </table:table-cell>
              <table:table-cell office:value-type="float" office:value="0.112527">
                <text:p>0.112527</text:p>
              </table:table-cell>
              <table:table-cell office:value-type="float" office:value="0.170185">
                <text:p>0.170185</text:p>
              </table:table-cell>
              <table:table-cell office:value-type="float" office:value="0.21907">
                <text:p>0.21907</text:p>
              </table:table-cell>
              <table:table-cell office:value-type="float" office:value="0.261575">
                <text:p>0.261575</text:p>
              </table:table-cell>
              <table:table-cell office:value-type="float" office:value="0.290624">
                <text:p>0.290624</text:p>
              </table:table-cell>
              <table:table-cell office:value-type="float" office:value="0.31287">
                <text:p>0.31287</text:p>
              </table:table-cell>
              <table:table-cell office:value-type="float" office:value="0.34568">
                <text:p>0.34568</text:p>
              </table:table-cell>
              <table:table-cell office:value-type="float" office:value="0.397298">
                <text:p>0.397298</text:p>
              </table:table-cell>
              <table:table-cell office:value-type="float" office:value="0.440563">
                <text:p>0.440563</text:p>
              </table:table-cell>
              <table:table-cell office:value-type="float" office:value="0.467179">
                <text:p>0.467179</text:p>
              </table:table-cell>
              <table:table-cell office:value-type="float" office:value="0.258877">
                <text:p>0.25887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35661">
                <text:p>0.035661</text:p>
              </table:table-cell>
              <table:table-cell office:value-type="float" office:value="0.126111">
                <text:p>0.126111</text:p>
              </table:table-cell>
              <table:table-cell office:value-type="float" office:value="0.194863">
                <text:p>0.194863</text:p>
              </table:table-cell>
              <table:table-cell office:value-type="float" office:value="0.23466">
                <text:p>0.23466</text:p>
              </table:table-cell>
              <table:table-cell office:value-type="float" office:value="0.265797">
                <text:p>0.265797</text:p>
              </table:table-cell>
              <table:table-cell office:value-type="float" office:value="0.28875">
                <text:p>0.28875</text:p>
              </table:table-cell>
              <table:table-cell office:value-type="float" office:value="0.31095">
                <text:p>0.31095</text:p>
              </table:table-cell>
              <table:table-cell office:value-type="float" office:value="0.344298">
                <text:p>0.344298</text:p>
              </table:table-cell>
              <table:table-cell office:value-type="float" office:value="0.405008">
                <text:p>0.405008</text:p>
              </table:table-cell>
              <table:table-cell office:value-type="float" office:value="0.439808">
                <text:p>0.439808</text:p>
              </table:table-cell>
              <table:table-cell office:value-type="float" office:value="0.467179">
                <text:p>0.467179</text:p>
              </table:table-cell>
              <table:table-cell office:value-type="float" office:value="0.264591">
                <text:p>0.26459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24279">
                <text:p>0.024279</text:p>
              </table:table-cell>
              <table:table-cell office:value-type="float" office:value="0.104218">
                <text:p>0.104218</text:p>
              </table:table-cell>
              <table:table-cell office:value-type="float" office:value="0.190307">
                <text:p>0.190307</text:p>
              </table:table-cell>
              <table:table-cell office:value-type="float" office:value="0.235789">
                <text:p>0.235789</text:p>
              </table:table-cell>
              <table:table-cell office:value-type="float" office:value="0.270349">
                <text:p>0.270349</text:p>
              </table:table-cell>
              <table:table-cell office:value-type="float" office:value="0.296591">
                <text:p>0.296591</text:p>
              </table:table-cell>
              <table:table-cell office:value-type="float" office:value="0.319695">
                <text:p>0.319695</text:p>
              </table:table-cell>
              <table:table-cell office:value-type="float" office:value="0.354251">
                <text:p>0.354251</text:p>
              </table:table-cell>
              <table:table-cell office:value-type="float" office:value="0.410767">
                <text:p>0.410767</text:p>
              </table:table-cell>
              <table:table-cell office:value-type="float" office:value="0.437955">
                <text:p>0.437955</text:p>
              </table:table-cell>
              <table:table-cell office:value-type="float" office:value="0.467179">
                <text:p>0.467179</text:p>
              </table:table-cell>
              <table:table-cell office:value-type="float" office:value="0.26442">
                <text:p>0.264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23368">
                <text:p>0.023368</text:p>
              </table:table-cell>
              <table:table-cell office:value-type="float" office:value="0.114231">
                <text:p>0.114231</text:p>
              </table:table-cell>
              <table:table-cell office:value-type="float" office:value="0.194444">
                <text:p>0.194444</text:p>
              </table:table-cell>
              <table:table-cell office:value-type="float" office:value="0.242267">
                <text:p>0.242267</text:p>
              </table:table-cell>
              <table:table-cell office:value-type="float" office:value="0.281104">
                <text:p>0.281104</text:p>
              </table:table-cell>
              <table:table-cell office:value-type="float" office:value="0.312732">
                <text:p>0.312732</text:p>
              </table:table-cell>
              <table:table-cell office:value-type="float" office:value="0.342595">
                <text:p>0.342595</text:p>
              </table:table-cell>
              <table:table-cell office:value-type="float" office:value="0.381908">
                <text:p>0.381908</text:p>
              </table:table-cell>
              <table:table-cell office:value-type="float" office:value="0.419533">
                <text:p>0.419533</text:p>
              </table:table-cell>
              <table:table-cell office:value-type="float" office:value="0.443371">
                <text:p>0.443371</text:p>
              </table:table-cell>
              <table:table-cell office:value-type="float" office:value="0.467179">
                <text:p>0.467179</text:p>
              </table:table-cell>
              <table:table-cell office:value-type="float" office:value="0.275555">
                <text:p>0.27555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884">
                <text:p>0.02884</text:p>
              </table:table-cell>
              <table:table-cell office:value-type="float" office:value="0.125832">
                <text:p>0.125832</text:p>
              </table:table-cell>
              <table:table-cell office:value-type="float" office:value="0.193412">
                <text:p>0.193412</text:p>
              </table:table-cell>
              <table:table-cell office:value-type="float" office:value="0.240382">
                <text:p>0.240382</text:p>
              </table:table-cell>
              <table:table-cell office:value-type="float" office:value="0.285472">
                <text:p>0.285472</text:p>
              </table:table-cell>
              <table:table-cell office:value-type="float" office:value="0.326905">
                <text:p>0.326905</text:p>
              </table:table-cell>
              <table:table-cell office:value-type="float" office:value="0.360689">
                <text:p>0.360689</text:p>
              </table:table-cell>
              <table:table-cell office:value-type="float" office:value="0.396318">
                <text:p>0.396318</text:p>
              </table:table-cell>
              <table:table-cell office:value-type="float" office:value="0.421506">
                <text:p>0.421506</text:p>
              </table:table-cell>
              <table:table-cell office:value-type="float" office:value="0.445606">
                <text:p>0.445606</text:p>
              </table:table-cell>
              <table:table-cell office:value-type="float" office:value="0.471472">
                <text:p>0.471472</text:p>
              </table:table-cell>
              <table:table-cell office:value-type="float" office:value="0.282496">
                <text:p>0.2824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5073">
                <text:p>0.055073</text:p>
              </table:table-cell>
              <table:table-cell office:value-type="float" office:value="0.176322">
                <text:p>0.176322</text:p>
              </table:table-cell>
              <table:table-cell office:value-type="float" office:value="0.239726">
                <text:p>0.239726</text:p>
              </table:table-cell>
              <table:table-cell office:value-type="float" office:value="0.278871">
                <text:p>0.278871</text:p>
              </table:table-cell>
              <table:table-cell office:value-type="float" office:value="0.311067">
                <text:p>0.311067</text:p>
              </table:table-cell>
              <table:table-cell office:value-type="float" office:value="0.334809">
                <text:p>0.334809</text:p>
              </table:table-cell>
              <table:table-cell office:value-type="float" office:value="0.372326">
                <text:p>0.372326</text:p>
              </table:table-cell>
              <table:table-cell office:value-type="float" office:value="0.403866">
                <text:p>0.403866</text:p>
              </table:table-cell>
              <table:table-cell office:value-type="float" office:value="0.425528">
                <text:p>0.425528</text:p>
              </table:table-cell>
              <table:table-cell office:value-type="float" office:value="0.451069">
                <text:p>0.451069</text:p>
              </table:table-cell>
              <table:table-cell office:value-type="float" office:value="0.475673">
                <text:p>0.475673</text:p>
              </table:table-cell>
              <table:table-cell office:value-type="float" office:value="0.304866">
                <text:p>0.3048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49875">
                <text:p>0.049875</text:p>
              </table:table-cell>
              <table:table-cell office:value-type="float" office:value="0.158685">
                <text:p>0.158685</text:p>
              </table:table-cell>
              <table:table-cell office:value-type="float" office:value="0.220731">
                <text:p>0.220731</text:p>
              </table:table-cell>
              <table:table-cell office:value-type="float" office:value="0.255961">
                <text:p>0.255961</text:p>
              </table:table-cell>
              <table:table-cell office:value-type="float" office:value="0.294467">
                <text:p>0.294467</text:p>
              </table:table-cell>
              <table:table-cell office:value-type="float" office:value="0.329036">
                <text:p>0.329036</text:p>
              </table:table-cell>
              <table:table-cell office:value-type="float" office:value="0.375609">
                <text:p>0.375609</text:p>
              </table:table-cell>
              <table:table-cell office:value-type="float" office:value="0.410366">
                <text:p>0.410366</text:p>
              </table:table-cell>
              <table:table-cell office:value-type="float" office:value="0.42958">
                <text:p>0.42958</text:p>
              </table:table-cell>
              <table:table-cell office:value-type="float" office:value="0.452543">
                <text:p>0.452543</text:p>
              </table:table-cell>
              <table:table-cell office:value-type="float" office:value="0.475673">
                <text:p>0.475673</text:p>
              </table:table-cell>
              <table:table-cell office:value-type="float" office:value="0.297685">
                <text:p>0.29768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004606">
                <text:p>-0.004606</text:p>
              </table:table-cell>
              <table:table-cell office:value-type="float" office:value="0.164733">
                <text:p>0.164733</text:p>
              </table:table-cell>
              <table:table-cell office:value-type="float" office:value="0.225676">
                <text:p>0.225676</text:p>
              </table:table-cell>
              <table:table-cell office:value-type="float" office:value="0.260066">
                <text:p>0.260066</text:p>
              </table:table-cell>
              <table:table-cell office:value-type="float" office:value="0.307286">
                <text:p>0.307286</text:p>
              </table:table-cell>
              <table:table-cell office:value-type="float" office:value="0.341005">
                <text:p>0.341005</text:p>
              </table:table-cell>
              <table:table-cell office:value-type="float" office:value="0.379568">
                <text:p>0.379568</text:p>
              </table:table-cell>
              <table:table-cell office:value-type="float" office:value="0.410149">
                <text:p>0.410149</text:p>
              </table:table-cell>
              <table:table-cell office:value-type="float" office:value="0.428286">
                <text:p>0.428286</text:p>
              </table:table-cell>
              <table:table-cell office:value-type="float" office:value="0.451353">
                <text:p>0.451353</text:p>
              </table:table-cell>
              <table:table-cell office:value-type="float" office:value="0.475673">
                <text:p>0.475673</text:p>
              </table:table-cell>
              <table:table-cell office:value-type="float" office:value="0.296352">
                <text:p>0.29635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88349">
                <text:p>0.088349</text:p>
              </table:table-cell>
              <table:table-cell office:value-type="float" office:value="0.198837">
                <text:p>0.198837</text:p>
              </table:table-cell>
              <table:table-cell office:value-type="float" office:value="0.23429">
                <text:p>0.23429</text:p>
              </table:table-cell>
              <table:table-cell office:value-type="float" office:value="0.284396">
                <text:p>0.284396</text:p>
              </table:table-cell>
              <table:table-cell office:value-type="float" office:value="0.322263">
                <text:p>0.322263</text:p>
              </table:table-cell>
              <table:table-cell office:value-type="float" office:value="0.360108">
                <text:p>0.360108</text:p>
              </table:table-cell>
              <table:table-cell office:value-type="float" office:value="0.397847">
                <text:p>0.397847</text:p>
              </table:table-cell>
              <table:table-cell office:value-type="float" office:value="0.415861">
                <text:p>0.415861</text:p>
              </table:table-cell>
              <table:table-cell office:value-type="float" office:value="0.433712">
                <text:p>0.433712</text:p>
              </table:table-cell>
              <table:table-cell office:value-type="float" office:value="0.451252">
                <text:p>0.451252</text:p>
              </table:table-cell>
              <table:table-cell office:value-type="float" office:value="0.476136">
                <text:p>0.476136</text:p>
              </table:table-cell>
              <table:table-cell office:value-type="float" office:value="0.318692">
                <text:p>0.3186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19092">
                <text:p>0.119092</text:p>
              </table:table-cell>
              <table:table-cell office:value-type="float" office:value="0.212014">
                <text:p>0.212014</text:p>
              </table:table-cell>
              <table:table-cell office:value-type="float" office:value="0.239361">
                <text:p>0.239361</text:p>
              </table:table-cell>
              <table:table-cell office:value-type="float" office:value="0.283721">
                <text:p>0.283721</text:p>
              </table:table-cell>
              <table:table-cell office:value-type="float" office:value="0.319673">
                <text:p>0.319673</text:p>
              </table:table-cell>
              <table:table-cell office:value-type="float" office:value="0.366611">
                <text:p>0.366611</text:p>
              </table:table-cell>
              <table:table-cell office:value-type="float" office:value="0.395367">
                <text:p>0.395367</text:p>
              </table:table-cell>
              <table:table-cell office:value-type="float" office:value="0.412261">
                <text:p>0.412261</text:p>
              </table:table-cell>
              <table:table-cell office:value-type="float" office:value="0.431292">
                <text:p>0.431292</text:p>
              </table:table-cell>
              <table:table-cell office:value-type="float" office:value="0.456605">
                <text:p>0.456605</text:p>
              </table:table-cell>
              <table:table-cell office:value-type="float" office:value="0.478706">
                <text:p>0.478706</text:p>
              </table:table-cell>
              <table:table-cell office:value-type="float" office:value="0.3236">
                <text:p>0.32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06341">
                <text:p>0.106341</text:p>
              </table:table-cell>
              <table:table-cell office:value-type="float" office:value="0.218283">
                <text:p>0.218283</text:p>
              </table:table-cell>
              <table:table-cell office:value-type="float" office:value="0.259106">
                <text:p>0.259106</text:p>
              </table:table-cell>
              <table:table-cell office:value-type="float" office:value="0.299612">
                <text:p>0.299612</text:p>
              </table:table-cell>
              <table:table-cell office:value-type="float" office:value="0.339879">
                <text:p>0.339879</text:p>
              </table:table-cell>
              <table:table-cell office:value-type="float" office:value="0.375986">
                <text:p>0.375986</text:p>
              </table:table-cell>
              <table:table-cell office:value-type="float" office:value="0.400494">
                <text:p>0.400494</text:p>
              </table:table-cell>
              <table:table-cell office:value-type="float" office:value="0.420236">
                <text:p>0.420236</text:p>
              </table:table-cell>
              <table:table-cell office:value-type="float" office:value="0.438005">
                <text:p>0.438005</text:p>
              </table:table-cell>
              <table:table-cell office:value-type="float" office:value="0.465952">
                <text:p>0.465952</text:p>
              </table:table-cell>
              <table:table-cell office:value-type="float" office:value="0.483384">
                <text:p>0.483384</text:p>
              </table:table-cell>
              <table:table-cell office:value-type="float" office:value="0.332389">
                <text:p>0.33238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35201">
                <text:p>0.035201</text:p>
              </table:table-cell>
              <table:table-cell office:value-type="float" office:value="0.180848">
                <text:p>0.180848</text:p>
              </table:table-cell>
              <table:table-cell office:value-type="float" office:value="0.239401">
                <text:p>0.239401</text:p>
              </table:table-cell>
              <table:table-cell office:value-type="float" office:value="0.286089">
                <text:p>0.286089</text:p>
              </table:table-cell>
              <table:table-cell office:value-type="float" office:value="0.311947">
                <text:p>0.311947</text:p>
              </table:table-cell>
              <table:table-cell office:value-type="float" office:value="0.354247">
                <text:p>0.354247</text:p>
              </table:table-cell>
              <table:table-cell office:value-type="float" office:value="0.389333">
                <text:p>0.389333</text:p>
              </table:table-cell>
              <table:table-cell office:value-type="float" office:value="0.415132">
                <text:p>0.415132</text:p>
              </table:table-cell>
              <table:table-cell office:value-type="float" office:value="0.43316">
                <text:p>0.43316</text:p>
              </table:table-cell>
              <table:table-cell office:value-type="float" office:value="0.463262">
                <text:p>0.463262</text:p>
              </table:table-cell>
              <table:table-cell office:value-type="float" office:value="0.483384">
                <text:p>0.483384</text:p>
              </table:table-cell>
              <table:table-cell office:value-type="float" office:value="0.310862">
                <text:p>0.31086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73346">
                <text:p>0.073346</text:p>
              </table:table-cell>
              <table:table-cell office:value-type="float" office:value="0.195371">
                <text:p>0.195371</text:p>
              </table:table-cell>
              <table:table-cell office:value-type="float" office:value="0.240959">
                <text:p>0.240959</text:p>
              </table:table-cell>
              <table:table-cell office:value-type="float" office:value="0.288523">
                <text:p>0.288523</text:p>
              </table:table-cell>
              <table:table-cell office:value-type="float" office:value="0.320215">
                <text:p>0.320215</text:p>
              </table:table-cell>
              <table:table-cell office:value-type="float" office:value="0.362388">
                <text:p>0.362388</text:p>
              </table:table-cell>
              <table:table-cell office:value-type="float" office:value="0.39491">
                <text:p>0.39491</text:p>
              </table:table-cell>
              <table:table-cell office:value-type="float" office:value="0.41517">
                <text:p>0.41517</text:p>
              </table:table-cell>
              <table:table-cell office:value-type="float" office:value="0.430638">
                <text:p>0.430638</text:p>
              </table:table-cell>
              <table:table-cell office:value-type="float" office:value="0.45941">
                <text:p>0.45941</text:p>
              </table:table-cell>
              <table:table-cell office:value-type="float" office:value="0.483384">
                <text:p>0.483384</text:p>
              </table:table-cell>
              <table:table-cell office:value-type="float" office:value="0.318093">
                <text:p>0.31809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58429">
                <text:p>0.058429</text:p>
              </table:table-cell>
              <table:table-cell office:value-type="float" office:value="0.200474">
                <text:p>0.200474</text:p>
              </table:table-cell>
              <table:table-cell office:value-type="float" office:value="0.263321">
                <text:p>0.263321</text:p>
              </table:table-cell>
              <table:table-cell office:value-type="float" office:value="0.29706">
                <text:p>0.29706</text:p>
              </table:table-cell>
              <table:table-cell office:value-type="float" office:value="0.330585">
                <text:p>0.330585</text:p>
              </table:table-cell>
              <table:table-cell office:value-type="float" office:value="0.36795">
                <text:p>0.36795</text:p>
              </table:table-cell>
              <table:table-cell office:value-type="float" office:value="0.397629">
                <text:p>0.397629</text:p>
              </table:table-cell>
              <table:table-cell office:value-type="float" office:value="0.416464">
                <text:p>0.416464</text:p>
              </table:table-cell>
              <table:table-cell office:value-type="float" office:value="0.433558">
                <text:p>0.433558</text:p>
              </table:table-cell>
              <table:table-cell office:value-type="float" office:value="0.459053">
                <text:p>0.459053</text:p>
              </table:table-cell>
              <table:table-cell office:value-type="float" office:value="0.483384">
                <text:p>0.483384</text:p>
              </table:table-cell>
              <table:table-cell office:value-type="float" office:value="0.322452">
                <text:p>0.3224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64179">
                <text:p>0.064179</text:p>
              </table:table-cell>
              <table:table-cell office:value-type="float" office:value="0.208429">
                <text:p>0.208429</text:p>
              </table:table-cell>
              <table:table-cell office:value-type="float" office:value="0.271499">
                <text:p>0.271499</text:p>
              </table:table-cell>
              <table:table-cell office:value-type="float" office:value="0.30189">
                <text:p>0.30189</text:p>
              </table:table-cell>
              <table:table-cell office:value-type="float" office:value="0.329308">
                <text:p>0.329308</text:p>
              </table:table-cell>
              <table:table-cell office:value-type="float" office:value="0.374131">
                <text:p>0.374131</text:p>
              </table:table-cell>
              <table:table-cell office:value-type="float" office:value="0.404118">
                <text:p>0.404118</text:p>
              </table:table-cell>
              <table:table-cell office:value-type="float" office:value="0.419794">
                <text:p>0.419794</text:p>
              </table:table-cell>
              <table:table-cell office:value-type="float" office:value="0.436418">
                <text:p>0.436418</text:p>
              </table:table-cell>
              <table:table-cell office:value-type="float" office:value="0.460942">
                <text:p>0.460942</text:p>
              </table:table-cell>
              <table:table-cell office:value-type="float" office:value="0.483384">
                <text:p>0.483384</text:p>
              </table:table-cell>
              <table:table-cell office:value-type="float" office:value="0.327071">
                <text:p>0.3270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81313">
                <text:p>0.081313</text:p>
              </table:table-cell>
              <table:table-cell office:value-type="float" office:value="0.2232">
                <text:p>0.2232</text:p>
              </table:table-cell>
              <table:table-cell office:value-type="float" office:value="0.284288">
                <text:p>0.284288</text:p>
              </table:table-cell>
              <table:table-cell office:value-type="float" office:value="0.308711">
                <text:p>0.308711</text:p>
              </table:table-cell>
              <table:table-cell office:value-type="float" office:value="0.331489">
                <text:p>0.331489</text:p>
              </table:table-cell>
              <table:table-cell office:value-type="float" office:value="0.374346">
                <text:p>0.374346</text:p>
              </table:table-cell>
              <table:table-cell office:value-type="float" office:value="0.404969">
                <text:p>0.404969</text:p>
              </table:table-cell>
              <table:table-cell office:value-type="float" office:value="0.416686">
                <text:p>0.416686</text:p>
              </table:table-cell>
              <table:table-cell office:value-type="float" office:value="0.432234">
                <text:p>0.432234</text:p>
              </table:table-cell>
              <table:table-cell office:value-type="float" office:value="0.465345">
                <text:p>0.465345</text:p>
              </table:table-cell>
              <table:table-cell office:value-type="float" office:value="0.483384">
                <text:p>0.483384</text:p>
              </table:table-cell>
              <table:table-cell office:value-type="float" office:value="0.332258">
                <text:p>0.3322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09806">
                <text:p>0.109806</text:p>
              </table:table-cell>
              <table:table-cell office:value-type="float" office:value="0.229819">
                <text:p>0.229819</text:p>
              </table:table-cell>
              <table:table-cell office:value-type="float" office:value="0.279853">
                <text:p>0.279853</text:p>
              </table:table-cell>
              <table:table-cell office:value-type="float" office:value="0.303674">
                <text:p>0.303674</text:p>
              </table:table-cell>
              <table:table-cell office:value-type="float" office:value="0.328666">
                <text:p>0.328666</text:p>
              </table:table-cell>
              <table:table-cell office:value-type="float" office:value="0.371698">
                <text:p>0.371698</text:p>
              </table:table-cell>
              <table:table-cell office:value-type="float" office:value="0.409407">
                <text:p>0.409407</text:p>
              </table:table-cell>
              <table:table-cell office:value-type="float" office:value="0.422723">
                <text:p>0.422723</text:p>
              </table:table-cell>
              <table:table-cell office:value-type="float" office:value="0.438078">
                <text:p>0.438078</text:p>
              </table:table-cell>
              <table:table-cell office:value-type="float" office:value="0.469107">
                <text:p>0.469107</text:p>
              </table:table-cell>
              <table:table-cell office:value-type="float" office:value="0.483384">
                <text:p>0.483384</text:p>
              </table:table-cell>
              <table:table-cell office:value-type="float" office:value="0.336283">
                <text:p>0.33628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515">
                <text:p>0.04515</text:p>
              </table:table-cell>
              <table:table-cell office:value-type="float" office:value="0.181775">
                <text:p>0.181775</text:p>
              </table:table-cell>
              <table:table-cell office:value-type="float" office:value="0.250033">
                <text:p>0.250033</text:p>
              </table:table-cell>
              <table:table-cell office:value-type="float" office:value="0.291088">
                <text:p>0.291088</text:p>
              </table:table-cell>
              <table:table-cell office:value-type="float" office:value="0.316963">
                <text:p>0.316963</text:p>
              </table:table-cell>
              <table:table-cell office:value-type="float" office:value="0.352894">
                <text:p>0.352894</text:p>
              </table:table-cell>
              <table:table-cell office:value-type="float" office:value="0.396613">
                <text:p>0.396613</text:p>
              </table:table-cell>
              <table:table-cell office:value-type="float" office:value="0.416952">
                <text:p>0.416952</text:p>
              </table:table-cell>
              <table:table-cell office:value-type="float" office:value="0.429614">
                <text:p>0.429614</text:p>
              </table:table-cell>
              <table:table-cell office:value-type="float" office:value="0.462378">
                <text:p>0.462378</text:p>
              </table:table-cell>
              <table:table-cell office:value-type="float" office:value="0.483384">
                <text:p>0.483384</text:p>
              </table:table-cell>
              <table:table-cell office:value-type="float" office:value="0.314346">
                <text:p>0.3143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98344">
                <text:p>0.098344</text:p>
              </table:table-cell>
              <table:table-cell office:value-type="float" office:value="0.20362">
                <text:p>0.20362</text:p>
              </table:table-cell>
              <table:table-cell office:value-type="float" office:value="0.251239">
                <text:p>0.251239</text:p>
              </table:table-cell>
              <table:table-cell office:value-type="float" office:value="0.301221">
                <text:p>0.301221</text:p>
              </table:table-cell>
              <table:table-cell office:value-type="float" office:value="0.347833">
                <text:p>0.347833</text:p>
              </table:table-cell>
              <table:table-cell office:value-type="float" office:value="0.393549">
                <text:p>0.393549</text:p>
              </table:table-cell>
              <table:table-cell office:value-type="float" office:value="0.415422">
                <text:p>0.415422</text:p>
              </table:table-cell>
              <table:table-cell office:value-type="float" office:value="0.423729">
                <text:p>0.423729</text:p>
              </table:table-cell>
              <table:table-cell office:value-type="float" office:value="0.437427">
                <text:p>0.437427</text:p>
              </table:table-cell>
              <table:table-cell office:value-type="float" office:value="0.469736">
                <text:p>0.469736</text:p>
              </table:table-cell>
              <table:table-cell office:value-type="float" office:value="0.483384">
                <text:p>0.483384</text:p>
              </table:table-cell>
              <table:table-cell office:value-type="float" office:value="0.334212">
                <text:p>0.3342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1076">
                <text:p>0.11076</text:p>
              </table:table-cell>
              <table:table-cell office:value-type="float" office:value="0.207356">
                <text:p>0.207356</text:p>
              </table:table-cell>
              <table:table-cell office:value-type="float" office:value="0.262179">
                <text:p>0.262179</text:p>
              </table:table-cell>
              <table:table-cell office:value-type="float" office:value="0.305966">
                <text:p>0.305966</text:p>
              </table:table-cell>
              <table:table-cell office:value-type="float" office:value="0.338453">
                <text:p>0.338453</text:p>
              </table:table-cell>
              <table:table-cell office:value-type="float" office:value="0.380003">
                <text:p>0.380003</text:p>
              </table:table-cell>
              <table:table-cell office:value-type="float" office:value="0.409861">
                <text:p>0.409861</text:p>
              </table:table-cell>
              <table:table-cell office:value-type="float" office:value="0.422864">
                <text:p>0.422864</text:p>
              </table:table-cell>
              <table:table-cell office:value-type="float" office:value="0.435953">
                <text:p>0.435953</text:p>
              </table:table-cell>
              <table:table-cell office:value-type="float" office:value="0.459452">
                <text:p>0.459452</text:p>
              </table:table-cell>
              <table:table-cell office:value-type="float" office:value="0.483384">
                <text:p>0.483384</text:p>
              </table:table-cell>
              <table:table-cell office:value-type="float" office:value="0.333285">
                <text:p>0.33328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50738">
                <text:p>0.050738</text:p>
              </table:table-cell>
              <table:table-cell office:value-type="float" office:value="0.20792">
                <text:p>0.20792</text:p>
              </table:table-cell>
              <table:table-cell office:value-type="float" office:value="0.266616">
                <text:p>0.266616</text:p>
              </table:table-cell>
              <table:table-cell office:value-type="float" office:value="0.301498">
                <text:p>0.301498</text:p>
              </table:table-cell>
              <table:table-cell office:value-type="float" office:value="0.329934">
                <text:p>0.329934</text:p>
              </table:table-cell>
              <table:table-cell office:value-type="float" office:value="0.365084">
                <text:p>0.365084</text:p>
              </table:table-cell>
              <table:table-cell office:value-type="float" office:value="0.400039">
                <text:p>0.400039</text:p>
              </table:table-cell>
              <table:table-cell office:value-type="float" office:value="0.419096">
                <text:p>0.419096</text:p>
              </table:table-cell>
              <table:table-cell office:value-type="float" office:value="0.431395">
                <text:p>0.431395</text:p>
              </table:table-cell>
              <table:table-cell office:value-type="float" office:value="0.459147">
                <text:p>0.459147</text:p>
              </table:table-cell>
              <table:table-cell office:value-type="float" office:value="0.483384">
                <text:p>0.483384</text:p>
              </table:table-cell>
              <table:table-cell office:value-type="float" office:value="0.323147">
                <text:p>0.32314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22578">
                <text:p>0.122578</text:p>
              </table:table-cell>
              <table:table-cell office:value-type="float" office:value="0.219214">
                <text:p>0.219214</text:p>
              </table:table-cell>
              <table:table-cell office:value-type="float" office:value="0.281678">
                <text:p>0.281678</text:p>
              </table:table-cell>
              <table:table-cell office:value-type="float" office:value="0.315201">
                <text:p>0.315201</text:p>
              </table:table-cell>
              <table:table-cell office:value-type="float" office:value="0.352139">
                <text:p>0.352139</text:p>
              </table:table-cell>
              <table:table-cell office:value-type="float" office:value="0.387612">
                <text:p>0.387612</text:p>
              </table:table-cell>
              <table:table-cell office:value-type="float" office:value="0.410631">
                <text:p>0.410631</text:p>
              </table:table-cell>
              <table:table-cell office:value-type="float" office:value="0.419831">
                <text:p>0.419831</text:p>
              </table:table-cell>
              <table:table-cell office:value-type="float" office:value="0.432478">
                <text:p>0.432478</text:p>
              </table:table-cell>
              <table:table-cell office:value-type="float" office:value="0.458626">
                <text:p>0.458626</text:p>
              </table:table-cell>
              <table:table-cell office:value-type="float" office:value="0.483384">
                <text:p>0.483384</text:p>
              </table:table-cell>
              <table:table-cell office:value-type="float" office:value="0.339999">
                <text:p>0.33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61997">
                <text:p>0.161997</text:p>
              </table:table-cell>
              <table:table-cell office:value-type="float" office:value="0.21898">
                <text:p>0.21898</text:p>
              </table:table-cell>
              <table:table-cell office:value-type="float" office:value="0.270476">
                <text:p>0.270476</text:p>
              </table:table-cell>
              <table:table-cell office:value-type="float" office:value="0.303497">
                <text:p>0.303497</text:p>
              </table:table-cell>
              <table:table-cell office:value-type="float" office:value="0.357544">
                <text:p>0.357544</text:p>
              </table:table-cell>
              <table:table-cell office:value-type="float" office:value="0.393995">
                <text:p>0.393995</text:p>
              </table:table-cell>
              <table:table-cell office:value-type="float" office:value="0.412844">
                <text:p>0.412844</text:p>
              </table:table-cell>
              <table:table-cell office:value-type="float" office:value="0.420759">
                <text:p>0.420759</text:p>
              </table:table-cell>
              <table:table-cell office:value-type="float" office:value="0.432799">
                <text:p>0.432799</text:p>
              </table:table-cell>
              <table:table-cell office:value-type="float" office:value="0.459286">
                <text:p>0.459286</text:p>
              </table:table-cell>
              <table:table-cell office:value-type="float" office:value="0.483384">
                <text:p>0.483384</text:p>
              </table:table-cell>
              <table:table-cell office:value-type="float" office:value="0.343218">
                <text:p>0.3432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57078">
                <text:p>0.157078</text:p>
              </table:table-cell>
              <table:table-cell office:value-type="float" office:value="0.209643">
                <text:p>0.209643</text:p>
              </table:table-cell>
              <table:table-cell office:value-type="float" office:value="0.259845">
                <text:p>0.259845</text:p>
              </table:table-cell>
              <table:table-cell office:value-type="float" office:value="0.297899">
                <text:p>0.297899</text:p>
              </table:table-cell>
              <table:table-cell office:value-type="float" office:value="0.343493">
                <text:p>0.343493</text:p>
              </table:table-cell>
              <table:table-cell office:value-type="float" office:value="0.383755">
                <text:p>0.383755</text:p>
              </table:table-cell>
              <table:table-cell office:value-type="float" office:value="0.409807">
                <text:p>0.409807</text:p>
              </table:table-cell>
              <table:table-cell office:value-type="float" office:value="0.419067">
                <text:p>0.419067</text:p>
              </table:table-cell>
              <table:table-cell office:value-type="float" office:value="0.43378">
                <text:p>0.43378</text:p>
              </table:table-cell>
              <table:table-cell office:value-type="float" office:value="0.461763">
                <text:p>0.461763</text:p>
              </table:table-cell>
              <table:table-cell office:value-type="float" office:value="0.483384">
                <text:p>0.483384</text:p>
              </table:table-cell>
              <table:table-cell office:value-type="float" office:value="0.337613">
                <text:p>0.33761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43317">
                <text:p>0.143317</text:p>
              </table:table-cell>
              <table:table-cell office:value-type="float" office:value="0.215213">
                <text:p>0.215213</text:p>
              </table:table-cell>
              <table:table-cell office:value-type="float" office:value="0.259001">
                <text:p>0.259001</text:p>
              </table:table-cell>
              <table:table-cell office:value-type="float" office:value="0.302345">
                <text:p>0.302345</text:p>
              </table:table-cell>
              <table:table-cell office:value-type="float" office:value="0.343415">
                <text:p>0.343415</text:p>
              </table:table-cell>
              <table:table-cell office:value-type="float" office:value="0.377092">
                <text:p>0.377092</text:p>
              </table:table-cell>
              <table:table-cell office:value-type="float" office:value="0.410209">
                <text:p>0.410209</text:p>
              </table:table-cell>
              <table:table-cell office:value-type="float" office:value="0.421569">
                <text:p>0.421569</text:p>
              </table:table-cell>
              <table:table-cell office:value-type="float" office:value="0.436465">
                <text:p>0.436465</text:p>
              </table:table-cell>
              <table:table-cell office:value-type="float" office:value="0.466426">
                <text:p>0.466426</text:p>
              </table:table-cell>
              <table:table-cell office:value-type="float" office:value="0.483384">
                <text:p>0.483384</text:p>
              </table:table-cell>
              <table:table-cell office:value-type="float" office:value="0.337505">
                <text:p>0.3375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90133">
                <text:p>0.090133</text:p>
              </table:table-cell>
              <table:table-cell office:value-type="float" office:value="0.226658">
                <text:p>0.226658</text:p>
              </table:table-cell>
              <table:table-cell office:value-type="float" office:value="0.262992">
                <text:p>0.262992</text:p>
              </table:table-cell>
              <table:table-cell office:value-type="float" office:value="0.307909">
                <text:p>0.307909</text:p>
              </table:table-cell>
              <table:table-cell office:value-type="float" office:value="0.347413">
                <text:p>0.347413</text:p>
              </table:table-cell>
              <table:table-cell office:value-type="float" office:value="0.398421">
                <text:p>0.398421</text:p>
              </table:table-cell>
              <table:table-cell office:value-type="float" office:value="0.416963">
                <text:p>0.416963</text:p>
              </table:table-cell>
              <table:table-cell office:value-type="float" office:value="0.424558">
                <text:p>0.424558</text:p>
              </table:table-cell>
              <table:table-cell office:value-type="float" office:value="0.440896">
                <text:p>0.440896</text:p>
              </table:table-cell>
              <table:table-cell office:value-type="float" office:value="0.476202">
                <text:p>0.476202</text:p>
              </table:table-cell>
              <table:table-cell office:value-type="float" office:value="0.483384">
                <text:p>0.483384</text:p>
              </table:table-cell>
              <table:table-cell office:value-type="float" office:value="0.339214">
                <text:p>0.33921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62801">
                <text:p>0.162801</text:p>
              </table:table-cell>
              <table:table-cell office:value-type="float" office:value="0.230273">
                <text:p>0.230273</text:p>
              </table:table-cell>
              <table:table-cell office:value-type="float" office:value="0.277505">
                <text:p>0.277505</text:p>
              </table:table-cell>
              <table:table-cell office:value-type="float" office:value="0.32329">
                <text:p>0.32329</text:p>
              </table:table-cell>
              <table:table-cell office:value-type="float" office:value="0.368603">
                <text:p>0.368603</text:p>
              </table:table-cell>
              <table:table-cell office:value-type="float" office:value="0.405069">
                <text:p>0.405069</text:p>
              </table:table-cell>
              <table:table-cell office:value-type="float" office:value="0.416186">
                <text:p>0.416186</text:p>
              </table:table-cell>
              <table:table-cell office:value-type="float" office:value="0.422793">
                <text:p>0.422793</text:p>
              </table:table-cell>
              <table:table-cell office:value-type="float" office:value="0.441603">
                <text:p>0.441603</text:p>
              </table:table-cell>
              <table:table-cell office:value-type="float" office:value="0.471846">
                <text:p>0.471846</text:p>
              </table:table-cell>
              <table:table-cell office:value-type="float" office:value="0.483384">
                <text:p>0.483384</text:p>
              </table:table-cell>
              <table:table-cell office:value-type="float" office:value="0.351997">
                <text:p>0.35199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87055">
                <text:p>0.187055</text:p>
              </table:table-cell>
              <table:table-cell office:value-type="float" office:value="0.231325">
                <text:p>0.231325</text:p>
              </table:table-cell>
              <table:table-cell office:value-type="float" office:value="0.264078">
                <text:p>0.264078</text:p>
              </table:table-cell>
              <table:table-cell office:value-type="float" office:value="0.297604">
                <text:p>0.297604</text:p>
              </table:table-cell>
              <table:table-cell office:value-type="float" office:value="0.344705">
                <text:p>0.344705</text:p>
              </table:table-cell>
              <table:table-cell office:value-type="float" office:value="0.390949">
                <text:p>0.390949</text:p>
              </table:table-cell>
              <table:table-cell office:value-type="float" office:value="0.414744">
                <text:p>0.414744</text:p>
              </table:table-cell>
              <table:table-cell office:value-type="float" office:value="0.425267">
                <text:p>0.425267</text:p>
              </table:table-cell>
              <table:table-cell office:value-type="float" office:value="0.445582">
                <text:p>0.445582</text:p>
              </table:table-cell>
              <table:table-cell office:value-type="float" office:value="0.470412">
                <text:p>0.470412</text:p>
              </table:table-cell>
              <table:table-cell office:value-type="float" office:value="0.483384">
                <text:p>0.483384</text:p>
              </table:table-cell>
              <table:table-cell office:value-type="float" office:value="0.347172">
                <text:p>0.3471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6476">
                <text:p>0.16476</text:p>
              </table:table-cell>
              <table:table-cell office:value-type="float" office:value="0.230164">
                <text:p>0.230164</text:p>
              </table:table-cell>
              <table:table-cell office:value-type="float" office:value="0.265685">
                <text:p>0.265685</text:p>
              </table:table-cell>
              <table:table-cell office:value-type="float" office:value="0.299137">
                <text:p>0.299137</text:p>
              </table:table-cell>
              <table:table-cell office:value-type="float" office:value="0.34251">
                <text:p>0.34251</text:p>
              </table:table-cell>
              <table:table-cell office:value-type="float" office:value="0.388476">
                <text:p>0.388476</text:p>
              </table:table-cell>
              <table:table-cell office:value-type="float" office:value="0.411386">
                <text:p>0.411386</text:p>
              </table:table-cell>
              <table:table-cell office:value-type="float" office:value="0.420323">
                <text:p>0.420323</text:p>
              </table:table-cell>
              <table:table-cell office:value-type="float" office:value="0.440407">
                <text:p>0.440407</text:p>
              </table:table-cell>
              <table:table-cell office:value-type="float" office:value="0.466005">
                <text:p>0.466005</text:p>
              </table:table-cell>
              <table:table-cell office:value-type="float" office:value="0.483384">
                <text:p>0.483384</text:p>
              </table:table-cell>
              <table:table-cell office:value-type="float" office:value="0.342885">
                <text:p>0.34288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50867">
                <text:p>0.150867</text:p>
              </table:table-cell>
              <table:table-cell office:value-type="float" office:value="0.238622">
                <text:p>0.238622</text:p>
              </table:table-cell>
              <table:table-cell office:value-type="float" office:value="0.282268">
                <text:p>0.282268</text:p>
              </table:table-cell>
              <table:table-cell office:value-type="float" office:value="0.317329">
                <text:p>0.317329</text:p>
              </table:table-cell>
              <table:table-cell office:value-type="float" office:value="0.35521">
                <text:p>0.35521</text:p>
              </table:table-cell>
              <table:table-cell office:value-type="float" office:value="0.389005">
                <text:p>0.389005</text:p>
              </table:table-cell>
              <table:table-cell office:value-type="float" office:value="0.410244">
                <text:p>0.410244</text:p>
              </table:table-cell>
              <table:table-cell office:value-type="float" office:value="0.419437">
                <text:p>0.419437</text:p>
              </table:table-cell>
              <table:table-cell office:value-type="float" office:value="0.436716">
                <text:p>0.436716</text:p>
              </table:table-cell>
              <table:table-cell office:value-type="float" office:value="0.467472">
                <text:p>0.467472</text:p>
              </table:table-cell>
              <table:table-cell office:value-type="float" office:value="0.483384">
                <text:p>0.483384</text:p>
              </table:table-cell>
              <table:table-cell office:value-type="float" office:value="0.346717">
                <text:p>0.34671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38936">
                <text:p>0.138936</text:p>
              </table:table-cell>
              <table:table-cell office:value-type="float" office:value="0.237222">
                <text:p>0.237222</text:p>
              </table:table-cell>
              <table:table-cell office:value-type="float" office:value="0.282307">
                <text:p>0.282307</text:p>
              </table:table-cell>
              <table:table-cell office:value-type="float" office:value="0.311351">
                <text:p>0.311351</text:p>
              </table:table-cell>
              <table:table-cell office:value-type="float" office:value="0.359874">
                <text:p>0.359874</text:p>
              </table:table-cell>
              <table:table-cell office:value-type="float" office:value="0.392775">
                <text:p>0.392775</text:p>
              </table:table-cell>
              <table:table-cell office:value-type="float" office:value="0.412743">
                <text:p>0.412743</text:p>
              </table:table-cell>
              <table:table-cell office:value-type="float" office:value="0.425596">
                <text:p>0.425596</text:p>
              </table:table-cell>
              <table:table-cell office:value-type="float" office:value="0.451202">
                <text:p>0.451202</text:p>
              </table:table-cell>
              <table:table-cell office:value-type="float" office:value="0.476105">
                <text:p>0.476105</text:p>
              </table:table-cell>
              <table:table-cell office:value-type="float" office:value="0.483384">
                <text:p>0.483384</text:p>
              </table:table-cell>
              <table:table-cell office:value-type="float" office:value="0.348811">
                <text:p>0.34881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74266">
                <text:p>0.174266</text:p>
              </table:table-cell>
              <table:table-cell office:value-type="float" office:value="0.251473">
                <text:p>0.251473</text:p>
              </table:table-cell>
              <table:table-cell office:value-type="float" office:value="0.300476">
                <text:p>0.300476</text:p>
              </table:table-cell>
              <table:table-cell office:value-type="float" office:value="0.354383">
                <text:p>0.354383</text:p>
              </table:table-cell>
              <table:table-cell office:value-type="float" office:value="0.390038">
                <text:p>0.390038</text:p>
              </table:table-cell>
              <table:table-cell office:value-type="float" office:value="0.409272">
                <text:p>0.409272</text:p>
              </table:table-cell>
              <table:table-cell office:value-type="float" office:value="0.419761">
                <text:p>0.419761</text:p>
              </table:table-cell>
              <table:table-cell office:value-type="float" office:value="0.438893">
                <text:p>0.438893</text:p>
              </table:table-cell>
              <table:table-cell office:value-type="float" office:value="0.453901">
                <text:p>0.453901</text:p>
              </table:table-cell>
              <table:table-cell office:value-type="float" office:value="0.475742">
                <text:p>0.475742</text:p>
              </table:table-cell>
              <table:table-cell office:value-type="float" office:value="0.483384">
                <text:p>0.483384</text:p>
              </table:table-cell>
              <table:table-cell office:value-type="float" office:value="0.366821">
                <text:p>0.3668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79838">
                <text:p>0.179838</text:p>
              </table:table-cell>
              <table:table-cell office:value-type="float" office:value="0.256389">
                <text:p>0.256389</text:p>
              </table:table-cell>
              <table:table-cell office:value-type="float" office:value="0.306816">
                <text:p>0.306816</text:p>
              </table:table-cell>
              <table:table-cell office:value-type="float" office:value="0.341746">
                <text:p>0.341746</text:p>
              </table:table-cell>
              <table:table-cell office:value-type="float" office:value="0.386577">
                <text:p>0.386577</text:p>
              </table:table-cell>
              <table:table-cell office:value-type="float" office:value="0.41014">
                <text:p>0.41014</text:p>
              </table:table-cell>
              <table:table-cell office:value-type="float" office:value="0.419385">
                <text:p>0.419385</text:p>
              </table:table-cell>
              <table:table-cell office:value-type="float" office:value="0.438186">
                <text:p>0.438186</text:p>
              </table:table-cell>
              <table:table-cell office:value-type="float" office:value="0.453849">
                <text:p>0.453849</text:p>
              </table:table-cell>
              <table:table-cell office:value-type="float" office:value="0.475429">
                <text:p>0.475429</text:p>
              </table:table-cell>
              <table:table-cell office:value-type="float" office:value="0.483384">
                <text:p>0.483384</text:p>
              </table:table-cell>
              <table:table-cell office:value-type="float" office:value="0.366835">
                <text:p>0.36683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19601">
                <text:p>0.219601</text:p>
              </table:table-cell>
              <table:table-cell office:value-type="float" office:value="0.280472">
                <text:p>0.280472</text:p>
              </table:table-cell>
              <table:table-cell office:value-type="float" office:value="0.316971">
                <text:p>0.316971</text:p>
              </table:table-cell>
              <table:table-cell office:value-type="float" office:value="0.362692">
                <text:p>0.362692</text:p>
              </table:table-cell>
              <table:table-cell office:value-type="float" office:value="0.39728">
                <text:p>0.39728</text:p>
              </table:table-cell>
              <table:table-cell office:value-type="float" office:value="0.414065">
                <text:p>0.414065</text:p>
              </table:table-cell>
              <table:table-cell office:value-type="float" office:value="0.419683">
                <text:p>0.419683</text:p>
              </table:table-cell>
              <table:table-cell office:value-type="float" office:value="0.438335">
                <text:p>0.438335</text:p>
              </table:table-cell>
              <table:table-cell office:value-type="float" office:value="0.451108">
                <text:p>0.451108</text:p>
              </table:table-cell>
              <table:table-cell office:value-type="float" office:value="0.474344">
                <text:p>0.474344</text:p>
              </table:table-cell>
              <table:table-cell office:value-type="float" office:value="0.483384">
                <text:p>0.483384</text:p>
              </table:table-cell>
              <table:table-cell office:value-type="float" office:value="0.377455">
                <text:p>0.37745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14561">
                <text:p>0.214561</text:p>
              </table:table-cell>
              <table:table-cell office:value-type="float" office:value="0.288976">
                <text:p>0.288976</text:p>
              </table:table-cell>
              <table:table-cell office:value-type="float" office:value="0.321652">
                <text:p>0.321652</text:p>
              </table:table-cell>
              <table:table-cell office:value-type="float" office:value="0.371197">
                <text:p>0.371197</text:p>
              </table:table-cell>
              <table:table-cell office:value-type="float" office:value="0.406328">
                <text:p>0.406328</text:p>
              </table:table-cell>
              <table:table-cell office:value-type="float" office:value="0.414632">
                <text:p>0.414632</text:p>
              </table:table-cell>
              <table:table-cell office:value-type="float" office:value="0.421676">
                <text:p>0.421676</text:p>
              </table:table-cell>
              <table:table-cell office:value-type="float" office:value="0.444011">
                <text:p>0.444011</text:p>
              </table:table-cell>
              <table:table-cell office:value-type="float" office:value="0.455061">
                <text:p>0.455061</text:p>
              </table:table-cell>
              <table:table-cell office:value-type="float" office:value="0.475412">
                <text:p>0.475412</text:p>
              </table:table-cell>
              <table:table-cell office:value-type="float" office:value="0.483384">
                <text:p>0.483384</text:p>
              </table:table-cell>
              <table:table-cell office:value-type="float" office:value="0.38135">
                <text:p>0.381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00733">
                <text:p>0.200733</text:p>
              </table:table-cell>
              <table:table-cell office:value-type="float" office:value="0.275607">
                <text:p>0.275607</text:p>
              </table:table-cell>
              <table:table-cell office:value-type="float" office:value="0.325377">
                <text:p>0.325377</text:p>
              </table:table-cell>
              <table:table-cell office:value-type="float" office:value="0.395915">
                <text:p>0.395915</text:p>
              </table:table-cell>
              <table:table-cell office:value-type="float" office:value="0.411825">
                <text:p>0.411825</text:p>
              </table:table-cell>
              <table:table-cell office:value-type="float" office:value="0.416918">
                <text:p>0.416918</text:p>
              </table:table-cell>
              <table:table-cell office:value-type="float" office:value="0.428881">
                <text:p>0.428881</text:p>
              </table:table-cell>
              <table:table-cell office:value-type="float" office:value="0.445872">
                <text:p>0.445872</text:p>
              </table:table-cell>
              <table:table-cell office:value-type="float" office:value="0.452517">
                <text:p>0.452517</text:p>
              </table:table-cell>
              <table:table-cell office:value-type="float" office:value="0.474922">
                <text:p>0.474922</text:p>
              </table:table-cell>
              <table:table-cell office:value-type="float" office:value="0.483384">
                <text:p>0.483384</text:p>
              </table:table-cell>
              <table:table-cell office:value-type="float" office:value="0.382857">
                <text:p>0.38285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83353">
                <text:p>0.183353</text:p>
              </table:table-cell>
              <table:table-cell office:value-type="float" office:value="0.250693">
                <text:p>0.250693</text:p>
              </table:table-cell>
              <table:table-cell office:value-type="float" office:value="0.320284">
                <text:p>0.320284</text:p>
              </table:table-cell>
              <table:table-cell office:value-type="float" office:value="0.3963">
                <text:p>0.3963</text:p>
              </table:table-cell>
              <table:table-cell office:value-type="float" office:value="0.413245">
                <text:p>0.413245</text:p>
              </table:table-cell>
              <table:table-cell office:value-type="float" office:value="0.416462">
                <text:p>0.416462</text:p>
              </table:table-cell>
              <table:table-cell office:value-type="float" office:value="0.429966">
                <text:p>0.429966</text:p>
              </table:table-cell>
              <table:table-cell office:value-type="float" office:value="0.446572">
                <text:p>0.446572</text:p>
              </table:table-cell>
              <table:table-cell office:value-type="float" office:value="0.458293">
                <text:p>0.458293</text:p>
              </table:table-cell>
              <table:table-cell office:value-type="float" office:value="0.476664">
                <text:p>0.476664</text:p>
              </table:table-cell>
              <table:table-cell office:value-type="float" office:value="0.488936">
                <text:p>0.488936</text:p>
              </table:table-cell>
              <table:table-cell office:value-type="float" office:value="0.379183">
                <text:p>0.37918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81145">
                <text:p>0.181145</text:p>
              </table:table-cell>
              <table:table-cell office:value-type="float" office:value="0.286865">
                <text:p>0.286865</text:p>
              </table:table-cell>
              <table:table-cell office:value-type="float" office:value="0.373994">
                <text:p>0.373994</text:p>
              </table:table-cell>
              <table:table-cell office:value-type="float" office:value="0.409463">
                <text:p>0.409463</text:p>
              </table:table-cell>
              <table:table-cell office:value-type="float" office:value="0.415531">
                <text:p>0.415531</text:p>
              </table:table-cell>
              <table:table-cell office:value-type="float" office:value="0.419308">
                <text:p>0.419308</text:p>
              </table:table-cell>
              <table:table-cell office:value-type="float" office:value="0.441446">
                <text:p>0.441446</text:p>
              </table:table-cell>
              <table:table-cell office:value-type="float" office:value="0.447425">
                <text:p>0.447425</text:p>
              </table:table-cell>
              <table:table-cell office:value-type="float" office:value="0.45872">
                <text:p>0.45872</text:p>
              </table:table-cell>
              <table:table-cell office:value-type="float" office:value="0.476068">
                <text:p>0.476068</text:p>
              </table:table-cell>
              <table:table-cell office:value-type="float" office:value="0.488936">
                <text:p>0.488936</text:p>
              </table:table-cell>
              <table:table-cell office:value-type="float" office:value="0.390996">
                <text:p>0.39099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06744">
                <text:p>0.206744</text:p>
              </table:table-cell>
              <table:table-cell office:value-type="float" office:value="0.287572">
                <text:p>0.287572</text:p>
              </table:table-cell>
              <table:table-cell office:value-type="float" office:value="0.370804">
                <text:p>0.370804</text:p>
              </table:table-cell>
              <table:table-cell office:value-type="float" office:value="0.405987">
                <text:p>0.405987</text:p>
              </table:table-cell>
              <table:table-cell office:value-type="float" office:value="0.413394">
                <text:p>0.413394</text:p>
              </table:table-cell>
              <table:table-cell office:value-type="float" office:value="0.417085">
                <text:p>0.417085</text:p>
              </table:table-cell>
              <table:table-cell office:value-type="float" office:value="0.430171">
                <text:p>0.430171</text:p>
              </table:table-cell>
              <table:table-cell office:value-type="float" office:value="0.446966">
                <text:p>0.446966</text:p>
              </table:table-cell>
              <table:table-cell office:value-type="float" office:value="0.459282">
                <text:p>0.459282</text:p>
              </table:table-cell>
              <table:table-cell office:value-type="float" office:value="0.47643">
                <text:p>0.47643</text:p>
              </table:table-cell>
              <table:table-cell office:value-type="float" office:value="0.488936">
                <text:p>0.488936</text:p>
              </table:table-cell>
              <table:table-cell office:value-type="float" office:value="0.391444">
                <text:p>0.39144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81657">
                <text:p>0.181657</text:p>
              </table:table-cell>
              <table:table-cell office:value-type="float" office:value="0.268217">
                <text:p>0.268217</text:p>
              </table:table-cell>
              <table:table-cell office:value-type="float" office:value="0.365954">
                <text:p>0.365954</text:p>
              </table:table-cell>
              <table:table-cell office:value-type="float" office:value="0.406005">
                <text:p>0.406005</text:p>
              </table:table-cell>
              <table:table-cell office:value-type="float" office:value="0.415801">
                <text:p>0.415801</text:p>
              </table:table-cell>
              <table:table-cell office:value-type="float" office:value="0.422934">
                <text:p>0.422934</text:p>
              </table:table-cell>
              <table:table-cell office:value-type="float" office:value="0.441346">
                <text:p>0.441346</text:p>
              </table:table-cell>
              <table:table-cell office:value-type="float" office:value="0.447678">
                <text:p>0.447678</text:p>
              </table:table-cell>
              <table:table-cell office:value-type="float" office:value="0.455275">
                <text:p>0.455275</text:p>
              </table:table-cell>
              <table:table-cell office:value-type="float" office:value="0.475359">
                <text:p>0.475359</text:p>
              </table:table-cell>
              <table:table-cell office:value-type="float" office:value="0.488936">
                <text:p>0.488936</text:p>
              </table:table-cell>
              <table:table-cell office:value-type="float" office:value="0.388023">
                <text:p>0.388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90162">
                <text:p>0.190162</text:p>
              </table:table-cell>
              <table:table-cell office:value-type="float" office:value="0.300536">
                <text:p>0.300536</text:p>
              </table:table-cell>
              <table:table-cell office:value-type="float" office:value="0.394866">
                <text:p>0.394866</text:p>
              </table:table-cell>
              <table:table-cell office:value-type="float" office:value="0.413394">
                <text:p>0.413394</text:p>
              </table:table-cell>
              <table:table-cell office:value-type="float" office:value="0.418349">
                <text:p>0.418349</text:p>
              </table:table-cell>
              <table:table-cell office:value-type="float" office:value="0.429891">
                <text:p>0.429891</text:p>
              </table:table-cell>
              <table:table-cell office:value-type="float" office:value="0.443064">
                <text:p>0.443064</text:p>
              </table:table-cell>
              <table:table-cell office:value-type="float" office:value="0.44733">
                <text:p>0.44733</text:p>
              </table:table-cell>
              <table:table-cell office:value-type="float" office:value="0.45417">
                <text:p>0.45417</text:p>
              </table:table-cell>
              <table:table-cell office:value-type="float" office:value="0.472635">
                <text:p>0.472635</text:p>
              </table:table-cell>
              <table:table-cell office:value-type="float" office:value="0.488936">
                <text:p>0.488936</text:p>
              </table:table-cell>
              <table:table-cell office:value-type="float" office:value="0.39644">
                <text:p>0.396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83075">
                <text:p>0.183075</text:p>
              </table:table-cell>
              <table:table-cell office:value-type="float" office:value="0.275861">
                <text:p>0.275861</text:p>
              </table:table-cell>
              <table:table-cell office:value-type="float" office:value="0.358306">
                <text:p>0.358306</text:p>
              </table:table-cell>
              <table:table-cell office:value-type="float" office:value="0.40942">
                <text:p>0.40942</text:p>
              </table:table-cell>
              <table:table-cell office:value-type="float" office:value="0.420709">
                <text:p>0.420709</text:p>
              </table:table-cell>
              <table:table-cell office:value-type="float" office:value="0.435705">
                <text:p>0.435705</text:p>
              </table:table-cell>
              <table:table-cell office:value-type="float" office:value="0.44494">
                <text:p>0.44494</text:p>
              </table:table-cell>
              <table:table-cell office:value-type="float" office:value="0.447667">
                <text:p>0.447667</text:p>
              </table:table-cell>
              <table:table-cell office:value-type="float" office:value="0.453654">
                <text:p>0.453654</text:p>
              </table:table-cell>
              <table:table-cell office:value-type="float" office:value="0.475283">
                <text:p>0.475283</text:p>
              </table:table-cell>
              <table:table-cell office:value-type="float" office:value="0.488936">
                <text:p>0.488936</text:p>
              </table:table-cell>
              <table:table-cell office:value-type="float" office:value="0.390462">
                <text:p>0.3904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91937">
                <text:p>0.191937</text:p>
              </table:table-cell>
              <table:table-cell office:value-type="float" office:value="0.288352">
                <text:p>0.288352</text:p>
              </table:table-cell>
              <table:table-cell office:value-type="float" office:value="0.38131">
                <text:p>0.38131</text:p>
              </table:table-cell>
              <table:table-cell office:value-type="float" office:value="0.415287">
                <text:p>0.415287</text:p>
              </table:table-cell>
              <table:table-cell office:value-type="float" office:value="0.424009">
                <text:p>0.424009</text:p>
              </table:table-cell>
              <table:table-cell office:value-type="float" office:value="0.436998">
                <text:p>0.436998</text:p>
              </table:table-cell>
              <table:table-cell office:value-type="float" office:value="0.44521">
                <text:p>0.44521</text:p>
              </table:table-cell>
              <table:table-cell office:value-type="float" office:value="0.447705">
                <text:p>0.447705</text:p>
              </table:table-cell>
              <table:table-cell office:value-type="float" office:value="0.453061">
                <text:p>0.453061</text:p>
              </table:table-cell>
              <table:table-cell office:value-type="float" office:value="0.475452">
                <text:p>0.475452</text:p>
              </table:table-cell>
              <table:table-cell office:value-type="float" office:value="0.488936">
                <text:p>0.488936</text:p>
              </table:table-cell>
              <table:table-cell office:value-type="float" office:value="0.395932">
                <text:p>0.39593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50226">
                <text:p>0.250226</text:p>
              </table:table-cell>
              <table:table-cell office:value-type="float" office:value="0.390196">
                <text:p>0.390196</text:p>
              </table:table-cell>
              <table:table-cell office:value-type="float" office:value="0.415622">
                <text:p>0.415622</text:p>
              </table:table-cell>
              <table:table-cell office:value-type="float" office:value="0.423524">
                <text:p>0.423524</text:p>
              </table:table-cell>
              <table:table-cell office:value-type="float" office:value="0.43448">
                <text:p>0.43448</text:p>
              </table:table-cell>
              <table:table-cell office:value-type="float" office:value="0.443659">
                <text:p>0.443659</text:p>
              </table:table-cell>
              <table:table-cell office:value-type="float" office:value="0.446278">
                <text:p>0.446278</text:p>
              </table:table-cell>
              <table:table-cell office:value-type="float" office:value="0.447712">
                <text:p>0.447712</text:p>
              </table:table-cell>
              <table:table-cell office:value-type="float" office:value="0.453844">
                <text:p>0.453844</text:p>
              </table:table-cell>
              <table:table-cell office:value-type="float" office:value="0.475388">
                <text:p>0.475388</text:p>
              </table:table-cell>
              <table:table-cell office:value-type="float" office:value="0.488936">
                <text:p>0.488936</text:p>
              </table:table-cell>
              <table:table-cell office:value-type="float" office:value="0.418093">
                <text:p>0.41809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33762">
                <text:p>0.233762</text:p>
              </table:table-cell>
              <table:table-cell office:value-type="float" office:value="0.388328">
                <text:p>0.388328</text:p>
              </table:table-cell>
              <table:table-cell office:value-type="float" office:value="0.414881">
                <text:p>0.414881</text:p>
              </table:table-cell>
              <table:table-cell office:value-type="float" office:value="0.428967">
                <text:p>0.428967</text:p>
              </table:table-cell>
              <table:table-cell office:value-type="float" office:value="0.438814">
                <text:p>0.438814</text:p>
              </table:table-cell>
              <table:table-cell office:value-type="float" office:value="0.445361">
                <text:p>0.445361</text:p>
              </table:table-cell>
              <table:table-cell office:value-type="float" office:value="0.447712">
                <text:p>0.447712</text:p>
              </table:table-cell>
              <table:table-cell office:value-type="float" office:value="0.447914">
                <text:p>0.447914</text:p>
              </table:table-cell>
              <table:table-cell office:value-type="float" office:value="0.464485">
                <text:p>0.464485</text:p>
              </table:table-cell>
              <table:table-cell office:value-type="float" office:value="0.477858">
                <text:p>0.477858</text:p>
              </table:table-cell>
              <table:table-cell office:value-type="float" office:value="0.488936">
                <text:p>0.488936</text:p>
              </table:table-cell>
              <table:table-cell office:value-type="float" office:value="0.418808">
                <text:p>0.4188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11506">
                <text:p>0.211506</text:p>
              </table:table-cell>
              <table:table-cell office:value-type="float" office:value="0.368995">
                <text:p>0.368995</text:p>
              </table:table-cell>
              <table:table-cell office:value-type="float" office:value="0.412105">
                <text:p>0.412105</text:p>
              </table:table-cell>
              <table:table-cell office:value-type="float" office:value="0.42636">
                <text:p>0.42636</text:p>
              </table:table-cell>
              <table:table-cell office:value-type="float" office:value="0.438352">
                <text:p>0.438352</text:p>
              </table:table-cell>
              <table:table-cell office:value-type="float" office:value="0.44607">
                <text:p>0.44607</text:p>
              </table:table-cell>
              <table:table-cell office:value-type="float" office:value="0.447712">
                <text:p>0.447712</text:p>
              </table:table-cell>
              <table:table-cell office:value-type="float" office:value="0.451016">
                <text:p>0.451016</text:p>
              </table:table-cell>
              <table:table-cell office:value-type="float" office:value="0.469589">
                <text:p>0.469589</text:p>
              </table:table-cell>
              <table:table-cell office:value-type="float" office:value="0.478726">
                <text:p>0.478726</text:p>
              </table:table-cell>
              <table:table-cell office:value-type="float" office:value="0.488936">
                <text:p>0.488936</text:p>
              </table:table-cell>
              <table:table-cell office:value-type="float" office:value="0.415043">
                <text:p>0.41504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92377">
                <text:p>0.192377</text:p>
              </table:table-cell>
              <table:table-cell office:value-type="float" office:value="0.361493">
                <text:p>0.361493</text:p>
              </table:table-cell>
              <table:table-cell office:value-type="float" office:value="0.414676">
                <text:p>0.414676</text:p>
              </table:table-cell>
              <table:table-cell office:value-type="float" office:value="0.431028">
                <text:p>0.431028</text:p>
              </table:table-cell>
              <table:table-cell office:value-type="float" office:value="0.44147">
                <text:p>0.44147</text:p>
              </table:table-cell>
              <table:table-cell office:value-type="float" office:value="0.446565">
                <text:p>0.446565</text:p>
              </table:table-cell>
              <table:table-cell office:value-type="float" office:value="0.447712">
                <text:p>0.447712</text:p>
              </table:table-cell>
              <table:table-cell office:value-type="float" office:value="0.460428">
                <text:p>0.460428</text:p>
              </table:table-cell>
              <table:table-cell office:value-type="float" office:value="0.471472">
                <text:p>0.471472</text:p>
              </table:table-cell>
              <table:table-cell office:value-type="float" office:value="0.478537">
                <text:p>0.478537</text:p>
              </table:table-cell>
              <table:table-cell office:value-type="float" office:value="0.488936">
                <text:p>0.488936</text:p>
              </table:table-cell>
              <table:table-cell office:value-type="float" office:value="0.414576">
                <text:p>0.41457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27048">
                <text:p>0.227048</text:p>
              </table:table-cell>
              <table:table-cell office:value-type="float" office:value="0.38769">
                <text:p>0.38769</text:p>
              </table:table-cell>
              <table:table-cell office:value-type="float" office:value="0.417591">
                <text:p>0.417591</text:p>
              </table:table-cell>
              <table:table-cell office:value-type="float" office:value="0.431446">
                <text:p>0.431446</text:p>
              </table:table-cell>
              <table:table-cell office:value-type="float" office:value="0.442173">
                <text:p>0.442173</text:p>
              </table:table-cell>
              <table:table-cell office:value-type="float" office:value="0.447128">
                <text:p>0.447128</text:p>
              </table:table-cell>
              <table:table-cell office:value-type="float" office:value="0.448096">
                <text:p>0.448096</text:p>
              </table:table-cell>
              <table:table-cell office:value-type="float" office:value="0.463772">
                <text:p>0.463772</text:p>
              </table:table-cell>
              <table:table-cell office:value-type="float" office:value="0.471472">
                <text:p>0.471472</text:p>
              </table:table-cell>
              <table:table-cell office:value-type="float" office:value="0.478686">
                <text:p>0.478686</text:p>
              </table:table-cell>
              <table:table-cell office:value-type="float" office:value="0.488936">
                <text:p>0.488936</text:p>
              </table:table-cell>
              <table:table-cell office:value-type="float" office:value="0.42151">
                <text:p>0.4215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95648">
                <text:p>0.295648</text:p>
              </table:table-cell>
              <table:table-cell office:value-type="float" office:value="0.403091">
                <text:p>0.403091</text:p>
              </table:table-cell>
              <table:table-cell office:value-type="float" office:value="0.417696">
                <text:p>0.417696</text:p>
              </table:table-cell>
              <table:table-cell office:value-type="float" office:value="0.427596">
                <text:p>0.427596</text:p>
              </table:table-cell>
              <table:table-cell office:value-type="float" office:value="0.440622">
                <text:p>0.440622</text:p>
              </table:table-cell>
              <table:table-cell office:value-type="float" office:value="0.446745">
                <text:p>0.446745</text:p>
              </table:table-cell>
              <table:table-cell office:value-type="float" office:value="0.44776">
                <text:p>0.44776</text:p>
              </table:table-cell>
              <table:table-cell office:value-type="float" office:value="0.459111">
                <text:p>0.459111</text:p>
              </table:table-cell>
              <table:table-cell office:value-type="float" office:value="0.470999">
                <text:p>0.470999</text:p>
              </table:table-cell>
              <table:table-cell office:value-type="float" office:value="0.476086">
                <text:p>0.476086</text:p>
              </table:table-cell>
              <table:table-cell office:value-type="float" office:value="0.488936">
                <text:p>0.488936</text:p>
              </table:table-cell>
              <table:table-cell office:value-type="float" office:value="0.428535">
                <text:p>0.4285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4027">
                <text:p>0.34027</text:p>
              </table:table-cell>
              <table:table-cell office:value-type="float" office:value="0.413769">
                <text:p>0.413769</text:p>
              </table:table-cell>
              <table:table-cell office:value-type="float" office:value="0.419704">
                <text:p>0.419704</text:p>
              </table:table-cell>
              <table:table-cell office:value-type="float" office:value="0.42949">
                <text:p>0.42949</text:p>
              </table:table-cell>
              <table:table-cell office:value-type="float" office:value="0.442758">
                <text:p>0.442758</text:p>
              </table:table-cell>
              <table:table-cell office:value-type="float" office:value="0.446156">
                <text:p>0.446156</text:p>
              </table:table-cell>
              <table:table-cell office:value-type="float" office:value="0.447712">
                <text:p>0.447712</text:p>
              </table:table-cell>
              <table:table-cell office:value-type="float" office:value="0.455103">
                <text:p>0.455103</text:p>
              </table:table-cell>
              <table:table-cell office:value-type="float" office:value="0.46918">
                <text:p>0.46918</text:p>
              </table:table-cell>
              <table:table-cell office:value-type="float" office:value="0.476651">
                <text:p>0.476651</text:p>
              </table:table-cell>
              <table:table-cell office:value-type="float" office:value="0.488936">
                <text:p>0.488936</text:p>
              </table:table-cell>
              <table:table-cell office:value-type="float" office:value="0.434079">
                <text:p>0.43407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45539">
                <text:p>0.345539</text:p>
              </table:table-cell>
              <table:table-cell office:value-type="float" office:value="0.415771">
                <text:p>0.415771</text:p>
              </table:table-cell>
              <table:table-cell office:value-type="float" office:value="0.42446">
                <text:p>0.42446</text:p>
              </table:table-cell>
              <table:table-cell office:value-type="float" office:value="0.438401">
                <text:p>0.438401</text:p>
              </table:table-cell>
              <table:table-cell office:value-type="float" office:value="0.44528">
                <text:p>0.44528</text:p>
              </table:table-cell>
              <table:table-cell office:value-type="float" office:value="0.446947">
                <text:p>0.446947</text:p>
              </table:table-cell>
              <table:table-cell office:value-type="float" office:value="0.449629">
                <text:p>0.449629</text:p>
              </table:table-cell>
              <table:table-cell office:value-type="float" office:value="0.466418">
                <text:p>0.466418</text:p>
              </table:table-cell>
              <table:table-cell office:value-type="float" office:value="0.472463">
                <text:p>0.472463</text:p>
              </table:table-cell>
              <table:table-cell office:value-type="float" office:value="0.480292">
                <text:p>0.480292</text:p>
              </table:table-cell>
              <table:table-cell office:value-type="float" office:value="0.488936">
                <text:p>0.488936</text:p>
              </table:table-cell>
              <table:table-cell office:value-type="float" office:value="0.43852">
                <text:p>0.438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36335">
                <text:p>0.336335</text:p>
              </table:table-cell>
              <table:table-cell office:value-type="float" office:value="0.419955">
                <text:p>0.419955</text:p>
              </table:table-cell>
              <table:table-cell office:value-type="float" office:value="0.441157">
                <text:p>0.441157</text:p>
              </table:table-cell>
              <table:table-cell office:value-type="float" office:value="0.445996">
                <text:p>0.445996</text:p>
              </table:table-cell>
              <table:table-cell office:value-type="float" office:value="0.447712">
                <text:p>0.447712</text:p>
              </table:table-cell>
              <table:table-cell office:value-type="float" office:value="0.453416">
                <text:p>0.453416</text:p>
              </table:table-cell>
              <table:table-cell office:value-type="float" office:value="0.464055">
                <text:p>0.464055</text:p>
              </table:table-cell>
              <table:table-cell office:value-type="float" office:value="0.471472">
                <text:p>0.471472</text:p>
              </table:table-cell>
              <table:table-cell office:value-type="float" office:value="0.474081">
                <text:p>0.474081</text:p>
              </table:table-cell>
              <table:table-cell office:value-type="float" office:value="0.481422">
                <text:p>0.481422</text:p>
              </table:table-cell>
              <table:table-cell office:value-type="float" office:value="0.488936">
                <text:p>0.488936</text:p>
              </table:table-cell>
              <table:table-cell office:value-type="float" office:value="0.44356">
                <text:p>0.4435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50035">
                <text:p>0.250035</text:p>
              </table:table-cell>
              <table:table-cell office:value-type="float" office:value="0.407835">
                <text:p>0.407835</text:p>
              </table:table-cell>
              <table:table-cell office:value-type="float" office:value="0.434427">
                <text:p>0.434427</text:p>
              </table:table-cell>
              <table:table-cell office:value-type="float" office:value="0.445934">
                <text:p>0.445934</text:p>
              </table:table-cell>
              <table:table-cell office:value-type="float" office:value="0.447712">
                <text:p>0.447712</text:p>
              </table:table-cell>
              <table:table-cell office:value-type="float" office:value="0.453959">
                <text:p>0.453959</text:p>
              </table:table-cell>
              <table:table-cell office:value-type="float" office:value="0.465681">
                <text:p>0.465681</text:p>
              </table:table-cell>
              <table:table-cell office:value-type="float" office:value="0.471472">
                <text:p>0.471472</text:p>
              </table:table-cell>
              <table:table-cell office:value-type="float" office:value="0.476855">
                <text:p>0.476855</text:p>
              </table:table-cell>
              <table:table-cell office:value-type="float" office:value="0.481725">
                <text:p>0.481725</text:p>
              </table:table-cell>
              <table:table-cell office:value-type="float" office:value="0.488936">
                <text:p>0.488936</text:p>
              </table:table-cell>
              <table:table-cell office:value-type="float" office:value="0.433563">
                <text:p>0.43356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28059">
                <text:p>0.228059</text:p>
              </table:table-cell>
              <table:table-cell office:value-type="float" office:value="0.396368">
                <text:p>0.396368</text:p>
              </table:table-cell>
              <table:table-cell office:value-type="float" office:value="0.430956">
                <text:p>0.430956</text:p>
              </table:table-cell>
              <table:table-cell office:value-type="float" office:value="0.445004">
                <text:p>0.445004</text:p>
              </table:table-cell>
              <table:table-cell office:value-type="float" office:value="0.447014">
                <text:p>0.447014</text:p>
              </table:table-cell>
              <table:table-cell office:value-type="float" office:value="0.449143">
                <text:p>0.449143</text:p>
              </table:table-cell>
              <table:table-cell office:value-type="float" office:value="0.456944">
                <text:p>0.456944</text:p>
              </table:table-cell>
              <table:table-cell office:value-type="float" office:value="0.471092">
                <text:p>0.471092</text:p>
              </table:table-cell>
              <table:table-cell office:value-type="float" office:value="0.47608">
                <text:p>0.47608</text:p>
              </table:table-cell>
              <table:table-cell office:value-type="float" office:value="0.481369">
                <text:p>0.481369</text:p>
              </table:table-cell>
              <table:table-cell office:value-type="float" office:value="0.488936">
                <text:p>0.488936</text:p>
              </table:table-cell>
              <table:table-cell office:value-type="float" office:value="0.428203">
                <text:p>0.42820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19103">
                <text:p>0.219103</text:p>
              </table:table-cell>
              <table:table-cell office:value-type="float" office:value="0.40772">
                <text:p>0.40772</text:p>
              </table:table-cell>
              <table:table-cell office:value-type="float" office:value="0.444394">
                <text:p>0.444394</text:p>
              </table:table-cell>
              <table:table-cell office:value-type="float" office:value="0.446501">
                <text:p>0.446501</text:p>
              </table:table-cell>
              <table:table-cell office:value-type="float" office:value="0.447712">
                <text:p>0.447712</text:p>
              </table:table-cell>
              <table:table-cell office:value-type="float" office:value="0.450544">
                <text:p>0.450544</text:p>
              </table:table-cell>
              <table:table-cell office:value-type="float" office:value="0.459359">
                <text:p>0.459359</text:p>
              </table:table-cell>
              <table:table-cell office:value-type="float" office:value="0.471234">
                <text:p>0.471234</text:p>
              </table:table-cell>
              <table:table-cell office:value-type="float" office:value="0.477259">
                <text:p>0.477259</text:p>
              </table:table-cell>
              <table:table-cell office:value-type="float" office:value="0.480545">
                <text:p>0.480545</text:p>
              </table:table-cell>
              <table:table-cell office:value-type="float" office:value="0.488936">
                <text:p>0.488936</text:p>
              </table:table-cell>
              <table:table-cell office:value-type="float" office:value="0.430437">
                <text:p>0.4304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0626">
                <text:p>0.250626</text:p>
              </table:table-cell>
              <table:table-cell office:value-type="float" office:value="0.419448">
                <text:p>0.419448</text:p>
              </table:table-cell>
              <table:table-cell office:value-type="float" office:value="0.442138">
                <text:p>0.442138</text:p>
              </table:table-cell>
              <table:table-cell office:value-type="float" office:value="0.44601">
                <text:p>0.44601</text:p>
              </table:table-cell>
              <table:table-cell office:value-type="float" office:value="0.447712">
                <text:p>0.447712</text:p>
              </table:table-cell>
              <table:table-cell office:value-type="float" office:value="0.449328">
                <text:p>0.449328</text:p>
              </table:table-cell>
              <table:table-cell office:value-type="float" office:value="0.455896">
                <text:p>0.455896</text:p>
              </table:table-cell>
              <table:table-cell office:value-type="float" office:value="0.468359">
                <text:p>0.468359</text:p>
              </table:table-cell>
              <table:table-cell office:value-type="float" office:value="0.475812">
                <text:p>0.475812</text:p>
              </table:table-cell>
              <table:table-cell office:value-type="float" office:value="0.480453">
                <text:p>0.480453</text:p>
              </table:table-cell>
              <table:table-cell office:value-type="float" office:value="0.488936">
                <text:p>0.488936</text:p>
              </table:table-cell>
              <table:table-cell office:value-type="float" office:value="0.433578">
                <text:p>0.43357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01331">
                <text:p>0.201331</text:p>
              </table:table-cell>
              <table:table-cell office:value-type="float" office:value="0.392826">
                <text:p>0.392826</text:p>
              </table:table-cell>
              <table:table-cell office:value-type="float" office:value="0.440587">
                <text:p>0.440587</text:p>
              </table:table-cell>
              <table:table-cell office:value-type="float" office:value="0.445627">
                <text:p>0.445627</text:p>
              </table:table-cell>
              <table:table-cell office:value-type="float" office:value="0.447306">
                <text:p>0.447306</text:p>
              </table:table-cell>
              <table:table-cell office:value-type="float" office:value="0.449785">
                <text:p>0.449785</text:p>
              </table:table-cell>
              <table:table-cell office:value-type="float" office:value="0.45786">
                <text:p>0.45786</text:p>
              </table:table-cell>
              <table:table-cell office:value-type="float" office:value="0.473594">
                <text:p>0.473594</text:p>
              </table:table-cell>
              <table:table-cell office:value-type="float" office:value="0.478706">
                <text:p>0.478706</text:p>
              </table:table-cell>
              <table:table-cell office:value-type="float" office:value="0.481629">
                <text:p>0.481629</text:p>
              </table:table-cell>
              <table:table-cell office:value-type="float" office:value="0.492006">
                <text:p>0.492006</text:p>
              </table:table-cell>
              <table:table-cell office:value-type="float" office:value="0.426925">
                <text:p>0.42692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3443">
                <text:p>0.23443</text:p>
              </table:table-cell>
              <table:table-cell office:value-type="float" office:value="0.407518">
                <text:p>0.407518</text:p>
              </table:table-cell>
              <table:table-cell office:value-type="float" office:value="0.440434">
                <text:p>0.440434</text:p>
              </table:table-cell>
              <table:table-cell office:value-type="float" office:value="0.445542">
                <text:p>0.445542</text:p>
              </table:table-cell>
              <table:table-cell office:value-type="float" office:value="0.447793">
                <text:p>0.447793</text:p>
              </table:table-cell>
              <table:table-cell office:value-type="float" office:value="0.454625">
                <text:p>0.454625</text:p>
              </table:table-cell>
              <table:table-cell office:value-type="float" office:value="0.4662">
                <text:p>0.4662</text:p>
              </table:table-cell>
              <table:table-cell office:value-type="float" office:value="0.475826">
                <text:p>0.47582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703">
                <text:p>0.482703</text:p>
              </table:table-cell>
              <table:table-cell office:value-type="float" office:value="0.492006">
                <text:p>0.492006</text:p>
              </table:table-cell>
              <table:table-cell office:value-type="float" office:value="0.433378">
                <text:p>0.43337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49009">
                <text:p>0.249009</text:p>
              </table:table-cell>
              <table:table-cell office:value-type="float" office:value="0.403749">
                <text:p>0.403749</text:p>
              </table:table-cell>
              <table:table-cell office:value-type="float" office:value="0.438924">
                <text:p>0.438924</text:p>
              </table:table-cell>
              <table:table-cell office:value-type="float" office:value="0.445494">
                <text:p>0.445494</text:p>
              </table:table-cell>
              <table:table-cell office:value-type="float" office:value="0.448173">
                <text:p>0.448173</text:p>
              </table:table-cell>
              <table:table-cell office:value-type="float" office:value="0.456981">
                <text:p>0.456981</text:p>
              </table:table-cell>
              <table:table-cell office:value-type="float" office:value="0.471431">
                <text:p>0.47143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361">
                <text:p>0.485361</text:p>
              </table:table-cell>
              <table:table-cell office:value-type="float" office:value="0.492006">
                <text:p>0.492006</text:p>
              </table:table-cell>
              <table:table-cell office:value-type="float" office:value="0.435654">
                <text:p>0.4356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33614">
                <text:p>0.233614</text:p>
              </table:table-cell>
              <table:table-cell office:value-type="float" office:value="0.423515">
                <text:p>0.423515</text:p>
              </table:table-cell>
              <table:table-cell office:value-type="float" office:value="0.444546">
                <text:p>0.444546</text:p>
              </table:table-cell>
              <table:table-cell office:value-type="float" office:value="0.446639">
                <text:p>0.446639</text:p>
              </table:table-cell>
              <table:table-cell office:value-type="float" office:value="0.449843">
                <text:p>0.449843</text:p>
              </table:table-cell>
              <table:table-cell office:value-type="float" office:value="0.467325">
                <text:p>0.467325</text:p>
              </table:table-cell>
              <table:table-cell office:value-type="float" office:value="0.473858">
                <text:p>0.47385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666">
                <text:p>0.485666</text:p>
              </table:table-cell>
              <table:table-cell office:value-type="float" office:value="0.492006">
                <text:p>0.492006</text:p>
              </table:table-cell>
              <table:table-cell office:value-type="float" office:value="0.438242">
                <text:p>0.43824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50854">
                <text:p>0.250854</text:p>
              </table:table-cell>
              <table:table-cell office:value-type="float" office:value="0.431603">
                <text:p>0.431603</text:p>
              </table:table-cell>
              <table:table-cell office:value-type="float" office:value="0.445333">
                <text:p>0.445333</text:p>
              </table:table-cell>
              <table:table-cell office:value-type="float" office:value="0.448409">
                <text:p>0.448409</text:p>
              </table:table-cell>
              <table:table-cell office:value-type="float" office:value="0.45717">
                <text:p>0.45717</text:p>
              </table:table-cell>
              <table:table-cell office:value-type="float" office:value="0.470041">
                <text:p>0.470041</text:p>
              </table:table-cell>
              <table:table-cell office:value-type="float" office:value="0.472203">
                <text:p>0.47220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207">
                <text:p>0.485207</text:p>
              </table:table-cell>
              <table:table-cell office:value-type="float" office:value="0.492006">
                <text:p>0.492006</text:p>
              </table:table-cell>
              <table:table-cell office:value-type="float" office:value="0.441823">
                <text:p>0.44182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2058">
                <text:p>0.32058</text:p>
              </table:table-cell>
              <table:table-cell office:value-type="float" office:value="0.440259">
                <text:p>0.440259</text:p>
              </table:table-cell>
              <table:table-cell office:value-type="float" office:value="0.447021">
                <text:p>0.447021</text:p>
              </table:table-cell>
              <table:table-cell office:value-type="float" office:value="0.451765">
                <text:p>0.451765</text:p>
              </table:table-cell>
              <table:table-cell office:value-type="float" office:value="0.462941">
                <text:p>0.462941</text:p>
              </table:table-cell>
              <table:table-cell office:value-type="float" office:value="0.471472">
                <text:p>0.471472</text:p>
              </table:table-cell>
              <table:table-cell office:value-type="float" office:value="0.477078">
                <text:p>0.47707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6444">
                <text:p>0.486444</text:p>
              </table:table-cell>
              <table:table-cell office:value-type="float" office:value="0.492006">
                <text:p>0.492006</text:p>
              </table:table-cell>
              <table:table-cell office:value-type="float" office:value="0.451497">
                <text:p>0.45149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6369">
                <text:p>0.36369</text:p>
              </table:table-cell>
              <table:table-cell office:value-type="float" office:value="0.441364">
                <text:p>0.441364</text:p>
              </table:table-cell>
              <table:table-cell office:value-type="float" office:value="0.447159">
                <text:p>0.447159</text:p>
              </table:table-cell>
              <table:table-cell office:value-type="float" office:value="0.45369">
                <text:p>0.45369</text:p>
              </table:table-cell>
              <table:table-cell office:value-type="float" office:value="0.465764">
                <text:p>0.465764</text:p>
              </table:table-cell>
              <table:table-cell office:value-type="float" office:value="0.471472">
                <text:p>0.471472</text:p>
              </table:table-cell>
              <table:table-cell office:value-type="float" office:value="0.477474">
                <text:p>0.47747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59">
                <text:p>0.478759</text:p>
              </table:table-cell>
              <table:table-cell office:value-type="float" office:value="0.488856">
                <text:p>0.488856</text:p>
              </table:table-cell>
              <table:table-cell office:value-type="float" office:value="0.492041">
                <text:p>0.492041</text:p>
              </table:table-cell>
              <table:table-cell office:value-type="float" office:value="0.456694">
                <text:p>0.45669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40302">
                <text:p>0.340302</text:p>
              </table:table-cell>
              <table:table-cell office:value-type="float" office:value="0.441816">
                <text:p>0.441816</text:p>
              </table:table-cell>
              <table:table-cell office:value-type="float" office:value="0.448466">
                <text:p>0.448466</text:p>
              </table:table-cell>
              <table:table-cell office:value-type="float" office:value="0.456953">
                <text:p>0.456953</text:p>
              </table:table-cell>
              <table:table-cell office:value-type="float" office:value="0.467034">
                <text:p>0.467034</text:p>
              </table:table-cell>
              <table:table-cell office:value-type="float" office:value="0.471472">
                <text:p>0.471472</text:p>
              </table:table-cell>
              <table:table-cell office:value-type="float" office:value="0.475428">
                <text:p>0.47542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992">
                <text:p>0.478992</text:p>
              </table:table-cell>
              <table:table-cell office:value-type="float" office:value="0.489357">
                <text:p>0.489357</text:p>
              </table:table-cell>
              <table:table-cell office:value-type="float" office:value="0.492041">
                <text:p>0.492041</text:p>
              </table:table-cell>
              <table:table-cell office:value-type="float" office:value="0.454853">
                <text:p>0.45485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302356">
                <text:p>0.302356</text:p>
              </table:table-cell>
              <table:table-cell office:value-type="float" office:value="0.438817">
                <text:p>0.438817</text:p>
              </table:table-cell>
              <table:table-cell office:value-type="float" office:value="0.447408">
                <text:p>0.447408</text:p>
              </table:table-cell>
              <table:table-cell office:value-type="float" office:value="0.457179">
                <text:p>0.457179</text:p>
              </table:table-cell>
              <table:table-cell office:value-type="float" office:value="0.467721">
                <text:p>0.467721</text:p>
              </table:table-cell>
              <table:table-cell office:value-type="float" office:value="0.471472">
                <text:p>0.471472</text:p>
              </table:table-cell>
              <table:table-cell office:value-type="float" office:value="0.476536">
                <text:p>0.47653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7227">
                <text:p>0.487227</text:p>
              </table:table-cell>
              <table:table-cell office:value-type="float" office:value="0.492041">
                <text:p>0.492041</text:p>
              </table:table-cell>
              <table:table-cell office:value-type="float" office:value="0.450613">
                <text:p>0.4506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3516">
                <text:p>0.213516</text:p>
              </table:table-cell>
              <table:table-cell office:value-type="float" office:value="0.427115">
                <text:p>0.427115</text:p>
              </table:table-cell>
              <table:table-cell office:value-type="float" office:value="0.4454">
                <text:p>0.4454</text:p>
              </table:table-cell>
              <table:table-cell office:value-type="float" office:value="0.451941">
                <text:p>0.451941</text:p>
              </table:table-cell>
              <table:table-cell office:value-type="float" office:value="0.462649">
                <text:p>0.462649</text:p>
              </table:table-cell>
              <table:table-cell office:value-type="float" office:value="0.469019">
                <text:p>0.469019</text:p>
              </table:table-cell>
              <table:table-cell office:value-type="float" office:value="0.472038">
                <text:p>0.47203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955">
                <text:p>0.483955</text:p>
              </table:table-cell>
              <table:table-cell office:value-type="float" office:value="0.492041">
                <text:p>0.492041</text:p>
              </table:table-cell>
              <table:table-cell office:value-type="float" office:value="0.438305">
                <text:p>0.43830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33422">
                <text:p>0.233422</text:p>
              </table:table-cell>
              <table:table-cell office:value-type="float" office:value="0.42183">
                <text:p>0.42183</text:p>
              </table:table-cell>
              <table:table-cell office:value-type="float" office:value="0.445237">
                <text:p>0.445237</text:p>
              </table:table-cell>
              <table:table-cell office:value-type="float" office:value="0.451715">
                <text:p>0.451715</text:p>
              </table:table-cell>
              <table:table-cell office:value-type="float" office:value="0.462103">
                <text:p>0.462103</text:p>
              </table:table-cell>
              <table:table-cell office:value-type="float" office:value="0.467796">
                <text:p>0.467796</text:p>
              </table:table-cell>
              <table:table-cell office:value-type="float" office:value="0.471472">
                <text:p>0.471472</text:p>
              </table:table-cell>
              <table:table-cell office:value-type="float" office:value="0.478628">
                <text:p>0.478628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854">
                <text:p>0.482854</text:p>
              </table:table-cell>
              <table:table-cell office:value-type="float" office:value="0.492041">
                <text:p>0.492041</text:p>
              </table:table-cell>
              <table:table-cell office:value-type="float" office:value="0.439376">
                <text:p>0.43937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37277">
                <text:p>0.237277</text:p>
              </table:table-cell>
              <table:table-cell office:value-type="float" office:value="0.430045">
                <text:p>0.430045</text:p>
              </table:table-cell>
              <table:table-cell office:value-type="float" office:value="0.445893">
                <text:p>0.445893</text:p>
              </table:table-cell>
              <table:table-cell office:value-type="float" office:value="0.453678">
                <text:p>0.453678</text:p>
              </table:table-cell>
              <table:table-cell office:value-type="float" office:value="0.46462">
                <text:p>0.46462</text:p>
              </table:table-cell>
              <table:table-cell office:value-type="float" office:value="0.470753">
                <text:p>0.470753</text:p>
              </table:table-cell>
              <table:table-cell office:value-type="float" office:value="0.47491">
                <text:p>0.4749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236">
                <text:p>0.484236</text:p>
              </table:table-cell>
              <table:table-cell office:value-type="float" office:value="0.492041">
                <text:p>0.492041</text:p>
              </table:table-cell>
              <table:table-cell office:value-type="float" office:value="0.441883">
                <text:p>0.44188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44633">
                <text:p>0.244633</text:p>
              </table:table-cell>
              <table:table-cell office:value-type="float" office:value="0.418496">
                <text:p>0.418496</text:p>
              </table:table-cell>
              <table:table-cell office:value-type="float" office:value="0.443924">
                <text:p>0.443924</text:p>
              </table:table-cell>
              <table:table-cell office:value-type="float" office:value="0.44976">
                <text:p>0.44976</text:p>
              </table:table-cell>
              <table:table-cell office:value-type="float" office:value="0.461507">
                <text:p>0.461507</text:p>
              </table:table-cell>
              <table:table-cell office:value-type="float" office:value="0.469186">
                <text:p>0.469186</text:p>
              </table:table-cell>
              <table:table-cell office:value-type="float" office:value="0.472378">
                <text:p>0.47237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6438">
                <text:p>0.486438</text:p>
              </table:table-cell>
              <table:table-cell office:value-type="float" office:value="0.492041">
                <text:p>0.492041</text:p>
              </table:table-cell>
              <table:table-cell office:value-type="float" office:value="0.440373">
                <text:p>0.44037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1558">
                <text:p>0.21558</text:p>
              </table:table-cell>
              <table:table-cell office:value-type="float" office:value="0.379065">
                <text:p>0.379065</text:p>
              </table:table-cell>
              <table:table-cell office:value-type="float" office:value="0.440455">
                <text:p>0.440455</text:p>
              </table:table-cell>
              <table:table-cell office:value-type="float" office:value="0.446366">
                <text:p>0.446366</text:p>
              </table:table-cell>
              <table:table-cell office:value-type="float" office:value="0.451836">
                <text:p>0.451836</text:p>
              </table:table-cell>
              <table:table-cell office:value-type="float" office:value="0.464139">
                <text:p>0.464139</text:p>
              </table:table-cell>
              <table:table-cell office:value-type="float" office:value="0.468981">
                <text:p>0.468981</text:p>
              </table:table-cell>
              <table:table-cell office:value-type="float" office:value="0.476952">
                <text:p>0.476952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725">
                <text:p>0.483725</text:p>
              </table:table-cell>
              <table:table-cell office:value-type="float" office:value="0.492041">
                <text:p>0.492041</text:p>
              </table:table-cell>
              <table:table-cell office:value-type="float" office:value="0.430581">
                <text:p>0.43058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54384">
                <text:p>0.154384</text:p>
              </table:table-cell>
              <table:table-cell office:value-type="float" office:value="0.376572">
                <text:p>0.376572</text:p>
              </table:table-cell>
              <table:table-cell office:value-type="float" office:value="0.437393">
                <text:p>0.437393</text:p>
              </table:table-cell>
              <table:table-cell office:value-type="float" office:value="0.446618">
                <text:p>0.446618</text:p>
              </table:table-cell>
              <table:table-cell office:value-type="float" office:value="0.451342">
                <text:p>0.451342</text:p>
              </table:table-cell>
              <table:table-cell office:value-type="float" office:value="0.461706">
                <text:p>0.461706</text:p>
              </table:table-cell>
              <table:table-cell office:value-type="float" office:value="0.468514">
                <text:p>0.468514</text:p>
              </table:table-cell>
              <table:table-cell office:value-type="float" office:value="0.47855">
                <text:p>0.47855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25">
                <text:p>0.48425</text:p>
              </table:table-cell>
              <table:table-cell office:value-type="float" office:value="0.492041">
                <text:p>0.492041</text:p>
              </table:table-cell>
              <table:table-cell office:value-type="float" office:value="0.423803">
                <text:p>0.423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22224">
                <text:p>0.222224</text:p>
              </table:table-cell>
              <table:table-cell office:value-type="float" office:value="0.391459">
                <text:p>0.391459</text:p>
              </table:table-cell>
              <table:table-cell office:value-type="float" office:value="0.435883">
                <text:p>0.435883</text:p>
              </table:table-cell>
              <table:table-cell office:value-type="float" office:value="0.446396">
                <text:p>0.446396</text:p>
              </table:table-cell>
              <table:table-cell office:value-type="float" office:value="0.451835">
                <text:p>0.451835</text:p>
              </table:table-cell>
              <table:table-cell office:value-type="float" office:value="0.463048">
                <text:p>0.463048</text:p>
              </table:table-cell>
              <table:table-cell office:value-type="float" office:value="0.467837">
                <text:p>0.467837</text:p>
              </table:table-cell>
              <table:table-cell office:value-type="float" office:value="0.476852">
                <text:p>0.476852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536">
                <text:p>0.485536</text:p>
              </table:table-cell>
              <table:table-cell office:value-type="float" office:value="0.492041">
                <text:p>0.492041</text:p>
              </table:table-cell>
              <table:table-cell office:value-type="float" office:value="0.431978">
                <text:p>0.43197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58865">
                <text:p>0.258865</text:p>
              </table:table-cell>
              <table:table-cell office:value-type="float" office:value="0.427669">
                <text:p>0.427669</text:p>
              </table:table-cell>
              <table:table-cell office:value-type="float" office:value="0.443635">
                <text:p>0.443635</text:p>
              </table:table-cell>
              <table:table-cell office:value-type="float" office:value="0.449421">
                <text:p>0.449421</text:p>
              </table:table-cell>
              <table:table-cell office:value-type="float" office:value="0.454934">
                <text:p>0.454934</text:p>
              </table:table-cell>
              <table:table-cell office:value-type="float" office:value="0.463527">
                <text:p>0.463527</text:p>
              </table:table-cell>
              <table:table-cell office:value-type="float" office:value="0.468033">
                <text:p>0.468033</text:p>
              </table:table-cell>
              <table:table-cell office:value-type="float" office:value="0.478082">
                <text:p>0.478082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674">
                <text:p>0.483674</text:p>
              </table:table-cell>
              <table:table-cell office:value-type="float" office:value="0.492041">
                <text:p>0.492041</text:p>
              </table:table-cell>
              <table:table-cell office:value-type="float" office:value="0.440655">
                <text:p>0.44065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40856">
                <text:p>0.240856</text:p>
              </table:table-cell>
              <table:table-cell office:value-type="float" office:value="0.408401">
                <text:p>0.408401</text:p>
              </table:table-cell>
              <table:table-cell office:value-type="float" office:value="0.443264">
                <text:p>0.443264</text:p>
              </table:table-cell>
              <table:table-cell office:value-type="float" office:value="0.449754">
                <text:p>0.449754</text:p>
              </table:table-cell>
              <table:table-cell office:value-type="float" office:value="0.454616">
                <text:p>0.454616</text:p>
              </table:table-cell>
              <table:table-cell office:value-type="float" office:value="0.463031">
                <text:p>0.463031</text:p>
              </table:table-cell>
              <table:table-cell office:value-type="float" office:value="0.469683">
                <text:p>0.469683</text:p>
              </table:table-cell>
              <table:table-cell office:value-type="float" office:value="0.478565">
                <text:p>0.478565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31">
                <text:p>0.48531</text:p>
              </table:table-cell>
              <table:table-cell office:value-type="float" office:value="0.492041">
                <text:p>0.492041</text:p>
              </table:table-cell>
              <table:table-cell office:value-type="float" office:value="0.437219">
                <text:p>0.43721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46663">
                <text:p>0.246663</text:p>
              </table:table-cell>
              <table:table-cell office:value-type="float" office:value="0.389619">
                <text:p>0.389619</text:p>
              </table:table-cell>
              <table:table-cell office:value-type="float" office:value="0.436201">
                <text:p>0.436201</text:p>
              </table:table-cell>
              <table:table-cell office:value-type="float" office:value="0.446838">
                <text:p>0.446838</text:p>
              </table:table-cell>
              <table:table-cell office:value-type="float" office:value="0.454751">
                <text:p>0.454751</text:p>
              </table:table-cell>
              <table:table-cell office:value-type="float" office:value="0.46392">
                <text:p>0.46392</text:p>
              </table:table-cell>
              <table:table-cell office:value-type="float" office:value="0.469154">
                <text:p>0.469154</text:p>
              </table:table-cell>
              <table:table-cell office:value-type="float" office:value="0.478371">
                <text:p>0.478371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907">
                <text:p>0.485907</text:p>
              </table:table-cell>
              <table:table-cell office:value-type="float" office:value="0.492041">
                <text:p>0.492041</text:p>
              </table:table-cell>
              <table:table-cell office:value-type="float" office:value="0.435013">
                <text:p>0.4350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9542">
                <text:p>0.229542</text:p>
              </table:table-cell>
              <table:table-cell office:value-type="float" office:value="0.393626">
                <text:p>0.393626</text:p>
              </table:table-cell>
              <table:table-cell office:value-type="float" office:value="0.437569">
                <text:p>0.437569</text:p>
              </table:table-cell>
              <table:table-cell office:value-type="float" office:value="0.446498">
                <text:p>0.446498</text:p>
              </table:table-cell>
              <table:table-cell office:value-type="float" office:value="0.454689">
                <text:p>0.454689</text:p>
              </table:table-cell>
              <table:table-cell office:value-type="float" office:value="0.462527">
                <text:p>0.462527</text:p>
              </table:table-cell>
              <table:table-cell office:value-type="float" office:value="0.470882">
                <text:p>0.470882</text:p>
              </table:table-cell>
              <table:table-cell office:value-type="float" office:value="0.478628">
                <text:p>0.478628</text:p>
              </table:table-cell>
              <table:table-cell office:value-type="float" office:value="0.478706">
                <text:p>0.478706</text:p>
              </table:table-cell>
              <table:table-cell office:value-type="float" office:value="0.486575">
                <text:p>0.486575</text:p>
              </table:table-cell>
              <table:table-cell office:value-type="float" office:value="0.492041">
                <text:p>0.492041</text:p>
              </table:table-cell>
              <table:table-cell office:value-type="float" office:value="0.433924">
                <text:p>0.43392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76501">
                <text:p>0.276501</text:p>
              </table:table-cell>
              <table:table-cell office:value-type="float" office:value="0.428391">
                <text:p>0.428391</text:p>
              </table:table-cell>
              <table:table-cell office:value-type="float" office:value="0.438832">
                <text:p>0.438832</text:p>
              </table:table-cell>
              <table:table-cell office:value-type="float" office:value="0.446431">
                <text:p>0.446431</text:p>
              </table:table-cell>
              <table:table-cell office:value-type="float" office:value="0.453249">
                <text:p>0.453249</text:p>
              </table:table-cell>
              <table:table-cell office:value-type="float" office:value="0.461431">
                <text:p>0.461431</text:p>
              </table:table-cell>
              <table:table-cell office:value-type="float" office:value="0.469555">
                <text:p>0.469555</text:p>
              </table:table-cell>
              <table:table-cell office:value-type="float" office:value="0.477725">
                <text:p>0.477725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413">
                <text:p>0.482413</text:p>
              </table:table-cell>
              <table:table-cell office:value-type="float" office:value="0.492041">
                <text:p>0.492041</text:p>
              </table:table-cell>
              <table:table-cell office:value-type="float" office:value="0.441324">
                <text:p>0.44132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9763">
                <text:p>0.29763</text:p>
              </table:table-cell>
              <table:table-cell office:value-type="float" office:value="0.429032">
                <text:p>0.429032</text:p>
              </table:table-cell>
              <table:table-cell office:value-type="float" office:value="0.43659">
                <text:p>0.43659</text:p>
              </table:table-cell>
              <table:table-cell office:value-type="float" office:value="0.445579">
                <text:p>0.445579</text:p>
              </table:table-cell>
              <table:table-cell office:value-type="float" office:value="0.45066">
                <text:p>0.45066</text:p>
              </table:table-cell>
              <table:table-cell office:value-type="float" office:value="0.460725">
                <text:p>0.460725</text:p>
              </table:table-cell>
              <table:table-cell office:value-type="float" office:value="0.468299">
                <text:p>0.468299</text:p>
              </table:table-cell>
              <table:table-cell office:value-type="float" office:value="0.47747">
                <text:p>0.47747</text:p>
              </table:table-cell>
              <table:table-cell office:value-type="float" office:value="0.478706">
                <text:p>0.478706</text:p>
              </table:table-cell>
              <table:table-cell office:value-type="float" office:value="0.481679">
                <text:p>0.481679</text:p>
              </table:table-cell>
              <table:table-cell office:value-type="float" office:value="0.492041">
                <text:p>0.492041</text:p>
              </table:table-cell>
              <table:table-cell office:value-type="float" office:value="0.442637">
                <text:p>0.44263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11114">
                <text:p>0.311114</text:p>
              </table:table-cell>
              <table:table-cell office:value-type="float" office:value="0.425437">
                <text:p>0.425437</text:p>
              </table:table-cell>
              <table:table-cell office:value-type="float" office:value="0.435027">
                <text:p>0.435027</text:p>
              </table:table-cell>
              <table:table-cell office:value-type="float" office:value="0.444674">
                <text:p>0.444674</text:p>
              </table:table-cell>
              <table:table-cell office:value-type="float" office:value="0.447929">
                <text:p>0.447929</text:p>
              </table:table-cell>
              <table:table-cell office:value-type="float" office:value="0.456344">
                <text:p>0.456344</text:p>
              </table:table-cell>
              <table:table-cell office:value-type="float" office:value="0.466404">
                <text:p>0.466404</text:p>
              </table:table-cell>
              <table:table-cell office:value-type="float" office:value="0.476964">
                <text:p>0.476964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319">
                <text:p>0.483319</text:p>
              </table:table-cell>
              <table:table-cell office:value-type="float" office:value="0.492041">
                <text:p>0.492041</text:p>
              </table:table-cell>
              <table:table-cell office:value-type="float" office:value="0.442592">
                <text:p>0.4425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90796">
                <text:p>0.290796</text:p>
              </table:table-cell>
              <table:table-cell office:value-type="float" office:value="0.423214">
                <text:p>0.423214</text:p>
              </table:table-cell>
              <table:table-cell office:value-type="float" office:value="0.434945">
                <text:p>0.434945</text:p>
              </table:table-cell>
              <table:table-cell office:value-type="float" office:value="0.444097">
                <text:p>0.444097</text:p>
              </table:table-cell>
              <table:table-cell office:value-type="float" office:value="0.447834">
                <text:p>0.447834</text:p>
              </table:table-cell>
              <table:table-cell office:value-type="float" office:value="0.45668">
                <text:p>0.45668</text:p>
              </table:table-cell>
              <table:table-cell office:value-type="float" office:value="0.467804">
                <text:p>0.467804</text:p>
              </table:table-cell>
              <table:table-cell office:value-type="float" office:value="0.478266">
                <text:p>0.47826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754">
                <text:p>0.485754</text:p>
              </table:table-cell>
              <table:table-cell office:value-type="float" office:value="0.492041">
                <text:p>0.492041</text:p>
              </table:table-cell>
              <table:table-cell office:value-type="float" office:value="0.44081">
                <text:p>0.4408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98632">
                <text:p>0.298632</text:p>
              </table:table-cell>
              <table:table-cell office:value-type="float" office:value="0.432067">
                <text:p>0.432067</text:p>
              </table:table-cell>
              <table:table-cell office:value-type="float" office:value="0.440595">
                <text:p>0.440595</text:p>
              </table:table-cell>
              <table:table-cell office:value-type="float" office:value="0.446923">
                <text:p>0.446923</text:p>
              </table:table-cell>
              <table:table-cell office:value-type="float" office:value="0.449865">
                <text:p>0.449865</text:p>
              </table:table-cell>
              <table:table-cell office:value-type="float" office:value="0.461816">
                <text:p>0.461816</text:p>
              </table:table-cell>
              <table:table-cell office:value-type="float" office:value="0.469588">
                <text:p>0.46958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23">
                <text:p>0.478723</text:p>
              </table:table-cell>
              <table:table-cell office:value-type="float" office:value="0.48882">
                <text:p>0.48882</text:p>
              </table:table-cell>
              <table:table-cell office:value-type="float" office:value="0.492041">
                <text:p>0.492041</text:p>
              </table:table-cell>
              <table:table-cell office:value-type="float" office:value="0.444573">
                <text:p>0.44457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71418">
                <text:p>0.271418</text:p>
              </table:table-cell>
              <table:table-cell office:value-type="float" office:value="0.429738">
                <text:p>0.429738</text:p>
              </table:table-cell>
              <table:table-cell office:value-type="float" office:value="0.444612">
                <text:p>0.444612</text:p>
              </table:table-cell>
              <table:table-cell office:value-type="float" office:value="0.449123">
                <text:p>0.449123</text:p>
              </table:table-cell>
              <table:table-cell office:value-type="float" office:value="0.458588">
                <text:p>0.458588</text:p>
              </table:table-cell>
              <table:table-cell office:value-type="float" office:value="0.466006">
                <text:p>0.466006</text:p>
              </table:table-cell>
              <table:table-cell office:value-type="float" office:value="0.473551">
                <text:p>0.47355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9736">
                <text:p>0.479736</text:p>
              </table:table-cell>
              <table:table-cell office:value-type="float" office:value="0.490503">
                <text:p>0.490503</text:p>
              </table:table-cell>
              <table:table-cell office:value-type="float" office:value="0.492041">
                <text:p>0.492041</text:p>
              </table:table-cell>
              <table:table-cell office:value-type="float" office:value="0.444198">
                <text:p>0.4441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0503">
                <text:p>0.30503</text:p>
              </table:table-cell>
              <table:table-cell office:value-type="float" office:value="0.430221">
                <text:p>0.430221</text:p>
              </table:table-cell>
              <table:table-cell office:value-type="float" office:value="0.443466">
                <text:p>0.443466</text:p>
              </table:table-cell>
              <table:table-cell office:value-type="float" office:value="0.448792">
                <text:p>0.448792</text:p>
              </table:table-cell>
              <table:table-cell office:value-type="float" office:value="0.458624">
                <text:p>0.458624</text:p>
              </table:table-cell>
              <table:table-cell office:value-type="float" office:value="0.465615">
                <text:p>0.465615</text:p>
              </table:table-cell>
              <table:table-cell office:value-type="float" office:value="0.471853">
                <text:p>0.471853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553">
                <text:p>0.480553</text:p>
              </table:table-cell>
              <table:table-cell office:value-type="float" office:value="0.490741">
                <text:p>0.490741</text:p>
              </table:table-cell>
              <table:table-cell office:value-type="float" office:value="0.492041">
                <text:p>0.492041</text:p>
              </table:table-cell>
              <table:table-cell office:value-type="float" office:value="0.44736">
                <text:p>0.447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3119">
                <text:p>0.283119</text:p>
              </table:table-cell>
              <table:table-cell office:value-type="float" office:value="0.421953">
                <text:p>0.421953</text:p>
              </table:table-cell>
              <table:table-cell office:value-type="float" office:value="0.439404">
                <text:p>0.439404</text:p>
              </table:table-cell>
              <table:table-cell office:value-type="float" office:value="0.446269">
                <text:p>0.446269</text:p>
              </table:table-cell>
              <table:table-cell office:value-type="float" office:value="0.453966">
                <text:p>0.453966</text:p>
              </table:table-cell>
              <table:table-cell office:value-type="float" office:value="0.46501">
                <text:p>0.46501</text:p>
              </table:table-cell>
              <table:table-cell office:value-type="float" office:value="0.468411">
                <text:p>0.468411</text:p>
              </table:table-cell>
              <table:table-cell office:value-type="float" office:value="0.478504">
                <text:p>0.478504</text:p>
              </table:table-cell>
              <table:table-cell office:value-type="float" office:value="0.478706">
                <text:p>0.478706</text:p>
              </table:table-cell>
              <table:table-cell office:value-type="float" office:value="0.489287">
                <text:p>0.489287</text:p>
              </table:table-cell>
              <table:table-cell office:value-type="float" office:value="0.492041">
                <text:p>0.492041</text:p>
              </table:table-cell>
              <table:table-cell office:value-type="float" office:value="0.442463">
                <text:p>0.44246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15087">
                <text:p>0.315087</text:p>
              </table:table-cell>
              <table:table-cell office:value-type="float" office:value="0.427919">
                <text:p>0.427919</text:p>
              </table:table-cell>
              <table:table-cell office:value-type="float" office:value="0.444925">
                <text:p>0.444925</text:p>
              </table:table-cell>
              <table:table-cell office:value-type="float" office:value="0.448201">
                <text:p>0.448201</text:p>
              </table:table-cell>
              <table:table-cell office:value-type="float" office:value="0.457602">
                <text:p>0.457602</text:p>
              </table:table-cell>
              <table:table-cell office:value-type="float" office:value="0.465959">
                <text:p>0.465959</text:p>
              </table:table-cell>
              <table:table-cell office:value-type="float" office:value="0.473693">
                <text:p>0.47369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9294">
                <text:p>0.479294</text:p>
              </table:table-cell>
              <table:table-cell office:value-type="float" office:value="0.489656">
                <text:p>0.489656</text:p>
              </table:table-cell>
              <table:table-cell office:value-type="float" office:value="0.492041">
                <text:p>0.492041</text:p>
              </table:table-cell>
              <table:table-cell office:value-type="float" office:value="0.448104">
                <text:p>0.44810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27621">
                <text:p>0.327621</text:p>
              </table:table-cell>
              <table:table-cell office:value-type="float" office:value="0.432356">
                <text:p>0.432356</text:p>
              </table:table-cell>
              <table:table-cell office:value-type="float" office:value="0.445418">
                <text:p>0.445418</text:p>
              </table:table-cell>
              <table:table-cell office:value-type="float" office:value="0.450373">
                <text:p>0.450373</text:p>
              </table:table-cell>
              <table:table-cell office:value-type="float" office:value="0.462517">
                <text:p>0.462517</text:p>
              </table:table-cell>
              <table:table-cell office:value-type="float" office:value="0.466581">
                <text:p>0.466581</text:p>
              </table:table-cell>
              <table:table-cell office:value-type="float" office:value="0.476622">
                <text:p>0.476622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6864">
                <text:p>0.486864</text:p>
              </table:table-cell>
              <table:table-cell office:value-type="float" office:value="0.492041">
                <text:p>0.492041</text:p>
              </table:table-cell>
              <table:table-cell office:value-type="float" office:value="0.450577">
                <text:p>0.45057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96337">
                <text:p>0.296337</text:p>
              </table:table-cell>
              <table:table-cell office:value-type="float" office:value="0.429214">
                <text:p>0.429214</text:p>
              </table:table-cell>
              <table:table-cell office:value-type="float" office:value="0.445252">
                <text:p>0.445252</text:p>
              </table:table-cell>
              <table:table-cell office:value-type="float" office:value="0.449888">
                <text:p>0.449888</text:p>
              </table:table-cell>
              <table:table-cell office:value-type="float" office:value="0.462704">
                <text:p>0.462704</text:p>
              </table:table-cell>
              <table:table-cell office:value-type="float" office:value="0.467477">
                <text:p>0.467477</text:p>
              </table:table-cell>
              <table:table-cell office:value-type="float" office:value="0.478281">
                <text:p>0.47828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839">
                <text:p>0.478839</text:p>
              </table:table-cell>
              <table:table-cell office:value-type="float" office:value="0.488718">
                <text:p>0.488718</text:p>
              </table:table-cell>
              <table:table-cell office:value-type="float" office:value="0.492041">
                <text:p>0.492041</text:p>
              </table:table-cell>
              <table:table-cell office:value-type="float" office:value="0.447542">
                <text:p>0.44754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61433">
                <text:p>0.261433</text:p>
              </table:table-cell>
              <table:table-cell office:value-type="float" office:value="0.42117">
                <text:p>0.42117</text:p>
              </table:table-cell>
              <table:table-cell office:value-type="float" office:value="0.444581">
                <text:p>0.444581</text:p>
              </table:table-cell>
              <table:table-cell office:value-type="float" office:value="0.447452">
                <text:p>0.447452</text:p>
              </table:table-cell>
              <table:table-cell office:value-type="float" office:value="0.458898">
                <text:p>0.458898</text:p>
              </table:table-cell>
              <table:table-cell office:value-type="float" office:value="0.466739">
                <text:p>0.466739</text:p>
              </table:table-cell>
              <table:table-cell office:value-type="float" office:value="0.476852">
                <text:p>0.476852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957">
                <text:p>0.485957</text:p>
              </table:table-cell>
              <table:table-cell office:value-type="float" office:value="0.492041">
                <text:p>0.492041</text:p>
              </table:table-cell>
              <table:table-cell office:value-type="float" office:value="0.442049">
                <text:p>0.44204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7951">
                <text:p>0.27951</text:p>
              </table:table-cell>
              <table:table-cell office:value-type="float" office:value="0.430683">
                <text:p>0.430683</text:p>
              </table:table-cell>
              <table:table-cell office:value-type="float" office:value="0.445576">
                <text:p>0.445576</text:p>
              </table:table-cell>
              <table:table-cell office:value-type="float" office:value="0.448712">
                <text:p>0.448712</text:p>
              </table:table-cell>
              <table:table-cell office:value-type="float" office:value="0.463753">
                <text:p>0.463753</text:p>
              </table:table-cell>
              <table:table-cell office:value-type="float" office:value="0.474862">
                <text:p>0.474862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579">
                <text:p>0.485579</text:p>
              </table:table-cell>
              <table:table-cell office:value-type="float" office:value="0.492041">
                <text:p>0.492041</text:p>
              </table:table-cell>
              <table:table-cell office:value-type="float" office:value="0.446479">
                <text:p>0.44647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22173">
                <text:p>0.222173</text:p>
              </table:table-cell>
              <table:table-cell office:value-type="float" office:value="0.423764">
                <text:p>0.423764</text:p>
              </table:table-cell>
              <table:table-cell office:value-type="float" office:value="0.443169">
                <text:p>0.443169</text:p>
              </table:table-cell>
              <table:table-cell office:value-type="float" office:value="0.448568">
                <text:p>0.448568</text:p>
              </table:table-cell>
              <table:table-cell office:value-type="float" office:value="0.466082">
                <text:p>0.466082</text:p>
              </table:table-cell>
              <table:table-cell office:value-type="float" office:value="0.478628">
                <text:p>0.47862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136">
                <text:p>0.484136</text:p>
              </table:table-cell>
              <table:table-cell office:value-type="float" office:value="0.492041">
                <text:p>0.492041</text:p>
              </table:table-cell>
              <table:table-cell office:value-type="float" office:value="0.440264">
                <text:p>0.44026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48051">
                <text:p>0.248051</text:p>
              </table:table-cell>
              <table:table-cell office:value-type="float" office:value="0.423154">
                <text:p>0.423154</text:p>
              </table:table-cell>
              <table:table-cell office:value-type="float" office:value="0.445363">
                <text:p>0.445363</text:p>
              </table:table-cell>
              <table:table-cell office:value-type="float" office:value="0.458748">
                <text:p>0.458748</text:p>
              </table:table-cell>
              <table:table-cell office:value-type="float" office:value="0.472726">
                <text:p>0.47272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035">
                <text:p>0.484035</text:p>
              </table:table-cell>
              <table:table-cell office:value-type="float" office:value="0.496209">
                <text:p>0.496209</text:p>
              </table:table-cell>
              <table:table-cell office:value-type="float" office:value="0.44469">
                <text:p>0.4446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168448">
                <text:p>0.168448</text:p>
              </table:table-cell>
              <table:table-cell office:value-type="float" office:value="0.41318">
                <text:p>0.41318</text:p>
              </table:table-cell>
              <table:table-cell office:value-type="float" office:value="0.445451">
                <text:p>0.445451</text:p>
              </table:table-cell>
              <table:table-cell office:value-type="float" office:value="0.455215">
                <text:p>0.455215</text:p>
              </table:table-cell>
              <table:table-cell office:value-type="float" office:value="0.477396">
                <text:p>0.47739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316">
                <text:p>0.484316</text:p>
              </table:table-cell>
              <table:table-cell office:value-type="float" office:value="0.496209">
                <text:p>0.496209</text:p>
              </table:table-cell>
              <table:table-cell office:value-type="float" office:value="0.435883">
                <text:p>0.43588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15354">
                <text:p>0.315354</text:p>
              </table:table-cell>
              <table:table-cell office:value-type="float" office:value="0.442366">
                <text:p>0.442366</text:p>
              </table:table-cell>
              <table:table-cell office:value-type="float" office:value="0.447226">
                <text:p>0.447226</text:p>
              </table:table-cell>
              <table:table-cell office:value-type="float" office:value="0.460308">
                <text:p>0.460308</text:p>
              </table:table-cell>
              <table:table-cell office:value-type="float" office:value="0.477707">
                <text:p>0.477707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959">
                <text:p>0.483959</text:p>
              </table:table-cell>
              <table:table-cell office:value-type="float" office:value="0.496209">
                <text:p>0.496209</text:p>
              </table:table-cell>
              <table:table-cell office:value-type="float" office:value="0.454174">
                <text:p>0.45417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51876">
                <text:p>0.251876</text:p>
              </table:table-cell>
              <table:table-cell office:value-type="float" office:value="0.419095">
                <text:p>0.419095</text:p>
              </table:table-cell>
              <table:table-cell office:value-type="float" office:value="0.446527">
                <text:p>0.446527</text:p>
              </table:table-cell>
              <table:table-cell office:value-type="float" office:value="0.457764">
                <text:p>0.457764</text:p>
              </table:table-cell>
              <table:table-cell office:value-type="float" office:value="0.475926">
                <text:p>0.47592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303">
                <text:p>0.484303</text:p>
              </table:table-cell>
              <table:table-cell office:value-type="float" office:value="0.496209">
                <text:p>0.496209</text:p>
              </table:table-cell>
              <table:table-cell office:value-type="float" office:value="0.445032">
                <text:p>0.44503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34744">
                <text:p>0.234744</text:p>
              </table:table-cell>
              <table:table-cell office:value-type="float" office:value="0.432081">
                <text:p>0.432081</text:p>
              </table:table-cell>
              <table:table-cell office:value-type="float" office:value="0.448116">
                <text:p>0.448116</text:p>
              </table:table-cell>
              <table:table-cell office:value-type="float" office:value="0.463206">
                <text:p>0.463206</text:p>
              </table:table-cell>
              <table:table-cell office:value-type="float" office:value="0.477719">
                <text:p>0.47771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402">
                <text:p>0.485402</text:p>
              </table:table-cell>
              <table:table-cell office:value-type="float" office:value="0.496209">
                <text:p>0.496209</text:p>
              </table:table-cell>
              <table:table-cell office:value-type="float" office:value="0.44561">
                <text:p>0.445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46028">
                <text:p>0.246028</text:p>
              </table:table-cell>
              <table:table-cell office:value-type="float" office:value="0.428652">
                <text:p>0.428652</text:p>
              </table:table-cell>
              <table:table-cell office:value-type="float" office:value="0.445129">
                <text:p>0.445129</text:p>
              </table:table-cell>
              <table:table-cell office:value-type="float" office:value="0.464158">
                <text:p>0.46415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911">
                <text:p>0.484911</text:p>
              </table:table-cell>
              <table:table-cell office:value-type="float" office:value="0.496209">
                <text:p>0.496209</text:p>
              </table:table-cell>
              <table:table-cell office:value-type="float" office:value="0.446241">
                <text:p>0.44624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66629">
                <text:p>0.366629</text:p>
              </table:table-cell>
              <table:table-cell office:value-type="float" office:value="0.443561">
                <text:p>0.443561</text:p>
              </table:table-cell>
              <table:table-cell office:value-type="float" office:value="0.455965">
                <text:p>0.455965</text:p>
              </table:table-cell>
              <table:table-cell office:value-type="float" office:value="0.470726">
                <text:p>0.47072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881">
                <text:p>0.482881</text:p>
              </table:table-cell>
              <table:table-cell office:value-type="float" office:value="0.496209">
                <text:p>0.496209</text:p>
              </table:table-cell>
              <table:table-cell office:value-type="float" office:value="0.461329">
                <text:p>0.46132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21088">
                <text:p>0.321088</text:p>
              </table:table-cell>
              <table:table-cell office:value-type="float" office:value="0.443048">
                <text:p>0.443048</text:p>
              </table:table-cell>
              <table:table-cell office:value-type="float" office:value="0.455405">
                <text:p>0.455405</text:p>
              </table:table-cell>
              <table:table-cell office:value-type="float" office:value="0.473885">
                <text:p>0.473885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128">
                <text:p>0.484128</text:p>
              </table:table-cell>
              <table:table-cell office:value-type="float" office:value="0.496209">
                <text:p>0.496209</text:p>
              </table:table-cell>
              <table:table-cell office:value-type="float" office:value="0.457108">
                <text:p>0.45710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34129">
                <text:p>0.334129</text:p>
              </table:table-cell>
              <table:table-cell office:value-type="float" office:value="0.442814">
                <text:p>0.442814</text:p>
              </table:table-cell>
              <table:table-cell office:value-type="float" office:value="0.453509">
                <text:p>0.453509</text:p>
              </table:table-cell>
              <table:table-cell office:value-type="float" office:value="0.475155">
                <text:p>0.475155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011">
                <text:p>0.484011</text:p>
              </table:table-cell>
              <table:table-cell office:value-type="float" office:value="0.496209">
                <text:p>0.496209</text:p>
              </table:table-cell>
              <table:table-cell office:value-type="float" office:value="0.458315">
                <text:p>0.45831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27488">
                <text:p>0.327488</text:p>
              </table:table-cell>
              <table:table-cell office:value-type="float" office:value="0.444606">
                <text:p>0.444606</text:p>
              </table:table-cell>
              <table:table-cell office:value-type="float" office:value="0.464501">
                <text:p>0.46450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479">
                <text:p>0.483479</text:p>
              </table:table-cell>
              <table:table-cell office:value-type="float" office:value="0.496209">
                <text:p>0.496209</text:p>
              </table:table-cell>
              <table:table-cell office:value-type="float" office:value="0.459231">
                <text:p>0.45923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18482">
                <text:p>0.318482</text:p>
              </table:table-cell>
              <table:table-cell office:value-type="float" office:value="0.454551">
                <text:p>0.454551</text:p>
              </table:table-cell>
              <table:table-cell office:value-type="float" office:value="0.473982">
                <text:p>0.473982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251">
                <text:p>0.484251</text:p>
              </table:table-cell>
              <table:table-cell office:value-type="float" office:value="0.496209">
                <text:p>0.496209</text:p>
              </table:table-cell>
              <table:table-cell office:value-type="float" office:value="0.46035">
                <text:p>0.4603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74748">
                <text:p>0.274748</text:p>
              </table:table-cell>
              <table:table-cell office:value-type="float" office:value="0.451064">
                <text:p>0.451064</text:p>
              </table:table-cell>
              <table:table-cell office:value-type="float" office:value="0.473717">
                <text:p>0.473717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125">
                <text:p>0.483125</text:p>
              </table:table-cell>
              <table:table-cell office:value-type="float" office:value="0.496209">
                <text:p>0.496209</text:p>
              </table:table-cell>
              <table:table-cell office:value-type="float" office:value="0.455489">
                <text:p>0.45548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35993">
                <text:p>0.235993</text:p>
              </table:table-cell>
              <table:table-cell office:value-type="float" office:value="0.448143">
                <text:p>0.448143</text:p>
              </table:table-cell>
              <table:table-cell office:value-type="float" office:value="0.469071">
                <text:p>0.46907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458">
                <text:p>0.482458</text:p>
              </table:table-cell>
              <table:table-cell office:value-type="float" office:value="0.496209">
                <text:p>0.496209</text:p>
              </table:table-cell>
              <table:table-cell office:value-type="float" office:value="0.45079">
                <text:p>0.4507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32807">
                <text:p>0.232807</text:p>
              </table:table-cell>
              <table:table-cell office:value-type="float" office:value="0.45146">
                <text:p>0.45146</text:p>
              </table:table-cell>
              <table:table-cell office:value-type="float" office:value="0.470851">
                <text:p>0.47085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125">
                <text:p>0.483125</text:p>
              </table:table-cell>
              <table:table-cell office:value-type="float" office:value="0.496209">
                <text:p>0.496209</text:p>
              </table:table-cell>
              <table:table-cell office:value-type="float" office:value="0.451048">
                <text:p>0.45104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85688">
                <text:p>0.285688</text:p>
              </table:table-cell>
              <table:table-cell office:value-type="float" office:value="0.449004">
                <text:p>0.449004</text:p>
              </table:table-cell>
              <table:table-cell office:value-type="float" office:value="0.469511">
                <text:p>0.46951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554">
                <text:p>0.483554</text:p>
              </table:table-cell>
              <table:table-cell office:value-type="float" office:value="0.496209">
                <text:p>0.496209</text:p>
              </table:table-cell>
              <table:table-cell office:value-type="float" office:value="0.455999">
                <text:p>0.455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0197">
                <text:p>0.30197</text:p>
              </table:table-cell>
              <table:table-cell office:value-type="float" office:value="0.451851">
                <text:p>0.451851</text:p>
              </table:table-cell>
              <table:table-cell office:value-type="float" office:value="0.471423">
                <text:p>0.47142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099">
                <text:p>0.483099</text:p>
              </table:table-cell>
              <table:table-cell office:value-type="float" office:value="0.496209">
                <text:p>0.496209</text:p>
              </table:table-cell>
              <table:table-cell office:value-type="float" office:value="0.458058">
                <text:p>0.45805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5533">
                <text:p>0.405533</text:p>
              </table:table-cell>
              <table:table-cell office:value-type="float" office:value="0.470216">
                <text:p>0.47021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799">
                <text:p>0.482799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949">
                <text:p>0.47094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29695">
                <text:p>0.329695</text:p>
              </table:table-cell>
              <table:table-cell office:value-type="float" office:value="0.460792">
                <text:p>0.460792</text:p>
              </table:table-cell>
              <table:table-cell office:value-type="float" office:value="0.478314">
                <text:p>0.47831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699">
                <text:p>0.483699</text:p>
              </table:table-cell>
              <table:table-cell office:value-type="float" office:value="0.496209">
                <text:p>0.496209</text:p>
              </table:table-cell>
              <table:table-cell office:value-type="float" office:value="0.462474">
                <text:p>0.46247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2666">
                <text:p>0.2666</text:p>
              </table:table-cell>
              <table:table-cell office:value-type="float" office:value="0.454059">
                <text:p>0.454059</text:p>
              </table:table-cell>
              <table:table-cell office:value-type="float" office:value="0.476199">
                <text:p>0.47619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11">
                <text:p>0.48511</text:p>
              </table:table-cell>
              <table:table-cell office:value-type="float" office:value="0.496209">
                <text:p>0.496209</text:p>
              </table:table-cell>
              <table:table-cell office:value-type="float" office:value="0.45542">
                <text:p>0.4554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08298">
                <text:p>0.408298</text:p>
              </table:table-cell>
              <table:table-cell office:value-type="float" office:value="0.468834">
                <text:p>0.46883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7735">
                <text:p>0.487735</text:p>
              </table:table-cell>
              <table:table-cell office:value-type="float" office:value="0.496209">
                <text:p>0.496209</text:p>
              </table:table-cell>
              <table:table-cell office:value-type="float" office:value="0.471581">
                <text:p>0.47158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1163">
                <text:p>0.31163</text:p>
              </table:table-cell>
              <table:table-cell office:value-type="float" office:value="0.46248">
                <text:p>0.46248</text:p>
              </table:table-cell>
              <table:table-cell office:value-type="float" office:value="0.477504">
                <text:p>0.47750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7621">
                <text:p>0.487621</text:p>
              </table:table-cell>
              <table:table-cell office:value-type="float" office:value="0.496209">
                <text:p>0.496209</text:p>
              </table:table-cell>
              <table:table-cell office:value-type="float" office:value="0.461147">
                <text:p>0.46114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58116">
                <text:p>0.358116</text:p>
              </table:table-cell>
              <table:table-cell office:value-type="float" office:value="0.466385">
                <text:p>0.466385</text:p>
              </table:table-cell>
              <table:table-cell office:value-type="float" office:value="0.478349">
                <text:p>0.47834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412">
                <text:p>0.485412</text:p>
              </table:table-cell>
              <table:table-cell office:value-type="float" office:value="0.496209">
                <text:p>0.496209</text:p>
              </table:table-cell>
              <table:table-cell office:value-type="float" office:value="0.46605">
                <text:p>0.4660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46888">
                <text:p>0.346888</text:p>
              </table:table-cell>
              <table:table-cell office:value-type="float" office:value="0.463859">
                <text:p>0.463859</text:p>
              </table:table-cell>
              <table:table-cell office:value-type="float" office:value="0.47554">
                <text:p>0.4755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7292">
                <text:p>0.487292</text:p>
              </table:table-cell>
              <table:table-cell office:value-type="float" office:value="0.496209">
                <text:p>0.496209</text:p>
              </table:table-cell>
              <table:table-cell office:value-type="float" office:value="0.464582">
                <text:p>0.46458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99421">
                <text:p>0.399421</text:p>
              </table:table-cell>
              <table:table-cell office:value-type="float" office:value="0.468959">
                <text:p>0.46895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6987">
                <text:p>0.48698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631">
                <text:p>0.47063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32033">
                <text:p>0.332033</text:p>
              </table:table-cell>
              <table:table-cell office:value-type="float" office:value="0.464996">
                <text:p>0.464996</text:p>
              </table:table-cell>
              <table:table-cell office:value-type="float" office:value="0.475477">
                <text:p>0.475477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7923">
                <text:p>0.487923</text:p>
              </table:table-cell>
              <table:table-cell office:value-type="float" office:value="0.496209">
                <text:p>0.496209</text:p>
              </table:table-cell>
              <table:table-cell office:value-type="float" office:value="0.463267">
                <text:p>0.463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45828">
                <text:p>0.245828</text:p>
              </table:table-cell>
              <table:table-cell office:value-type="float" office:value="0.46137">
                <text:p>0.46137</text:p>
              </table:table-cell>
              <table:table-cell office:value-type="float" office:value="0.475229">
                <text:p>0.47522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6916">
                <text:p>0.486916</text:p>
              </table:table-cell>
              <table:table-cell office:value-type="float" office:value="0.496209">
                <text:p>0.496209</text:p>
              </table:table-cell>
              <table:table-cell office:value-type="float" office:value="0.454158">
                <text:p>0.45415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13395">
                <text:p>0.313395</text:p>
              </table:table-cell>
              <table:table-cell office:value-type="float" office:value="0.461112">
                <text:p>0.461112</text:p>
              </table:table-cell>
              <table:table-cell office:value-type="float" office:value="0.476133">
                <text:p>0.47613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6934">
                <text:p>0.486934</text:p>
              </table:table-cell>
              <table:table-cell office:value-type="float" office:value="0.496209">
                <text:p>0.496209</text:p>
              </table:table-cell>
              <table:table-cell office:value-type="float" office:value="0.460981">
                <text:p>0.46098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03239">
                <text:p>0.303239</text:p>
              </table:table-cell>
              <table:table-cell office:value-type="float" office:value="0.458081">
                <text:p>0.458081</text:p>
              </table:table-cell>
              <table:table-cell office:value-type="float" office:value="0.474551">
                <text:p>0.47455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872">
                <text:p>0.484872</text:p>
              </table:table-cell>
              <table:table-cell office:value-type="float" office:value="0.496209">
                <text:p>0.496209</text:p>
              </table:table-cell>
              <table:table-cell office:value-type="float" office:value="0.459298">
                <text:p>0.45929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55926">
                <text:p>0.255926</text:p>
              </table:table-cell>
              <table:table-cell office:value-type="float" office:value="0.455068">
                <text:p>0.455068</text:p>
              </table:table-cell>
              <table:table-cell office:value-type="float" office:value="0.472744">
                <text:p>0.47274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6937">
                <text:p>0.486937</text:p>
              </table:table-cell>
              <table:table-cell office:value-type="float" office:value="0.496209">
                <text:p>0.496209</text:p>
              </table:table-cell>
              <table:table-cell office:value-type="float" office:value="0.454291">
                <text:p>0.45429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75195">
                <text:p>0.275195</text:p>
              </table:table-cell>
              <table:table-cell office:value-type="float" office:value="0.463603">
                <text:p>0.463603</text:p>
              </table:table-cell>
              <table:table-cell office:value-type="float" office:value="0.478652">
                <text:p>0.478652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9073">
                <text:p>0.489073</text:p>
              </table:table-cell>
              <table:table-cell office:value-type="float" office:value="0.496209">
                <text:p>0.496209</text:p>
              </table:table-cell>
              <table:table-cell office:value-type="float" office:value="0.457876">
                <text:p>0.45787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98748">
                <text:p>0.298748</text:p>
              </table:table-cell>
              <table:table-cell office:value-type="float" office:value="0.468489">
                <text:p>0.46848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956">
                <text:p>0.484956</text:p>
              </table:table-cell>
              <table:table-cell office:value-type="float" office:value="0.496209">
                <text:p>0.496209</text:p>
              </table:table-cell>
              <table:table-cell office:value-type="float" office:value="0.460314">
                <text:p>0.46031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17474">
                <text:p>0.317474</text:p>
              </table:table-cell>
              <table:table-cell office:value-type="float" office:value="0.466113">
                <text:p>0.46611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059">
                <text:p>0.484059</text:p>
              </table:table-cell>
              <table:table-cell office:value-type="float" office:value="0.496209">
                <text:p>0.496209</text:p>
              </table:table-cell>
              <table:table-cell office:value-type="float" office:value="0.461859">
                <text:p>0.46185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80326">
                <text:p>0.380326</text:p>
              </table:table-cell>
              <table:table-cell office:value-type="float" office:value="0.474911">
                <text:p>0.47491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555">
                <text:p>0.48555</text:p>
              </table:table-cell>
              <table:table-cell office:value-type="float" office:value="0.496209">
                <text:p>0.496209</text:p>
              </table:table-cell>
              <table:table-cell office:value-type="float" office:value="0.469173">
                <text:p>0.46917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31578">
                <text:p>0.431578</text:p>
              </table:table-cell>
              <table:table-cell office:value-type="float" office:value="0.475899">
                <text:p>0.47589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8791">
                <text:p>0.488791</text:p>
              </table:table-cell>
              <table:table-cell office:value-type="float" office:value="0.496209">
                <text:p>0.496209</text:p>
              </table:table-cell>
              <table:table-cell office:value-type="float" office:value="0.474721">
                <text:p>0.47472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84607">
                <text:p>0.384607</text:p>
              </table:table-cell>
              <table:table-cell office:value-type="float" office:value="0.471094">
                <text:p>0.47109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4883">
                <text:p>0.484883</text:p>
              </table:table-cell>
              <table:table-cell office:value-type="float" office:value="0.496209">
                <text:p>0.496209</text:p>
              </table:table-cell>
              <table:table-cell office:value-type="float" office:value="0.469153">
                <text:p>0.46915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028">
                <text:p>0.4028</text:p>
              </table:table-cell>
              <table:table-cell office:value-type="float" office:value="0.472876">
                <text:p>0.47287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207">
                <text:p>0.48220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883">
                <text:p>0.47088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22268">
                <text:p>0.422268</text:p>
              </table:table-cell>
              <table:table-cell office:value-type="float" office:value="0.473808">
                <text:p>0.47380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1332">
                <text:p>0.481332</text:p>
              </table:table-cell>
              <table:table-cell office:value-type="float" office:value="0.496209">
                <text:p>0.496209</text:p>
              </table:table-cell>
              <table:table-cell office:value-type="float" office:value="0.472835">
                <text:p>0.47283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24481">
                <text:p>0.424481</text:p>
              </table:table-cell>
              <table:table-cell office:value-type="float" office:value="0.478611">
                <text:p>0.47861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207">
                <text:p>0.48220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3624">
                <text:p>0.47362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45473">
                <text:p>0.445473</text:p>
              </table:table-cell>
              <table:table-cell office:value-type="float" office:value="0.478677">
                <text:p>0.478677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941">
                <text:p>0.483941</text:p>
              </table:table-cell>
              <table:table-cell office:value-type="float" office:value="0.496209">
                <text:p>0.496209</text:p>
              </table:table-cell>
              <table:table-cell office:value-type="float" office:value="0.475904">
                <text:p>0.47590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62841">
                <text:p>0.462841</text:p>
              </table:table-cell>
              <table:table-cell office:value-type="float" office:value="0.478633">
                <text:p>0.47863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7287">
                <text:p>0.47728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28367">
                <text:p>0.428367</text:p>
              </table:table-cell>
              <table:table-cell office:value-type="float" office:value="0.478662">
                <text:p>0.478662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1332">
                <text:p>0.481332</text:p>
              </table:table-cell>
              <table:table-cell office:value-type="float" office:value="0.496209">
                <text:p>0.496209</text:p>
              </table:table-cell>
              <table:table-cell office:value-type="float" office:value="0.473931">
                <text:p>0.47393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74507">
                <text:p>0.374507</text:p>
              </table:table-cell>
              <table:table-cell office:value-type="float" office:value="0.477239">
                <text:p>0.47723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258">
                <text:p>0.482258</text:p>
              </table:table-cell>
              <table:table-cell office:value-type="float" office:value="0.496209">
                <text:p>0.496209</text:p>
              </table:table-cell>
              <table:table-cell office:value-type="float" office:value="0.468495">
                <text:p>0.46849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62587">
                <text:p>0.362587</text:p>
              </table:table-cell>
              <table:table-cell office:value-type="float" office:value="0.477559">
                <text:p>0.47755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258">
                <text:p>0.482258</text:p>
              </table:table-cell>
              <table:table-cell office:value-type="float" office:value="0.496209">
                <text:p>0.496209</text:p>
              </table:table-cell>
              <table:table-cell office:value-type="float" office:value="0.467335">
                <text:p>0.46733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53434">
                <text:p>0.353434</text:p>
              </table:table-cell>
              <table:table-cell office:value-type="float" office:value="0.476349">
                <text:p>0.47634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507">
                <text:p>0.480507</text:p>
              </table:table-cell>
              <table:table-cell office:value-type="float" office:value="0.496209">
                <text:p>0.496209</text:p>
              </table:table-cell>
              <table:table-cell office:value-type="float" office:value="0.466123">
                <text:p>0.46612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26712">
                <text:p>0.326712</text:p>
              </table:table-cell>
              <table:table-cell office:value-type="float" office:value="0.476722">
                <text:p>0.476722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1767">
                <text:p>0.481767</text:p>
              </table:table-cell>
              <table:table-cell office:value-type="float" office:value="0.496209">
                <text:p>0.496209</text:p>
              </table:table-cell>
              <table:table-cell office:value-type="float" office:value="0.463614">
                <text:p>0.46361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09469">
                <text:p>0.40946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976">
                <text:p>0.482976</text:p>
              </table:table-cell>
              <table:table-cell office:value-type="float" office:value="0.496209">
                <text:p>0.496209</text:p>
              </table:table-cell>
              <table:table-cell office:value-type="float" office:value="0.47221">
                <text:p>0.4722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09084">
                <text:p>0.40908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336">
                <text:p>0.48336</text:p>
              </table:table-cell>
              <table:table-cell office:value-type="float" office:value="0.496209">
                <text:p>0.496209</text:p>
              </table:table-cell>
              <table:table-cell office:value-type="float" office:value="0.472209">
                <text:p>0.47220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419786">
                <text:p>0.41978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101">
                <text:p>0.482101</text:p>
              </table:table-cell>
              <table:table-cell office:value-type="float" office:value="0.496209">
                <text:p>0.496209</text:p>
              </table:table-cell>
              <table:table-cell office:value-type="float" office:value="0.473154">
                <text:p>0.47315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95783">
                <text:p>0.39578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101">
                <text:p>0.482101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753">
                <text:p>0.47075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25787">
                <text:p>0.425787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3589">
                <text:p>0.47358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93214">
                <text:p>0.39321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1332">
                <text:p>0.481332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42">
                <text:p>0.470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94999">
                <text:p>0.394999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207">
                <text:p>0.48220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686">
                <text:p>0.47068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98967">
                <text:p>0.398967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1332">
                <text:p>0.481332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995">
                <text:p>0.47099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37758">
                <text:p>0.43775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4787">
                <text:p>0.47478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0227">
                <text:p>0.40227</text:p>
              </table:table-cell>
              <table:table-cell office:value-type="float" office:value="0.477983">
                <text:p>0.47798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1165">
                <text:p>0.47116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96829">
                <text:p>0.396829</text:p>
              </table:table-cell>
              <table:table-cell office:value-type="float" office:value="0.476174">
                <text:p>0.47617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44">
                <text:p>0.4704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34814">
                <text:p>0.43481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4492">
                <text:p>0.47449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63121">
                <text:p>0.463121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7323">
                <text:p>0.47732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56393">
                <text:p>0.456393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665">
                <text:p>0.4766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446416">
                <text:p>0.44641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75652">
                <text:p>0.47565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93018">
                <text:p>0.393018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1332">
                <text:p>0.481332</text:p>
              </table:table-cell>
              <table:table-cell office:value-type="float" office:value="0.496209">
                <text:p>0.496209</text:p>
              </table:table-cell>
              <table:table-cell office:value-type="float" office:value="0.4704">
                <text:p>0.470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95948">
                <text:p>0.295948</text:p>
              </table:table-cell>
              <table:table-cell office:value-type="float" office:value="0.478345">
                <text:p>0.478345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60569">
                <text:p>0.46056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246509">
                <text:p>0.246509</text:p>
              </table:table-cell>
              <table:table-cell office:value-type="float" office:value="0.457616">
                <text:p>0.45761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53553">
                <text:p>0.45355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258599">
                <text:p>0.258599</text:p>
              </table:table-cell>
              <table:table-cell office:value-type="float" office:value="0.458184">
                <text:p>0.458184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0457">
                <text:p>0.480457</text:p>
              </table:table-cell>
              <table:table-cell office:value-type="float" office:value="0.496209">
                <text:p>0.496209</text:p>
              </table:table-cell>
              <table:table-cell office:value-type="float" office:value="0.454818">
                <text:p>0.45481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234755">
                <text:p>0.234755</text:p>
              </table:table-cell>
              <table:table-cell office:value-type="float" office:value="0.424207">
                <text:p>0.424207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78706">
                <text:p>0.478706</text:p>
              </table:table-cell>
              <table:table-cell office:value-type="float" office:value="0.482207">
                <text:p>0.482207</text:p>
              </table:table-cell>
              <table:table-cell office:value-type="float" office:value="0.496209">
                <text:p>0.496209</text:p>
              </table:table-cell>
              <table:table-cell office:value-type="float" office:value="0.449211">
                <text:p>0.449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